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2" office:value-type="float" office:value="3328" calcext:value-type="float">
            <text:p>3328</text:p>
          </table:table-cell>
          <table:table-cell office:value-type="float" office:value="15232" calcext:value-type="float">
            <text:p>15232</text:p>
          </table:table-cell>
          <table:table-cell office:value-type="float" office:value="29376" calcext:value-type="float">
            <text:p>29376</text:p>
          </table:table-cell>
          <table:table-cell office:value-type="float" office:value="42880" calcext:value-type="float">
            <text:p>42880</text:p>
          </table:table-cell>
          <table:table-cell office:value-type="float" office:value="56768" calcext:value-type="float">
            <text:p>5676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formula="of:=([.H1]+[.I1]+[.J1]+[.K1]+[.L1])/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92" calcext:value-type="float">
            <text:p>3392</text:p>
          </table:table-cell>
          <table:table-cell office:value-type="float" office:value="15296" calcext:value-type="float">
            <text:p>15296</text:p>
          </table:table-cell>
          <table:table-cell office:value-type="float" office:value="29504" calcext:value-type="float">
            <text:p>29504</text:p>
          </table:table-cell>
          <table:table-cell office:value-type="float" office:value="42880" calcext:value-type="float">
            <text:p>42880</text:p>
          </table:table-cell>
          <table:table-cell office:value-type="float" office:value="56832" calcext:value-type="float">
            <text:p>568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[.H2]+[.I2]+[.J2]+[.K2]+[.L2])/5"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3456" calcext:value-type="float">
            <text:p>3456</text:p>
          </table:table-cell>
          <table:table-cell office:value-type="float" office:value="15360" calcext:value-type="float">
            <text:p>15360</text:p>
          </table:table-cell>
          <table:table-cell office:value-type="float" office:value="29568" calcext:value-type="float">
            <text:p>29568</text:p>
          </table:table-cell>
          <table:table-cell office:value-type="float" office:value="42944" calcext:value-type="float">
            <text:p>42944</text:p>
          </table:table-cell>
          <table:table-cell office:value-type="float" office:value="56832" calcext:value-type="float">
            <text:p>56832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table:formula="of:=([.H3]+[.I3]+[.J3]+[.K3]+[.L3])/5" office:value-type="float" office:value="115.2" calcext:value-type="float">
            <text:p>115.2</text:p>
          </table:table-cell>
        </table:table-row>
        <table:table-row table:style-name="ro1">
          <table:table-cell table:number-columns-repeated="2" office:value-type="float" office:value="3520" calcext:value-type="float">
            <text:p>3520</text:p>
          </table:table-cell>
          <table:table-cell office:value-type="float" office:value="15424" calcext:value-type="float">
            <text:p>15424</text:p>
          </table:table-cell>
          <table:table-cell office:value-type="float" office:value="29696" calcext:value-type="float">
            <text:p>29696</text:p>
          </table:table-cell>
          <table:table-cell office:value-type="float" office:value="43008" calcext:value-type="float">
            <text:p>43008</text:p>
          </table:table-cell>
          <table:table-cell office:value-type="float" office:value="56832" calcext:value-type="float">
            <text:p>56832</text:p>
          </table:table-cell>
          <table:table-cell/>
          <table:table-cell table:number-columns-repeated="2"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[.H4]+[.I4]+[.J4]+[.K4]+[.L4])/5" office:value-type="float" office:value="179.2" calcext:value-type="float">
            <text:p>179.2</text:p>
          </table:table-cell>
        </table:table-row>
        <table:table-row table:style-name="ro1">
          <table:table-cell table:number-columns-repeated="2" office:value-type="float" office:value="3584" calcext:value-type="float">
            <text:p>3584</text:p>
          </table:table-cell>
          <table:table-cell office:value-type="float" office:value="15488" calcext:value-type="float">
            <text:p>15488</text:p>
          </table:table-cell>
          <table:table-cell office:value-type="float" office:value="29696" calcext:value-type="float">
            <text:p>29696</text:p>
          </table:table-cell>
          <table:table-cell office:value-type="float" office:value="43072" calcext:value-type="float">
            <text:p>43072</text:p>
          </table:table-cell>
          <table:table-cell office:value-type="float" office:value="56896" calcext:value-type="float">
            <text:p>5689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([.H5]+[.I5]+[.J5]+[.K5]+[.L5])/5" office:value-type="float" office:value="230.4" calcext:value-type="float">
            <text:p>230.4</text:p>
          </table:table-cell>
        </table:table-row>
        <table:table-row table:style-name="ro1">
          <table:table-cell table:number-columns-repeated="2" office:value-type="float" office:value="3712" calcext:value-type="float">
            <text:p>3712</text:p>
          </table:table-cell>
          <table:table-cell office:value-type="float" office:value="15552" calcext:value-type="float">
            <text:p>15552</text:p>
          </table:table-cell>
          <table:table-cell office:value-type="float" office:value="29760" calcext:value-type="float">
            <text:p>29760</text:p>
          </table:table-cell>
          <table:table-cell office:value-type="float" office:value="43072" calcext:value-type="float">
            <text:p>43072</text:p>
          </table:table-cell>
          <table:table-cell office:value-type="float" office:value="56960" calcext:value-type="float">
            <text:p>5696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20" calcext:value-type="float">
            <text:p>320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92" calcext:value-type="float">
            <text:p>192</text:p>
          </table:table-cell>
          <table:table-cell/>
          <table:table-cell table:formula="of:=([.H6]+[.I6]+[.J6]+[.K6]+[.L6])/5" office:value-type="float" office:value="294.4" calcext:value-type="float">
            <text:p>294.4</text:p>
          </table:table-cell>
        </table:table-row>
        <table:table-row table:style-name="ro1">
          <table:table-cell table:number-columns-repeated="2" office:value-type="float" office:value="3712" calcext:value-type="float">
            <text:p>3712</text:p>
          </table:table-cell>
          <table:table-cell office:value-type="float" office:value="15680" calcext:value-type="float">
            <text:p>15680</text:p>
          </table:table-cell>
          <table:table-cell office:value-type="float" office:value="29824" calcext:value-type="float">
            <text:p>29824</text:p>
          </table:table-cell>
          <table:table-cell office:value-type="float" office:value="43136" calcext:value-type="float">
            <text:p>43136</text:p>
          </table:table-cell>
          <table:table-cell office:value-type="float" office:value="56960" calcext:value-type="float">
            <text:p>5696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H7]+[.I7]+[.J7]+[.K7]+[.L7])/5" office:value-type="float" office:value="345.6" calcext:value-type="float">
            <text:p>345.6</text:p>
          </table:table-cell>
        </table:table-row>
        <table:table-row table:style-name="ro1">
          <table:table-cell table:number-columns-repeated="2" office:value-type="float" office:value="3840" calcext:value-type="float">
            <text:p>3840</text:p>
          </table:table-cell>
          <table:table-cell office:value-type="float" office:value="15744" calcext:value-type="float">
            <text:p>15744</text:p>
          </table:table-cell>
          <table:table-cell office:value-type="float" office:value="29824" calcext:value-type="float">
            <text:p>29824</text:p>
          </table:table-cell>
          <table:table-cell office:value-type="float" office:value="43200" calcext:value-type="float">
            <text:p>43200</text:p>
          </table:table-cell>
          <table:table-cell office:value-type="float" office:value="57024" calcext:value-type="float">
            <text:p>57024</text:p>
          </table:table-cell>
          <table:table-cell/>
          <table:table-cell table:number-columns-repeated="2"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([.H8]+[.I8]+[.J8]+[.K8]+[.L8])/5" office:value-type="float" office:value="409.6" calcext:value-type="float">
            <text:p>409.6</text:p>
          </table:table-cell>
        </table:table-row>
        <table:table-row table:style-name="ro1">
          <table:table-cell table:number-columns-repeated="2" office:value-type="float" office:value="3904" calcext:value-type="float">
            <text:p>3904</text:p>
          </table:table-cell>
          <table:table-cell office:value-type="float" office:value="15872" calcext:value-type="float">
            <text:p>15872</text:p>
          </table:table-cell>
          <table:table-cell office:value-type="float" office:value="29888" calcext:value-type="float">
            <text:p>29888</text:p>
          </table:table-cell>
          <table:table-cell office:value-type="float" office:value="43264" calcext:value-type="float">
            <text:p>43264</text:p>
          </table:table-cell>
          <table:table-cell office:value-type="float" office:value="57088" calcext:value-type="float">
            <text:p>5708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40" calcext:value-type="float">
            <text:p>640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([.H9]+[.I9]+[.J9]+[.K9]+[.L9])/5" office:value-type="float" office:value="486.4" calcext:value-type="float">
            <text:p>486.4</text:p>
          </table:table-cell>
        </table:table-row>
        <table:table-row table:style-name="ro1">
          <table:table-cell table:number-columns-repeated="2" office:value-type="float" office:value="4032" calcext:value-type="float">
            <text:p>4032</text:p>
          </table:table-cell>
          <table:table-cell office:value-type="float" office:value="15936" calcext:value-type="float">
            <text:p>15936</text:p>
          </table:table-cell>
          <table:table-cell office:value-type="float" office:value="29888" calcext:value-type="float">
            <text:p>29888</text:p>
          </table:table-cell>
          <table:table-cell office:value-type="float" office:value="43328" calcext:value-type="float">
            <text:p>43328</text:p>
          </table:table-cell>
          <table:table-cell office:value-type="float" office:value="57088" calcext:value-type="float">
            <text:p>57088</text:p>
          </table:table-cell>
          <table:table-cell/>
          <table:table-cell table:number-columns-repeated="2" office:value-type="float" office:value="704" calcext:value-type="float">
            <text:p>704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([.H10]+[.I10]+[.J10]+[.K10]+[.L10])/5" office:value-type="float" office:value="537.6" calcext:value-type="float">
            <text:p>537.6</text:p>
          </table:table-cell>
        </table:table-row>
        <table:table-row table:style-name="ro1">
          <table:table-cell table:number-columns-repeated="2" office:value-type="float" office:value="4096" calcext:value-type="float">
            <text:p>4096</text:p>
          </table:table-cell>
          <table:table-cell office:value-type="float" office:value="16064" calcext:value-type="float">
            <text:p>16064</text:p>
          </table:table-cell>
          <table:table-cell office:value-type="float" office:value="29952" calcext:value-type="float">
            <text:p>29952</text:p>
          </table:table-cell>
          <table:table-cell office:value-type="float" office:value="43392" calcext:value-type="float">
            <text:p>43392</text:p>
          </table:table-cell>
          <table:table-cell office:value-type="float" office:value="57152" calcext:value-type="float">
            <text:p>5715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832" calcext:value-type="float">
            <text:p>832</text:p>
          </table:table-cell>
          <table:table-cell office:value-type="float" office:value="576" calcext:value-type="float">
            <text:p>576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([.H11]+[.I11]+[.J11]+[.K11]+[.L11])/5" office:value-type="float" office:value="614.4" calcext:value-type="float">
            <text:p>614.4</text:p>
          </table:table-cell>
        </table:table-row>
        <table:table-row table:style-name="ro1">
          <table:table-cell table:number-columns-repeated="2" office:value-type="float" office:value="4160" calcext:value-type="float">
            <text:p>4160</text:p>
          </table:table-cell>
          <table:table-cell office:value-type="float" office:value="16192" calcext:value-type="float">
            <text:p>16192</text:p>
          </table:table-cell>
          <table:table-cell office:value-type="float" office:value="29952" calcext:value-type="float">
            <text:p>29952</text:p>
          </table:table-cell>
          <table:table-cell office:value-type="float" office:value="43392" calcext:value-type="float">
            <text:p>43392</text:p>
          </table:table-cell>
          <table:table-cell office:value-type="float" office:value="57152" calcext:value-type="float">
            <text:p>57152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960" calcext:value-type="float">
            <text:p>960</text:p>
          </table:table-cell>
          <table:table-cell office:value-type="float" office:value="576" calcext:value-type="float">
            <text:p>576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([.H12]+[.I12]+[.J12]+[.K12]+[.L12])/5" office:value-type="float" office:value="652.8" calcext:value-type="float">
            <text:p>652.8</text:p>
          </table:table-cell>
        </table:table-row>
        <table:table-row table:style-name="ro1">
          <table:table-cell table:number-columns-repeated="2" office:value-type="float" office:value="4224" calcext:value-type="float">
            <text:p>4224</text:p>
          </table:table-cell>
          <table:table-cell office:value-type="float" office:value="16256" calcext:value-type="float">
            <text:p>16256</text:p>
          </table:table-cell>
          <table:table-cell office:value-type="float" office:value="29952" calcext:value-type="float">
            <text:p>29952</text:p>
          </table:table-cell>
          <table:table-cell office:value-type="float" office:value="43456" calcext:value-type="float">
            <text:p>43456</text:p>
          </table:table-cell>
          <table:table-cell office:value-type="float" office:value="57216" calcext:value-type="float">
            <text:p>5721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([.H13]+[.I13]+[.J13]+[.K13]+[.L13])/5" office:value-type="float" office:value="704" calcext:value-type="float">
            <text:p>704</text:p>
          </table:table-cell>
        </table:table-row>
        <table:table-row table:style-name="ro1">
          <table:table-cell table:number-columns-repeated="2" office:value-type="float" office:value="4224" calcext:value-type="float">
            <text:p>4224</text:p>
          </table:table-cell>
          <table:table-cell office:value-type="float" office:value="16320" calcext:value-type="float">
            <text:p>16320</text:p>
          </table:table-cell>
          <table:table-cell office:value-type="float" office:value="30016" calcext:value-type="float">
            <text:p>30016</text:p>
          </table:table-cell>
          <table:table-cell office:value-type="float" office:value="43520" calcext:value-type="float">
            <text:p>43520</text:p>
          </table:table-cell>
          <table:table-cell office:value-type="float" office:value="57216" calcext:value-type="float">
            <text:p>5721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([.H14]+[.I14]+[.J14]+[.K14]+[.L14])/5" office:value-type="float" office:value="742.4" calcext:value-type="float">
            <text:p>742.4</text:p>
          </table:table-cell>
        </table:table-row>
        <table:table-row table:style-name="ro1">
          <table:table-cell table:number-columns-repeated="2" office:value-type="float" office:value="4288" calcext:value-type="float">
            <text:p>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30016" calcext:value-type="float">
            <text:p>30016</text:p>
          </table:table-cell>
          <table:table-cell office:value-type="float" office:value="43584" calcext:value-type="float">
            <text:p>43584</text:p>
          </table:table-cell>
          <table:table-cell office:value-type="float" office:value="57280" calcext:value-type="float">
            <text:p>5728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52" calcext:value-type="float">
            <text:p>1152</text:p>
          </table:table-cell>
          <table:table-cell office:value-type="float" office:value="640" calcext:value-type="float">
            <text:p>640</text:p>
          </table:table-cell>
          <table:table-cell office:value-type="float" office:value="704" calcext:value-type="float">
            <text:p>704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([.H15]+[.I15]+[.J15]+[.K15]+[.L15])/5" office:value-type="float" office:value="793.6" calcext:value-type="float">
            <text:p>793.6</text:p>
          </table:table-cell>
        </table:table-row>
        <table:table-row table:style-name="ro1">
          <table:table-cell table:number-columns-repeated="2" office:value-type="float" office:value="4288" calcext:value-type="float">
            <text:p>4288</text:p>
          </table:table-cell>
          <table:table-cell office:value-type="float" office:value="16448" calcext:value-type="float">
            <text:p>16448</text:p>
          </table:table-cell>
          <table:table-cell office:value-type="float" office:value="30080" calcext:value-type="float">
            <text:p>30080</text:p>
          </table:table-cell>
          <table:table-cell office:value-type="float" office:value="43648" calcext:value-type="float">
            <text:p>43648</text:p>
          </table:table-cell>
          <table:table-cell office:value-type="float" office:value="57344" calcext:value-type="float">
            <text:p>5734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16" calcext:value-type="float">
            <text:p>1216</text:p>
          </table:table-cell>
          <table:table-cell office:value-type="float" office:value="704" calcext:value-type="float">
            <text:p>704</text:p>
          </table:table-cell>
          <table:table-cell office:value-type="float" office:value="768" calcext:value-type="float">
            <text:p>768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H16]+[.I16]+[.J16]+[.K16]+[.L16])/5" office:value-type="float" office:value="844.8" calcext:value-type="float">
            <text:p>844.8</text:p>
          </table:table-cell>
        </table:table-row>
        <table:table-row table:style-name="ro1">
          <table:table-cell table:number-columns-repeated="2" office:value-type="float" office:value="4288" calcext:value-type="float">
            <text:p>4288</text:p>
          </table:table-cell>
          <table:table-cell office:value-type="float" office:value="16512" calcext:value-type="float">
            <text:p>16512</text:p>
          </table:table-cell>
          <table:table-cell office:value-type="float" office:value="30144" calcext:value-type="float">
            <text:p>30144</text:p>
          </table:table-cell>
          <table:table-cell office:value-type="float" office:value="43712" calcext:value-type="float">
            <text:p>43712</text:p>
          </table:table-cell>
          <table:table-cell office:value-type="float" office:value="57344" calcext:value-type="float">
            <text:p>5734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832" calcext:value-type="float">
            <text:p>83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H17]+[.I17]+[.J17]+[.K17]+[.L17])/5" office:value-type="float" office:value="883.2" calcext:value-type="float">
            <text:p>883.2</text:p>
          </table:table-cell>
        </table:table-row>
        <table:table-row table:style-name="ro1">
          <table:table-cell table:number-columns-repeated="2" office:value-type="float" office:value="4288" calcext:value-type="float">
            <text:p>4288</text:p>
          </table:table-cell>
          <table:table-cell office:value-type="float" office:value="16576" calcext:value-type="float">
            <text:p>16576</text:p>
          </table:table-cell>
          <table:table-cell office:value-type="float" office:value="30208" calcext:value-type="float">
            <text:p>30208</text:p>
          </table:table-cell>
          <table:table-cell office:value-type="float" office:value="43712" calcext:value-type="float">
            <text:p>43712</text:p>
          </table:table-cell>
          <table:table-cell office:value-type="float" office:value="57344" calcext:value-type="float">
            <text:p>5734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344" calcext:value-type="float">
            <text:p>1344</text:p>
          </table:table-cell>
          <table:table-cell table:number-columns-repeated="2" office:value-type="float" office:value="832" calcext:value-type="float">
            <text:p>83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H18]+[.I18]+[.J18]+[.K18]+[.L18])/5" office:value-type="float" office:value="908.8" calcext:value-type="float">
            <text:p>908.8</text:p>
          </table:table-cell>
        </table:table-row>
        <table:table-row table:style-name="ro1">
          <table:table-cell table:number-columns-repeated="2" office:value-type="float" office:value="4352" calcext:value-type="float">
            <text:p>4352</text:p>
          </table:table-cell>
          <table:table-cell office:value-type="float" office:value="16640" calcext:value-type="float">
            <text:p>16640</text:p>
          </table:table-cell>
          <table:table-cell office:value-type="float" office:value="30208" calcext:value-type="float">
            <text:p>30208</text:p>
          </table:table-cell>
          <table:table-cell office:value-type="float" office:value="43776" calcext:value-type="float">
            <text:p>43776</text:p>
          </table:table-cell>
          <table:table-cell office:value-type="float" office:value="57408" calcext:value-type="float">
            <text:p>5740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408" calcext:value-type="float">
            <text:p>1408</text:p>
          </table:table-cell>
          <table:table-cell office:value-type="float" office:value="832" calcext:value-type="float">
            <text:p>832</text:p>
          </table:table-cell>
          <table:table-cell office:value-type="float" office:value="896" calcext:value-type="float">
            <text:p>896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([.H19]+[.I19]+[.J19]+[.K19]+[.L19])/5" office:value-type="float" office:value="960" calcext:value-type="float">
            <text:p>960</text:p>
          </table:table-cell>
        </table:table-row>
        <table:table-row table:style-name="ro1">
          <table:table-cell table:number-columns-repeated="2" office:value-type="float" office:value="4352" calcext:value-type="float">
            <text:p>4352</text:p>
          </table:table-cell>
          <table:table-cell office:value-type="float" office:value="16640" calcext:value-type="float">
            <text:p>16640</text:p>
          </table:table-cell>
          <table:table-cell office:value-type="float" office:value="30272" calcext:value-type="float">
            <text:p>30272</text:p>
          </table:table-cell>
          <table:table-cell office:value-type="float" office:value="43776" calcext:value-type="float">
            <text:p>43776</text:p>
          </table:table-cell>
          <table:table-cell office:value-type="float" office:value="57408" calcext:value-type="float">
            <text:p>5740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408" calcext:value-type="float">
            <text:p>1408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([.H20]+[.I20]+[.J20]+[.K20]+[.L20])/5" office:value-type="float" office:value="972.8" calcext:value-type="float">
            <text:p>972.8</text:p>
          </table:table-cell>
        </table:table-row>
        <table:table-row table:style-name="ro1">
          <table:table-cell table:number-columns-repeated="2" office:value-type="float" office:value="4352" calcext:value-type="float">
            <text:p>4352</text:p>
          </table:table-cell>
          <table:table-cell office:value-type="float" office:value="16704" calcext:value-type="float">
            <text:p>16704</text:p>
          </table:table-cell>
          <table:table-cell office:value-type="float" office:value="30336" calcext:value-type="float">
            <text:p>30336</text:p>
          </table:table-cell>
          <table:table-cell office:value-type="float" office:value="43840" calcext:value-type="float">
            <text:p>43840</text:p>
          </table:table-cell>
          <table:table-cell office:value-type="float" office:value="57472" calcext:value-type="float">
            <text:p>5747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472" calcext:value-type="float">
            <text:p>1472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([.H21]+[.I21]+[.J21]+[.K21]+[.L21])/5" office:value-type="float" office:value="1024" calcext:value-type="float">
            <text:p>1024</text:p>
          </table:table-cell>
        </table:table-row>
        <table:table-row table:style-name="ro1">
          <table:table-cell table:number-columns-repeated="2" office:value-type="float" office:value="4416" calcext:value-type="float">
            <text:p>4416</text:p>
          </table:table-cell>
          <table:table-cell office:value-type="float" office:value="16768" calcext:value-type="float">
            <text:p>16768</text:p>
          </table:table-cell>
          <table:table-cell office:value-type="float" office:value="30400" calcext:value-type="float">
            <text:p>30400</text:p>
          </table:table-cell>
          <table:table-cell office:value-type="float" office:value="43840" calcext:value-type="float">
            <text:p>43840</text:p>
          </table:table-cell>
          <table:table-cell office:value-type="float" office:value="57472" calcext:value-type="float">
            <text:p>57472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960" calcext:value-type="float">
            <text:p>960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([.H22]+[.I22]+[.J22]+[.K22]+[.L22])/5" office:value-type="float" office:value="1062.4" calcext:value-type="float">
            <text:p>1062.4</text:p>
          </table:table-cell>
        </table:table-row>
        <table:table-row table:style-name="ro1">
          <table:table-cell table:number-columns-repeated="2" office:value-type="float" office:value="4416" calcext:value-type="float">
            <text:p>4416</text:p>
          </table:table-cell>
          <table:table-cell office:value-type="float" office:value="16768" calcext:value-type="float">
            <text:p>16768</text:p>
          </table:table-cell>
          <table:table-cell office:value-type="float" office:value="30400" calcext:value-type="float">
            <text:p>30400</text:p>
          </table:table-cell>
          <table:table-cell office:value-type="float" office:value="43904" calcext:value-type="float">
            <text:p>43904</text:p>
          </table:table-cell>
          <table:table-cell office:value-type="float" office:value="57536" calcext:value-type="float">
            <text:p>57536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([.H23]+[.I23]+[.J23]+[.K23]+[.L23])/5" office:value-type="float" office:value="1088" calcext:value-type="float">
            <text:p>1088</text:p>
          </table:table-cell>
        </table:table-row>
        <table:table-row table:style-name="ro1">
          <table:table-cell table:number-columns-repeated="2" office:value-type="float" office:value="4480" calcext:value-type="float">
            <text:p>4480</text:p>
          </table:table-cell>
          <table:table-cell office:value-type="float" office:value="16832" calcext:value-type="float">
            <text:p>16832</text:p>
          </table:table-cell>
          <table:table-cell office:value-type="float" office:value="30464" calcext:value-type="float">
            <text:p>30464</text:p>
          </table:table-cell>
          <table:table-cell office:value-type="float" office:value="43968" calcext:value-type="float">
            <text:p>43968</text:p>
          </table:table-cell>
          <table:table-cell office:value-type="float" office:value="57600" calcext:value-type="float">
            <text:p>57600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88" calcext:value-type="float">
            <text:p>1088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([.H24]+[.I24]+[.J24]+[.K24]+[.L24])/5" office:value-type="float" office:value="1152" calcext:value-type="float">
            <text:p>1152</text:p>
          </table:table-cell>
        </table:table-row>
        <table:table-row table:style-name="ro1">
          <table:table-cell table:number-columns-repeated="2" office:value-type="float" office:value="4416" calcext:value-type="float">
            <text:p>4416</text:p>
          </table:table-cell>
          <table:table-cell office:value-type="float" office:value="16896" calcext:value-type="float">
            <text:p>16896</text:p>
          </table:table-cell>
          <table:table-cell office:value-type="float" office:value="30528" calcext:value-type="float">
            <text:p>30528</text:p>
          </table:table-cell>
          <table:table-cell office:value-type="float" office:value="43968" calcext:value-type="float">
            <text:p>43968</text:p>
          </table:table-cell>
          <table:table-cell office:value-type="float" office:value="57600" calcext:value-type="float">
            <text:p>5760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664" calcext:value-type="float">
            <text:p>1664</text:p>
          </table:table-cell>
          <table:table-cell office:value-type="float" office:value="1152" calcext:value-type="float">
            <text:p>1152</text:p>
          </table:table-cell>
          <table:table-cell office:value-type="float" office:value="1088" calcext:value-type="float">
            <text:p>1088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([.H25]+[.I25]+[.J25]+[.K25]+[.L25])/5" office:value-type="float" office:value="1164.8" calcext:value-type="float">
            <text:p>1164.8</text:p>
          </table:table-cell>
        </table:table-row>
        <table:table-row table:style-name="ro1">
          <table:table-cell table:number-columns-repeated="2" office:value-type="float" office:value="4416" calcext:value-type="float">
            <text:p>4416</text:p>
          </table:table-cell>
          <table:table-cell office:value-type="float" office:value="16960" calcext:value-type="float">
            <text:p>16960</text:p>
          </table:table-cell>
          <table:table-cell office:value-type="float" office:value="30528" calcext:value-type="float">
            <text:p>30528</text:p>
          </table:table-cell>
          <table:table-cell office:value-type="float" office:value="44032" calcext:value-type="float">
            <text:p>44032</text:p>
          </table:table-cell>
          <table:table-cell office:value-type="float" office:value="57600" calcext:value-type="float">
            <text:p>5760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([.H26]+[.I26]+[.J26]+[.K26]+[.L26])/5" office:value-type="float" office:value="1190.4" calcext:value-type="float">
            <text:p>1190.4</text:p>
          </table:table-cell>
        </table:table-row>
        <table:table-row table:style-name="ro1">
          <table:table-cell table:number-columns-repeated="2" office:value-type="float" office:value="4480" calcext:value-type="float">
            <text:p>4480</text:p>
          </table:table-cell>
          <table:table-cell office:value-type="float" office:value="16960" calcext:value-type="float">
            <text:p>16960</text:p>
          </table:table-cell>
          <table:table-cell office:value-type="float" office:value="30528" calcext:value-type="float">
            <text:p>30528</text:p>
          </table:table-cell>
          <table:table-cell office:value-type="float" office:value="44032" calcext:value-type="float">
            <text:p>44032</text:p>
          </table:table-cell>
          <table:table-cell office:value-type="float" office:value="57664" calcext:value-type="float">
            <text:p>57664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([.H27]+[.I27]+[.J27]+[.K27]+[.L27])/5" office:value-type="float" office:value="1216" calcext:value-type="float">
            <text:p>1216</text:p>
          </table:table-cell>
        </table:table-row>
        <table:table-row table:style-name="ro1">
          <table:table-cell table:number-columns-repeated="2" office:value-type="float" office:value="4480" calcext:value-type="float">
            <text:p>4480</text:p>
          </table:table-cell>
          <table:table-cell office:value-type="float" office:value="17024" calcext:value-type="float">
            <text:p>17024</text:p>
          </table:table-cell>
          <table:table-cell office:value-type="float" office:value="30592" calcext:value-type="float">
            <text:p>30592</text:p>
          </table:table-cell>
          <table:table-cell office:value-type="float" office:value="44096" calcext:value-type="float">
            <text:p>44096</text:p>
          </table:table-cell>
          <table:table-cell office:value-type="float" office:value="57664" calcext:value-type="float">
            <text:p>57664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1216" calcext:value-type="float">
            <text:p>1216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([.H28]+[.I28]+[.J28]+[.K28]+[.L28])/5" office:value-type="float" office:value="1254.4" calcext:value-type="float">
            <text:p>1254.4</text:p>
          </table:table-cell>
        </table:table-row>
        <table:table-row table:style-name="ro1">
          <table:table-cell table:number-columns-repeated="2" office:value-type="float" office:value="4544" calcext:value-type="float">
            <text:p>4544</text:p>
          </table:table-cell>
          <table:table-cell office:value-type="float" office:value="17088" calcext:value-type="float">
            <text:p>17088</text:p>
          </table:table-cell>
          <table:table-cell office:value-type="float" office:value="30592" calcext:value-type="float">
            <text:p>30592</text:p>
          </table:table-cell>
          <table:table-cell office:value-type="float" office:value="44160" calcext:value-type="float">
            <text:p>44160</text:p>
          </table:table-cell>
          <table:table-cell office:value-type="float" office:value="57728" calcext:value-type="float">
            <text:p>57728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1856" calcext:value-type="float">
            <text:p>1856</text:p>
          </table:table-cell>
          <table:table-cell office:value-type="float" office:value="1216" calcext:value-type="float">
            <text:p>1216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([.H29]+[.I29]+[.J29]+[.K29]+[.L29])/5" office:value-type="float" office:value="1305.6" calcext:value-type="float">
            <text:p>1305.6</text:p>
          </table:table-cell>
        </table:table-row>
        <table:table-row table:style-name="ro1">
          <table:table-cell table:number-columns-repeated="2" office:value-type="float" office:value="4608" calcext:value-type="float">
            <text:p>4608</text:p>
          </table:table-cell>
          <table:table-cell office:value-type="float" office:value="17152" calcext:value-type="float">
            <text:p>17152</text:p>
          </table:table-cell>
          <table:table-cell office:value-type="float" office:value="30656" calcext:value-type="float">
            <text:p>30656</text:p>
          </table:table-cell>
          <table:table-cell office:value-type="float" office:value="44160" calcext:value-type="float">
            <text:p>44160</text:p>
          </table:table-cell>
          <table:table-cell office:value-type="float" office:value="57792" calcext:value-type="float">
            <text:p>57792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([.H30]+[.I30]+[.J30]+[.K30]+[.L30])/5" office:value-type="float" office:value="1356.8" calcext:value-type="float">
            <text:p>1356.8</text:p>
          </table:table-cell>
        </table:table-row>
        <table:table-row table:style-name="ro1">
          <table:table-cell table:number-columns-repeated="2" office:value-type="float" office:value="4672" calcext:value-type="float">
            <text:p>4672</text:p>
          </table:table-cell>
          <table:table-cell office:value-type="float" office:value="17216" calcext:value-type="float">
            <text:p>17216</text:p>
          </table:table-cell>
          <table:table-cell office:value-type="float" office:value="30720" calcext:value-type="float">
            <text:p>30720</text:p>
          </table:table-cell>
          <table:table-cell office:value-type="float" office:value="44224" calcext:value-type="float">
            <text:p>44224</text:p>
          </table:table-cell>
          <table:table-cell office:value-type="float" office:value="57792" calcext:value-type="float">
            <text:p>57792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([.H31]+[.I31]+[.J31]+[.K31]+[.L31])/5" office:value-type="float" office:value="1408" calcext:value-type="float">
            <text:p>1408</text:p>
          </table:table-cell>
        </table:table-row>
        <table:table-row table:style-name="ro1">
          <table:table-cell table:number-columns-repeated="2" office:value-type="float" office:value="4736" calcext:value-type="float">
            <text:p>4736</text:p>
          </table:table-cell>
          <table:table-cell office:value-type="float" office:value="17280" calcext:value-type="float">
            <text:p>17280</text:p>
          </table:table-cell>
          <table:table-cell office:value-type="float" office:value="30720" calcext:value-type="float">
            <text:p>30720</text:p>
          </table:table-cell>
          <table:table-cell office:value-type="float" office:value="44224" calcext:value-type="float">
            <text:p>44224</text:p>
          </table:table-cell>
          <table:table-cell office:value-type="float" office:value="57856" calcext:value-type="float">
            <text:p>57856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344" calcext:value-type="float">
            <text:p>1344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([.H32]+[.I32]+[.J32]+[.K32]+[.L32])/5" office:value-type="float" office:value="1446.4" calcext:value-type="float">
            <text:p>1446.4</text:p>
          </table:table-cell>
        </table:table-row>
        <table:table-row table:style-name="ro1">
          <table:table-cell table:number-columns-repeated="2" office:value-type="float" office:value="4864" calcext:value-type="float">
            <text:p>4864</text:p>
          </table:table-cell>
          <table:table-cell office:value-type="float" office:value="17280" calcext:value-type="float">
            <text:p>17280</text:p>
          </table:table-cell>
          <table:table-cell office:value-type="float" office:value="30784" calcext:value-type="float">
            <text:p>30784</text:p>
          </table:table-cell>
          <table:table-cell office:value-type="float" office:value="44288" calcext:value-type="float">
            <text:p>44288</text:p>
          </table:table-cell>
          <table:table-cell office:value-type="float" office:value="57856" calcext:value-type="float">
            <text:p>57856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408" calcext:value-type="float">
            <text:p>1408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([.H33]+[.I33]+[.J33]+[.K33]+[.L33])/5" office:value-type="float" office:value="1497.6" calcext:value-type="float">
            <text:p>1497.6</text:p>
          </table:table-cell>
        </table:table-row>
        <table:table-row table:style-name="ro1">
          <table:table-cell table:number-columns-repeated="2" office:value-type="float" office:value="4864" calcext:value-type="float">
            <text:p>4864</text:p>
          </table:table-cell>
          <table:table-cell office:value-type="float" office:value="17344" calcext:value-type="float">
            <text:p>17344</text:p>
          </table:table-cell>
          <table:table-cell office:value-type="float" office:value="30784" calcext:value-type="float">
            <text:p>30784</text:p>
          </table:table-cell>
          <table:table-cell office:value-type="float" office:value="44288" calcext:value-type="float">
            <text:p>44288</text:p>
          </table:table-cell>
          <table:table-cell office:value-type="float" office:value="57856" calcext:value-type="float">
            <text:p>57856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2112" calcext:value-type="float">
            <text:p>2112</text:p>
          </table:table-cell>
          <table:table-cell table:number-columns-repeated="2" office:value-type="float" office:value="1408" calcext:value-type="float">
            <text:p>1408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([.H34]+[.I34]+[.J34]+[.K34]+[.L34])/5" office:value-type="float" office:value="1510.4" calcext:value-type="float">
            <text:p>1510.4</text:p>
          </table:table-cell>
        </table:table-row>
        <table:table-row table:style-name="ro1">
          <table:table-cell table:number-columns-repeated="2" office:value-type="float" office:value="4928" calcext:value-type="float">
            <text:p>4928</text:p>
          </table:table-cell>
          <table:table-cell office:value-type="float" office:value="17344" calcext:value-type="float">
            <text:p>17344</text:p>
          </table:table-cell>
          <table:table-cell office:value-type="float" office:value="30848" calcext:value-type="float">
            <text:p>30848</text:p>
          </table:table-cell>
          <table:table-cell office:value-type="float" office:value="44352" calcext:value-type="float">
            <text:p>44352</text:p>
          </table:table-cell>
          <table:table-cell office:value-type="float" office:value="57920" calcext:value-type="float">
            <text:p>5792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112" calcext:value-type="float">
            <text:p>2112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([.H35]+[.I35]+[.J35]+[.K35]+[.L35])/5" office:value-type="float" office:value="1561.6" calcext:value-type="float">
            <text:p>1561.6</text:p>
          </table:table-cell>
        </table:table-row>
        <table:table-row table:style-name="ro1">
          <table:table-cell table:number-columns-repeated="2" office:value-type="float" office:value="4992" calcext:value-type="float">
            <text:p>4992</text:p>
          </table:table-cell>
          <table:table-cell office:value-type="float" office:value="17408" calcext:value-type="float">
            <text:p>17408</text:p>
          </table:table-cell>
          <table:table-cell office:value-type="float" office:value="30784" calcext:value-type="float">
            <text:p>30784</text:p>
          </table:table-cell>
          <table:table-cell office:value-type="float" office:value="44416" calcext:value-type="float">
            <text:p>44416</text:p>
          </table:table-cell>
          <table:table-cell office:value-type="float" office:value="57920" calcext:value-type="float">
            <text:p>57920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float" office:value="2176" calcext:value-type="float">
            <text:p>2176</text:p>
          </table:table-cell>
          <table:table-cell office:value-type="float" office:value="1408" calcext:value-type="float">
            <text:p>1408</text:p>
          </table:table-cell>
          <table:table-cell office:value-type="float" office:value="1536" calcext:value-type="float">
            <text:p>1536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([.H36]+[.I36]+[.J36]+[.K36]+[.L36])/5" office:value-type="float" office:value="1587.2" calcext:value-type="float">
            <text:p>1587.2</text:p>
          </table:table-cell>
        </table:table-row>
        <table:table-row table:style-name="ro1">
          <table:table-cell table:number-columns-repeated="2" office:value-type="float" office:value="5056" calcext:value-type="float">
            <text:p>5056</text:p>
          </table:table-cell>
          <table:table-cell office:value-type="float" office:value="17472" calcext:value-type="float">
            <text:p>17472</text:p>
          </table:table-cell>
          <table:table-cell office:value-type="float" office:value="30720" calcext:value-type="float">
            <text:p>30720</text:p>
          </table:table-cell>
          <table:table-cell office:value-type="float" office:value="44352" calcext:value-type="float">
            <text:p>44352</text:p>
          </table:table-cell>
          <table:table-cell office:value-type="float" office:value="57984" calcext:value-type="float">
            <text:p>57984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float" office:value="2240" calcext:value-type="float">
            <text:p>2240</text:p>
          </table:table-cell>
          <table:table-cell office:value-type="float" office:value="1344" calcext:value-type="float">
            <text:p>1344</text:p>
          </table:table-cell>
          <table:table-cell office:value-type="float" office:value="1472" calcext:value-type="float">
            <text:p>1472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([.H37]+[.I37]+[.J37]+[.K37]+[.L37])/5" office:value-type="float" office:value="1600" calcext:value-type="float">
            <text:p>1600</text:p>
          </table:table-cell>
        </table:table-row>
        <table:table-row table:style-name="ro1">
          <table:table-cell table:number-columns-repeated="2" office:value-type="float" office:value="5056" calcext:value-type="float">
            <text:p>5056</text:p>
          </table:table-cell>
          <table:table-cell office:value-type="float" office:value="17472" calcext:value-type="float">
            <text:p>17472</text:p>
          </table:table-cell>
          <table:table-cell office:value-type="float" office:value="30720" calcext:value-type="float">
            <text:p>30720</text:p>
          </table:table-cell>
          <table:table-cell office:value-type="float" office:value="44352" calcext:value-type="float">
            <text:p>44352</text:p>
          </table:table-cell>
          <table:table-cell office:value-type="float" office:value="58048" calcext:value-type="float">
            <text:p>58048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float" office:value="2240" calcext:value-type="float">
            <text:p>2240</text:p>
          </table:table-cell>
          <table:table-cell office:value-type="float" office:value="1344" calcext:value-type="float">
            <text:p>1344</text:p>
          </table:table-cell>
          <table:table-cell office:value-type="float" office:value="1472" calcext:value-type="float">
            <text:p>1472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([.H38]+[.I38]+[.J38]+[.K38]+[.L38])/5" office:value-type="float" office:value="1612.8" calcext:value-type="float">
            <text:p>1612.8</text:p>
          </table:table-cell>
        </table:table-row>
        <table:table-row table:style-name="ro1">
          <table:table-cell table:number-columns-repeated="2" office:value-type="float" office:value="5056" calcext:value-type="float">
            <text:p>5056</text:p>
          </table:table-cell>
          <table:table-cell office:value-type="float" office:value="17536" calcext:value-type="float">
            <text:p>17536</text:p>
          </table:table-cell>
          <table:table-cell office:value-type="float" office:value="30784" calcext:value-type="float">
            <text:p>30784</text:p>
          </table:table-cell>
          <table:table-cell office:value-type="float" office:value="44352" calcext:value-type="float">
            <text:p>44352</text:p>
          </table:table-cell>
          <table:table-cell office:value-type="float" office:value="58048" calcext:value-type="float">
            <text:p>58048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float" office:value="2304" calcext:value-type="float">
            <text:p>2304</text:p>
          </table:table-cell>
          <table:table-cell office:value-type="float" office:value="1408" calcext:value-type="float">
            <text:p>1408</text:p>
          </table:table-cell>
          <table:table-cell office:value-type="float" office:value="1472" calcext:value-type="float">
            <text:p>1472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([.H39]+[.I39]+[.J39]+[.K39]+[.L39])/5" office:value-type="float" office:value="1638.4" calcext:value-type="float">
            <text:p>1638.4</text:p>
          </table:table-cell>
        </table:table-row>
        <table:table-row table:style-name="ro1">
          <table:table-cell table:number-columns-repeated="2" office:value-type="float" office:value="5056" calcext:value-type="float">
            <text:p>5056</text:p>
          </table:table-cell>
          <table:table-cell office:value-type="float" office:value="17600" calcext:value-type="float">
            <text:p>17600</text:p>
          </table:table-cell>
          <table:table-cell office:value-type="float" office:value="30848" calcext:value-type="float">
            <text:p>30848</text:p>
          </table:table-cell>
          <table:table-cell office:value-type="float" office:value="44416" calcext:value-type="float">
            <text:p>44416</text:p>
          </table:table-cell>
          <table:table-cell office:value-type="float" office:value="58048" calcext:value-type="float">
            <text:p>58048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float" office:value="2368" calcext:value-type="float">
            <text:p>2368</text:p>
          </table:table-cell>
          <table:table-cell office:value-type="float" office:value="1472" calcext:value-type="float">
            <text:p>1472</text:p>
          </table:table-cell>
          <table:table-cell office:value-type="float" office:value="1536" calcext:value-type="float">
            <text:p>1536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([.H40]+[.I40]+[.J40]+[.K40]+[.L40])/5" office:value-type="float" office:value="1676.8" calcext:value-type="float">
            <text:p>1676.8</text:p>
          </table:table-cell>
        </table:table-row>
        <table:table-row table:style-name="ro1">
          <table:table-cell table:number-columns-repeated="2" office:value-type="float" office:value="5120" calcext:value-type="float">
            <text:p>5120</text:p>
          </table:table-cell>
          <table:table-cell office:value-type="float" office:value="17600" calcext:value-type="float">
            <text:p>17600</text:p>
          </table:table-cell>
          <table:table-cell office:value-type="float" office:value="30912" calcext:value-type="float">
            <text:p>30912</text:p>
          </table:table-cell>
          <table:table-cell office:value-type="float" office:value="44416" calcext:value-type="float">
            <text:p>44416</text:p>
          </table:table-cell>
          <table:table-cell office:value-type="float" office:value="58112" calcext:value-type="float">
            <text:p>58112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368" calcext:value-type="float">
            <text:p>2368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([.H41]+[.I41]+[.J41]+[.K41]+[.L41])/5" office:value-type="float" office:value="1715.2" calcext:value-type="float">
            <text:p>1715.2</text:p>
          </table:table-cell>
        </table:table-row>
        <table:table-row table:style-name="ro1">
          <table:table-cell table:number-columns-repeated="2" office:value-type="float" office:value="5120" calcext:value-type="float">
            <text:p>5120</text:p>
          </table:table-cell>
          <table:table-cell office:value-type="float" office:value="17664" calcext:value-type="float">
            <text:p>17664</text:p>
          </table:table-cell>
          <table:table-cell office:value-type="float" office:value="30976" calcext:value-type="float">
            <text:p>30976</text:p>
          </table:table-cell>
          <table:table-cell office:value-type="float" office:value="44480" calcext:value-type="float">
            <text:p>44480</text:p>
          </table:table-cell>
          <table:table-cell office:value-type="float" office:value="58112" calcext:value-type="float">
            <text:p>58112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([.H42]+[.I42]+[.J42]+[.K42]+[.L42])/5" office:value-type="float" office:value="1753.6" calcext:value-type="float">
            <text:p>1753.6</text:p>
          </table:table-cell>
        </table:table-row>
        <table:table-row table:style-name="ro1">
          <table:table-cell table:number-columns-repeated="2" office:value-type="float" office:value="5120" calcext:value-type="float">
            <text:p>5120</text:p>
          </table:table-cell>
          <table:table-cell office:value-type="float" office:value="17664" calcext:value-type="float">
            <text:p>17664</text:p>
          </table:table-cell>
          <table:table-cell office:value-type="float" office:value="31040" calcext:value-type="float">
            <text:p>31040</text:p>
          </table:table-cell>
          <table:table-cell office:value-type="float" office:value="44608" calcext:value-type="float">
            <text:p>44608</text:p>
          </table:table-cell>
          <table:table-cell office:value-type="float" office:value="58112" calcext:value-type="float">
            <text:p>58112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432" calcext:value-type="float">
            <text:p>2432</text:p>
          </table:table-cell>
          <table:table-cell office:value-type="float" office:value="1664" calcext:value-type="float">
            <text:p>1664</text:p>
          </table:table-cell>
          <table:table-cell office:value-type="float" office:value="1728" calcext:value-type="float">
            <text:p>1728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([.H43]+[.I43]+[.J43]+[.K43]+[.L43])/5" office:value-type="float" office:value="1792" calcext:value-type="float">
            <text:p>1792</text:p>
          </table:table-cell>
        </table:table-row>
        <table:table-row table:style-name="ro1">
          <table:table-cell table:number-columns-repeated="2" office:value-type="float" office:value="5120" calcext:value-type="float">
            <text:p>5120</text:p>
          </table:table-cell>
          <table:table-cell office:value-type="float" office:value="17728" calcext:value-type="float">
            <text:p>17728</text:p>
          </table:table-cell>
          <table:table-cell office:value-type="float" office:value="31168" calcext:value-type="float">
            <text:p>31168</text:p>
          </table:table-cell>
          <table:table-cell office:value-type="float" office:value="44672" calcext:value-type="float">
            <text:p>44672</text:p>
          </table:table-cell>
          <table:table-cell office:value-type="float" office:value="58176" calcext:value-type="float">
            <text:p>58176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496" calcext:value-type="float">
            <text:p>2496</text:p>
          </table:table-cell>
          <table:table-cell table:number-columns-repeated="2" office:value-type="float" office:value="1792" calcext:value-type="float">
            <text:p>1792</text:p>
          </table:table-cell>
          <table:table-cell office:value-type="float" office:value="1408" calcext:value-type="float">
            <text:p>1408</text:p>
          </table:table-cell>
          <table:table-cell/>
          <table:table-cell table:formula="of:=([.H44]+[.I44]+[.J44]+[.K44]+[.L44])/5" office:value-type="float" office:value="1856" calcext:value-type="float">
            <text:p>1856</text:p>
          </table:table-cell>
        </table:table-row>
        <table:table-row table:style-name="ro1">
          <table:table-cell table:number-columns-repeated="2" office:value-type="float" office:value="5120" calcext:value-type="float">
            <text:p>5120</text:p>
          </table:table-cell>
          <table:table-cell office:value-type="float" office:value="17728" calcext:value-type="float">
            <text:p>17728</text:p>
          </table:table-cell>
          <table:table-cell office:value-type="float" office:value="31232" calcext:value-type="float">
            <text:p>31232</text:p>
          </table:table-cell>
          <table:table-cell office:value-type="float" office:value="44736" calcext:value-type="float">
            <text:p>44736</text:p>
          </table:table-cell>
          <table:table-cell office:value-type="float" office:value="58176" calcext:value-type="float">
            <text:p>58176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496" calcext:value-type="float">
            <text:p>2496</text:p>
          </table:table-cell>
          <table:table-cell table:number-columns-repeated="2" office:value-type="float" office:value="1856" calcext:value-type="float">
            <text:p>1856</text:p>
          </table:table-cell>
          <table:table-cell office:value-type="float" office:value="1408" calcext:value-type="float">
            <text:p>1408</text:p>
          </table:table-cell>
          <table:table-cell/>
          <table:table-cell table:formula="of:=([.H45]+[.I45]+[.J45]+[.K45]+[.L45])/5" office:value-type="float" office:value="1881.6" calcext:value-type="float">
            <text:p>1881.6</text:p>
          </table:table-cell>
        </table:table-row>
        <table:table-row table:style-name="ro1">
          <table:table-cell table:number-columns-repeated="2" office:value-type="float" office:value="5184" calcext:value-type="float">
            <text:p>5184</text:p>
          </table:table-cell>
          <table:table-cell office:value-type="float" office:value="17792" calcext:value-type="float">
            <text:p>17792</text:p>
          </table:table-cell>
          <table:table-cell office:value-type="float" office:value="31296" calcext:value-type="float">
            <text:p>31296</text:p>
          </table:table-cell>
          <table:table-cell office:value-type="float" office:value="44800" calcext:value-type="float">
            <text:p>44800</text:p>
          </table:table-cell>
          <table:table-cell office:value-type="float" office:value="58240" calcext:value-type="float">
            <text:p>58240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1472" calcext:value-type="float">
            <text:p>1472</text:p>
          </table:table-cell>
          <table:table-cell/>
          <table:table-cell table:formula="of:=([.H46]+[.I46]+[.J46]+[.K46]+[.L46])/5" office:value-type="float" office:value="1945.6" calcext:value-type="float">
            <text:p>1945.6</text:p>
          </table:table-cell>
        </table:table-row>
        <table:table-row table:style-name="ro1">
          <table:table-cell table:number-columns-repeated="2" office:value-type="float" office:value="5184" calcext:value-type="float">
            <text:p>5184</text:p>
          </table:table-cell>
          <table:table-cell office:value-type="float" office:value="17856" calcext:value-type="float">
            <text:p>17856</text:p>
          </table:table-cell>
          <table:table-cell office:value-type="float" office:value="31360" calcext:value-type="float">
            <text:p>31360</text:p>
          </table:table-cell>
          <table:table-cell office:value-type="float" office:value="44928" calcext:value-type="float">
            <text:p>44928</text:p>
          </table:table-cell>
          <table:table-cell office:value-type="float" office:value="58240" calcext:value-type="float">
            <text:p>58240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2624" calcext:value-type="float">
            <text:p>2624</text:p>
          </table:table-cell>
          <table:table-cell office:value-type="float" office:value="1984" calcext:value-type="float">
            <text:p>1984</text:p>
          </table:table-cell>
          <table:table-cell office:value-type="float" office:value="2048" calcext:value-type="float">
            <text:p>2048</text:p>
          </table:table-cell>
          <table:table-cell office:value-type="float" office:value="1472" calcext:value-type="float">
            <text:p>1472</text:p>
          </table:table-cell>
          <table:table-cell/>
          <table:table-cell table:formula="of:=([.H47]+[.I47]+[.J47]+[.K47]+[.L47])/5" office:value-type="float" office:value="1996.8" calcext:value-type="float">
            <text:p>1996.8</text:p>
          </table:table-cell>
        </table:table-row>
        <table:table-row table:style-name="ro1">
          <table:table-cell table:number-columns-repeated="2" office:value-type="float" office:value="5184" calcext:value-type="float">
            <text:p>5184</text:p>
          </table:table-cell>
          <table:table-cell office:value-type="float" office:value="17856" calcext:value-type="float">
            <text:p>17856</text:p>
          </table:table-cell>
          <table:table-cell office:value-type="float" office:value="31360" calcext:value-type="float">
            <text:p>31360</text:p>
          </table:table-cell>
          <table:table-cell office:value-type="float" office:value="44992" calcext:value-type="float">
            <text:p>44992</text:p>
          </table:table-cell>
          <table:table-cell office:value-type="float" office:value="58240" calcext:value-type="float">
            <text:p>58240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2624" calcext:value-type="float">
            <text:p>2624</text:p>
          </table:table-cell>
          <table:table-cell office:value-type="float" office:value="1984" calcext:value-type="float">
            <text:p>1984</text:p>
          </table:table-cell>
          <table:table-cell office:value-type="float" office:value="2112" calcext:value-type="float">
            <text:p>2112</text:p>
          </table:table-cell>
          <table:table-cell office:value-type="float" office:value="1472" calcext:value-type="float">
            <text:p>1472</text:p>
          </table:table-cell>
          <table:table-cell/>
          <table:table-cell table:formula="of:=([.H48]+[.I48]+[.J48]+[.K48]+[.L48])/5" office:value-type="float" office:value="2009.6" calcext:value-type="float">
            <text:p>2009.6</text:p>
          </table:table-cell>
        </table:table-row>
        <table:table-row table:style-name="ro1">
          <table:table-cell table:number-columns-repeated="2" office:value-type="float" office:value="5248" calcext:value-type="float">
            <text:p>5248</text:p>
          </table:table-cell>
          <table:table-cell office:value-type="float" office:value="17920" calcext:value-type="float">
            <text:p>17920</text:p>
          </table:table-cell>
          <table:table-cell office:value-type="float" office:value="31360" calcext:value-type="float">
            <text:p>31360</text:p>
          </table:table-cell>
          <table:table-cell office:value-type="float" office:value="44992" calcext:value-type="float">
            <text:p>44992</text:p>
          </table:table-cell>
          <table:table-cell office:value-type="float" office:value="58304" calcext:value-type="float">
            <text:p>58304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2688" calcext:value-type="float">
            <text:p>2688</text:p>
          </table:table-cell>
          <table:table-cell office:value-type="float" office:value="1984" calcext:value-type="float">
            <text:p>1984</text:p>
          </table:table-cell>
          <table:table-cell office:value-type="float" office:value="2112" calcext:value-type="float">
            <text:p>2112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([.H49]+[.I49]+[.J49]+[.K49]+[.L49])/5" office:value-type="float" office:value="2048" calcext:value-type="float">
            <text:p>2048</text:p>
          </table:table-cell>
        </table:table-row>
        <table:table-row table:style-name="ro1">
          <table:table-cell table:number-columns-repeated="2" office:value-type="float" office:value="5248" calcext:value-type="float">
            <text:p>5248</text:p>
          </table:table-cell>
          <table:table-cell office:value-type="float" office:value="17984" calcext:value-type="float">
            <text:p>17984</text:p>
          </table:table-cell>
          <table:table-cell office:value-type="float" office:value="31424" calcext:value-type="float">
            <text:p>31424</text:p>
          </table:table-cell>
          <table:table-cell office:value-type="float" office:value="45056" calcext:value-type="float">
            <text:p>45056</text:p>
          </table:table-cell>
          <table:table-cell office:value-type="float" office:value="58368" calcext:value-type="float">
            <text:p>5836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2752" calcext:value-type="float">
            <text:p>2752</text:p>
          </table:table-cell>
          <table:table-cell office:value-type="float" office:value="2048" calcext:value-type="float">
            <text:p>2048</text:p>
          </table:table-cell>
          <table:table-cell office:value-type="float" office:value="2176" calcext:value-type="float">
            <text:p>2176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([.H50]+[.I50]+[.J50]+[.K50]+[.L50])/5" office:value-type="float" office:value="2099.2" calcext:value-type="float">
            <text:p>2099.2</text:p>
          </table:table-cell>
        </table:table-row>
        <table:table-row table:style-name="ro1">
          <table:table-cell table:number-columns-repeated="2" office:value-type="float" office:value="5248" calcext:value-type="float">
            <text:p>5248</text:p>
          </table:table-cell>
          <table:table-cell office:value-type="float" office:value="17984" calcext:value-type="float">
            <text:p>17984</text:p>
          </table:table-cell>
          <table:table-cell office:value-type="float" office:value="31424" calcext:value-type="float">
            <text:p>31424</text:p>
          </table:table-cell>
          <table:table-cell office:value-type="float" office:value="45056" calcext:value-type="float">
            <text:p>45056</text:p>
          </table:table-cell>
          <table:table-cell office:value-type="float" office:value="58368" calcext:value-type="float">
            <text:p>5836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2752" calcext:value-type="float">
            <text:p>2752</text:p>
          </table:table-cell>
          <table:table-cell office:value-type="float" office:value="2048" calcext:value-type="float">
            <text:p>2048</text:p>
          </table:table-cell>
          <table:table-cell office:value-type="float" office:value="2176" calcext:value-type="float">
            <text:p>2176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([.H51]+[.I51]+[.J51]+[.K51]+[.L51])/5" office:value-type="float" office:value="2099.2" calcext:value-type="float">
            <text:p>2099.2</text:p>
          </table:table-cell>
        </table:table-row>
        <table:table-row table:style-name="ro1">
          <table:table-cell table:number-columns-repeated="2" office:value-type="float" office:value="5312" calcext:value-type="float">
            <text:p>5312</text:p>
          </table:table-cell>
          <table:table-cell office:value-type="float" office:value="18048" calcext:value-type="float">
            <text:p>18048</text:p>
          </table:table-cell>
          <table:table-cell office:value-type="float" office:value="31424" calcext:value-type="float">
            <text:p>31424</text:p>
          </table:table-cell>
          <table:table-cell office:value-type="float" office:value="45120" calcext:value-type="float">
            <text:p>45120</text:p>
          </table:table-cell>
          <table:table-cell office:value-type="float" office:value="58432" calcext:value-type="float">
            <text:p>5843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816" calcext:value-type="float">
            <text:p>2816</text:p>
          </table:table-cell>
          <table:table-cell office:value-type="float" office:value="2048" calcext:value-type="float">
            <text:p>2048</text:p>
          </table:table-cell>
          <table:table-cell office:value-type="float" office:value="2240" calcext:value-type="float">
            <text:p>2240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([.H52]+[.I52]+[.J52]+[.K52]+[.L52])/5" office:value-type="float" office:value="2150.4" calcext:value-type="float">
            <text:p>2150.4</text:p>
          </table:table-cell>
        </table:table-row>
        <table:table-row table:style-name="ro1">
          <table:table-cell table:number-columns-repeated="2" office:value-type="float" office:value="5376" calcext:value-type="float">
            <text:p>5376</text:p>
          </table:table-cell>
          <table:table-cell office:value-type="float" office:value="18112" calcext:value-type="float">
            <text:p>18112</text:p>
          </table:table-cell>
          <table:table-cell office:value-type="float" office:value="31424" calcext:value-type="float">
            <text:p>31424</text:p>
          </table:table-cell>
          <table:table-cell office:value-type="float" office:value="45120" calcext:value-type="float">
            <text:p>45120</text:p>
          </table:table-cell>
          <table:table-cell office:value-type="float" office:value="58432" calcext:value-type="float">
            <text:p>58432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880" calcext:value-type="float">
            <text:p>2880</text:p>
          </table:table-cell>
          <table:table-cell office:value-type="float" office:value="2048" calcext:value-type="float">
            <text:p>2048</text:p>
          </table:table-cell>
          <table:table-cell office:value-type="float" office:value="2240" calcext:value-type="float">
            <text:p>2240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([.H53]+[.I53]+[.J53]+[.K53]+[.L53])/5" office:value-type="float" office:value="2176" calcext:value-type="float">
            <text:p>2176</text:p>
          </table:table-cell>
        </table:table-row>
        <table:table-row table:style-name="ro1">
          <table:table-cell table:number-columns-repeated="2" office:value-type="float" office:value="5376" calcext:value-type="float">
            <text:p>5376</text:p>
          </table:table-cell>
          <table:table-cell office:value-type="float" office:value="18176" calcext:value-type="float">
            <text:p>18176</text:p>
          </table:table-cell>
          <table:table-cell office:value-type="float" office:value="31424" calcext:value-type="float">
            <text:p>31424</text:p>
          </table:table-cell>
          <table:table-cell office:value-type="float" office:value="45120" calcext:value-type="float">
            <text:p>45120</text:p>
          </table:table-cell>
          <table:table-cell office:value-type="float" office:value="58496" calcext:value-type="float">
            <text:p>5849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944" calcext:value-type="float">
            <text:p>2944</text:p>
          </table:table-cell>
          <table:table-cell office:value-type="float" office:value="2048" calcext:value-type="float">
            <text:p>2048</text:p>
          </table:table-cell>
          <table:table-cell office:value-type="float" office:value="2240" calcext:value-type="float">
            <text:p>2240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([.H54]+[.I54]+[.J54]+[.K54]+[.L54])/5" office:value-type="float" office:value="2201.6" calcext:value-type="float">
            <text:p>2201.6</text:p>
          </table:table-cell>
        </table:table-row>
        <table:table-row table:style-name="ro1">
          <table:table-cell table:number-columns-repeated="2" office:value-type="float" office:value="5440" calcext:value-type="float">
            <text:p>5440</text:p>
          </table:table-cell>
          <table:table-cell office:value-type="float" office:value="18176" calcext:value-type="float">
            <text:p>18176</text:p>
          </table:table-cell>
          <table:table-cell office:value-type="float" office:value="31488" calcext:value-type="float">
            <text:p>31488</text:p>
          </table:table-cell>
          <table:table-cell office:value-type="float" office:value="45120" calcext:value-type="float">
            <text:p>45120</text:p>
          </table:table-cell>
          <table:table-cell office:value-type="float" office:value="58496" calcext:value-type="float">
            <text:p>58496</text:p>
          </table:table-cell>
          <table:table-cell/>
          <table:table-cell office:value-type="float" office:value="2112" calcext:value-type="float">
            <text:p>2112</text:p>
          </table:table-cell>
          <table:table-cell office:value-type="float" office:value="2944" calcext:value-type="float">
            <text:p>2944</text:p>
          </table:table-cell>
          <table:table-cell office:value-type="float" office:value="2112" calcext:value-type="float">
            <text:p>2112</text:p>
          </table:table-cell>
          <table:table-cell office:value-type="float" office:value="2240" calcext:value-type="float">
            <text:p>2240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([.H55]+[.I55]+[.J55]+[.K55]+[.L55])/5" office:value-type="float" office:value="2227.2" calcext:value-type="float">
            <text:p>2227.2</text:p>
          </table:table-cell>
        </table:table-row>
        <table:table-row table:style-name="ro1">
          <table:table-cell table:number-columns-repeated="2" office:value-type="float" office:value="5440" calcext:value-type="float">
            <text:p>5440</text:p>
          </table:table-cell>
          <table:table-cell office:value-type="float" office:value="18240" calcext:value-type="float">
            <text:p>18240</text:p>
          </table:table-cell>
          <table:table-cell office:value-type="float" office:value="31488" calcext:value-type="float">
            <text:p>31488</text:p>
          </table:table-cell>
          <table:table-cell office:value-type="float" office:value="45184" calcext:value-type="float">
            <text:p>45184</text:p>
          </table:table-cell>
          <table:table-cell office:value-type="float" office:value="58496" calcext:value-type="float">
            <text:p>58496</text:p>
          </table:table-cell>
          <table:table-cell/>
          <table:table-cell office:value-type="float" office:value="2112" calcext:value-type="float">
            <text:p>2112</text:p>
          </table:table-cell>
          <table:table-cell office:value-type="float" office:value="3008" calcext:value-type="float">
            <text:p>3008</text:p>
          </table:table-cell>
          <table:table-cell office:value-type="float" office:value="2112" calcext:value-type="float">
            <text:p>2112</text:p>
          </table:table-cell>
          <table:table-cell office:value-type="float" office:value="2304" calcext:value-type="float">
            <text:p>2304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([.H56]+[.I56]+[.J56]+[.K56]+[.L56])/5" office:value-type="float" office:value="2252.8" calcext:value-type="float">
            <text:p>2252.8</text:p>
          </table:table-cell>
        </table:table-row>
        <table:table-row table:style-name="ro1">
          <table:table-cell table:number-columns-repeated="2" office:value-type="float" office:value="5504" calcext:value-type="float">
            <text:p>5504</text:p>
          </table:table-cell>
          <table:table-cell office:value-type="float" office:value="18240" calcext:value-type="float">
            <text:p>18240</text:p>
          </table:table-cell>
          <table:table-cell office:value-type="float" office:value="31488" calcext:value-type="float">
            <text:p>31488</text:p>
          </table:table-cell>
          <table:table-cell office:value-type="float" office:value="45184" calcext:value-type="float">
            <text:p>45184</text:p>
          </table:table-cell>
          <table:table-cell office:value-type="float" office:value="58560" calcext:value-type="float">
            <text:p>58560</text:p>
          </table:table-cell>
          <table:table-cell/>
          <table:table-cell office:value-type="float" office:value="2176" calcext:value-type="float">
            <text:p>2176</text:p>
          </table:table-cell>
          <table:table-cell office:value-type="float" office:value="3008" calcext:value-type="float">
            <text:p>3008</text:p>
          </table:table-cell>
          <table:table-cell office:value-type="float" office:value="2112" calcext:value-type="float">
            <text:p>2112</text:p>
          </table:table-cell>
          <table:table-cell office:value-type="float" office:value="2304" calcext:value-type="float">
            <text:p>2304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([.H57]+[.I57]+[.J57]+[.K57]+[.L57])/5" office:value-type="float" office:value="2278.4" calcext:value-type="float">
            <text:p>2278.4</text:p>
          </table:table-cell>
        </table:table-row>
        <table:table-row table:style-name="ro1">
          <table:table-cell table:number-columns-repeated="2" office:value-type="float" office:value="5504" calcext:value-type="float">
            <text:p>5504</text:p>
          </table:table-cell>
          <table:table-cell office:value-type="float" office:value="18304" calcext:value-type="float">
            <text:p>18304</text:p>
          </table:table-cell>
          <table:table-cell office:value-type="float" office:value="31552" calcext:value-type="float">
            <text:p>31552</text:p>
          </table:table-cell>
          <table:table-cell office:value-type="float" office:value="45248" calcext:value-type="float">
            <text:p>45248</text:p>
          </table:table-cell>
          <table:table-cell office:value-type="float" office:value="58560" calcext:value-type="float">
            <text:p>58560</text:p>
          </table:table-cell>
          <table:table-cell/>
          <table:table-cell office:value-type="float" office:value="2176" calcext:value-type="float">
            <text:p>2176</text:p>
          </table:table-cell>
          <table:table-cell office:value-type="float" office:value="3072" calcext:value-type="float">
            <text:p>3072</text:p>
          </table:table-cell>
          <table:table-cell office:value-type="float" office:value="2176" calcext:value-type="float">
            <text:p>2176</text:p>
          </table:table-cell>
          <table:table-cell office:value-type="float" office:value="2368" calcext:value-type="float">
            <text:p>2368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([.H58]+[.I58]+[.J58]+[.K58]+[.L58])/5" office:value-type="float" office:value="2316.8" calcext:value-type="float">
            <text:p>2316.8</text:p>
          </table:table-cell>
        </table:table-row>
        <table:table-row table:style-name="ro1">
          <table:table-cell table:number-columns-repeated="2" office:value-type="float" office:value="5568" calcext:value-type="float">
            <text:p>5568</text:p>
          </table:table-cell>
          <table:table-cell office:value-type="float" office:value="18368" calcext:value-type="float">
            <text:p>18368</text:p>
          </table:table-cell>
          <table:table-cell office:value-type="float" office:value="31616" calcext:value-type="float">
            <text:p>31616</text:p>
          </table:table-cell>
          <table:table-cell office:value-type="float" office:value="45248" calcext:value-type="float">
            <text:p>45248</text:p>
          </table:table-cell>
          <table:table-cell office:value-type="float" office:value="58560" calcext:value-type="float">
            <text:p>58560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3136" calcext:value-type="float">
            <text:p>3136</text:p>
          </table:table-cell>
          <table:table-cell office:value-type="float" office:value="2240" calcext:value-type="float">
            <text:p>2240</text:p>
          </table:table-cell>
          <table:table-cell office:value-type="float" office:value="2368" calcext:value-type="float">
            <text:p>2368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([.H59]+[.I59]+[.J59]+[.K59]+[.L59])/5" office:value-type="float" office:value="2355.2" calcext:value-type="float">
            <text:p>2355.2</text:p>
          </table:table-cell>
        </table:table-row>
        <table:table-row table:style-name="ro1">
          <table:table-cell table:number-columns-repeated="2" office:value-type="float" office:value="5632" calcext:value-type="float">
            <text:p>5632</text:p>
          </table:table-cell>
          <table:table-cell office:value-type="float" office:value="18368" calcext:value-type="float">
            <text:p>18368</text:p>
          </table:table-cell>
          <table:table-cell office:value-type="float" office:value="31616" calcext:value-type="float">
            <text:p>31616</text:p>
          </table:table-cell>
          <table:table-cell office:value-type="float" office:value="45312" calcext:value-type="float">
            <text:p>45312</text:p>
          </table:table-cell>
          <table:table-cell office:value-type="float" office:value="58624" calcext:value-type="float">
            <text:p>58624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3136" calcext:value-type="float">
            <text:p>3136</text:p>
          </table:table-cell>
          <table:table-cell office:value-type="float" office:value="2240" calcext:value-type="float">
            <text:p>2240</text:p>
          </table:table-cell>
          <table:table-cell office:value-type="float" office:value="2432" calcext:value-type="float">
            <text:p>2432</text:p>
          </table:table-cell>
          <table:table-cell office:value-type="float" office:value="1856" calcext:value-type="float">
            <text:p>1856</text:p>
          </table:table-cell>
          <table:table-cell/>
          <table:table-cell table:formula="of:=([.H60]+[.I60]+[.J60]+[.K60]+[.L60])/5" office:value-type="float" office:value="2393.6" calcext:value-type="float">
            <text:p>2393.6</text:p>
          </table:table-cell>
        </table:table-row>
        <table:table-row table:style-name="ro1">
          <table:table-cell table:number-columns-repeated="2" office:value-type="float" office:value="5632" calcext:value-type="float">
            <text:p>5632</text:p>
          </table:table-cell>
          <table:table-cell office:value-type="float" office:value="18432" calcext:value-type="float">
            <text:p>18432</text:p>
          </table:table-cell>
          <table:table-cell office:value-type="float" office:value="31680" calcext:value-type="float">
            <text:p>31680</text:p>
          </table:table-cell>
          <table:table-cell office:value-type="float" office:value="45376" calcext:value-type="float">
            <text:p>45376</text:p>
          </table:table-cell>
          <table:table-cell office:value-type="float" office:value="58624" calcext:value-type="float">
            <text:p>58624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3200" calcext:value-type="float">
            <text:p>3200</text:p>
          </table:table-cell>
          <table:table-cell office:value-type="float" office:value="2304" calcext:value-type="float">
            <text:p>2304</text:p>
          </table:table-cell>
          <table:table-cell office:value-type="float" office:value="2496" calcext:value-type="float">
            <text:p>2496</text:p>
          </table:table-cell>
          <table:table-cell office:value-type="float" office:value="1856" calcext:value-type="float">
            <text:p>1856</text:p>
          </table:table-cell>
          <table:table-cell/>
          <table:table-cell table:formula="of:=([.H61]+[.I61]+[.J61]+[.K61]+[.L61])/5" office:value-type="float" office:value="2432" calcext:value-type="float">
            <text:p>2432</text:p>
          </table:table-cell>
        </table:table-row>
        <table:table-row table:style-name="ro1">
          <table:table-cell table:number-columns-repeated="2" office:value-type="float" office:value="5696" calcext:value-type="float">
            <text:p>5696</text:p>
          </table:table-cell>
          <table:table-cell office:value-type="float" office:value="18432" calcext:value-type="float">
            <text:p>18432</text:p>
          </table:table-cell>
          <table:table-cell office:value-type="float" office:value="31744" calcext:value-type="float">
            <text:p>31744</text:p>
          </table:table-cell>
          <table:table-cell office:value-type="float" office:value="45440" calcext:value-type="float">
            <text:p>45440</text:p>
          </table:table-cell>
          <table:table-cell office:value-type="float" office:value="58688" calcext:value-type="float">
            <text:p>58688</text:p>
          </table:table-cell>
          <table:table-cell/>
          <table:table-cell office:value-type="float" office:value="2368" calcext:value-type="float">
            <text:p>2368</text:p>
          </table:table-cell>
          <table:table-cell office:value-type="float" office:value="3200" calcext:value-type="float">
            <text:p>3200</text:p>
          </table:table-cell>
          <table:table-cell office:value-type="float" office:value="2368" calcext:value-type="float">
            <text:p>2368</text:p>
          </table:table-cell>
          <table:table-cell office:value-type="float" office:value="2560" calcext:value-type="float">
            <text:p>256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H62]+[.I62]+[.J62]+[.K62]+[.L62])/5" office:value-type="float" office:value="2483.2" calcext:value-type="float">
            <text:p>2483.2</text:p>
          </table:table-cell>
        </table:table-row>
        <table:table-row table:style-name="ro1">
          <table:table-cell table:number-columns-repeated="2" office:value-type="float" office:value="5760" calcext:value-type="float">
            <text:p>5760</text:p>
          </table:table-cell>
          <table:table-cell office:value-type="float" office:value="18496" calcext:value-type="float">
            <text:p>18496</text:p>
          </table:table-cell>
          <table:table-cell office:value-type="float" office:value="31744" calcext:value-type="float">
            <text:p>31744</text:p>
          </table:table-cell>
          <table:table-cell office:value-type="float" office:value="45440" calcext:value-type="float">
            <text:p>45440</text:p>
          </table:table-cell>
          <table:table-cell office:value-type="float" office:value="58688" calcext:value-type="float">
            <text:p>58688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264" calcext:value-type="float">
            <text:p>3264</text:p>
          </table:table-cell>
          <table:table-cell office:value-type="float" office:value="2368" calcext:value-type="float">
            <text:p>2368</text:p>
          </table:table-cell>
          <table:table-cell office:value-type="float" office:value="2560" calcext:value-type="float">
            <text:p>256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H63]+[.I63]+[.J63]+[.K63]+[.L63])/5" office:value-type="float" office:value="2508.8" calcext:value-type="float">
            <text:p>2508.8</text:p>
          </table:table-cell>
        </table:table-row>
        <table:table-row table:style-name="ro1">
          <table:table-cell table:number-columns-repeated="2" office:value-type="float" office:value="5760" calcext:value-type="float">
            <text:p>5760</text:p>
          </table:table-cell>
          <table:table-cell office:value-type="float" office:value="18496" calcext:value-type="float">
            <text:p>18496</text:p>
          </table:table-cell>
          <table:table-cell office:value-type="float" office:value="31744" calcext:value-type="float">
            <text:p>31744</text:p>
          </table:table-cell>
          <table:table-cell office:value-type="float" office:value="45504" calcext:value-type="float">
            <text:p>45504</text:p>
          </table:table-cell>
          <table:table-cell office:value-type="float" office:value="58688" calcext:value-type="float">
            <text:p>58688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264" calcext:value-type="float">
            <text:p>3264</text:p>
          </table:table-cell>
          <table:table-cell office:value-type="float" office:value="2368" calcext:value-type="float">
            <text:p>2368</text:p>
          </table:table-cell>
          <table:table-cell office:value-type="float" office:value="2624" calcext:value-type="float">
            <text:p>2624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H64]+[.I64]+[.J64]+[.K64]+[.L64])/5" office:value-type="float" office:value="2521.6" calcext:value-type="float">
            <text:p>2521.6</text:p>
          </table:table-cell>
        </table:table-row>
        <table:table-row table:style-name="ro1">
          <table:table-cell table:number-columns-repeated="2" office:value-type="float" office:value="5760" calcext:value-type="float">
            <text:p>5760</text:p>
          </table:table-cell>
          <table:table-cell office:value-type="float" office:value="18496" calcext:value-type="float">
            <text:p>18496</text:p>
          </table:table-cell>
          <table:table-cell office:value-type="float" office:value="31808" calcext:value-type="float">
            <text:p>31808</text:p>
          </table:table-cell>
          <table:table-cell office:value-type="float" office:value="45568" calcext:value-type="float">
            <text:p>45568</text:p>
          </table:table-cell>
          <table:table-cell office:value-type="float" office:value="58752" calcext:value-type="float">
            <text:p>58752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264" calcext:value-type="float">
            <text:p>3264</text:p>
          </table:table-cell>
          <table:table-cell office:value-type="float" office:value="2432" calcext:value-type="float">
            <text:p>2432</text:p>
          </table:table-cell>
          <table:table-cell office:value-type="float" office:value="2688" calcext:value-type="float">
            <text:p>2688</text:p>
          </table:table-cell>
          <table:table-cell office:value-type="float" office:value="1984" calcext:value-type="float">
            <text:p>1984</text:p>
          </table:table-cell>
          <table:table-cell/>
          <table:table-cell table:formula="of:=([.H65]+[.I65]+[.J65]+[.K65]+[.L65])/5" office:value-type="float" office:value="2560" calcext:value-type="float">
            <text:p>2560</text:p>
          </table:table-cell>
        </table:table-row>
        <table:table-row table:style-name="ro1">
          <table:table-cell table:number-columns-repeated="2" office:value-type="float" office:value="5824" calcext:value-type="float">
            <text:p>5824</text:p>
          </table:table-cell>
          <table:table-cell office:value-type="float" office:value="18560" calcext:value-type="float">
            <text:p>18560</text:p>
          </table:table-cell>
          <table:table-cell office:value-type="float" office:value="31808" calcext:value-type="float">
            <text:p>31808</text:p>
          </table:table-cell>
          <table:table-cell office:value-type="float" office:value="45632" calcext:value-type="float">
            <text:p>45632</text:p>
          </table:table-cell>
          <table:table-cell office:value-type="float" office:value="58816" calcext:value-type="float">
            <text:p>58816</text:p>
          </table:table-cell>
          <table:table-cell/>
          <table:table-cell office:value-type="float" office:value="2496" calcext:value-type="float">
            <text:p>2496</text:p>
          </table:table-cell>
          <table:table-cell office:value-type="float" office:value="3328" calcext:value-type="float">
            <text:p>3328</text:p>
          </table:table-cell>
          <table:table-cell office:value-type="float" office:value="2432" calcext:value-type="float">
            <text:p>2432</text:p>
          </table:table-cell>
          <table:table-cell office:value-type="float" office:value="2752" calcext:value-type="float">
            <text:p>2752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([.H66]+[.I66]+[.J66]+[.K66]+[.L66])/5" office:value-type="float" office:value="2611.2" calcext:value-type="float">
            <text:p>2611.2</text:p>
          </table:table-cell>
        </table:table-row>
        <table:table-row table:style-name="ro1">
          <table:table-cell table:number-columns-repeated="2" office:value-type="float" office:value="5824" calcext:value-type="float">
            <text:p>5824</text:p>
          </table:table-cell>
          <table:table-cell office:value-type="float" office:value="18624" calcext:value-type="float">
            <text:p>18624</text:p>
          </table:table-cell>
          <table:table-cell office:value-type="float" office:value="31872" calcext:value-type="float">
            <text:p>31872</text:p>
          </table:table-cell>
          <table:table-cell office:value-type="float" office:value="45696" calcext:value-type="float">
            <text:p>45696</text:p>
          </table:table-cell>
          <table:table-cell office:value-type="float" office:value="58816" calcext:value-type="float">
            <text:p>58816</text:p>
          </table:table-cell>
          <table:table-cell/>
          <table:table-cell office:value-type="float" office:value="2496" calcext:value-type="float">
            <text:p>2496</text:p>
          </table:table-cell>
          <table:table-cell office:value-type="float" office:value="3392" calcext:value-type="float">
            <text:p>3392</text:p>
          </table:table-cell>
          <table:table-cell office:value-type="float" office:value="2496" calcext:value-type="float">
            <text:p>2496</text:p>
          </table:table-cell>
          <table:table-cell office:value-type="float" office:value="2816" calcext:value-type="float">
            <text:p>2816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([.H67]+[.I67]+[.J67]+[.K67]+[.L67])/5" office:value-type="float" office:value="2649.6" calcext:value-type="float">
            <text:p>2649.6</text:p>
          </table:table-cell>
        </table:table-row>
        <table:table-row table:style-name="ro1">
          <table:table-cell table:number-columns-repeated="2" office:value-type="float" office:value="5888" calcext:value-type="float">
            <text:p>5888</text:p>
          </table:table-cell>
          <table:table-cell office:value-type="float" office:value="18624" calcext:value-type="float">
            <text:p>18624</text:p>
          </table:table-cell>
          <table:table-cell office:value-type="float" office:value="31872" calcext:value-type="float">
            <text:p>31872</text:p>
          </table:table-cell>
          <table:table-cell office:value-type="float" office:value="45696" calcext:value-type="float">
            <text:p>45696</text:p>
          </table:table-cell>
          <table:table-cell office:value-type="float" office:value="58880" calcext:value-type="float">
            <text:p>5888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392" calcext:value-type="float">
            <text:p>3392</text:p>
          </table:table-cell>
          <table:table-cell office:value-type="float" office:value="2496" calcext:value-type="float">
            <text:p>2496</text:p>
          </table:table-cell>
          <table:table-cell office:value-type="float" office:value="2816" calcext:value-type="float">
            <text:p>2816</text:p>
          </table:table-cell>
          <table:table-cell office:value-type="float" office:value="2112" calcext:value-type="float">
            <text:p>2112</text:p>
          </table:table-cell>
          <table:table-cell/>
          <table:table-cell table:formula="of:=([.H68]+[.I68]+[.J68]+[.K68]+[.L68])/5" office:value-type="float" office:value="2675.2" calcext:value-type="float">
            <text:p>2675.2</text:p>
          </table:table-cell>
        </table:table-row>
        <table:table-row table:style-name="ro1">
          <table:table-cell table:number-columns-repeated="2" office:value-type="float" office:value="5888" calcext:value-type="float">
            <text:p>5888</text:p>
          </table:table-cell>
          <table:table-cell office:value-type="float" office:value="18688" calcext:value-type="float">
            <text:p>18688</text:p>
          </table:table-cell>
          <table:table-cell office:value-type="float" office:value="31872" calcext:value-type="float">
            <text:p>31872</text:p>
          </table:table-cell>
          <table:table-cell office:value-type="float" office:value="45760" calcext:value-type="float">
            <text:p>45760</text:p>
          </table:table-cell>
          <table:table-cell office:value-type="float" office:value="58944" calcext:value-type="float">
            <text:p>58944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456" calcext:value-type="float">
            <text:p>3456</text:p>
          </table:table-cell>
          <table:table-cell office:value-type="float" office:value="2496" calcext:value-type="float">
            <text:p>2496</text:p>
          </table:table-cell>
          <table:table-cell office:value-type="float" office:value="2880" calcext:value-type="float">
            <text:p>2880</text:p>
          </table:table-cell>
          <table:table-cell office:value-type="float" office:value="2176" calcext:value-type="float">
            <text:p>2176</text:p>
          </table:table-cell>
          <table:table-cell/>
          <table:table-cell table:formula="of:=([.H69]+[.I69]+[.J69]+[.K69]+[.L69])/5" office:value-type="float" office:value="2713.6" calcext:value-type="float">
            <text:p>2713.6</text:p>
          </table:table-cell>
        </table:table-row>
        <table:table-row table:style-name="ro1">
          <table:table-cell table:number-columns-repeated="2" office:value-type="float" office:value="5888" calcext:value-type="float">
            <text:p>5888</text:p>
          </table:table-cell>
          <table:table-cell office:value-type="float" office:value="18688" calcext:value-type="float">
            <text:p>18688</text:p>
          </table:table-cell>
          <table:table-cell office:value-type="float" office:value="31936" calcext:value-type="float">
            <text:p>31936</text:p>
          </table:table-cell>
          <table:table-cell office:value-type="float" office:value="45824" calcext:value-type="float">
            <text:p>45824</text:p>
          </table:table-cell>
          <table:table-cell office:value-type="float" office:value="58944" calcext:value-type="float">
            <text:p>58944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456" calcext:value-type="float">
            <text:p>3456</text:p>
          </table:table-cell>
          <table:table-cell office:value-type="float" office:value="2560" calcext:value-type="float">
            <text:p>2560</text:p>
          </table:table-cell>
          <table:table-cell office:value-type="float" office:value="2944" calcext:value-type="float">
            <text:p>2944</text:p>
          </table:table-cell>
          <table:table-cell office:value-type="float" office:value="2176" calcext:value-type="float">
            <text:p>2176</text:p>
          </table:table-cell>
          <table:table-cell/>
          <table:table-cell table:formula="of:=([.H70]+[.I70]+[.J70]+[.K70]+[.L70])/5" office:value-type="float" office:value="2739.2" calcext:value-type="float">
            <text:p>2739.2</text:p>
          </table:table-cell>
        </table:table-row>
        <table:table-row table:style-name="ro1">
          <table:table-cell table:number-columns-repeated="2" office:value-type="float" office:value="5888" calcext:value-type="float">
            <text:p>5888</text:p>
          </table:table-cell>
          <table:table-cell office:value-type="float" office:value="18752" calcext:value-type="float">
            <text:p>18752</text:p>
          </table:table-cell>
          <table:table-cell office:value-type="float" office:value="31936" calcext:value-type="float">
            <text:p>31936</text:p>
          </table:table-cell>
          <table:table-cell office:value-type="float" office:value="45824" calcext:value-type="float">
            <text:p>45824</text:p>
          </table:table-cell>
          <table:table-cell office:value-type="float" office:value="59008" calcext:value-type="float">
            <text:p>59008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520" calcext:value-type="float">
            <text:p>3520</text:p>
          </table:table-cell>
          <table:table-cell office:value-type="float" office:value="2560" calcext:value-type="float">
            <text:p>2560</text:p>
          </table:table-cell>
          <table:table-cell office:value-type="float" office:value="2944" calcext:value-type="float">
            <text:p>2944</text:p>
          </table:table-cell>
          <table:table-cell office:value-type="float" office:value="2240" calcext:value-type="float">
            <text:p>2240</text:p>
          </table:table-cell>
          <table:table-cell/>
          <table:table-cell table:formula="of:=([.H71]+[.I71]+[.J71]+[.K71]+[.L71])/5" office:value-type="float" office:value="2764.8" calcext:value-type="float">
            <text:p>2764.8</text:p>
          </table:table-cell>
        </table:table-row>
        <table:table-row table:style-name="ro1">
          <table:table-cell table:number-columns-repeated="2" office:value-type="float" office:value="5952" calcext:value-type="float">
            <text:p>5952</text:p>
          </table:table-cell>
          <table:table-cell office:value-type="float" office:value="18752" calcext:value-type="float">
            <text:p>18752</text:p>
          </table:table-cell>
          <table:table-cell office:value-type="float" office:value="31936" calcext:value-type="float">
            <text:p>31936</text:p>
          </table:table-cell>
          <table:table-cell office:value-type="float" office:value="45888" calcext:value-type="float">
            <text:p>45888</text:p>
          </table:table-cell>
          <table:table-cell office:value-type="float" office:value="59072" calcext:value-type="float">
            <text:p>59072</text:p>
          </table:table-cell>
          <table:table-cell/>
          <table:table-cell office:value-type="float" office:value="2624" calcext:value-type="float">
            <text:p>2624</text:p>
          </table:table-cell>
          <table:table-cell office:value-type="float" office:value="3520" calcext:value-type="float">
            <text:p>3520</text:p>
          </table:table-cell>
          <table:table-cell office:value-type="float" office:value="2560" calcext:value-type="float">
            <text:p>2560</text:p>
          </table:table-cell>
          <table:table-cell office:value-type="float" office:value="3008" calcext:value-type="float">
            <text:p>3008</text:p>
          </table:table-cell>
          <table:table-cell office:value-type="float" office:value="2304" calcext:value-type="float">
            <text:p>2304</text:p>
          </table:table-cell>
          <table:table-cell/>
          <table:table-cell table:formula="of:=([.H72]+[.I72]+[.J72]+[.K72]+[.L72])/5" office:value-type="float" office:value="2803.2" calcext:value-type="float">
            <text:p>2803.2</text:p>
          </table:table-cell>
        </table:table-row>
        <table:table-row table:style-name="ro1">
          <table:table-cell table:number-columns-repeated="2" office:value-type="float" office:value="5952" calcext:value-type="float">
            <text:p>5952</text:p>
          </table:table-cell>
          <table:table-cell office:value-type="float" office:value="18816" calcext:value-type="float">
            <text:p>18816</text:p>
          </table:table-cell>
          <table:table-cell office:value-type="float" office:value="32000" calcext:value-type="float">
            <text:p>32000</text:p>
          </table:table-cell>
          <table:table-cell office:value-type="float" office:value="45888" calcext:value-type="float">
            <text:p>45888</text:p>
          </table:table-cell>
          <table:table-cell office:value-type="float" office:value="59136" calcext:value-type="float">
            <text:p>59136</text:p>
          </table:table-cell>
          <table:table-cell/>
          <table:table-cell office:value-type="float" office:value="2624" calcext:value-type="float">
            <text:p>2624</text:p>
          </table:table-cell>
          <table:table-cell office:value-type="float" office:value="3584" calcext:value-type="float">
            <text:p>3584</text:p>
          </table:table-cell>
          <table:table-cell office:value-type="float" office:value="2624" calcext:value-type="float">
            <text:p>2624</text:p>
          </table:table-cell>
          <table:table-cell office:value-type="float" office:value="3008" calcext:value-type="float">
            <text:p>3008</text:p>
          </table:table-cell>
          <table:table-cell office:value-type="float" office:value="2368" calcext:value-type="float">
            <text:p>2368</text:p>
          </table:table-cell>
          <table:table-cell/>
          <table:table-cell table:formula="of:=([.H73]+[.I73]+[.J73]+[.K73]+[.L73])/5" office:value-type="float" office:value="2841.6" calcext:value-type="float">
            <text:p>2841.6</text:p>
          </table:table-cell>
        </table:table-row>
        <table:table-row table:style-name="ro1">
          <table:table-cell table:number-columns-repeated="2" office:value-type="float" office:value="5952" calcext:value-type="float">
            <text:p>5952</text:p>
          </table:table-cell>
          <table:table-cell office:value-type="float" office:value="18880" calcext:value-type="float">
            <text:p>18880</text:p>
          </table:table-cell>
          <table:table-cell office:value-type="float" office:value="32000" calcext:value-type="float">
            <text:p>32000</text:p>
          </table:table-cell>
          <table:table-cell office:value-type="float" office:value="45952" calcext:value-type="float">
            <text:p>45952</text:p>
          </table:table-cell>
          <table:table-cell office:value-type="float" office:value="59264" calcext:value-type="float">
            <text:p>59264</text:p>
          </table:table-cell>
          <table:table-cell/>
          <table:table-cell office:value-type="float" office:value="2624" calcext:value-type="float">
            <text:p>2624</text:p>
          </table:table-cell>
          <table:table-cell office:value-type="float" office:value="3648" calcext:value-type="float">
            <text:p>3648</text:p>
          </table:table-cell>
          <table:table-cell office:value-type="float" office:value="2624" calcext:value-type="float">
            <text:p>2624</text:p>
          </table:table-cell>
          <table:table-cell office:value-type="float" office:value="3072" calcext:value-type="float">
            <text:p>3072</text:p>
          </table:table-cell>
          <table:table-cell office:value-type="float" office:value="2496" calcext:value-type="float">
            <text:p>2496</text:p>
          </table:table-cell>
          <table:table-cell/>
          <table:table-cell table:formula="of:=([.H74]+[.I74]+[.J74]+[.K74]+[.L74])/5" office:value-type="float" office:value="2892.8" calcext:value-type="float">
            <text:p>2892.8</text:p>
          </table:table-cell>
        </table:table-row>
        <table:table-row table:style-name="ro1">
          <table:table-cell table:number-columns-repeated="2" office:value-type="float" office:value="6016" calcext:value-type="float">
            <text:p>6016</text:p>
          </table:table-cell>
          <table:table-cell office:value-type="float" office:value="18880" calcext:value-type="float">
            <text:p>18880</text:p>
          </table:table-cell>
          <table:table-cell office:value-type="float" office:value="32000" calcext:value-type="float">
            <text:p>32000</text:p>
          </table:table-cell>
          <table:table-cell office:value-type="float" office:value="46016" calcext:value-type="float">
            <text:p>46016</text:p>
          </table:table-cell>
          <table:table-cell office:value-type="float" office:value="59328" calcext:value-type="float">
            <text:p>59328</text:p>
          </table:table-cell>
          <table:table-cell/>
          <table:table-cell office:value-type="float" office:value="2688" calcext:value-type="float">
            <text:p>2688</text:p>
          </table:table-cell>
          <table:table-cell office:value-type="float" office:value="3648" calcext:value-type="float">
            <text:p>3648</text:p>
          </table:table-cell>
          <table:table-cell office:value-type="float" office:value="2624" calcext:value-type="float">
            <text:p>2624</text:p>
          </table:table-cell>
          <table:table-cell office:value-type="float" office:value="3136" calcext:value-type="float">
            <text:p>3136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([.H75]+[.I75]+[.J75]+[.K75]+[.L75])/5" office:value-type="float" office:value="2931.2" calcext:value-type="float">
            <text:p>2931.2</text:p>
          </table:table-cell>
        </table:table-row>
        <table:table-row table:style-name="ro1">
          <table:table-cell table:number-columns-repeated="2" office:value-type="float" office:value="6016" calcext:value-type="float">
            <text:p>6016</text:p>
          </table:table-cell>
          <table:table-cell office:value-type="float" office:value="18944" calcext:value-type="float">
            <text:p>18944</text:p>
          </table:table-cell>
          <table:table-cell office:value-type="float" office:value="32064" calcext:value-type="float">
            <text:p>32064</text:p>
          </table:table-cell>
          <table:table-cell office:value-type="float" office:value="46016" calcext:value-type="float">
            <text:p>46016</text:p>
          </table:table-cell>
          <table:table-cell office:value-type="float" office:value="59392" calcext:value-type="float">
            <text:p>59392</text:p>
          </table:table-cell>
          <table:table-cell/>
          <table:table-cell office:value-type="float" office:value="2688" calcext:value-type="float">
            <text:p>2688</text:p>
          </table:table-cell>
          <table:table-cell office:value-type="float" office:value="3712" calcext:value-type="float">
            <text:p>3712</text:p>
          </table:table-cell>
          <table:table-cell office:value-type="float" office:value="2688" calcext:value-type="float">
            <text:p>2688</text:p>
          </table:table-cell>
          <table:table-cell office:value-type="float" office:value="3136" calcext:value-type="float">
            <text:p>3136</text:p>
          </table:table-cell>
          <table:table-cell office:value-type="float" office:value="2624" calcext:value-type="float">
            <text:p>2624</text:p>
          </table:table-cell>
          <table:table-cell/>
          <table:table-cell table:formula="of:=([.H76]+[.I76]+[.J76]+[.K76]+[.L76])/5" office:value-type="float" office:value="2969.6" calcext:value-type="float">
            <text:p>2969.6</text:p>
          </table:table-cell>
        </table:table-row>
        <table:table-row table:style-name="ro1">
          <table:table-cell table:number-columns-repeated="2" office:value-type="float" office:value="6016" calcext:value-type="float">
            <text:p>6016</text:p>
          </table:table-cell>
          <table:table-cell office:value-type="float" office:value="18944" calcext:value-type="float">
            <text:p>18944</text:p>
          </table:table-cell>
          <table:table-cell office:value-type="float" office:value="32064" calcext:value-type="float">
            <text:p>32064</text:p>
          </table:table-cell>
          <table:table-cell office:value-type="float" office:value="46080" calcext:value-type="float">
            <text:p>46080</text:p>
          </table:table-cell>
          <table:table-cell office:value-type="float" office:value="59456" calcext:value-type="float">
            <text:p>59456</text:p>
          </table:table-cell>
          <table:table-cell/>
          <table:table-cell office:value-type="float" office:value="2688" calcext:value-type="float">
            <text:p>2688</text:p>
          </table:table-cell>
          <table:table-cell office:value-type="float" office:value="3712" calcext:value-type="float">
            <text:p>3712</text:p>
          </table:table-cell>
          <table:table-cell office:value-type="float" office:value="2688" calcext:value-type="float">
            <text:p>2688</text:p>
          </table:table-cell>
          <table:table-cell office:value-type="float" office:value="3200" calcext:value-type="float">
            <text:p>3200</text:p>
          </table:table-cell>
          <table:table-cell office:value-type="float" office:value="2688" calcext:value-type="float">
            <text:p>2688</text:p>
          </table:table-cell>
          <table:table-cell/>
          <table:table-cell table:formula="of:=([.H77]+[.I77]+[.J77]+[.K77]+[.L77])/5" office:value-type="float" office:value="2995.2" calcext:value-type="float">
            <text:p>2995.2</text:p>
          </table:table-cell>
        </table:table-row>
        <table:table-row table:style-name="ro1">
          <table:table-cell table:number-columns-repeated="2" office:value-type="float" office:value="6016" calcext:value-type="float">
            <text:p>6016</text:p>
          </table:table-cell>
          <table:table-cell office:value-type="float" office:value="19008" calcext:value-type="float">
            <text:p>19008</text:p>
          </table:table-cell>
          <table:table-cell office:value-type="float" office:value="32128" calcext:value-type="float">
            <text:p>32128</text:p>
          </table:table-cell>
          <table:table-cell office:value-type="float" office:value="46080" calcext:value-type="float">
            <text:p>46080</text:p>
          </table:table-cell>
          <table:table-cell office:value-type="float" office:value="59520" calcext:value-type="float">
            <text:p>59520</text:p>
          </table:table-cell>
          <table:table-cell/>
          <table:table-cell office:value-type="float" office:value="2688" calcext:value-type="float">
            <text:p>2688</text:p>
          </table:table-cell>
          <table:table-cell office:value-type="float" office:value="3776" calcext:value-type="float">
            <text:p>3776</text:p>
          </table:table-cell>
          <table:table-cell office:value-type="float" office:value="2752" calcext:value-type="float">
            <text:p>2752</text:p>
          </table:table-cell>
          <table:table-cell office:value-type="float" office:value="3200" calcext:value-type="float">
            <text:p>3200</text:p>
          </table:table-cell>
          <table:table-cell office:value-type="float" office:value="2752" calcext:value-type="float">
            <text:p>2752</text:p>
          </table:table-cell>
          <table:table-cell/>
          <table:table-cell table:formula="of:=([.H78]+[.I78]+[.J78]+[.K78]+[.L78])/5" office:value-type="float" office:value="3033.6" calcext:value-type="float">
            <text:p>3033.6</text:p>
          </table:table-cell>
        </table:table-row>
        <table:table-row table:style-name="ro1">
          <table:table-cell table:number-columns-repeated="2" office:value-type="float" office:value="6080" calcext:value-type="float">
            <text:p>6080</text:p>
          </table:table-cell>
          <table:table-cell office:value-type="float" office:value="19008" calcext:value-type="float">
            <text:p>19008</text:p>
          </table:table-cell>
          <table:table-cell office:value-type="float" office:value="32128" calcext:value-type="float">
            <text:p>32128</text:p>
          </table:table-cell>
          <table:table-cell office:value-type="float" office:value="46144" calcext:value-type="float">
            <text:p>46144</text:p>
          </table:table-cell>
          <table:table-cell office:value-type="float" office:value="59584" calcext:value-type="float">
            <text:p>59584</text:p>
          </table:table-cell>
          <table:table-cell/>
          <table:table-cell office:value-type="float" office:value="2752" calcext:value-type="float">
            <text:p>2752</text:p>
          </table:table-cell>
          <table:table-cell office:value-type="float" office:value="3776" calcext:value-type="float">
            <text:p>3776</text:p>
          </table:table-cell>
          <table:table-cell office:value-type="float" office:value="2752" calcext:value-type="float">
            <text:p>2752</text:p>
          </table:table-cell>
          <table:table-cell office:value-type="float" office:value="3264" calcext:value-type="float">
            <text:p>3264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([.H79]+[.I79]+[.J79]+[.K79]+[.L79])/5" office:value-type="float" office:value="3072" calcext:value-type="float">
            <text:p>3072</text:p>
          </table:table-cell>
        </table:table-row>
        <table:table-row table:style-name="ro1">
          <table:table-cell table:number-columns-repeated="2" office:value-type="float" office:value="6080" calcext:value-type="float">
            <text:p>6080</text:p>
          </table:table-cell>
          <table:table-cell office:value-type="float" office:value="19008" calcext:value-type="float">
            <text:p>19008</text:p>
          </table:table-cell>
          <table:table-cell office:value-type="float" office:value="32192" calcext:value-type="float">
            <text:p>32192</text:p>
          </table:table-cell>
          <table:table-cell office:value-type="float" office:value="46208" calcext:value-type="float">
            <text:p>46208</text:p>
          </table:table-cell>
          <table:table-cell office:value-type="float" office:value="59648" calcext:value-type="float">
            <text:p>59648</text:p>
          </table:table-cell>
          <table:table-cell/>
          <table:table-cell office:value-type="float" office:value="2752" calcext:value-type="float">
            <text:p>2752</text:p>
          </table:table-cell>
          <table:table-cell office:value-type="float" office:value="3776" calcext:value-type="float">
            <text:p>3776</text:p>
          </table:table-cell>
          <table:table-cell office:value-type="float" office:value="2816" calcext:value-type="float">
            <text:p>2816</text:p>
          </table:table-cell>
          <table:table-cell office:value-type="float" office:value="3328" calcext:value-type="float">
            <text:p>3328</text:p>
          </table:table-cell>
          <table:table-cell office:value-type="float" office:value="2880" calcext:value-type="float">
            <text:p>2880</text:p>
          </table:table-cell>
          <table:table-cell/>
          <table:table-cell table:formula="of:=([.H80]+[.I80]+[.J80]+[.K80]+[.L80])/5" office:value-type="float" office:value="3110.4" calcext:value-type="float">
            <text:p>3110.4</text:p>
          </table:table-cell>
        </table:table-row>
        <table:table-row table:style-name="ro1">
          <table:table-cell table:number-columns-repeated="2" office:value-type="float" office:value="6144" calcext:value-type="float">
            <text:p>6144</text:p>
          </table:table-cell>
          <table:table-cell office:value-type="float" office:value="19072" calcext:value-type="float">
            <text:p>19072</text:p>
          </table:table-cell>
          <table:table-cell office:value-type="float" office:value="32192" calcext:value-type="float">
            <text:p>32192</text:p>
          </table:table-cell>
          <table:table-cell office:value-type="float" office:value="46336" calcext:value-type="float">
            <text:p>46336</text:p>
          </table:table-cell>
          <table:table-cell office:value-type="float" office:value="59776" calcext:value-type="float">
            <text:p>59776</text:p>
          </table:table-cell>
          <table:table-cell/>
          <table:table-cell office:value-type="float" office:value="2816" calcext:value-type="float">
            <text:p>2816</text:p>
          </table:table-cell>
          <table:table-cell office:value-type="float" office:value="3840" calcext:value-type="float">
            <text:p>3840</text:p>
          </table:table-cell>
          <table:table-cell office:value-type="float" office:value="2816" calcext:value-type="float">
            <text:p>2816</text:p>
          </table:table-cell>
          <table:table-cell office:value-type="float" office:value="3456" calcext:value-type="float">
            <text:p>3456</text:p>
          </table:table-cell>
          <table:table-cell office:value-type="float" office:value="3008" calcext:value-type="float">
            <text:p>3008</text:p>
          </table:table-cell>
          <table:table-cell/>
          <table:table-cell table:formula="of:=([.H81]+[.I81]+[.J81]+[.K81]+[.L81])/5" office:value-type="float" office:value="3187.2" calcext:value-type="float">
            <text:p>3187.2</text:p>
          </table:table-cell>
        </table:table-row>
        <table:table-row table:style-name="ro1">
          <table:table-cell table:number-columns-repeated="2" office:value-type="float" office:value="6144" calcext:value-type="float">
            <text:p>6144</text:p>
          </table:table-cell>
          <table:table-cell office:value-type="float" office:value="19072" calcext:value-type="float">
            <text:p>19072</text:p>
          </table:table-cell>
          <table:table-cell office:value-type="float" office:value="32256" calcext:value-type="float">
            <text:p>32256</text:p>
          </table:table-cell>
          <table:table-cell office:value-type="float" office:value="46400" calcext:value-type="float">
            <text:p>46400</text:p>
          </table:table-cell>
          <table:table-cell office:value-type="float" office:value="59840" calcext:value-type="float">
            <text:p>59840</text:p>
          </table:table-cell>
          <table:table-cell/>
          <table:table-cell office:value-type="float" office:value="2816" calcext:value-type="float">
            <text:p>2816</text:p>
          </table:table-cell>
          <table:table-cell office:value-type="float" office:value="3840" calcext:value-type="float">
            <text:p>3840</text:p>
          </table:table-cell>
          <table:table-cell office:value-type="float" office:value="2880" calcext:value-type="float">
            <text:p>2880</text:p>
          </table:table-cell>
          <table:table-cell office:value-type="float" office:value="3520" calcext:value-type="float">
            <text:p>3520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([.H82]+[.I82]+[.J82]+[.K82]+[.L82])/5" office:value-type="float" office:value="3225.6" calcext:value-type="float">
            <text:p>3225.6</text:p>
          </table:table-cell>
        </table:table-row>
        <table:table-row table:style-name="ro1">
          <table:table-cell table:number-columns-repeated="2" office:value-type="float" office:value="6208" calcext:value-type="float">
            <text:p>6208</text:p>
          </table:table-cell>
          <table:table-cell office:value-type="float" office:value="19136" calcext:value-type="float">
            <text:p>19136</text:p>
          </table:table-cell>
          <table:table-cell office:value-type="float" office:value="32320" calcext:value-type="float">
            <text:p>32320</text:p>
          </table:table-cell>
          <table:table-cell office:value-type="float" office:value="46528" calcext:value-type="float">
            <text:p>46528</text:p>
          </table:table-cell>
          <table:table-cell office:value-type="float" office:value="59904" calcext:value-type="float">
            <text:p>59904</text:p>
          </table:table-cell>
          <table:table-cell/>
          <table:table-cell office:value-type="float" office:value="2880" calcext:value-type="float">
            <text:p>2880</text:p>
          </table:table-cell>
          <table:table-cell office:value-type="float" office:value="3904" calcext:value-type="float">
            <text:p>3904</text:p>
          </table:table-cell>
          <table:table-cell office:value-type="float" office:value="2944" calcext:value-type="float">
            <text:p>2944</text:p>
          </table:table-cell>
          <table:table-cell office:value-type="float" office:value="3648" calcext:value-type="float">
            <text:p>3648</text:p>
          </table:table-cell>
          <table:table-cell office:value-type="float" office:value="3136" calcext:value-type="float">
            <text:p>3136</text:p>
          </table:table-cell>
          <table:table-cell/>
          <table:table-cell table:formula="of:=([.H83]+[.I83]+[.J83]+[.K83]+[.L83])/5" office:value-type="float" office:value="3302.4" calcext:value-type="float">
            <text:p>3302.4</text:p>
          </table:table-cell>
        </table:table-row>
        <table:table-row table:style-name="ro1">
          <table:table-cell table:number-columns-repeated="2" office:value-type="float" office:value="6208" calcext:value-type="float">
            <text:p>6208</text:p>
          </table:table-cell>
          <table:table-cell office:value-type="float" office:value="19200" calcext:value-type="float">
            <text:p>19200</text:p>
          </table:table-cell>
          <table:table-cell office:value-type="float" office:value="32320" calcext:value-type="float">
            <text:p>32320</text:p>
          </table:table-cell>
          <table:table-cell office:value-type="float" office:value="46656" calcext:value-type="float">
            <text:p>46656</text:p>
          </table:table-cell>
          <table:table-cell office:value-type="float" office:value="59968" calcext:value-type="float">
            <text:p>59968</text:p>
          </table:table-cell>
          <table:table-cell/>
          <table:table-cell office:value-type="float" office:value="2880" calcext:value-type="float">
            <text:p>2880</text:p>
          </table:table-cell>
          <table:table-cell office:value-type="float" office:value="3968" calcext:value-type="float">
            <text:p>3968</text:p>
          </table:table-cell>
          <table:table-cell office:value-type="float" office:value="2944" calcext:value-type="float">
            <text:p>2944</text:p>
          </table:table-cell>
          <table:table-cell office:value-type="float" office:value="3776" calcext:value-type="float">
            <text:p>3776</text:p>
          </table:table-cell>
          <table:table-cell office:value-type="float" office:value="3200" calcext:value-type="float">
            <text:p>3200</text:p>
          </table:table-cell>
          <table:table-cell/>
          <table:table-cell table:formula="of:=([.H84]+[.I84]+[.J84]+[.K84]+[.L84])/5" office:value-type="float" office:value="3353.6" calcext:value-type="float">
            <text:p>3353.6</text:p>
          </table:table-cell>
        </table:table-row>
        <table:table-row table:style-name="ro1">
          <table:table-cell table:number-columns-repeated="2" office:value-type="float" office:value="6208" calcext:value-type="float">
            <text:p>6208</text:p>
          </table:table-cell>
          <table:table-cell office:value-type="float" office:value="19200" calcext:value-type="float">
            <text:p>19200</text:p>
          </table:table-cell>
          <table:table-cell office:value-type="float" office:value="32384" calcext:value-type="float">
            <text:p>32384</text:p>
          </table:table-cell>
          <table:table-cell office:value-type="float" office:value="46720" calcext:value-type="float">
            <text:p>46720</text:p>
          </table:table-cell>
          <table:table-cell office:value-type="float" office:value="59968" calcext:value-type="float">
            <text:p>59968</text:p>
          </table:table-cell>
          <table:table-cell/>
          <table:table-cell office:value-type="float" office:value="2880" calcext:value-type="float">
            <text:p>2880</text:p>
          </table:table-cell>
          <table:table-cell office:value-type="float" office:value="3968" calcext:value-type="float">
            <text:p>3968</text:p>
          </table:table-cell>
          <table:table-cell office:value-type="float" office:value="3008" calcext:value-type="float">
            <text:p>3008</text:p>
          </table:table-cell>
          <table:table-cell office:value-type="float" office:value="3840" calcext:value-type="float">
            <text:p>3840</text:p>
          </table:table-cell>
          <table:table-cell office:value-type="float" office:value="3200" calcext:value-type="float">
            <text:p>3200</text:p>
          </table:table-cell>
          <table:table-cell/>
          <table:table-cell table:formula="of:=([.H85]+[.I85]+[.J85]+[.K85]+[.L85])/5" office:value-type="float" office:value="3379.2" calcext:value-type="float">
            <text:p>3379.2</text:p>
          </table:table-cell>
        </table:table-row>
        <table:table-row table:style-name="ro1">
          <table:table-cell table:number-columns-repeated="2" office:value-type="float" office:value="6272" calcext:value-type="float">
            <text:p>6272</text:p>
          </table:table-cell>
          <table:table-cell office:value-type="float" office:value="19264" calcext:value-type="float">
            <text:p>19264</text:p>
          </table:table-cell>
          <table:table-cell office:value-type="float" office:value="32384" calcext:value-type="float">
            <text:p>32384</text:p>
          </table:table-cell>
          <table:table-cell office:value-type="float" office:value="46848" calcext:value-type="float">
            <text:p>46848</text:p>
          </table:table-cell>
          <table:table-cell office:value-type="float" office:value="60032" calcext:value-type="float">
            <text:p>60032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float" office:value="4032" calcext:value-type="float">
            <text:p>4032</text:p>
          </table:table-cell>
          <table:table-cell office:value-type="float" office:value="3008" calcext:value-type="float">
            <text:p>3008</text:p>
          </table:table-cell>
          <table:table-cell office:value-type="float" office:value="3968" calcext:value-type="float">
            <text:p>3968</text:p>
          </table:table-cell>
          <table:table-cell office:value-type="float" office:value="3264" calcext:value-type="float">
            <text:p>3264</text:p>
          </table:table-cell>
          <table:table-cell/>
          <table:table-cell table:formula="of:=([.H86]+[.I86]+[.J86]+[.K86]+[.L86])/5" office:value-type="float" office:value="3443.2" calcext:value-type="float">
            <text:p>3443.2</text:p>
          </table:table-cell>
        </table:table-row>
        <table:table-row table:style-name="ro1">
          <table:table-cell table:number-columns-repeated="2" office:value-type="float" office:value="6272" calcext:value-type="float">
            <text:p>6272</text:p>
          </table:table-cell>
          <table:table-cell office:value-type="float" office:value="19328" calcext:value-type="float">
            <text:p>19328</text:p>
          </table:table-cell>
          <table:table-cell office:value-type="float" office:value="32448" calcext:value-type="float">
            <text:p>32448</text:p>
          </table:table-cell>
          <table:table-cell office:value-type="float" office:value="47040" calcext:value-type="float">
            <text:p>47040</text:p>
          </table:table-cell>
          <table:table-cell office:value-type="float" office:value="60096" calcext:value-type="float">
            <text:p>60096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float" office:value="4096" calcext:value-type="float">
            <text:p>4096</text:p>
          </table:table-cell>
          <table:table-cell office:value-type="float" office:value="3072" calcext:value-type="float">
            <text:p>3072</text:p>
          </table:table-cell>
          <table:table-cell office:value-type="float" office:value="4160" calcext:value-type="float">
            <text:p>4160</text:p>
          </table:table-cell>
          <table:table-cell office:value-type="float" office:value="3328" calcext:value-type="float">
            <text:p>3328</text:p>
          </table:table-cell>
          <table:table-cell/>
          <table:table-cell table:formula="of:=([.H87]+[.I87]+[.J87]+[.K87]+[.L87])/5" office:value-type="float" office:value="3520" calcext:value-type="float">
            <text:p>3520</text:p>
          </table:table-cell>
        </table:table-row>
        <table:table-row table:style-name="ro1">
          <table:table-cell table:number-columns-repeated="2" office:value-type="float" office:value="6336" calcext:value-type="float">
            <text:p>6336</text:p>
          </table:table-cell>
          <table:table-cell office:value-type="float" office:value="19328" calcext:value-type="float">
            <text:p>19328</text:p>
          </table:table-cell>
          <table:table-cell office:value-type="float" office:value="32448" calcext:value-type="float">
            <text:p>32448</text:p>
          </table:table-cell>
          <table:table-cell office:value-type="float" office:value="47168" calcext:value-type="float">
            <text:p>47168</text:p>
          </table:table-cell>
          <table:table-cell office:value-type="float" office:value="60160" calcext:value-type="float">
            <text:p>60160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float" office:value="4096" calcext:value-type="float">
            <text:p>4096</text:p>
          </table:table-cell>
          <table:table-cell office:value-type="float" office:value="3072" calcext:value-type="float">
            <text:p>3072</text:p>
          </table:table-cell>
          <table:table-cell office:value-type="float" office:value="4288" calcext:value-type="float">
            <text:p>4288</text:p>
          </table:table-cell>
          <table:table-cell office:value-type="float" office:value="3392" calcext:value-type="float">
            <text:p>3392</text:p>
          </table:table-cell>
          <table:table-cell/>
          <table:table-cell table:formula="of:=([.H88]+[.I88]+[.J88]+[.K88]+[.L88])/5" office:value-type="float" office:value="3571.2" calcext:value-type="float">
            <text:p>3571.2</text:p>
          </table:table-cell>
        </table:table-row>
        <table:table-row table:style-name="ro1">
          <table:table-cell table:number-columns-repeated="2" office:value-type="float" office:value="6336" calcext:value-type="float">
            <text:p>6336</text:p>
          </table:table-cell>
          <table:table-cell office:value-type="float" office:value="19392" calcext:value-type="float">
            <text:p>19392</text:p>
          </table:table-cell>
          <table:table-cell office:value-type="float" office:value="32512" calcext:value-type="float">
            <text:p>32512</text:p>
          </table:table-cell>
          <table:table-cell office:value-type="float" office:value="47360" calcext:value-type="float">
            <text:p>47360</text:p>
          </table:table-cell>
          <table:table-cell office:value-type="float" office:value="60224" calcext:value-type="float">
            <text:p>60224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float" office:value="4160" calcext:value-type="float">
            <text:p>4160</text:p>
          </table:table-cell>
          <table:table-cell office:value-type="float" office:value="3136" calcext:value-type="float">
            <text:p>3136</text:p>
          </table:table-cell>
          <table:table-cell office:value-type="float" office:value="4480" calcext:value-type="float">
            <text:p>4480</text:p>
          </table:table-cell>
          <table:table-cell office:value-type="float" office:value="3456" calcext:value-type="float">
            <text:p>3456</text:p>
          </table:table-cell>
          <table:table-cell/>
          <table:table-cell table:formula="of:=([.H89]+[.I89]+[.J89]+[.K89]+[.L89])/5" office:value-type="float" office:value="3648" calcext:value-type="float">
            <text:p>3648</text:p>
          </table:table-cell>
        </table:table-row>
        <table:table-row table:style-name="ro1">
          <table:table-cell table:number-columns-repeated="2" office:value-type="float" office:value="6400" calcext:value-type="float">
            <text:p>6400</text:p>
          </table:table-cell>
          <table:table-cell office:value-type="float" office:value="19456" calcext:value-type="float">
            <text:p>19456</text:p>
          </table:table-cell>
          <table:table-cell office:value-type="float" office:value="32512" calcext:value-type="float">
            <text:p>32512</text:p>
          </table:table-cell>
          <table:table-cell office:value-type="float" office:value="47552" calcext:value-type="float">
            <text:p>47552</text:p>
          </table:table-cell>
          <table:table-cell office:value-type="float" office:value="60288" calcext:value-type="float">
            <text:p>60288</text:p>
          </table:table-cell>
          <table:table-cell/>
          <table:table-cell office:value-type="float" office:value="3072" calcext:value-type="float">
            <text:p>3072</text:p>
          </table:table-cell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office:value-type="float" office:value="4672" calcext:value-type="float">
            <text:p>4672</text:p>
          </table:table-cell>
          <table:table-cell office:value-type="float" office:value="3520" calcext:value-type="float">
            <text:p>3520</text:p>
          </table:table-cell>
          <table:table-cell/>
          <table:table-cell table:formula="of:=([.H90]+[.I90]+[.J90]+[.K90]+[.L90])/5" office:value-type="float" office:value="3724.8" calcext:value-type="float">
            <text:p>3724.8</text:p>
          </table:table-cell>
        </table:table-row>
        <table:table-row table:style-name="ro1">
          <table:table-cell table:number-columns-repeated="2" office:value-type="float" office:value="6400" calcext:value-type="float">
            <text:p>6400</text:p>
          </table:table-cell>
          <table:table-cell office:value-type="float" office:value="19456" calcext:value-type="float">
            <text:p>19456</text:p>
          </table:table-cell>
          <table:table-cell office:value-type="float" office:value="32576" calcext:value-type="float">
            <text:p>32576</text:p>
          </table:table-cell>
          <table:table-cell office:value-type="float" office:value="47744" calcext:value-type="float">
            <text:p>47744</text:p>
          </table:table-cell>
          <table:table-cell office:value-type="float" office:value="60416" calcext:value-type="float">
            <text:p>60416</text:p>
          </table:table-cell>
          <table:table-cell/>
          <table:table-cell office:value-type="float" office:value="3072" calcext:value-type="float">
            <text:p>3072</text:p>
          </table:table-cell>
          <table:table-cell office:value-type="float" office:value="4224" calcext:value-type="float">
            <text:p>4224</text:p>
          </table:table-cell>
          <table:table-cell office:value-type="float" office:value="3200" calcext:value-type="float">
            <text:p>3200</text:p>
          </table:table-cell>
          <table:table-cell office:value-type="float" office:value="4864" calcext:value-type="float">
            <text:p>4864</text:p>
          </table:table-cell>
          <table:table-cell office:value-type="float" office:value="3648" calcext:value-type="float">
            <text:p>3648</text:p>
          </table:table-cell>
          <table:table-cell/>
          <table:table-cell table:formula="of:=([.H91]+[.I91]+[.J91]+[.K91]+[.L91])/5" office:value-type="float" office:value="3801.6" calcext:value-type="float">
            <text:p>3801.6</text:p>
          </table:table-cell>
        </table:table-row>
        <table:table-row table:style-name="ro1">
          <table:table-cell table:number-columns-repeated="2" office:value-type="float" office:value="6400" calcext:value-type="float">
            <text:p>6400</text:p>
          </table:table-cell>
          <table:table-cell office:value-type="float" office:value="19520" calcext:value-type="float">
            <text:p>19520</text:p>
          </table:table-cell>
          <table:table-cell office:value-type="float" office:value="32640" calcext:value-type="float">
            <text:p>32640</text:p>
          </table:table-cell>
          <table:table-cell office:value-type="float" office:value="48000" calcext:value-type="float">
            <text:p>48000</text:p>
          </table:table-cell>
          <table:table-cell office:value-type="float" office:value="60480" calcext:value-type="float">
            <text:p>60480</text:p>
          </table:table-cell>
          <table:table-cell/>
          <table:table-cell office:value-type="float" office:value="3072" calcext:value-type="float">
            <text:p>3072</text:p>
          </table:table-cell>
          <table:table-cell office:value-type="float" office:value="4288" calcext:value-type="float">
            <text:p>4288</text:p>
          </table:table-cell>
          <table:table-cell office:value-type="float" office:value="3264" calcext:value-type="float">
            <text:p>3264</text:p>
          </table:table-cell>
          <table:table-cell office:value-type="float" office:value="5120" calcext:value-type="float">
            <text:p>5120</text:p>
          </table:table-cell>
          <table:table-cell office:value-type="float" office:value="3712" calcext:value-type="float">
            <text:p>3712</text:p>
          </table:table-cell>
          <table:table-cell/>
          <table:table-cell table:formula="of:=([.H92]+[.I92]+[.J92]+[.K92]+[.L92])/5" office:value-type="float" office:value="3891.2" calcext:value-type="float">
            <text:p>3891.2</text:p>
          </table:table-cell>
        </table:table-row>
        <table:table-row table:style-name="ro1">
          <table:table-cell table:number-columns-repeated="2" office:value-type="float" office:value="6464" calcext:value-type="float">
            <text:p>6464</text:p>
          </table:table-cell>
          <table:table-cell office:value-type="float" office:value="19520" calcext:value-type="float">
            <text:p>19520</text:p>
          </table:table-cell>
          <table:table-cell office:value-type="float" office:value="32704" calcext:value-type="float">
            <text:p>32704</text:p>
          </table:table-cell>
          <table:table-cell office:value-type="float" office:value="48064" calcext:value-type="float">
            <text:p>48064</text:p>
          </table:table-cell>
          <table:table-cell office:value-type="float" office:value="60544" calcext:value-type="float">
            <text:p>60544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4288" calcext:value-type="float">
            <text:p>4288</text:p>
          </table:table-cell>
          <table:table-cell office:value-type="float" office:value="3328" calcext:value-type="float">
            <text:p>3328</text:p>
          </table:table-cell>
          <table:table-cell office:value-type="float" office:value="5184" calcext:value-type="float">
            <text:p>5184</text:p>
          </table:table-cell>
          <table:table-cell office:value-type="float" office:value="3776" calcext:value-type="float">
            <text:p>3776</text:p>
          </table:table-cell>
          <table:table-cell/>
          <table:table-cell table:formula="of:=([.H93]+[.I93]+[.J93]+[.K93]+[.L93])/5" office:value-type="float" office:value="3942.4" calcext:value-type="float">
            <text:p>3942.4</text:p>
          </table:table-cell>
        </table:table-row>
        <table:table-row table:style-name="ro1">
          <table:table-cell table:number-columns-repeated="2" office:value-type="float" office:value="6464" calcext:value-type="float">
            <text:p>6464</text:p>
          </table:table-cell>
          <table:table-cell office:value-type="float" office:value="19584" calcext:value-type="float">
            <text:p>19584</text:p>
          </table:table-cell>
          <table:table-cell office:value-type="float" office:value="32704" calcext:value-type="float">
            <text:p>32704</text:p>
          </table:table-cell>
          <table:table-cell office:value-type="float" office:value="48384" calcext:value-type="float">
            <text:p>48384</text:p>
          </table:table-cell>
          <table:table-cell office:value-type="float" office:value="60672" calcext:value-type="float">
            <text:p>60672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4352" calcext:value-type="float">
            <text:p>4352</text:p>
          </table:table-cell>
          <table:table-cell office:value-type="float" office:value="3328" calcext:value-type="float">
            <text:p>3328</text:p>
          </table:table-cell>
          <table:table-cell office:value-type="float" office:value="5504" calcext:value-type="float">
            <text:p>5504</text:p>
          </table:table-cell>
          <table:table-cell office:value-type="float" office:value="3904" calcext:value-type="float">
            <text:p>3904</text:p>
          </table:table-cell>
          <table:table-cell/>
          <table:table-cell table:formula="of:=([.H94]+[.I94]+[.J94]+[.K94]+[.L94])/5" office:value-type="float" office:value="4044.8" calcext:value-type="float">
            <text:p>4044.8</text:p>
          </table:table-cell>
        </table:table-row>
        <table:table-row table:style-name="ro1">
          <table:table-cell table:number-columns-repeated="2" office:value-type="float" office:value="6528" calcext:value-type="float">
            <text:p>6528</text:p>
          </table:table-cell>
          <table:table-cell office:value-type="float" office:value="19584" calcext:value-type="float">
            <text:p>19584</text:p>
          </table:table-cell>
          <table:table-cell office:value-type="float" office:value="32832" calcext:value-type="float">
            <text:p>32832</text:p>
          </table:table-cell>
          <table:table-cell office:value-type="float" office:value="48640" calcext:value-type="float">
            <text:p>48640</text:p>
          </table:table-cell>
          <table:table-cell office:value-type="float" office:value="60736" calcext:value-type="float">
            <text:p>60736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4352" calcext:value-type="float">
            <text:p>4352</text:p>
          </table:table-cell>
          <table:table-cell office:value-type="float" office:value="3456" calcext:value-type="float">
            <text:p>3456</text:p>
          </table:table-cell>
          <table:table-cell office:value-type="float" office:value="5760" calcext:value-type="float">
            <text:p>5760</text:p>
          </table:table-cell>
          <table:table-cell office:value-type="float" office:value="3968" calcext:value-type="float">
            <text:p>3968</text:p>
          </table:table-cell>
          <table:table-cell/>
          <table:table-cell table:formula="of:=([.H95]+[.I95]+[.J95]+[.K95]+[.L95])/5" office:value-type="float" office:value="4147.2" calcext:value-type="float">
            <text:p>4147.2</text:p>
          </table:table-cell>
        </table:table-row>
        <table:table-row table:style-name="ro1">
          <table:table-cell table:number-columns-repeated="2" office:value-type="float" office:value="6528" calcext:value-type="float">
            <text:p>6528</text:p>
          </table:table-cell>
          <table:table-cell office:value-type="float" office:value="19648" calcext:value-type="float">
            <text:p>19648</text:p>
          </table:table-cell>
          <table:table-cell office:value-type="float" office:value="32896" calcext:value-type="float">
            <text:p>32896</text:p>
          </table:table-cell>
          <table:table-cell office:value-type="float" office:value="48960" calcext:value-type="float">
            <text:p>48960</text:p>
          </table:table-cell>
          <table:table-cell office:value-type="float" office:value="60864" calcext:value-type="float">
            <text:p>60864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4416" calcext:value-type="float">
            <text:p>4416</text:p>
          </table:table-cell>
          <table:table-cell office:value-type="float" office:value="3520" calcext:value-type="float">
            <text:p>3520</text:p>
          </table:table-cell>
          <table:table-cell office:value-type="float" office:value="6080" calcext:value-type="float">
            <text:p>6080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([.H96]+[.I96]+[.J96]+[.K96]+[.L96])/5" office:value-type="float" office:value="4262.4" calcext:value-type="float">
            <text:p>4262.4</text:p>
          </table:table-cell>
        </table:table-row>
        <table:table-row table:style-name="ro1">
          <table:table-cell table:number-columns-repeated="2" office:value-type="float" office:value="6592" calcext:value-type="float">
            <text:p>6592</text:p>
          </table:table-cell>
          <table:table-cell office:value-type="float" office:value="19712" calcext:value-type="float">
            <text:p>19712</text:p>
          </table:table-cell>
          <table:table-cell office:value-type="float" office:value="32960" calcext:value-type="float">
            <text:p>32960</text:p>
          </table:table-cell>
          <table:table-cell office:value-type="float" office:value="49344" calcext:value-type="float">
            <text:p>49344</text:p>
          </table:table-cell>
          <table:table-cell office:value-type="float" office:value="61056" calcext:value-type="float">
            <text:p>61056</text:p>
          </table:table-cell>
          <table:table-cell/>
          <table:table-cell office:value-type="float" office:value="3264" calcext:value-type="float">
            <text:p>3264</text:p>
          </table:table-cell>
          <table:table-cell office:value-type="float" office:value="4480" calcext:value-type="float">
            <text:p>4480</text:p>
          </table:table-cell>
          <table:table-cell office:value-type="float" office:value="3584" calcext:value-type="float">
            <text:p>3584</text:p>
          </table:table-cell>
          <table:table-cell office:value-type="float" office:value="6464" calcext:value-type="float">
            <text:p>6464</text:p>
          </table:table-cell>
          <table:table-cell office:value-type="float" office:value="4288" calcext:value-type="float">
            <text:p>4288</text:p>
          </table:table-cell>
          <table:table-cell/>
          <table:table-cell table:formula="of:=([.H97]+[.I97]+[.J97]+[.K97]+[.L97])/5" office:value-type="float" office:value="4416" calcext:value-type="float">
            <text:p>4416</text:p>
          </table:table-cell>
        </table:table-row>
        <table:table-row table:style-name="ro1">
          <table:table-cell table:number-columns-repeated="2" office:value-type="float" office:value="6592" calcext:value-type="float">
            <text:p>6592</text:p>
          </table:table-cell>
          <table:table-cell office:value-type="float" office:value="19712" calcext:value-type="float">
            <text:p>19712</text:p>
          </table:table-cell>
          <table:table-cell office:value-type="float" office:value="33024" calcext:value-type="float">
            <text:p>33024</text:p>
          </table:table-cell>
          <table:table-cell office:value-type="float" office:value="49792" calcext:value-type="float">
            <text:p>49792</text:p>
          </table:table-cell>
          <table:table-cell office:value-type="float" office:value="61184" calcext:value-type="float">
            <text:p>61184</text:p>
          </table:table-cell>
          <table:table-cell/>
          <table:table-cell office:value-type="float" office:value="3264" calcext:value-type="float">
            <text:p>3264</text:p>
          </table:table-cell>
          <table:table-cell office:value-type="float" office:value="4480" calcext:value-type="float">
            <text:p>4480</text:p>
          </table:table-cell>
          <table:table-cell office:value-type="float" office:value="3648" calcext:value-type="float">
            <text:p>3648</text:p>
          </table:table-cell>
          <table:table-cell office:value-type="float" office:value="6912" calcext:value-type="float">
            <text:p>6912</text:p>
          </table:table-cell>
          <table:table-cell office:value-type="float" office:value="4416" calcext:value-type="float">
            <text:p>4416</text:p>
          </table:table-cell>
          <table:table-cell/>
          <table:table-cell table:formula="of:=([.H98]+[.I98]+[.J98]+[.K98]+[.L98])/5" office:value-type="float" office:value="4544" calcext:value-type="float">
            <text:p>4544</text:p>
          </table:table-cell>
        </table:table-row>
        <table:table-row table:style-name="ro1">
          <table:table-cell table:number-columns-repeated="2" office:value-type="float" office:value="6656" calcext:value-type="float">
            <text:p>6656</text:p>
          </table:table-cell>
          <table:table-cell office:value-type="float" office:value="19776" calcext:value-type="float">
            <text:p>19776</text:p>
          </table:table-cell>
          <table:table-cell office:value-type="float" office:value="33152" calcext:value-type="float">
            <text:p>33152</text:p>
          </table:table-cell>
          <table:table-cell office:value-type="float" office:value="50240" calcext:value-type="float">
            <text:p>50240</text:p>
          </table:table-cell>
          <table:table-cell office:value-type="float" office:value="61376" calcext:value-type="float">
            <text:p>61376</text:p>
          </table:table-cell>
          <table:table-cell/>
          <table:table-cell office:value-type="float" office:value="3328" calcext:value-type="float">
            <text:p>3328</text:p>
          </table:table-cell>
          <table:table-cell office:value-type="float" office:value="4544" calcext:value-type="float">
            <text:p>4544</text:p>
          </table:table-cell>
          <table:table-cell office:value-type="float" office:value="3776" calcext:value-type="float">
            <text:p>3776</text:p>
          </table:table-cell>
          <table:table-cell office:value-type="float" office:value="7360" calcext:value-type="float">
            <text:p>7360</text:p>
          </table:table-cell>
          <table:table-cell office:value-type="float" office:value="4608" calcext:value-type="float">
            <text:p>4608</text:p>
          </table:table-cell>
          <table:table-cell/>
          <table:table-cell table:formula="of:=([.H99]+[.I99]+[.J99]+[.K99]+[.L99])/5" office:value-type="float" office:value="4723.2" calcext:value-type="float">
            <text:p>4723.2</text:p>
          </table:table-cell>
        </table:table-row>
        <table:table-row table:style-name="ro1">
          <table:table-cell table:number-columns-repeated="2" office:value-type="float" office:value="6656" calcext:value-type="float">
            <text:p>6656</text:p>
          </table:table-cell>
          <table:table-cell office:value-type="float" office:value="19840" calcext:value-type="float">
            <text:p>19840</text:p>
          </table:table-cell>
          <table:table-cell office:value-type="float" office:value="33216" calcext:value-type="float">
            <text:p>33216</text:p>
          </table:table-cell>
          <table:table-cell office:value-type="float" office:value="50496" calcext:value-type="float">
            <text:p>50496</text:p>
          </table:table-cell>
          <table:table-cell office:value-type="float" office:value="61504" calcext:value-type="float">
            <text:p>61504</text:p>
          </table:table-cell>
          <table:table-cell/>
          <table:table-cell office:value-type="float" office:value="3328" calcext:value-type="float">
            <text:p>3328</text:p>
          </table:table-cell>
          <table:table-cell office:value-type="float" office:value="4608" calcext:value-type="float">
            <text:p>4608</text:p>
          </table:table-cell>
          <table:table-cell office:value-type="float" office:value="3840" calcext:value-type="float">
            <text:p>3840</text:p>
          </table:table-cell>
          <table:table-cell office:value-type="float" office:value="7616" calcext:value-type="float">
            <text:p>7616</text:p>
          </table:table-cell>
          <table:table-cell office:value-type="float" office:value="4736" calcext:value-type="float">
            <text:p>4736</text:p>
          </table:table-cell>
          <table:table-cell/>
          <table:table-cell table:formula="of:=([.H100]+[.I100]+[.J100]+[.K100]+[.L100])/5" office:value-type="float" office:value="4825.6" calcext:value-type="float">
            <text:p>4825.6</text:p>
          </table:table-cell>
        </table:table-row>
        <table:table-row table:style-name="ro1">
          <table:table-cell table:number-columns-repeated="2" office:value-type="float" office:value="6720" calcext:value-type="float">
            <text:p>6720</text:p>
          </table:table-cell>
          <table:table-cell office:value-type="float" office:value="19840" calcext:value-type="float">
            <text:p>19840</text:p>
          </table:table-cell>
          <table:table-cell office:value-type="float" office:value="33216" calcext:value-type="float">
            <text:p>33216</text:p>
          </table:table-cell>
          <table:table-cell office:value-type="float" office:value="51008" calcext:value-type="float">
            <text:p>51008</text:p>
          </table:table-cell>
          <table:table-cell office:value-type="float" office:value="61760" calcext:value-type="float">
            <text:p>61760</text:p>
          </table:table-cell>
          <table:table-cell/>
          <table:table-cell office:value-type="float" office:value="3392" calcext:value-type="float">
            <text:p>3392</text:p>
          </table:table-cell>
          <table:table-cell office:value-type="float" office:value="4608" calcext:value-type="float">
            <text:p>4608</text:p>
          </table:table-cell>
          <table:table-cell office:value-type="float" office:value="3840" calcext:value-type="float">
            <text:p>3840</text:p>
          </table:table-cell>
          <table:table-cell office:value-type="float" office:value="8128" calcext:value-type="float">
            <text:p>8128</text:p>
          </table:table-cell>
          <table:table-cell office:value-type="float" office:value="4992" calcext:value-type="float">
            <text:p>4992</text:p>
          </table:table-cell>
          <table:table-cell/>
          <table:table-cell table:formula="of:=([.H101]+[.I101]+[.J101]+[.K101]+[.L101])/5" office:value-type="float" office:value="4992" calcext:value-type="float">
            <text:p>4992</text:p>
          </table:table-cell>
        </table:table-row>
        <table:table-row table:style-name="ro1">
          <table:table-cell table:number-columns-repeated="2" office:value-type="float" office:value="6720" calcext:value-type="float">
            <text:p>6720</text:p>
          </table:table-cell>
          <table:table-cell office:value-type="float" office:value="19904" calcext:value-type="float">
            <text:p>19904</text:p>
          </table:table-cell>
          <table:table-cell office:value-type="float" office:value="33344" calcext:value-type="float">
            <text:p>33344</text:p>
          </table:table-cell>
          <table:table-cell office:value-type="float" office:value="51456" calcext:value-type="float">
            <text:p>51456</text:p>
          </table:table-cell>
          <table:table-cell office:value-type="float" office:value="62016" calcext:value-type="float">
            <text:p>62016</text:p>
          </table:table-cell>
          <table:table-cell/>
          <table:table-cell office:value-type="float" office:value="3392" calcext:value-type="float">
            <text:p>3392</text:p>
          </table:table-cell>
          <table:table-cell office:value-type="float" office:value="4672" calcext:value-type="float">
            <text:p>4672</text:p>
          </table:table-cell>
          <table:table-cell office:value-type="float" office:value="3968" calcext:value-type="float">
            <text:p>3968</text:p>
          </table:table-cell>
          <table:table-cell office:value-type="float" office:value="8576" calcext:value-type="float">
            <text:p>8576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([.H102]+[.I102]+[.J102]+[.K102]+[.L102])/5" office:value-type="float" office:value="5171.2" calcext:value-type="float">
            <text:p>5171.2</text:p>
          </table:table-cell>
        </table:table-row>
        <table:table-row table:style-name="ro1">
          <table:table-cell table:number-columns-repeated="2" office:value-type="float" office:value="6720" calcext:value-type="float">
            <text:p>6720</text:p>
          </table:table-cell>
          <table:table-cell office:value-type="float" office:value="19968" calcext:value-type="float">
            <text:p>19968</text:p>
          </table:table-cell>
          <table:table-cell office:value-type="float" office:value="33408" calcext:value-type="float">
            <text:p>33408</text:p>
          </table:table-cell>
          <table:table-cell office:value-type="float" office:value="51968" calcext:value-type="float">
            <text:p>51968</text:p>
          </table:table-cell>
          <table:table-cell office:value-type="float" office:value="62336" calcext:value-type="float">
            <text:p>62336</text:p>
          </table:table-cell>
          <table:table-cell/>
          <table:table-cell office:value-type="float" office:value="3392" calcext:value-type="float">
            <text:p>3392</text:p>
          </table:table-cell>
          <table:table-cell office:value-type="float" office:value="4736" calcext:value-type="float">
            <text:p>4736</text:p>
          </table:table-cell>
          <table:table-cell office:value-type="float" office:value="4032" calcext:value-type="float">
            <text:p>4032</text:p>
          </table:table-cell>
          <table:table-cell office:value-type="float" office:value="9088" calcext:value-type="float">
            <text:p>9088</text:p>
          </table:table-cell>
          <table:table-cell office:value-type="float" office:value="5568" calcext:value-type="float">
            <text:p>5568</text:p>
          </table:table-cell>
          <table:table-cell/>
          <table:table-cell table:formula="of:=([.H103]+[.I103]+[.J103]+[.K103]+[.L103])/5" office:value-type="float" office:value="5363.2" calcext:value-type="float">
            <text:p>5363.2</text:p>
          </table:table-cell>
        </table:table-row>
        <table:table-row table:style-name="ro1">
          <table:table-cell table:number-columns-repeated="2" office:value-type="float" office:value="6784" calcext:value-type="float">
            <text:p>6784</text:p>
          </table:table-cell>
          <table:table-cell office:value-type="float" office:value="20096" calcext:value-type="float">
            <text:p>20096</text:p>
          </table:table-cell>
          <table:table-cell office:value-type="float" office:value="33472" calcext:value-type="float">
            <text:p>33472</text:p>
          </table:table-cell>
          <table:table-cell office:value-type="float" office:value="52416" calcext:value-type="float">
            <text:p>52416</text:p>
          </table:table-cell>
          <table:table-cell office:value-type="float" office:value="62720" calcext:value-type="float">
            <text:p>62720</text:p>
          </table:table-cell>
          <table:table-cell/>
          <table:table-cell office:value-type="float" office:value="3456" calcext:value-type="float">
            <text:p>3456</text:p>
          </table:table-cell>
          <table:table-cell office:value-type="float" office:value="4864" calcext:value-type="float">
            <text:p>4864</text:p>
          </table:table-cell>
          <table:table-cell office:value-type="float" office:value="4096" calcext:value-type="float">
            <text:p>4096</text:p>
          </table:table-cell>
          <table:table-cell office:value-type="float" office:value="9536" calcext:value-type="float">
            <text:p>9536</text:p>
          </table:table-cell>
          <table:table-cell office:value-type="float" office:value="5952" calcext:value-type="float">
            <text:p>5952</text:p>
          </table:table-cell>
          <table:table-cell/>
          <table:table-cell table:formula="of:=([.H104]+[.I104]+[.J104]+[.K104]+[.L104])/5" office:value-type="float" office:value="5580.8" calcext:value-type="float">
            <text:p>5580.8</text:p>
          </table:table-cell>
        </table:table-row>
        <table:table-row table:style-name="ro1">
          <table:table-cell table:number-columns-repeated="2" office:value-type="float" office:value="6784" calcext:value-type="float">
            <text:p>6784</text:p>
          </table:table-cell>
          <table:table-cell office:value-type="float" office:value="20160" calcext:value-type="float">
            <text:p>20160</text:p>
          </table:table-cell>
          <table:table-cell office:value-type="float" office:value="33536" calcext:value-type="float">
            <text:p>33536</text:p>
          </table:table-cell>
          <table:table-cell office:value-type="float" office:value="52800" calcext:value-type="float">
            <text:p>52800</text:p>
          </table:table-cell>
          <table:table-cell office:value-type="float" office:value="63040" calcext:value-type="float">
            <text:p>63040</text:p>
          </table:table-cell>
          <table:table-cell/>
          <table:table-cell office:value-type="float" office:value="3456" calcext:value-type="float">
            <text:p>3456</text:p>
          </table:table-cell>
          <table:table-cell office:value-type="float" office:value="4928" calcext:value-type="float">
            <text:p>4928</text:p>
          </table:table-cell>
          <table:table-cell office:value-type="float" office:value="4160" calcext:value-type="float">
            <text:p>4160</text:p>
          </table:table-cell>
          <table:table-cell office:value-type="float" office:value="9920" calcext:value-type="float">
            <text:p>9920</text:p>
          </table:table-cell>
          <table:table-cell office:value-type="float" office:value="6272" calcext:value-type="float">
            <text:p>6272</text:p>
          </table:table-cell>
          <table:table-cell/>
          <table:table-cell table:formula="of:=([.H105]+[.I105]+[.J105]+[.K105]+[.L105])/5" office:value-type="float" office:value="5747.2" calcext:value-type="float">
            <text:p>5747.2</text:p>
          </table:table-cell>
        </table:table-row>
        <table:table-row table:style-name="ro1">
          <table:table-cell table:number-columns-repeated="2" office:value-type="float" office:value="6848" calcext:value-type="float">
            <text:p>6848</text:p>
          </table:table-cell>
          <table:table-cell office:value-type="float" office:value="20288" calcext:value-type="float">
            <text:p>20288</text:p>
          </table:table-cell>
          <table:table-cell office:value-type="float" office:value="33664" calcext:value-type="float">
            <text:p>33664</text:p>
          </table:table-cell>
          <table:table-cell office:value-type="float" office:value="52992" calcext:value-type="float">
            <text:p>52992</text:p>
          </table:table-cell>
          <table:table-cell office:value-type="float" office:value="63424" calcext:value-type="float">
            <text:p>63424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5056" calcext:value-type="float">
            <text:p>5056</text:p>
          </table:table-cell>
          <table:table-cell office:value-type="float" office:value="4288" calcext:value-type="float">
            <text:p>4288</text:p>
          </table:table-cell>
          <table:table-cell office:value-type="float" office:value="10112" calcext:value-type="float">
            <text:p>10112</text:p>
          </table:table-cell>
          <table:table-cell office:value-type="float" office:value="6656" calcext:value-type="float">
            <text:p>6656</text:p>
          </table:table-cell>
          <table:table-cell/>
          <table:table-cell table:formula="of:=([.H106]+[.I106]+[.J106]+[.K106]+[.L106])/5" office:value-type="float" office:value="5926.4" calcext:value-type="float">
            <text:p>5926.4</text:p>
          </table:table-cell>
        </table:table-row>
        <table:table-row table:style-name="ro1">
          <table:table-cell table:number-columns-repeated="2" office:value-type="float" office:value="6848" calcext:value-type="float">
            <text:p>6848</text:p>
          </table:table-cell>
          <table:table-cell office:value-type="float" office:value="20352" calcext:value-type="float">
            <text:p>20352</text:p>
          </table:table-cell>
          <table:table-cell office:value-type="float" office:value="33728" calcext:value-type="float">
            <text:p>33728</text:p>
          </table:table-cell>
          <table:table-cell office:value-type="float" office:value="53184" calcext:value-type="float">
            <text:p>53184</text:p>
          </table:table-cell>
          <table:table-cell office:value-type="float" office:value="63616" calcext:value-type="float">
            <text:p>63616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5120" calcext:value-type="float">
            <text:p>5120</text:p>
          </table:table-cell>
          <table:table-cell office:value-type="float" office:value="4352" calcext:value-type="float">
            <text:p>4352</text:p>
          </table:table-cell>
          <table:table-cell office:value-type="float" office:value="10304" calcext:value-type="float">
            <text:p>10304</text:p>
          </table:table-cell>
          <table:table-cell office:value-type="float" office:value="6848" calcext:value-type="float">
            <text:p>6848</text:p>
          </table:table-cell>
          <table:table-cell/>
          <table:table-cell table:formula="of:=([.H107]+[.I107]+[.J107]+[.K107]+[.L107])/5" office:value-type="float" office:value="6028.8" calcext:value-type="float">
            <text:p>6028.8</text:p>
          </table:table-cell>
        </table:table-row>
        <table:table-row table:style-name="ro1">
          <table:table-cell table:number-columns-repeated="2" office:value-type="float" office:value="6912" calcext:value-type="float">
            <text:p>6912</text:p>
          </table:table-cell>
          <table:table-cell office:value-type="float" office:value="20480" calcext:value-type="float">
            <text:p>20480</text:p>
          </table:table-cell>
          <table:table-cell office:value-type="float" office:value="33728" calcext:value-type="float">
            <text:p>33728</text:p>
          </table:table-cell>
          <table:table-cell office:value-type="float" office:value="53184" calcext:value-type="float">
            <text:p>53184</text:p>
          </table:table-cell>
          <table:table-cell office:value-type="float" office:value="64000" calcext:value-type="float">
            <text:p>64000</text:p>
          </table:table-cell>
          <table:table-cell/>
          <table:table-cell office:value-type="float" office:value="3584" calcext:value-type="float">
            <text:p>3584</text:p>
          </table:table-cell>
          <table:table-cell office:value-type="float" office:value="5248" calcext:value-type="float">
            <text:p>5248</text:p>
          </table:table-cell>
          <table:table-cell office:value-type="float" office:value="4352" calcext:value-type="float">
            <text:p>4352</text:p>
          </table:table-cell>
          <table:table-cell office:value-type="float" office:value="10304" calcext:value-type="float">
            <text:p>10304</text:p>
          </table:table-cell>
          <table:table-cell office:value-type="float" office:value="7232" calcext:value-type="float">
            <text:p>7232</text:p>
          </table:table-cell>
          <table:table-cell/>
          <table:table-cell table:formula="of:=([.H108]+[.I108]+[.J108]+[.K108]+[.L108])/5" office:value-type="float" office:value="6144" calcext:value-type="float">
            <text:p>6144</text:p>
          </table:table-cell>
        </table:table-row>
        <table:table-row table:style-name="ro1">
          <table:table-cell table:number-columns-repeated="2" office:value-type="float" office:value="6976" calcext:value-type="float">
            <text:p>6976</text:p>
          </table:table-cell>
          <table:table-cell office:value-type="float" office:value="20544" calcext:value-type="float">
            <text:p>20544</text:p>
          </table:table-cell>
          <table:table-cell office:value-type="float" office:value="33856" calcext:value-type="float">
            <text:p>33856</text:p>
          </table:table-cell>
          <table:table-cell office:value-type="float" office:value="53120" calcext:value-type="float">
            <text:p>53120</text:p>
          </table:table-cell>
          <table:table-cell office:value-type="float" office:value="64384" calcext:value-type="float">
            <text:p>64384</text:p>
          </table:table-cell>
          <table:table-cell/>
          <table:table-cell office:value-type="float" office:value="3648" calcext:value-type="float">
            <text:p>3648</text:p>
          </table:table-cell>
          <table:table-cell office:value-type="float" office:value="5312" calcext:value-type="float">
            <text:p>5312</text:p>
          </table:table-cell>
          <table:table-cell office:value-type="float" office:value="4480" calcext:value-type="float">
            <text:p>4480</text:p>
          </table:table-cell>
          <table:table-cell office:value-type="float" office:value="10240" calcext:value-type="float">
            <text:p>10240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([.H109]+[.I109]+[.J109]+[.K109]+[.L109])/5" office:value-type="float" office:value="6259.2" calcext:value-type="float">
            <text:p>6259.2</text:p>
          </table:table-cell>
        </table:table-row>
        <table:table-row table:style-name="ro1">
          <table:table-cell table:number-columns-repeated="2" office:value-type="float" office:value="6976" calcext:value-type="float">
            <text:p>6976</text:p>
          </table:table-cell>
          <table:table-cell office:value-type="float" office:value="20672" calcext:value-type="float">
            <text:p>20672</text:p>
          </table:table-cell>
          <table:table-cell office:value-type="float" office:value="33856" calcext:value-type="float">
            <text:p>33856</text:p>
          </table:table-cell>
          <table:table-cell office:value-type="float" office:value="53056" calcext:value-type="float">
            <text:p>53056</text:p>
          </table:table-cell>
          <table:table-cell office:value-type="float" office:value="64768" calcext:value-type="float">
            <text:p>64768</text:p>
          </table:table-cell>
          <table:table-cell/>
          <table:table-cell office:value-type="float" office:value="3648" calcext:value-type="float">
            <text:p>3648</text:p>
          </table:table-cell>
          <table:table-cell office:value-type="float" office:value="5440" calcext:value-type="float">
            <text:p>5440</text:p>
          </table:table-cell>
          <table:table-cell office:value-type="float" office:value="4480" calcext:value-type="float">
            <text:p>4480</text:p>
          </table:table-cell>
          <table:table-cell office:value-type="float" office:value="10176" calcext:value-type="float">
            <text:p>10176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([.H110]+[.I110]+[.J110]+[.K110]+[.L110])/5" office:value-type="float" office:value="6348.8" calcext:value-type="float">
            <text:p>6348.8</text:p>
          </table:table-cell>
        </table:table-row>
        <table:table-row table:style-name="ro1">
          <table:table-cell table:number-columns-repeated="2" office:value-type="float" office:value="7040" calcext:value-type="float">
            <text:p>7040</text:p>
          </table:table-cell>
          <table:table-cell office:value-type="float" office:value="20736" calcext:value-type="float">
            <text:p>20736</text:p>
          </table:table-cell>
          <table:table-cell office:value-type="float" office:value="33920" calcext:value-type="float">
            <text:p>33920</text:p>
          </table:table-cell>
          <table:table-cell office:value-type="float" office:value="52864" calcext:value-type="float">
            <text:p>52864</text:p>
          </table:table-cell>
          <table:table-cell office:value-type="float" office:value="65152" calcext:value-type="float">
            <text:p>65152</text:p>
          </table:table-cell>
          <table:table-cell/>
          <table:table-cell office:value-type="float" office:value="3712" calcext:value-type="float">
            <text:p>3712</text:p>
          </table:table-cell>
          <table:table-cell office:value-type="float" office:value="5504" calcext:value-type="float">
            <text:p>5504</text:p>
          </table:table-cell>
          <table:table-cell office:value-type="float" office:value="4544" calcext:value-type="float">
            <text:p>4544</text:p>
          </table:table-cell>
          <table:table-cell office:value-type="float" office:value="9984" calcext:value-type="float">
            <text:p>9984</text:p>
          </table:table-cell>
          <table:table-cell office:value-type="float" office:value="8384" calcext:value-type="float">
            <text:p>8384</text:p>
          </table:table-cell>
          <table:table-cell/>
          <table:table-cell table:formula="of:=([.H111]+[.I111]+[.J111]+[.K111]+[.L111])/5" office:value-type="float" office:value="6425.6" calcext:value-type="float">
            <text:p>6425.6</text:p>
          </table:table-cell>
        </table:table-row>
        <table:table-row table:style-name="ro1">
          <table:table-cell table:number-columns-repeated="2" office:value-type="float" office:value="7104" calcext:value-type="float">
            <text:p>7104</text:p>
          </table:table-cell>
          <table:table-cell office:value-type="float" office:value="20864" calcext:value-type="float">
            <text:p>20864</text:p>
          </table:table-cell>
          <table:table-cell office:value-type="float" office:value="33984" calcext:value-type="float">
            <text:p>33984</text:p>
          </table:table-cell>
          <table:table-cell office:value-type="float" office:value="52672" calcext:value-type="float">
            <text:p>52672</text:p>
          </table:table-cell>
          <table:table-cell office:value-type="float" office:value="65472" calcext:value-type="float">
            <text:p>65472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5632" calcext:value-type="float">
            <text:p>5632</text:p>
          </table:table-cell>
          <table:table-cell office:value-type="float" office:value="4608" calcext:value-type="float">
            <text:p>4608</text:p>
          </table:table-cell>
          <table:table-cell office:value-type="float" office:value="9792" calcext:value-type="float">
            <text:p>9792</text:p>
          </table:table-cell>
          <table:table-cell office:value-type="float" office:value="8704" calcext:value-type="float">
            <text:p>8704</text:p>
          </table:table-cell>
          <table:table-cell/>
          <table:table-cell table:formula="of:=([.H112]+[.I112]+[.J112]+[.K112]+[.L112])/5" office:value-type="float" office:value="6502.4" calcext:value-type="float">
            <text:p>6502.4</text:p>
          </table:table-cell>
        </table:table-row>
        <table:table-row table:style-name="ro1">
          <table:table-cell table:number-columns-repeated="2" office:value-type="float" office:value="7104" calcext:value-type="float">
            <text:p>7104</text:p>
          </table:table-cell>
          <table:table-cell office:value-type="float" office:value="20928" calcext:value-type="float">
            <text:p>20928</text:p>
          </table:table-cell>
          <table:table-cell office:value-type="float" office:value="34048" calcext:value-type="float">
            <text:p>34048</text:p>
          </table:table-cell>
          <table:table-cell office:value-type="float" office:value="52480" calcext:value-type="float">
            <text:p>5248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5696" calcext:value-type="float">
            <text:p>5696</text:p>
          </table:table-cell>
          <table:table-cell office:value-type="float" office:value="4672" calcext:value-type="float">
            <text:p>4672</text:p>
          </table:table-cell>
          <table:table-cell office:value-type="float" office:value="9600" calcext:value-type="float">
            <text:p>9600</text:p>
          </table:table-cell>
          <table:table-cell office:value-type="float" office:value="8960" calcext:value-type="float">
            <text:p>8960</text:p>
          </table:table-cell>
          <table:table-cell/>
          <table:table-cell table:formula="of:=([.H113]+[.I113]+[.J113]+[.K113]+[.L113])/5" office:value-type="float" office:value="6540.8" calcext:value-type="float">
            <text:p>6540.8</text:p>
          </table:table-cell>
        </table:table-row>
        <table:table-row table:style-name="ro1">
          <table:table-cell table:number-columns-repeated="2" office:value-type="float" office:value="7168" calcext:value-type="float">
            <text:p>7168</text:p>
          </table:table-cell>
          <table:table-cell office:value-type="float" office:value="21056" calcext:value-type="float">
            <text:p>21056</text:p>
          </table:table-cell>
          <table:table-cell office:value-type="float" office:value="34112" calcext:value-type="float">
            <text:p>34112</text:p>
          </table:table-cell>
          <table:table-cell office:value-type="float" office:value="52352" calcext:value-type="float">
            <text:p>52352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5824" calcext:value-type="float">
            <text:p>5824</text:p>
          </table:table-cell>
          <table:table-cell office:value-type="float" office:value="4736" calcext:value-type="float">
            <text:p>4736</text:p>
          </table:table-cell>
          <table:table-cell office:value-type="float" office:value="9472" calcext:value-type="float">
            <text:p>9472</text:p>
          </table:table-cell>
          <table:table-cell office:value-type="float" office:value="9088" calcext:value-type="float">
            <text:p>9088</text:p>
          </table:table-cell>
          <table:table-cell/>
          <table:table-cell table:formula="of:=([.H114]+[.I114]+[.J114]+[.K114]+[.L114])/5" office:value-type="float" office:value="6592" calcext:value-type="float">
            <text:p>6592</text:p>
          </table:table-cell>
        </table:table-row>
        <table:table-row table:style-name="ro1">
          <table:table-cell table:number-columns-repeated="2" office:value-type="float" office:value="7232" calcext:value-type="float">
            <text:p>7232</text:p>
          </table:table-cell>
          <table:table-cell office:value-type="float" office:value="21120" calcext:value-type="float">
            <text:p>21120</text:p>
          </table:table-cell>
          <table:table-cell office:value-type="float" office:value="34240" calcext:value-type="float">
            <text:p>34240</text:p>
          </table:table-cell>
          <table:table-cell office:value-type="float" office:value="52288" calcext:value-type="float">
            <text:p>52288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3904" calcext:value-type="float">
            <text:p>3904</text:p>
          </table:table-cell>
          <table:table-cell office:value-type="float" office:value="5888" calcext:value-type="float">
            <text:p>5888</text:p>
          </table:table-cell>
          <table:table-cell office:value-type="float" office:value="4864" calcext:value-type="float">
            <text:p>4864</text:p>
          </table:table-cell>
          <table:table-cell office:value-type="float" office:value="9408" calcext:value-type="float">
            <text:p>9408</text:p>
          </table:table-cell>
          <table:table-cell office:value-type="float" office:value="9152" calcext:value-type="float">
            <text:p>9152</text:p>
          </table:table-cell>
          <table:table-cell/>
          <table:table-cell table:formula="of:=([.H115]+[.I115]+[.J115]+[.K115]+[.L115])/5" office:value-type="float" office:value="6643.2" calcext:value-type="float">
            <text:p>6643.2</text:p>
          </table:table-cell>
        </table:table-row>
        <table:table-row table:style-name="ro1">
          <table:table-cell table:number-columns-repeated="2" office:value-type="float" office:value="7296" calcext:value-type="float">
            <text:p>7296</text:p>
          </table:table-cell>
          <table:table-cell office:value-type="float" office:value="21184" calcext:value-type="float">
            <text:p>21184</text:p>
          </table:table-cell>
          <table:table-cell office:value-type="float" office:value="34240" calcext:value-type="float">
            <text:p>34240</text:p>
          </table:table-cell>
          <table:table-cell office:value-type="float" office:value="52224" calcext:value-type="float">
            <text:p>5222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3968" calcext:value-type="float">
            <text:p>3968</text:p>
          </table:table-cell>
          <table:table-cell office:value-type="float" office:value="5952" calcext:value-type="float">
            <text:p>5952</text:p>
          </table:table-cell>
          <table:table-cell office:value-type="float" office:value="4864" calcext:value-type="float">
            <text:p>4864</text:p>
          </table:table-cell>
          <table:table-cell office:value-type="float" office:value="9344" calcext:value-type="float">
            <text:p>9344</text:p>
          </table:table-cell>
          <table:table-cell office:value-type="float" office:value="9216" calcext:value-type="float">
            <text:p>9216</text:p>
          </table:table-cell>
          <table:table-cell/>
          <table:table-cell table:formula="of:=([.H116]+[.I116]+[.J116]+[.K116]+[.L116])/5" office:value-type="float" office:value="6668.8" calcext:value-type="float">
            <text:p>6668.8</text:p>
          </table:table-cell>
        </table:table-row>
        <table:table-row table:style-name="ro1">
          <table:table-cell table:number-columns-repeated="2" office:value-type="float" office:value="7360" calcext:value-type="float">
            <text:p>7360</text:p>
          </table:table-cell>
          <table:table-cell office:value-type="float" office:value="21312" calcext:value-type="float">
            <text:p>21312</text:p>
          </table:table-cell>
          <table:table-cell office:value-type="float" office:value="34368" calcext:value-type="float">
            <text:p>34368</text:p>
          </table:table-cell>
          <table:table-cell office:value-type="float" office:value="52224" calcext:value-type="float">
            <text:p>5222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032" calcext:value-type="float">
            <text:p>4032</text:p>
          </table:table-cell>
          <table:table-cell office:value-type="float" office:value="6080" calcext:value-type="float">
            <text:p>6080</text:p>
          </table:table-cell>
          <table:table-cell office:value-type="float" office:value="4992" calcext:value-type="float">
            <text:p>4992</text:p>
          </table:table-cell>
          <table:table-cell office:value-type="float" office:value="9344" calcext:value-type="float">
            <text:p>9344</text:p>
          </table:table-cell>
          <table:table-cell office:value-type="float" office:value="9216" calcext:value-type="float">
            <text:p>9216</text:p>
          </table:table-cell>
          <table:table-cell/>
          <table:table-cell table:formula="of:=([.H117]+[.I117]+[.J117]+[.K117]+[.L117])/5" office:value-type="float" office:value="6732.8" calcext:value-type="float">
            <text:p>6732.8</text:p>
          </table:table-cell>
        </table:table-row>
        <table:table-row table:style-name="ro1">
          <table:table-cell table:number-columns-repeated="2" office:value-type="float" office:value="7360" calcext:value-type="float">
            <text:p>7360</text:p>
          </table:table-cell>
          <table:table-cell office:value-type="float" office:value="21440" calcext:value-type="float">
            <text:p>21440</text:p>
          </table:table-cell>
          <table:table-cell office:value-type="float" office:value="34496" calcext:value-type="float">
            <text:p>34496</text:p>
          </table:table-cell>
          <table:table-cell office:value-type="float" office:value="52224" calcext:value-type="float">
            <text:p>5222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032" calcext:value-type="float">
            <text:p>4032</text:p>
          </table:table-cell>
          <table:table-cell office:value-type="float" office:value="6208" calcext:value-type="float">
            <text:p>6208</text:p>
          </table:table-cell>
          <table:table-cell office:value-type="float" office:value="5120" calcext:value-type="float">
            <text:p>5120</text:p>
          </table:table-cell>
          <table:table-cell office:value-type="float" office:value="9344" calcext:value-type="float">
            <text:p>9344</text:p>
          </table:table-cell>
          <table:table-cell office:value-type="float" office:value="9216" calcext:value-type="float">
            <text:p>9216</text:p>
          </table:table-cell>
          <table:table-cell/>
          <table:table-cell table:formula="of:=([.H118]+[.I118]+[.J118]+[.K118]+[.L118])/5" office:value-type="float" office:value="6784" calcext:value-type="float">
            <text:p>6784</text:p>
          </table:table-cell>
        </table:table-row>
        <table:table-row table:style-name="ro1">
          <table:table-cell table:number-columns-repeated="2" office:value-type="float" office:value="7488" calcext:value-type="float">
            <text:p>7488</text:p>
          </table:table-cell>
          <table:table-cell office:value-type="float" office:value="21632" calcext:value-type="float">
            <text:p>21632</text:p>
          </table:table-cell>
          <table:table-cell office:value-type="float" office:value="34688" calcext:value-type="float">
            <text:p>34688</text:p>
          </table:table-cell>
          <table:table-cell office:value-type="float" office:value="52352" calcext:value-type="float">
            <text:p>5235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160" calcext:value-type="float">
            <text:p>4160</text:p>
          </table:table-cell>
          <table:table-cell office:value-type="float" office:value="6400" calcext:value-type="float">
            <text:p>6400</text:p>
          </table:table-cell>
          <table:table-cell office:value-type="float" office:value="5312" calcext:value-type="float">
            <text:p>5312</text:p>
          </table:table-cell>
          <table:table-cell office:value-type="float" office:value="9472" calcext:value-type="float">
            <text:p>9472</text:p>
          </table:table-cell>
          <table:table-cell office:value-type="float" office:value="9216" calcext:value-type="float">
            <text:p>9216</text:p>
          </table:table-cell>
          <table:table-cell/>
          <table:table-cell table:formula="of:=([.H119]+[.I119]+[.J119]+[.K119]+[.L119])/5" office:value-type="float" office:value="6912" calcext:value-type="float">
            <text:p>6912</text:p>
          </table:table-cell>
        </table:table-row>
        <table:table-row table:style-name="ro1">
          <table:table-cell table:number-columns-repeated="2" office:value-type="float" office:value="7552" calcext:value-type="float">
            <text:p>7552</text:p>
          </table:table-cell>
          <table:table-cell office:value-type="float" office:value="21824" calcext:value-type="float">
            <text:p>21824</text:p>
          </table:table-cell>
          <table:table-cell office:value-type="float" office:value="34880" calcext:value-type="float">
            <text:p>34880</text:p>
          </table:table-cell>
          <table:table-cell office:value-type="float" office:value="52480" calcext:value-type="float">
            <text:p>5248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6592" calcext:value-type="float">
            <text:p>6592</text:p>
          </table:table-cell>
          <table:table-cell office:value-type="float" office:value="5504" calcext:value-type="float">
            <text:p>5504</text:p>
          </table:table-cell>
          <table:table-cell office:value-type="float" office:value="9600" calcext:value-type="float">
            <text:p>9600</text:p>
          </table:table-cell>
          <table:table-cell office:value-type="float" office:value="9152" calcext:value-type="float">
            <text:p>9152</text:p>
          </table:table-cell>
          <table:table-cell/>
          <table:table-cell table:formula="of:=([.H120]+[.I120]+[.J120]+[.K120]+[.L120])/5" office:value-type="float" office:value="7014.4" calcext:value-type="float">
            <text:p>7014.4</text:p>
          </table:table-cell>
        </table:table-row>
        <table:table-row table:style-name="ro1">
          <table:table-cell table:number-columns-repeated="2" office:value-type="float" office:value="7552" calcext:value-type="float">
            <text:p>7552</text:p>
          </table:table-cell>
          <table:table-cell office:value-type="float" office:value="22080" calcext:value-type="float">
            <text:p>22080</text:p>
          </table:table-cell>
          <table:table-cell office:value-type="float" office:value="35136" calcext:value-type="float">
            <text:p>35136</text:p>
          </table:table-cell>
          <table:table-cell office:value-type="float" office:value="52608" calcext:value-type="float">
            <text:p>52608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6848" calcext:value-type="float">
            <text:p>6848</text:p>
          </table:table-cell>
          <table:table-cell office:value-type="float" office:value="5760" calcext:value-type="float">
            <text:p>5760</text:p>
          </table:table-cell>
          <table:table-cell office:value-type="float" office:value="9728" calcext:value-type="float">
            <text:p>9728</text:p>
          </table:table-cell>
          <table:table-cell office:value-type="float" office:value="9088" calcext:value-type="float">
            <text:p>9088</text:p>
          </table:table-cell>
          <table:table-cell/>
          <table:table-cell table:formula="of:=([.H121]+[.I121]+[.J121]+[.K121]+[.L121])/5" office:value-type="float" office:value="7129.6" calcext:value-type="float">
            <text:p>7129.6</text:p>
          </table:table-cell>
        </table:table-row>
        <table:table-row table:style-name="ro1">
          <table:table-cell table:number-columns-repeated="2" office:value-type="float" office:value="7680" calcext:value-type="float">
            <text:p>7680</text:p>
          </table:table-cell>
          <table:table-cell office:value-type="float" office:value="22336" calcext:value-type="float">
            <text:p>22336</text:p>
          </table:table-cell>
          <table:table-cell office:value-type="float" office:value="35392" calcext:value-type="float">
            <text:p>35392</text:p>
          </table:table-cell>
          <table:table-cell office:value-type="float" office:value="52672" calcext:value-type="float">
            <text:p>5267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352" calcext:value-type="float">
            <text:p>4352</text:p>
          </table:table-cell>
          <table:table-cell office:value-type="float" office:value="7104" calcext:value-type="float">
            <text:p>7104</text:p>
          </table:table-cell>
          <table:table-cell office:value-type="float" office:value="6016" calcext:value-type="float">
            <text:p>6016</text:p>
          </table:table-cell>
          <table:table-cell office:value-type="float" office:value="9792" calcext:value-type="float">
            <text:p>9792</text:p>
          </table:table-cell>
          <table:table-cell office:value-type="float" office:value="9024" calcext:value-type="float">
            <text:p>9024</text:p>
          </table:table-cell>
          <table:table-cell/>
          <table:table-cell table:formula="of:=([.H122]+[.I122]+[.J122]+[.K122]+[.L122])/5" office:value-type="float" office:value="7257.6" calcext:value-type="float">
            <text:p>7257.6</text:p>
          </table:table-cell>
        </table:table-row>
        <table:table-row table:style-name="ro1">
          <table:table-cell table:number-columns-repeated="2" office:value-type="float" office:value="7680" calcext:value-type="float">
            <text:p>7680</text:p>
          </table:table-cell>
          <table:table-cell office:value-type="float" office:value="22656" calcext:value-type="float">
            <text:p>22656</text:p>
          </table:table-cell>
          <table:table-cell office:value-type="float" office:value="35520" calcext:value-type="float">
            <text:p>35520</text:p>
          </table:table-cell>
          <table:table-cell office:value-type="float" office:value="52800" calcext:value-type="float">
            <text:p>5280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52" calcext:value-type="float">
            <text:p>4352</text:p>
          </table:table-cell>
          <table:table-cell office:value-type="float" office:value="7424" calcext:value-type="float">
            <text:p>7424</text:p>
          </table:table-cell>
          <table:table-cell office:value-type="float" office:value="6144" calcext:value-type="float">
            <text:p>6144</text:p>
          </table:table-cell>
          <table:table-cell office:value-type="float" office:value="9920" calcext:value-type="float">
            <text:p>9920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([.H123]+[.I123]+[.J123]+[.K123]+[.L123])/5" office:value-type="float" office:value="7347.2" calcext:value-type="float">
            <text:p>7347.2</text:p>
          </table:table-cell>
        </table:table-row>
        <table:table-row table:style-name="ro1">
          <table:table-cell table:number-columns-repeated="2" office:value-type="float" office:value="7744" calcext:value-type="float">
            <text:p>7744</text:p>
          </table:table-cell>
          <table:table-cell office:value-type="float" office:value="22784" calcext:value-type="float">
            <text:p>22784</text:p>
          </table:table-cell>
          <table:table-cell office:value-type="float" office:value="35840" calcext:value-type="float">
            <text:p>35840</text:p>
          </table:table-cell>
          <table:table-cell office:value-type="float" office:value="52992" calcext:value-type="float">
            <text:p>5299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416" calcext:value-type="float">
            <text:p>4416</text:p>
          </table:table-cell>
          <table:table-cell office:value-type="float" office:value="7552" calcext:value-type="float">
            <text:p>7552</text:p>
          </table:table-cell>
          <table:table-cell office:value-type="float" office:value="6464" calcext:value-type="float">
            <text:p>6464</text:p>
          </table:table-cell>
          <table:table-cell office:value-type="float" office:value="10112" calcext:value-type="float">
            <text:p>10112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([.H124]+[.I124]+[.J124]+[.K124]+[.L124])/5" office:value-type="float" office:value="7488" calcext:value-type="float">
            <text:p>7488</text:p>
          </table:table-cell>
        </table:table-row>
        <table:table-row table:style-name="ro1">
          <table:table-cell table:number-columns-repeated="2" office:value-type="float" office:value="7872" calcext:value-type="float">
            <text:p>7872</text:p>
          </table:table-cell>
          <table:table-cell office:value-type="float" office:value="23168" calcext:value-type="float">
            <text:p>23168</text:p>
          </table:table-cell>
          <table:table-cell office:value-type="float" office:value="36224" calcext:value-type="float">
            <text:p>36224</text:p>
          </table:table-cell>
          <table:table-cell office:value-type="float" office:value="53056" calcext:value-type="float">
            <text:p>5305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544" calcext:value-type="float">
            <text:p>4544</text:p>
          </table:table-cell>
          <table:table-cell office:value-type="float" office:value="7936" calcext:value-type="float">
            <text:p>7936</text:p>
          </table:table-cell>
          <table:table-cell office:value-type="float" office:value="6848" calcext:value-type="float">
            <text:p>6848</text:p>
          </table:table-cell>
          <table:table-cell office:value-type="float" office:value="10176" calcext:value-type="float">
            <text:p>10176</text:p>
          </table:table-cell>
          <table:table-cell office:value-type="float" office:value="8832" calcext:value-type="float">
            <text:p>8832</text:p>
          </table:table-cell>
          <table:table-cell/>
          <table:table-cell table:formula="of:=([.H125]+[.I125]+[.J125]+[.K125]+[.L125])/5" office:value-type="float" office:value="7667.2" calcext:value-type="float">
            <text:p>7667.2</text:p>
          </table:table-cell>
        </table:table-row>
        <table:table-row table:style-name="ro1">
          <table:table-cell table:number-columns-repeated="2" office:value-type="float" office:value="7872" calcext:value-type="float">
            <text:p>7872</text:p>
          </table:table-cell>
          <table:table-cell office:value-type="float" office:value="23552" calcext:value-type="float">
            <text:p>23552</text:p>
          </table:table-cell>
          <table:table-cell office:value-type="float" office:value="36608" calcext:value-type="float">
            <text:p>36608</text:p>
          </table:table-cell>
          <table:table-cell office:value-type="float" office:value="53120" calcext:value-type="float">
            <text:p>5312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544" calcext:value-type="float">
            <text:p>4544</text:p>
          </table:table-cell>
          <table:table-cell office:value-type="float" office:value="8320" calcext:value-type="float">
            <text:p>8320</text:p>
          </table:table-cell>
          <table:table-cell office:value-type="float" office:value="7232" calcext:value-type="float">
            <text:p>7232</text:p>
          </table:table-cell>
          <table:table-cell office:value-type="float" office:value="10240" calcext:value-type="float">
            <text:p>10240</text:p>
          </table:table-cell>
          <table:table-cell office:value-type="float" office:value="8832" calcext:value-type="float">
            <text:p>8832</text:p>
          </table:table-cell>
          <table:table-cell/>
          <table:table-cell table:formula="of:=([.H126]+[.I126]+[.J126]+[.K126]+[.L126])/5" office:value-type="float" office:value="7833.6" calcext:value-type="float">
            <text:p>7833.6</text:p>
          </table:table-cell>
        </table:table-row>
        <table:table-row table:style-name="ro1">
          <table:table-cell table:number-columns-repeated="2" office:value-type="float" office:value="7936" calcext:value-type="float">
            <text:p>7936</text:p>
          </table:table-cell>
          <table:table-cell office:value-type="float" office:value="24000" calcext:value-type="float">
            <text:p>24000</text:p>
          </table:table-cell>
          <table:table-cell office:value-type="float" office:value="37056" calcext:value-type="float">
            <text:p>37056</text:p>
          </table:table-cell>
          <table:table-cell office:value-type="float" office:value="53184" calcext:value-type="float">
            <text:p>5318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08" calcext:value-type="float">
            <text:p>4608</text:p>
          </table:table-cell>
          <table:table-cell office:value-type="float" office:value="8768" calcext:value-type="float">
            <text:p>8768</text:p>
          </table:table-cell>
          <table:table-cell office:value-type="float" office:value="7680" calcext:value-type="float">
            <text:p>7680</text:p>
          </table:table-cell>
          <table:table-cell office:value-type="float" office:value="10304" calcext:value-type="float">
            <text:p>10304</text:p>
          </table:table-cell>
          <table:table-cell office:value-type="float" office:value="8832" calcext:value-type="float">
            <text:p>8832</text:p>
          </table:table-cell>
          <table:table-cell/>
          <table:table-cell table:formula="of:=([.H127]+[.I127]+[.J127]+[.K127]+[.L127])/5" office:value-type="float" office:value="8038.4" calcext:value-type="float">
            <text:p>8038.4</text:p>
          </table:table-cell>
        </table:table-row>
        <table:table-row table:style-name="ro1">
          <table:table-cell table:number-columns-repeated="2" office:value-type="float" office:value="8064" calcext:value-type="float">
            <text:p>8064</text:p>
          </table:table-cell>
          <table:table-cell office:value-type="float" office:value="24512" calcext:value-type="float">
            <text:p>24512</text:p>
          </table:table-cell>
          <table:table-cell office:value-type="float" office:value="37504" calcext:value-type="float">
            <text:p>37504</text:p>
          </table:table-cell>
          <table:table-cell office:value-type="float" office:value="53248" calcext:value-type="float">
            <text:p>532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736" calcext:value-type="float">
            <text:p>4736</text:p>
          </table:table-cell>
          <table:table-cell office:value-type="float" office:value="9280" calcext:value-type="float">
            <text:p>9280</text:p>
          </table:table-cell>
          <table:table-cell office:value-type="float" office:value="8128" calcext:value-type="float">
            <text:p>8128</text:p>
          </table:table-cell>
          <table:table-cell office:value-type="float" office:value="10368" calcext:value-type="float">
            <text:p>10368</text:p>
          </table:table-cell>
          <table:table-cell office:value-type="float" office:value="8832" calcext:value-type="float">
            <text:p>8832</text:p>
          </table:table-cell>
          <table:table-cell/>
          <table:table-cell table:formula="of:=([.H128]+[.I128]+[.J128]+[.K128]+[.L128])/5" office:value-type="float" office:value="8268.8" calcext:value-type="float">
            <text:p>8268.8</text:p>
          </table:table-cell>
        </table:table-row>
        <table:table-row table:style-name="ro1">
          <table:table-cell table:number-columns-repeated="2" office:value-type="float" office:value="8064" calcext:value-type="float">
            <text:p>8064</text:p>
          </table:table-cell>
          <table:table-cell office:value-type="float" office:value="24960" calcext:value-type="float">
            <text:p>24960</text:p>
          </table:table-cell>
          <table:table-cell office:value-type="float" office:value="38016" calcext:value-type="float">
            <text:p>38016</text:p>
          </table:table-cell>
          <table:table-cell office:value-type="float" office:value="53248" calcext:value-type="float">
            <text:p>532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736" calcext:value-type="float">
            <text:p>4736</text:p>
          </table:table-cell>
          <table:table-cell office:value-type="float" office:value="9728" calcext:value-type="float">
            <text:p>9728</text:p>
          </table:table-cell>
          <table:table-cell office:value-type="float" office:value="8640" calcext:value-type="float">
            <text:p>8640</text:p>
          </table:table-cell>
          <table:table-cell office:value-type="float" office:value="10368" calcext:value-type="float">
            <text:p>10368</text:p>
          </table:table-cell>
          <table:table-cell office:value-type="float" office:value="8832" calcext:value-type="float">
            <text:p>8832</text:p>
          </table:table-cell>
          <table:table-cell/>
          <table:table-cell table:formula="of:=([.H129]+[.I129]+[.J129]+[.K129]+[.L129])/5" office:value-type="float" office:value="8460.8" calcext:value-type="float">
            <text:p>8460.8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25472" calcext:value-type="float">
            <text:p>25472</text:p>
          </table:table-cell>
          <table:table-cell office:value-type="float" office:value="38208" calcext:value-type="float">
            <text:p>38208</text:p>
          </table:table-cell>
          <table:table-cell office:value-type="float" office:value="53248" calcext:value-type="float">
            <text:p>532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864" calcext:value-type="float">
            <text:p>4864</text:p>
          </table:table-cell>
          <table:table-cell office:value-type="float" office:value="10240" calcext:value-type="float">
            <text:p>10240</text:p>
          </table:table-cell>
          <table:table-cell office:value-type="float" office:value="8832" calcext:value-type="float">
            <text:p>8832</text:p>
          </table:table-cell>
          <table:table-cell office:value-type="float" office:value="10368" calcext:value-type="float">
            <text:p>10368</text:p>
          </table:table-cell>
          <table:table-cell office:value-type="float" office:value="8832" calcext:value-type="float">
            <text:p>8832</text:p>
          </table:table-cell>
          <table:table-cell/>
          <table:table-cell table:formula="of:=([.H130]+[.I130]+[.J130]+[.K130]+[.L130])/5" office:value-type="float" office:value="8627.2" calcext:value-type="float">
            <text:p>8627.2</text:p>
          </table:table-cell>
        </table:table-row>
        <table:table-row table:style-name="ro1">
          <table:table-cell table:number-columns-repeated="2" office:value-type="float" office:value="8256" calcext:value-type="float">
            <text:p>8256</text:p>
          </table:table-cell>
          <table:table-cell office:value-type="float" office:value="25664" calcext:value-type="float">
            <text:p>25664</text:p>
          </table:table-cell>
          <table:table-cell office:value-type="float" office:value="38720" calcext:value-type="float">
            <text:p>38720</text:p>
          </table:table-cell>
          <table:table-cell office:value-type="float" office:value="53248" calcext:value-type="float">
            <text:p>5324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928" calcext:value-type="float">
            <text:p>4928</text:p>
          </table:table-cell>
          <table:table-cell office:value-type="float" office:value="10432" calcext:value-type="float">
            <text:p>10432</text:p>
          </table:table-cell>
          <table:table-cell office:value-type="float" office:value="9344" calcext:value-type="float">
            <text:p>9344</text:p>
          </table:table-cell>
          <table:table-cell office:value-type="float" office:value="10368" calcext:value-type="float">
            <text:p>10368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([.H131]+[.I131]+[.J131]+[.K131]+[.L131])/5" office:value-type="float" office:value="8793.6" calcext:value-type="float">
            <text:p>8793.6</text:p>
          </table:table-cell>
        </table:table-row>
        <table:table-row table:style-name="ro1">
          <table:table-cell table:number-columns-repeated="2" office:value-type="float" office:value="8320" calcext:value-type="float">
            <text:p>8320</text:p>
          </table:table-cell>
          <table:table-cell office:value-type="float" office:value="26112" calcext:value-type="float">
            <text:p>26112</text:p>
          </table:table-cell>
          <table:table-cell office:value-type="float" office:value="39104" calcext:value-type="float">
            <text:p>39104</text:p>
          </table:table-cell>
          <table:table-cell office:value-type="float" office:value="53248" calcext:value-type="float">
            <text:p>5324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4992" calcext:value-type="float">
            <text:p>4992</text:p>
          </table:table-cell>
          <table:table-cell office:value-type="float" office:value="10880" calcext:value-type="float">
            <text:p>10880</text:p>
          </table:table-cell>
          <table:table-cell office:value-type="float" office:value="9728" calcext:value-type="float">
            <text:p>9728</text:p>
          </table:table-cell>
          <table:table-cell office:value-type="float" office:value="10368" calcext:value-type="float">
            <text:p>10368</text:p>
          </table:table-cell>
          <table:table-cell office:value-type="float" office:value="8960" calcext:value-type="float">
            <text:p>8960</text:p>
          </table:table-cell>
          <table:table-cell/>
          <table:table-cell table:formula="of:=([.H132]+[.I132]+[.J132]+[.K132]+[.L132])/5" office:value-type="float" office:value="8985.6" calcext:value-type="float">
            <text:p>8985.6</text:p>
          </table:table-cell>
        </table:table-row>
        <table:table-row table:style-name="ro1">
          <table:table-cell table:number-columns-repeated="2" office:value-type="float" office:value="8448" calcext:value-type="float">
            <text:p>8448</text:p>
          </table:table-cell>
          <table:table-cell office:value-type="float" office:value="26432" calcext:value-type="float">
            <text:p>26432</text:p>
          </table:table-cell>
          <table:table-cell office:value-type="float" office:value="39488" calcext:value-type="float">
            <text:p>39488</text:p>
          </table:table-cell>
          <table:table-cell office:value-type="float" office:value="53248" calcext:value-type="float">
            <text:p>5324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5120" calcext:value-type="float">
            <text:p>5120</text:p>
          </table:table-cell>
          <table:table-cell office:value-type="float" office:value="11200" calcext:value-type="float">
            <text:p>11200</text:p>
          </table:table-cell>
          <table:table-cell office:value-type="float" office:value="10112" calcext:value-type="float">
            <text:p>10112</text:p>
          </table:table-cell>
          <table:table-cell office:value-type="float" office:value="10368" calcext:value-type="float">
            <text:p>10368</text:p>
          </table:table-cell>
          <table:table-cell office:value-type="float" office:value="8960" calcext:value-type="float">
            <text:p>8960</text:p>
          </table:table-cell>
          <table:table-cell/>
          <table:table-cell table:formula="of:=([.H133]+[.I133]+[.J133]+[.K133]+[.L133])/5" office:value-type="float" office:value="9152" calcext:value-type="float">
            <text:p>9152</text:p>
          </table:table-cell>
        </table:table-row>
        <table:table-row table:style-name="ro1">
          <table:table-cell table:number-columns-repeated="2" office:value-type="float" office:value="8512" calcext:value-type="float">
            <text:p>8512</text:p>
          </table:table-cell>
          <table:table-cell office:value-type="float" office:value="26688" calcext:value-type="float">
            <text:p>26688</text:p>
          </table:table-cell>
          <table:table-cell office:value-type="float" office:value="39744" calcext:value-type="float">
            <text:p>39744</text:p>
          </table:table-cell>
          <table:table-cell office:value-type="float" office:value="53248" calcext:value-type="float">
            <text:p>53248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5184" calcext:value-type="float">
            <text:p>5184</text:p>
          </table:table-cell>
          <table:table-cell office:value-type="float" office:value="11456" calcext:value-type="float">
            <text:p>11456</text:p>
          </table:table-cell>
          <table:table-cell table:number-columns-repeated="2" office:value-type="float" office:value="10368" calcext:value-type="float">
            <text:p>10368</text:p>
          </table:table-cell>
          <table:table-cell office:value-type="float" office:value="9088" calcext:value-type="float">
            <text:p>9088</text:p>
          </table:table-cell>
          <table:table-cell/>
          <table:table-cell table:formula="of:=([.H134]+[.I134]+[.J134]+[.K134]+[.L134])/5" office:value-type="float" office:value="9292.8" calcext:value-type="float">
            <text:p>9292.8</text:p>
          </table:table-cell>
        </table:table-row>
        <table:table-row table:style-name="ro1">
          <table:table-cell table:number-columns-repeated="2" office:value-type="float" office:value="8640" calcext:value-type="float">
            <text:p>8640</text:p>
          </table:table-cell>
          <table:table-cell office:value-type="float" office:value="26816" calcext:value-type="float">
            <text:p>26816</text:p>
          </table:table-cell>
          <table:table-cell office:value-type="float" office:value="39872" calcext:value-type="float">
            <text:p>39872</text:p>
          </table:table-cell>
          <table:table-cell office:value-type="float" office:value="53248" calcext:value-type="float">
            <text:p>53248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312" calcext:value-type="float">
            <text:p>5312</text:p>
          </table:table-cell>
          <table:table-cell office:value-type="float" office:value="11584" calcext:value-type="float">
            <text:p>11584</text:p>
          </table:table-cell>
          <table:table-cell office:value-type="float" office:value="10496" calcext:value-type="float">
            <text:p>10496</text:p>
          </table:table-cell>
          <table:table-cell office:value-type="float" office:value="10368" calcext:value-type="float">
            <text:p>10368</text:p>
          </table:table-cell>
          <table:table-cell office:value-type="float" office:value="9152" calcext:value-type="float">
            <text:p>9152</text:p>
          </table:table-cell>
          <table:table-cell/>
          <table:table-cell table:formula="of:=([.H135]+[.I135]+[.J135]+[.K135]+[.L135])/5" office:value-type="float" office:value="9382.4" calcext:value-type="float">
            <text:p>9382.4</text:p>
          </table:table-cell>
        </table:table-row>
        <table:table-row table:style-name="ro1">
          <table:table-cell table:number-columns-repeated="2" office:value-type="float" office:value="8832" calcext:value-type="float">
            <text:p>8832</text:p>
          </table:table-cell>
          <table:table-cell office:value-type="float" office:value="26816" calcext:value-type="float">
            <text:p>26816</text:p>
          </table:table-cell>
          <table:table-cell office:value-type="float" office:value="39936" calcext:value-type="float">
            <text:p>39936</text:p>
          </table:table-cell>
          <table:table-cell office:value-type="float" office:value="53312" calcext:value-type="float">
            <text:p>53312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504" calcext:value-type="float">
            <text:p>5504</text:p>
          </table:table-cell>
          <table:table-cell office:value-type="float" office:value="11584" calcext:value-type="float">
            <text:p>11584</text:p>
          </table:table-cell>
          <table:table-cell office:value-type="float" office:value="10560" calcext:value-type="float">
            <text:p>10560</text:p>
          </table:table-cell>
          <table:table-cell office:value-type="float" office:value="10432" calcext:value-type="float">
            <text:p>10432</text:p>
          </table:table-cell>
          <table:table-cell office:value-type="float" office:value="9152" calcext:value-type="float">
            <text:p>9152</text:p>
          </table:table-cell>
          <table:table-cell/>
          <table:table-cell table:formula="of:=([.H136]+[.I136]+[.J136]+[.K136]+[.L136])/5" office:value-type="float" office:value="9446.4" calcext:value-type="float">
            <text:p>9446.4</text:p>
          </table:table-cell>
        </table:table-row>
        <table:table-row table:style-name="ro1">
          <table:table-cell table:number-columns-repeated="2" office:value-type="float" office:value="8896" calcext:value-type="float">
            <text:p>8896</text:p>
          </table:table-cell>
          <table:table-cell office:value-type="float" office:value="26816" calcext:value-type="float">
            <text:p>26816</text:p>
          </table:table-cell>
          <table:table-cell office:value-type="float" office:value="39872" calcext:value-type="float">
            <text:p>39872</text:p>
          </table:table-cell>
          <table:table-cell office:value-type="float" office:value="53312" calcext:value-type="float">
            <text:p>5331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5568" calcext:value-type="float">
            <text:p>5568</text:p>
          </table:table-cell>
          <table:table-cell office:value-type="float" office:value="11584" calcext:value-type="float">
            <text:p>11584</text:p>
          </table:table-cell>
          <table:table-cell office:value-type="float" office:value="10496" calcext:value-type="float">
            <text:p>10496</text:p>
          </table:table-cell>
          <table:table-cell office:value-type="float" office:value="10432" calcext:value-type="float">
            <text:p>10432</text:p>
          </table:table-cell>
          <table:table-cell office:value-type="float" office:value="9280" calcext:value-type="float">
            <text:p>9280</text:p>
          </table:table-cell>
          <table:table-cell/>
          <table:table-cell table:formula="of:=([.H137]+[.I137]+[.J137]+[.K137]+[.L137])/5" office:value-type="float" office:value="9472" calcext:value-type="float">
            <text:p>9472</text:p>
          </table:table-cell>
        </table:table-row>
        <table:table-row table:style-name="ro1">
          <table:table-cell table:number-columns-repeated="2" office:value-type="float" office:value="9024" calcext:value-type="float">
            <text:p>9024</text:p>
          </table:table-cell>
          <table:table-cell office:value-type="float" office:value="26752" calcext:value-type="float">
            <text:p>26752</text:p>
          </table:table-cell>
          <table:table-cell office:value-type="float" office:value="39808" calcext:value-type="float">
            <text:p>39808</text:p>
          </table:table-cell>
          <table:table-cell office:value-type="float" office:value="53376" calcext:value-type="float">
            <text:p>5337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5696" calcext:value-type="float">
            <text:p>5696</text:p>
          </table:table-cell>
          <table:table-cell office:value-type="float" office:value="11520" calcext:value-type="float">
            <text:p>11520</text:p>
          </table:table-cell>
          <table:table-cell office:value-type="float" office:value="10432" calcext:value-type="float">
            <text:p>10432</text:p>
          </table:table-cell>
          <table:table-cell office:value-type="float" office:value="10496" calcext:value-type="float">
            <text:p>10496</text:p>
          </table:table-cell>
          <table:table-cell office:value-type="float" office:value="9280" calcext:value-type="float">
            <text:p>9280</text:p>
          </table:table-cell>
          <table:table-cell/>
          <table:table-cell table:formula="of:=([.H138]+[.I138]+[.J138]+[.K138]+[.L138])/5" office:value-type="float" office:value="9484.8" calcext:value-type="float">
            <text:p>9484.8</text:p>
          </table:table-cell>
        </table:table-row>
        <table:table-row table:style-name="ro1">
          <table:table-cell table:number-columns-repeated="2" office:value-type="float" office:value="9216" calcext:value-type="float">
            <text:p>9216</text:p>
          </table:table-cell>
          <table:table-cell office:value-type="float" office:value="26688" calcext:value-type="float">
            <text:p>26688</text:p>
          </table:table-cell>
          <table:table-cell office:value-type="float" office:value="39744" calcext:value-type="float">
            <text:p>39744</text:p>
          </table:table-cell>
          <table:table-cell office:value-type="float" office:value="53440" calcext:value-type="float">
            <text:p>534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5888" calcext:value-type="float">
            <text:p>5888</text:p>
          </table:table-cell>
          <table:table-cell office:value-type="float" office:value="11456" calcext:value-type="float">
            <text:p>11456</text:p>
          </table:table-cell>
          <table:table-cell office:value-type="float" office:value="10368" calcext:value-type="float">
            <text:p>10368</text:p>
          </table:table-cell>
          <table:table-cell office:value-type="float" office:value="10560" calcext:value-type="float">
            <text:p>10560</text:p>
          </table:table-cell>
          <table:table-cell office:value-type="float" office:value="9408" calcext:value-type="float">
            <text:p>9408</text:p>
          </table:table-cell>
          <table:table-cell/>
          <table:table-cell table:formula="of:=([.H139]+[.I139]+[.J139]+[.K139]+[.L139])/5" office:value-type="float" office:value="9536" calcext:value-type="float">
            <text:p>9536</text:p>
          </table:table-cell>
        </table:table-row>
        <table:table-row table:style-name="ro1">
          <table:table-cell table:number-columns-repeated="2" office:value-type="float" office:value="9344" calcext:value-type="float">
            <text:p>9344</text:p>
          </table:table-cell>
          <table:table-cell office:value-type="float" office:value="26624" calcext:value-type="float">
            <text:p>26624</text:p>
          </table:table-cell>
          <table:table-cell office:value-type="float" office:value="39616" calcext:value-type="float">
            <text:p>39616</text:p>
          </table:table-cell>
          <table:table-cell office:value-type="float" office:value="53504" calcext:value-type="float">
            <text:p>53504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6016" calcext:value-type="float">
            <text:p>6016</text:p>
          </table:table-cell>
          <table:table-cell office:value-type="float" office:value="11392" calcext:value-type="float">
            <text:p>11392</text:p>
          </table:table-cell>
          <table:table-cell office:value-type="float" office:value="10240" calcext:value-type="float">
            <text:p>10240</text:p>
          </table:table-cell>
          <table:table-cell office:value-type="float" office:value="10624" calcext:value-type="float">
            <text:p>10624</text:p>
          </table:table-cell>
          <table:table-cell office:value-type="float" office:value="9408" calcext:value-type="float">
            <text:p>9408</text:p>
          </table:table-cell>
          <table:table-cell/>
          <table:table-cell table:formula="of:=([.H140]+[.I140]+[.J140]+[.K140]+[.L140])/5" office:value-type="float" office:value="9536" calcext:value-type="float">
            <text:p>9536</text:p>
          </table:table-cell>
        </table:table-row>
        <table:table-row table:style-name="ro1">
          <table:table-cell table:number-columns-repeated="2" office:value-type="float" office:value="9536" calcext:value-type="float">
            <text:p>9536</text:p>
          </table:table-cell>
          <table:table-cell office:value-type="float" office:value="26560" calcext:value-type="float">
            <text:p>26560</text:p>
          </table:table-cell>
          <table:table-cell office:value-type="float" office:value="39488" calcext:value-type="float">
            <text:p>39488</text:p>
          </table:table-cell>
          <table:table-cell office:value-type="float" office:value="53568" calcext:value-type="float">
            <text:p>53568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11328" calcext:value-type="float">
            <text:p>11328</text:p>
          </table:table-cell>
          <table:table-cell office:value-type="float" office:value="10112" calcext:value-type="float">
            <text:p>10112</text:p>
          </table:table-cell>
          <table:table-cell office:value-type="float" office:value="10688" calcext:value-type="float">
            <text:p>10688</text:p>
          </table:table-cell>
          <table:table-cell office:value-type="float" office:value="9472" calcext:value-type="float">
            <text:p>9472</text:p>
          </table:table-cell>
          <table:table-cell/>
          <table:table-cell table:formula="of:=([.H141]+[.I141]+[.J141]+[.K141]+[.L141])/5" office:value-type="float" office:value="9561.6" calcext:value-type="float">
            <text:p>9561.6</text:p>
          </table:table-cell>
        </table:table-row>
        <table:table-row table:style-name="ro1">
          <table:table-cell table:number-columns-repeated="2" office:value-type="float" office:value="9664" calcext:value-type="float">
            <text:p>9664</text:p>
          </table:table-cell>
          <table:table-cell office:value-type="float" office:value="26496" calcext:value-type="float">
            <text:p>26496</text:p>
          </table:table-cell>
          <table:table-cell office:value-type="float" office:value="39424" calcext:value-type="float">
            <text:p>39424</text:p>
          </table:table-cell>
          <table:table-cell office:value-type="float" office:value="53632" calcext:value-type="float">
            <text:p>53632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6336" calcext:value-type="float">
            <text:p>6336</text:p>
          </table:table-cell>
          <table:table-cell office:value-type="float" office:value="11264" calcext:value-type="float">
            <text:p>11264</text:p>
          </table:table-cell>
          <table:table-cell office:value-type="float" office:value="10048" calcext:value-type="float">
            <text:p>10048</text:p>
          </table:table-cell>
          <table:table-cell office:value-type="float" office:value="10752" calcext:value-type="float">
            <text:p>10752</text:p>
          </table:table-cell>
          <table:table-cell office:value-type="float" office:value="9536" calcext:value-type="float">
            <text:p>9536</text:p>
          </table:table-cell>
          <table:table-cell/>
          <table:table-cell table:formula="of:=([.H142]+[.I142]+[.J142]+[.K142]+[.L142])/5" office:value-type="float" office:value="9587.2" calcext:value-type="float">
            <text:p>9587.2</text:p>
          </table:table-cell>
        </table:table-row>
        <table:table-row table:style-name="ro1">
          <table:table-cell table:number-columns-repeated="2" office:value-type="float" office:value="9920" calcext:value-type="float">
            <text:p>9920</text:p>
          </table:table-cell>
          <table:table-cell office:value-type="float" office:value="26496" calcext:value-type="float">
            <text:p>26496</text:p>
          </table:table-cell>
          <table:table-cell office:value-type="float" office:value="39360" calcext:value-type="float">
            <text:p>39360</text:p>
          </table:table-cell>
          <table:table-cell office:value-type="float" office:value="53760" calcext:value-type="float">
            <text:p>5376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6592" calcext:value-type="float">
            <text:p>6592</text:p>
          </table:table-cell>
          <table:table-cell office:value-type="float" office:value="11264" calcext:value-type="float">
            <text:p>11264</text:p>
          </table:table-cell>
          <table:table-cell office:value-type="float" office:value="9984" calcext:value-type="float">
            <text:p>9984</text:p>
          </table:table-cell>
          <table:table-cell office:value-type="float" office:value="10880" calcext:value-type="float">
            <text:p>10880</text:p>
          </table:table-cell>
          <table:table-cell office:value-type="float" office:value="9536" calcext:value-type="float">
            <text:p>9536</text:p>
          </table:table-cell>
          <table:table-cell/>
          <table:table-cell table:formula="of:=([.H143]+[.I143]+[.J143]+[.K143]+[.L143])/5" office:value-type="float" office:value="9651.2" calcext:value-type="float">
            <text:p>9651.2</text:p>
          </table:table-cell>
        </table:table-row>
        <table:table-row table:style-name="ro1">
          <table:table-cell table:number-columns-repeated="2" office:value-type="float" office:value="10176" calcext:value-type="float">
            <text:p>10176</text:p>
          </table:table-cell>
          <table:table-cell office:value-type="float" office:value="26496" calcext:value-type="float">
            <text:p>26496</text:p>
          </table:table-cell>
          <table:table-cell office:value-type="float" office:value="39296" calcext:value-type="float">
            <text:p>39296</text:p>
          </table:table-cell>
          <table:table-cell office:value-type="float" office:value="53760" calcext:value-type="float">
            <text:p>53760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1264" calcext:value-type="float">
            <text:p>11264</text:p>
          </table:table-cell>
          <table:table-cell office:value-type="float" office:value="9920" calcext:value-type="float">
            <text:p>9920</text:p>
          </table:table-cell>
          <table:table-cell office:value-type="float" office:value="10880" calcext:value-type="float">
            <text:p>10880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([.H144]+[.I144]+[.J144]+[.K144]+[.L144])/5" office:value-type="float" office:value="9702.4" calcext:value-type="float">
            <text:p>9702.4</text:p>
          </table:table-cell>
        </table:table-row>
        <table:table-row table:style-name="ro1">
          <table:table-cell table:number-columns-repeated="2" office:value-type="float" office:value="10496" calcext:value-type="float">
            <text:p>10496</text:p>
          </table:table-cell>
          <table:table-cell office:value-type="float" office:value="26496" calcext:value-type="float">
            <text:p>26496</text:p>
          </table:table-cell>
          <table:table-cell office:value-type="float" office:value="39296" calcext:value-type="float">
            <text:p>39296</text:p>
          </table:table-cell>
          <table:table-cell office:value-type="float" office:value="53824" calcext:value-type="float">
            <text:p>53824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7168" calcext:value-type="float">
            <text:p>7168</text:p>
          </table:table-cell>
          <table:table-cell office:value-type="float" office:value="11264" calcext:value-type="float">
            <text:p>11264</text:p>
          </table:table-cell>
          <table:table-cell office:value-type="float" office:value="9920" calcext:value-type="float">
            <text:p>9920</text:p>
          </table:table-cell>
          <table:table-cell office:value-type="float" office:value="10944" calcext:value-type="float">
            <text:p>10944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([.H145]+[.I145]+[.J145]+[.K145]+[.L145])/5" office:value-type="float" office:value="9779.2" calcext:value-type="float">
            <text:p>9779.2</text:p>
          </table:table-cell>
        </table:table-row>
        <table:table-row table:style-name="ro1">
          <table:table-cell table:number-columns-repeated="2" office:value-type="float" office:value="10688" calcext:value-type="float">
            <text:p>10688</text:p>
          </table:table-cell>
          <table:table-cell office:value-type="float" office:value="26496" calcext:value-type="float">
            <text:p>26496</text:p>
          </table:table-cell>
          <table:table-cell office:value-type="float" office:value="39296" calcext:value-type="float">
            <text:p>39296</text:p>
          </table:table-cell>
          <table:table-cell office:value-type="float" office:value="53952" calcext:value-type="float">
            <text:p>53952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7360" calcext:value-type="float">
            <text:p>7360</text:p>
          </table:table-cell>
          <table:table-cell office:value-type="float" office:value="11264" calcext:value-type="float">
            <text:p>11264</text:p>
          </table:table-cell>
          <table:table-cell office:value-type="float" office:value="9920" calcext:value-type="float">
            <text:p>9920</text:p>
          </table:table-cell>
          <table:table-cell office:value-type="float" office:value="11072" calcext:value-type="float">
            <text:p>11072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([.H146]+[.I146]+[.J146]+[.K146]+[.L146])/5" office:value-type="float" office:value="9843.2" calcext:value-type="float">
            <text:p>9843.2</text:p>
          </table:table-cell>
        </table:table-row>
        <table:table-row table:style-name="ro1">
          <table:table-cell table:number-columns-repeated="2" office:value-type="float" office:value="11008" calcext:value-type="float">
            <text:p>11008</text:p>
          </table:table-cell>
          <table:table-cell office:value-type="float" office:value="26496" calcext:value-type="float">
            <text:p>26496</text:p>
          </table:table-cell>
          <table:table-cell office:value-type="float" office:value="39360" calcext:value-type="float">
            <text:p>39360</text:p>
          </table:table-cell>
          <table:table-cell office:value-type="float" office:value="53952" calcext:value-type="float">
            <text:p>53952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7680" calcext:value-type="float">
            <text:p>7680</text:p>
          </table:table-cell>
          <table:table-cell office:value-type="float" office:value="11264" calcext:value-type="float">
            <text:p>11264</text:p>
          </table:table-cell>
          <table:table-cell office:value-type="float" office:value="9984" calcext:value-type="float">
            <text:p>9984</text:p>
          </table:table-cell>
          <table:table-cell office:value-type="float" office:value="11072" calcext:value-type="float">
            <text:p>11072</text:p>
          </table:table-cell>
          <table:table-cell office:value-type="float" office:value="9600" calcext:value-type="float">
            <text:p>9600</text:p>
          </table:table-cell>
          <table:table-cell/>
          <table:table-cell table:formula="of:=([.H147]+[.I147]+[.J147]+[.K147]+[.L147])/5" office:value-type="float" office:value="9920" calcext:value-type="float">
            <text:p>9920</text:p>
          </table:table-cell>
        </table:table-row>
        <table:table-row table:style-name="ro1">
          <table:table-cell table:number-columns-repeated="2" office:value-type="float" office:value="11456" calcext:value-type="float">
            <text:p>11456</text:p>
          </table:table-cell>
          <table:table-cell office:value-type="float" office:value="26496" calcext:value-type="float">
            <text:p>26496</text:p>
          </table:table-cell>
          <table:table-cell office:value-type="float" office:value="39424" calcext:value-type="float">
            <text:p>39424</text:p>
          </table:table-cell>
          <table:table-cell office:value-type="float" office:value="54080" calcext:value-type="float">
            <text:p>5408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8128" calcext:value-type="float">
            <text:p>8128</text:p>
          </table:table-cell>
          <table:table-cell office:value-type="float" office:value="11264" calcext:value-type="float">
            <text:p>11264</text:p>
          </table:table-cell>
          <table:table-cell office:value-type="float" office:value="10048" calcext:value-type="float">
            <text:p>10048</text:p>
          </table:table-cell>
          <table:table-cell office:value-type="float" office:value="11200" calcext:value-type="float">
            <text:p>11200</text:p>
          </table:table-cell>
          <table:table-cell office:value-type="float" office:value="9664" calcext:value-type="float">
            <text:p>9664</text:p>
          </table:table-cell>
          <table:table-cell/>
          <table:table-cell table:formula="of:=([.H148]+[.I148]+[.J148]+[.K148]+[.L148])/5" office:value-type="float" office:value="10060.8" calcext:value-type="float">
            <text:p>10060.8</text:p>
          </table:table-cell>
        </table:table-row>
        <table:table-row table:style-name="ro1">
          <table:table-cell table:number-columns-repeated="2" office:value-type="float" office:value="11840" calcext:value-type="float">
            <text:p>11840</text:p>
          </table:table-cell>
          <table:table-cell office:value-type="float" office:value="26496" calcext:value-type="float">
            <text:p>26496</text:p>
          </table:table-cell>
          <table:table-cell office:value-type="float" office:value="39488" calcext:value-type="float">
            <text:p>39488</text:p>
          </table:table-cell>
          <table:table-cell office:value-type="float" office:value="54080" calcext:value-type="float">
            <text:p>5408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8512" calcext:value-type="float">
            <text:p>8512</text:p>
          </table:table-cell>
          <table:table-cell office:value-type="float" office:value="11264" calcext:value-type="float">
            <text:p>11264</text:p>
          </table:table-cell>
          <table:table-cell office:value-type="float" office:value="10112" calcext:value-type="float">
            <text:p>10112</text:p>
          </table:table-cell>
          <table:table-cell office:value-type="float" office:value="11200" calcext:value-type="float">
            <text:p>11200</text:p>
          </table:table-cell>
          <table:table-cell office:value-type="float" office:value="9664" calcext:value-type="float">
            <text:p>9664</text:p>
          </table:table-cell>
          <table:table-cell/>
          <table:table-cell table:formula="of:=([.H149]+[.I149]+[.J149]+[.K149]+[.L149])/5" office:value-type="float" office:value="10150.4" calcext:value-type="float">
            <text:p>10150.4</text:p>
          </table:table-cell>
        </table:table-row>
        <table:table-row table:style-name="ro1">
          <table:table-cell table:number-columns-repeated="2" office:value-type="float" office:value="12224" calcext:value-type="float">
            <text:p>12224</text:p>
          </table:table-cell>
          <table:table-cell office:value-type="float" office:value="26560" calcext:value-type="float">
            <text:p>26560</text:p>
          </table:table-cell>
          <table:table-cell office:value-type="float" office:value="39616" calcext:value-type="float">
            <text:p>39616</text:p>
          </table:table-cell>
          <table:table-cell office:value-type="float" office:value="54144" calcext:value-type="float">
            <text:p>54144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8896" calcext:value-type="float">
            <text:p>8896</text:p>
          </table:table-cell>
          <table:table-cell office:value-type="float" office:value="11328" calcext:value-type="float">
            <text:p>11328</text:p>
          </table:table-cell>
          <table:table-cell office:value-type="float" office:value="10240" calcext:value-type="float">
            <text:p>10240</text:p>
          </table:table-cell>
          <table:table-cell office:value-type="float" office:value="11264" calcext:value-type="float">
            <text:p>11264</text:p>
          </table:table-cell>
          <table:table-cell office:value-type="float" office:value="9664" calcext:value-type="float">
            <text:p>9664</text:p>
          </table:table-cell>
          <table:table-cell/>
          <table:table-cell table:formula="of:=([.H150]+[.I150]+[.J150]+[.K150]+[.L150])/5" office:value-type="float" office:value="10278.4" calcext:value-type="float">
            <text:p>10278.4</text:p>
          </table:table-cell>
        </table:table-row>
        <table:table-row table:style-name="ro1">
          <table:table-cell table:number-columns-repeated="2" office:value-type="float" office:value="12672" calcext:value-type="float">
            <text:p>12672</text:p>
          </table:table-cell>
          <table:table-cell office:value-type="float" office:value="26560" calcext:value-type="float">
            <text:p>26560</text:p>
          </table:table-cell>
          <table:table-cell office:value-type="float" office:value="39744" calcext:value-type="float">
            <text:p>39744</text:p>
          </table:table-cell>
          <table:table-cell office:value-type="float" office:value="54208" calcext:value-type="float">
            <text:p>54208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9344" calcext:value-type="float">
            <text:p>9344</text:p>
          </table:table-cell>
          <table:table-cell office:value-type="float" office:value="11328" calcext:value-type="float">
            <text:p>11328</text:p>
          </table:table-cell>
          <table:table-cell office:value-type="float" office:value="10368" calcext:value-type="float">
            <text:p>10368</text:p>
          </table:table-cell>
          <table:table-cell office:value-type="float" office:value="11328" calcext:value-type="float">
            <text:p>11328</text:p>
          </table:table-cell>
          <table:table-cell office:value-type="float" office:value="9664" calcext:value-type="float">
            <text:p>9664</text:p>
          </table:table-cell>
          <table:table-cell/>
          <table:table-cell table:formula="of:=([.H151]+[.I151]+[.J151]+[.K151]+[.L151])/5" office:value-type="float" office:value="10406.4" calcext:value-type="float">
            <text:p>10406.4</text:p>
          </table:table-cell>
        </table:table-row>
        <table:table-row table:style-name="ro1">
          <table:table-cell table:number-columns-repeated="2" office:value-type="float" office:value="12992" calcext:value-type="float">
            <text:p>12992</text:p>
          </table:table-cell>
          <table:table-cell office:value-type="float" office:value="26624" calcext:value-type="float">
            <text:p>26624</text:p>
          </table:table-cell>
          <table:table-cell office:value-type="float" office:value="39808" calcext:value-type="float">
            <text:p>39808</text:p>
          </table:table-cell>
          <table:table-cell office:value-type="float" office:value="54208" calcext:value-type="float">
            <text:p>5420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9664" calcext:value-type="float">
            <text:p>9664</text:p>
          </table:table-cell>
          <table:table-cell office:value-type="float" office:value="11392" calcext:value-type="float">
            <text:p>11392</text:p>
          </table:table-cell>
          <table:table-cell office:value-type="float" office:value="10432" calcext:value-type="float">
            <text:p>10432</text:p>
          </table:table-cell>
          <table:table-cell office:value-type="float" office:value="11328" calcext:value-type="float">
            <text:p>11328</text:p>
          </table:table-cell>
          <table:table-cell office:value-type="float" office:value="9728" calcext:value-type="float">
            <text:p>9728</text:p>
          </table:table-cell>
          <table:table-cell/>
          <table:table-cell table:formula="of:=([.H152]+[.I152]+[.J152]+[.K152]+[.L152])/5" office:value-type="float" office:value="10508.8" calcext:value-type="float">
            <text:p>10508.8</text:p>
          </table:table-cell>
        </table:table-row>
        <table:table-row table:style-name="ro1">
          <table:table-cell table:number-columns-repeated="2" office:value-type="float" office:value="13312" calcext:value-type="float">
            <text:p>13312</text:p>
          </table:table-cell>
          <table:table-cell office:value-type="float" office:value="26624" calcext:value-type="float">
            <text:p>26624</text:p>
          </table:table-cell>
          <table:table-cell office:value-type="float" office:value="39872" calcext:value-type="float">
            <text:p>39872</text:p>
          </table:table-cell>
          <table:table-cell office:value-type="float" office:value="54272" calcext:value-type="float">
            <text:p>54272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9984" calcext:value-type="float">
            <text:p>9984</text:p>
          </table:table-cell>
          <table:table-cell office:value-type="float" office:value="11392" calcext:value-type="float">
            <text:p>11392</text:p>
          </table:table-cell>
          <table:table-cell office:value-type="float" office:value="10496" calcext:value-type="float">
            <text:p>10496</text:p>
          </table:table-cell>
          <table:table-cell office:value-type="float" office:value="11392" calcext:value-type="float">
            <text:p>11392</text:p>
          </table:table-cell>
          <table:table-cell office:value-type="float" office:value="9728" calcext:value-type="float">
            <text:p>9728</text:p>
          </table:table-cell>
          <table:table-cell/>
          <table:table-cell table:formula="of:=([.H153]+[.I153]+[.J153]+[.K153]+[.L153])/5" office:value-type="float" office:value="10598.4" calcext:value-type="float">
            <text:p>10598.4</text:p>
          </table:table-cell>
        </table:table-row>
        <table:table-row table:style-name="ro1">
          <table:table-cell table:number-columns-repeated="2" office:value-type="float" office:value="13440" calcext:value-type="float">
            <text:p>13440</text:p>
          </table:table-cell>
          <table:table-cell office:value-type="float" office:value="26688" calcext:value-type="float">
            <text:p>26688</text:p>
          </table:table-cell>
          <table:table-cell office:value-type="float" office:value="39936" calcext:value-type="float">
            <text:p>39936</text:p>
          </table:table-cell>
          <table:table-cell office:value-type="float" office:value="54272" calcext:value-type="float">
            <text:p>5427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0112" calcext:value-type="float">
            <text:p>10112</text:p>
          </table:table-cell>
          <table:table-cell office:value-type="float" office:value="11456" calcext:value-type="float">
            <text:p>11456</text:p>
          </table:table-cell>
          <table:table-cell office:value-type="float" office:value="10560" calcext:value-type="float">
            <text:p>10560</text:p>
          </table:table-cell>
          <table:table-cell office:value-type="float" office:value="11392" calcext:value-type="float">
            <text:p>11392</text:p>
          </table:table-cell>
          <table:table-cell office:value-type="float" office:value="9792" calcext:value-type="float">
            <text:p>9792</text:p>
          </table:table-cell>
          <table:table-cell/>
          <table:table-cell table:formula="of:=([.H154]+[.I154]+[.J154]+[.K154]+[.L154])/5" office:value-type="float" office:value="10662.4" calcext:value-type="float">
            <text:p>10662.4</text:p>
          </table:table-cell>
        </table:table-row>
        <table:table-row table:style-name="ro1">
          <table:table-cell table:number-columns-repeated="2" office:value-type="float" office:value="13632" calcext:value-type="float">
            <text:p>13632</text:p>
          </table:table-cell>
          <table:table-cell office:value-type="float" office:value="26752" calcext:value-type="float">
            <text:p>26752</text:p>
          </table:table-cell>
          <table:table-cell office:value-type="float" office:value="39936" calcext:value-type="float">
            <text:p>39936</text:p>
          </table:table-cell>
          <table:table-cell office:value-type="float" office:value="54336" calcext:value-type="float">
            <text:p>54336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float" office:value="10304" calcext:value-type="float">
            <text:p>10304</text:p>
          </table:table-cell>
          <table:table-cell office:value-type="float" office:value="11520" calcext:value-type="float">
            <text:p>11520</text:p>
          </table:table-cell>
          <table:table-cell office:value-type="float" office:value="10560" calcext:value-type="float">
            <text:p>10560</text:p>
          </table:table-cell>
          <table:table-cell office:value-type="float" office:value="11456" calcext:value-type="float">
            <text:p>11456</text:p>
          </table:table-cell>
          <table:table-cell office:value-type="float" office:value="9856" calcext:value-type="float">
            <text:p>9856</text:p>
          </table:table-cell>
          <table:table-cell/>
          <table:table-cell table:formula="of:=([.H155]+[.I155]+[.J155]+[.K155]+[.L155])/5" office:value-type="float" office:value="10739.2" calcext:value-type="float">
            <text:p>10739.2</text:p>
          </table:table-cell>
        </table:table-row>
        <table:table-row table:style-name="ro1">
          <table:table-cell table:number-columns-repeated="2" office:value-type="float" office:value="13760" calcext:value-type="float">
            <text:p>13760</text:p>
          </table:table-cell>
          <table:table-cell office:value-type="float" office:value="26816" calcext:value-type="float">
            <text:p>26816</text:p>
          </table:table-cell>
          <table:table-cell office:value-type="float" office:value="40000" calcext:value-type="float">
            <text:p>40000</text:p>
          </table:table-cell>
          <table:table-cell office:value-type="float" office:value="54400" calcext:value-type="float">
            <text:p>54400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10432" calcext:value-type="float">
            <text:p>10432</text:p>
          </table:table-cell>
          <table:table-cell office:value-type="float" office:value="11584" calcext:value-type="float">
            <text:p>11584</text:p>
          </table:table-cell>
          <table:table-cell office:value-type="float" office:value="10624" calcext:value-type="float">
            <text:p>10624</text:p>
          </table:table-cell>
          <table:table-cell office:value-type="float" office:value="11520" calcext:value-type="float">
            <text:p>11520</text:p>
          </table:table-cell>
          <table:table-cell office:value-type="float" office:value="9920" calcext:value-type="float">
            <text:p>9920</text:p>
          </table:table-cell>
          <table:table-cell/>
          <table:table-cell table:formula="of:=([.H156]+[.I156]+[.J156]+[.K156]+[.L156])/5" office:value-type="float" office:value="10816" calcext:value-type="float">
            <text:p>10816</text:p>
          </table:table-cell>
        </table:table-row>
        <table:table-row table:style-name="ro1">
          <table:table-cell table:number-columns-repeated="2" office:value-type="float" office:value="13760" calcext:value-type="float">
            <text:p>13760</text:p>
          </table:table-cell>
          <table:table-cell office:value-type="float" office:value="26880" calcext:value-type="float">
            <text:p>26880</text:p>
          </table:table-cell>
          <table:table-cell office:value-type="float" office:value="40000" calcext:value-type="float">
            <text:p>40000</text:p>
          </table:table-cell>
          <table:table-cell office:value-type="float" office:value="54400" calcext:value-type="float">
            <text:p>54400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10432" calcext:value-type="float">
            <text:p>10432</text:p>
          </table:table-cell>
          <table:table-cell office:value-type="float" office:value="11648" calcext:value-type="float">
            <text:p>11648</text:p>
          </table:table-cell>
          <table:table-cell office:value-type="float" office:value="10624" calcext:value-type="float">
            <text:p>10624</text:p>
          </table:table-cell>
          <table:table-cell office:value-type="float" office:value="11520" calcext:value-type="float">
            <text:p>11520</text:p>
          </table:table-cell>
          <table:table-cell office:value-type="float" office:value="9920" calcext:value-type="float">
            <text:p>9920</text:p>
          </table:table-cell>
          <table:table-cell/>
          <table:table-cell table:formula="of:=([.H157]+[.I157]+[.J157]+[.K157]+[.L157])/5" office:value-type="float" office:value="10828.8" calcext:value-type="float">
            <text:p>10828.8</text:p>
          </table:table-cell>
        </table:table-row>
        <table:table-row table:style-name="ro1">
          <table:table-cell table:number-columns-repeated="2" office:value-type="float" office:value="13696" calcext:value-type="float">
            <text:p>13696</text:p>
          </table:table-cell>
          <table:table-cell office:value-type="float" office:value="26944" calcext:value-type="float">
            <text:p>26944</text:p>
          </table:table-cell>
          <table:table-cell office:value-type="float" office:value="40064" calcext:value-type="float">
            <text:p>40064</text:p>
          </table:table-cell>
          <table:table-cell office:value-type="float" office:value="54464" calcext:value-type="float">
            <text:p>54464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10368" calcext:value-type="float">
            <text:p>10368</text:p>
          </table:table-cell>
          <table:table-cell office:value-type="float" office:value="11712" calcext:value-type="float">
            <text:p>11712</text:p>
          </table:table-cell>
          <table:table-cell office:value-type="float" office:value="10688" calcext:value-type="float">
            <text:p>10688</text:p>
          </table:table-cell>
          <table:table-cell office:value-type="float" office:value="11584" calcext:value-type="float">
            <text:p>11584</text:p>
          </table:table-cell>
          <table:table-cell office:value-type="float" office:value="10048" calcext:value-type="float">
            <text:p>10048</text:p>
          </table:table-cell>
          <table:table-cell/>
          <table:table-cell table:formula="of:=([.H158]+[.I158]+[.J158]+[.K158]+[.L158])/5" office:value-type="float" office:value="10880" calcext:value-type="float">
            <text:p>10880</text:p>
          </table:table-cell>
        </table:table-row>
        <table:table-row table:style-name="ro1">
          <table:table-cell table:number-columns-repeated="2" office:value-type="float" office:value="13632" calcext:value-type="float">
            <text:p>13632</text:p>
          </table:table-cell>
          <table:table-cell office:value-type="float" office:value="27008" calcext:value-type="float">
            <text:p>27008</text:p>
          </table:table-cell>
          <table:table-cell office:value-type="float" office:value="40064" calcext:value-type="float">
            <text:p>40064</text:p>
          </table:table-cell>
          <table:table-cell office:value-type="float" office:value="54528" calcext:value-type="float">
            <text:p>54528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10304" calcext:value-type="float">
            <text:p>10304</text:p>
          </table:table-cell>
          <table:table-cell office:value-type="float" office:value="11776" calcext:value-type="float">
            <text:p>11776</text:p>
          </table:table-cell>
          <table:table-cell office:value-type="float" office:value="10688" calcext:value-type="float">
            <text:p>10688</text:p>
          </table:table-cell>
          <table:table-cell office:value-type="float" office:value="11648" calcext:value-type="float">
            <text:p>11648</text:p>
          </table:table-cell>
          <table:table-cell office:value-type="float" office:value="10112" calcext:value-type="float">
            <text:p>10112</text:p>
          </table:table-cell>
          <table:table-cell/>
          <table:table-cell table:formula="of:=([.H159]+[.I159]+[.J159]+[.K159]+[.L159])/5" office:value-type="float" office:value="10905.6" calcext:value-type="float">
            <text:p>10905.6</text:p>
          </table:table-cell>
        </table:table-row>
        <table:table-row table:style-name="ro1">
          <table:table-cell table:number-columns-repeated="2" office:value-type="float" office:value="13568" calcext:value-type="float">
            <text:p>13568</text:p>
          </table:table-cell>
          <table:table-cell office:value-type="float" office:value="27072" calcext:value-type="float">
            <text:p>27072</text:p>
          </table:table-cell>
          <table:table-cell office:value-type="float" office:value="40128" calcext:value-type="float">
            <text:p>40128</text:p>
          </table:table-cell>
          <table:table-cell office:value-type="float" office:value="54592" calcext:value-type="float">
            <text:p>54592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float" office:value="10240" calcext:value-type="float">
            <text:p>10240</text:p>
          </table:table-cell>
          <table:table-cell office:value-type="float" office:value="11840" calcext:value-type="float">
            <text:p>11840</text:p>
          </table:table-cell>
          <table:table-cell office:value-type="float" office:value="10752" calcext:value-type="float">
            <text:p>10752</text:p>
          </table:table-cell>
          <table:table-cell office:value-type="float" office:value="11712" calcext:value-type="float">
            <text:p>11712</text:p>
          </table:table-cell>
          <table:table-cell office:value-type="float" office:value="10176" calcext:value-type="float">
            <text:p>10176</text:p>
          </table:table-cell>
          <table:table-cell/>
          <table:table-cell table:formula="of:=([.H160]+[.I160]+[.J160]+[.K160]+[.L160])/5" office:value-type="float" office:value="10944" calcext:value-type="float">
            <text:p>10944</text:p>
          </table:table-cell>
        </table:table-row>
        <table:table-row table:style-name="ro1">
          <table:table-cell table:number-columns-repeated="2" office:value-type="float" office:value="13568" calcext:value-type="float">
            <text:p>13568</text:p>
          </table:table-cell>
          <table:table-cell office:value-type="float" office:value="27136" calcext:value-type="float">
            <text:p>27136</text:p>
          </table:table-cell>
          <table:table-cell office:value-type="float" office:value="40128" calcext:value-type="float">
            <text:p>40128</text:p>
          </table:table-cell>
          <table:table-cell office:value-type="float" office:value="54656" calcext:value-type="float">
            <text:p>54656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float" office:value="10240" calcext:value-type="float">
            <text:p>10240</text:p>
          </table:table-cell>
          <table:table-cell office:value-type="float" office:value="11904" calcext:value-type="float">
            <text:p>11904</text:p>
          </table:table-cell>
          <table:table-cell office:value-type="float" office:value="10752" calcext:value-type="float">
            <text:p>10752</text:p>
          </table:table-cell>
          <table:table-cell office:value-type="float" office:value="11776" calcext:value-type="float">
            <text:p>11776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([.H161]+[.I161]+[.J161]+[.K161]+[.L161])/5" office:value-type="float" office:value="10982.4" calcext:value-type="float">
            <text:p>10982.4</text:p>
          </table:table-cell>
        </table:table-row>
        <table:table-row table:style-name="ro1">
          <table:table-cell table:number-columns-repeated="2" office:value-type="float" office:value="13504" calcext:value-type="float">
            <text:p>13504</text:p>
          </table:table-cell>
          <table:table-cell office:value-type="float" office:value="27200" calcext:value-type="float">
            <text:p>27200</text:p>
          </table:table-cell>
          <table:table-cell office:value-type="float" office:value="40192" calcext:value-type="float">
            <text:p>40192</text:p>
          </table:table-cell>
          <table:table-cell office:value-type="float" office:value="54720" calcext:value-type="float">
            <text:p>54720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float" office:value="10176" calcext:value-type="float">
            <text:p>10176</text:p>
          </table:table-cell>
          <table:table-cell office:value-type="float" office:value="11968" calcext:value-type="float">
            <text:p>11968</text:p>
          </table:table-cell>
          <table:table-cell office:value-type="float" office:value="10816" calcext:value-type="float">
            <text:p>10816</text:p>
          </table:table-cell>
          <table:table-cell office:value-type="float" office:value="11840" calcext:value-type="float">
            <text:p>11840</text:p>
          </table:table-cell>
          <table:table-cell office:value-type="float" office:value="10304" calcext:value-type="float">
            <text:p>10304</text:p>
          </table:table-cell>
          <table:table-cell/>
          <table:table-cell table:formula="of:=([.H162]+[.I162]+[.J162]+[.K162]+[.L162])/5" office:value-type="float" office:value="11020.8" calcext:value-type="float">
            <text:p>11020.8</text:p>
          </table:table-cell>
        </table:table-row>
        <table:table-row table:style-name="ro1">
          <table:table-cell table:number-columns-repeated="2" office:value-type="float" office:value="13504" calcext:value-type="float">
            <text:p>13504</text:p>
          </table:table-cell>
          <table:table-cell office:value-type="float" office:value="27264" calcext:value-type="float">
            <text:p>27264</text:p>
          </table:table-cell>
          <table:table-cell office:value-type="float" office:value="40192" calcext:value-type="float">
            <text:p>40192</text:p>
          </table:table-cell>
          <table:table-cell office:value-type="float" office:value="54848" calcext:value-type="float">
            <text:p>54848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10176" calcext:value-type="float">
            <text:p>10176</text:p>
          </table:table-cell>
          <table:table-cell office:value-type="float" office:value="12032" calcext:value-type="float">
            <text:p>12032</text:p>
          </table:table-cell>
          <table:table-cell office:value-type="float" office:value="10816" calcext:value-type="float">
            <text:p>10816</text:p>
          </table:table-cell>
          <table:table-cell office:value-type="float" office:value="11968" calcext:value-type="float">
            <text:p>11968</text:p>
          </table:table-cell>
          <table:table-cell office:value-type="float" office:value="10368" calcext:value-type="float">
            <text:p>10368</text:p>
          </table:table-cell>
          <table:table-cell/>
          <table:table-cell table:formula="of:=([.H163]+[.I163]+[.J163]+[.K163]+[.L163])/5" office:value-type="float" office:value="11072" calcext:value-type="float">
            <text:p>11072</text:p>
          </table:table-cell>
        </table:table-row>
        <table:table-row table:style-name="ro1">
          <table:table-cell table:number-columns-repeated="2" office:value-type="float" office:value="13504" calcext:value-type="float">
            <text:p>13504</text:p>
          </table:table-cell>
          <table:table-cell office:value-type="float" office:value="27264" calcext:value-type="float">
            <text:p>27264</text:p>
          </table:table-cell>
          <table:table-cell office:value-type="float" office:value="40256" calcext:value-type="float">
            <text:p>40256</text:p>
          </table:table-cell>
          <table:table-cell office:value-type="float" office:value="54912" calcext:value-type="float">
            <text:p>54912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10176" calcext:value-type="float">
            <text:p>10176</text:p>
          </table:table-cell>
          <table:table-cell office:value-type="float" office:value="12032" calcext:value-type="float">
            <text:p>12032</text:p>
          </table:table-cell>
          <table:table-cell office:value-type="float" office:value="10880" calcext:value-type="float">
            <text:p>10880</text:p>
          </table:table-cell>
          <table:table-cell office:value-type="float" office:value="12032" calcext:value-type="float">
            <text:p>12032</text:p>
          </table:table-cell>
          <table:table-cell office:value-type="float" office:value="10496" calcext:value-type="float">
            <text:p>10496</text:p>
          </table:table-cell>
          <table:table-cell/>
          <table:table-cell table:formula="of:=([.H164]+[.I164]+[.J164]+[.K164]+[.L164])/5" office:value-type="float" office:value="11123.2" calcext:value-type="float">
            <text:p>11123.2</text:p>
          </table:table-cell>
        </table:table-row>
        <table:table-row table:style-name="ro1">
          <table:table-cell table:number-columns-repeated="2" office:value-type="float" office:value="13504" calcext:value-type="float">
            <text:p>13504</text:p>
          </table:table-cell>
          <table:table-cell office:value-type="float" office:value="27328" calcext:value-type="float">
            <text:p>27328</text:p>
          </table:table-cell>
          <table:table-cell office:value-type="float" office:value="40320" calcext:value-type="float">
            <text:p>40320</text:p>
          </table:table-cell>
          <table:table-cell office:value-type="float" office:value="54976" calcext:value-type="float">
            <text:p>54976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10176" calcext:value-type="float">
            <text:p>10176</text:p>
          </table:table-cell>
          <table:table-cell office:value-type="float" office:value="12096" calcext:value-type="float">
            <text:p>12096</text:p>
          </table:table-cell>
          <table:table-cell office:value-type="float" office:value="10944" calcext:value-type="float">
            <text:p>10944</text:p>
          </table:table-cell>
          <table:table-cell office:value-type="float" office:value="12096" calcext:value-type="float">
            <text:p>12096</text:p>
          </table:table-cell>
          <table:table-cell office:value-type="float" office:value="10496" calcext:value-type="float">
            <text:p>10496</text:p>
          </table:table-cell>
          <table:table-cell/>
          <table:table-cell table:formula="of:=([.H165]+[.I165]+[.J165]+[.K165]+[.L165])/5" office:value-type="float" office:value="11161.6" calcext:value-type="float">
            <text:p>11161.6</text:p>
          </table:table-cell>
        </table:table-row>
        <table:table-row table:style-name="ro1">
          <table:table-cell table:number-columns-repeated="2" office:value-type="float" office:value="13504" calcext:value-type="float">
            <text:p>13504</text:p>
          </table:table-cell>
          <table:table-cell office:value-type="float" office:value="27392" calcext:value-type="float">
            <text:p>27392</text:p>
          </table:table-cell>
          <table:table-cell office:value-type="float" office:value="40384" calcext:value-type="float">
            <text:p>40384</text:p>
          </table:table-cell>
          <table:table-cell office:value-type="float" office:value="55104" calcext:value-type="float">
            <text:p>55104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10176" calcext:value-type="float">
            <text:p>10176</text:p>
          </table:table-cell>
          <table:table-cell office:value-type="float" office:value="12160" calcext:value-type="float">
            <text:p>12160</text:p>
          </table:table-cell>
          <table:table-cell office:value-type="float" office:value="11008" calcext:value-type="float">
            <text:p>11008</text:p>
          </table:table-cell>
          <table:table-cell office:value-type="float" office:value="12224" calcext:value-type="float">
            <text:p>12224</text:p>
          </table:table-cell>
          <table:table-cell office:value-type="float" office:value="10560" calcext:value-type="float">
            <text:p>10560</text:p>
          </table:table-cell>
          <table:table-cell/>
          <table:table-cell table:formula="of:=([.H166]+[.I166]+[.J166]+[.K166]+[.L166])/5" office:value-type="float" office:value="11225.6" calcext:value-type="float">
            <text:p>11225.6</text:p>
          </table:table-cell>
        </table:table-row>
        <table:table-row table:style-name="ro1">
          <table:table-cell table:number-columns-repeated="2" office:value-type="float" office:value="13568" calcext:value-type="float">
            <text:p>13568</text:p>
          </table:table-cell>
          <table:table-cell office:value-type="float" office:value="27456" calcext:value-type="float">
            <text:p>27456</text:p>
          </table:table-cell>
          <table:table-cell office:value-type="float" office:value="40384" calcext:value-type="float">
            <text:p>40384</text:p>
          </table:table-cell>
          <table:table-cell office:value-type="float" office:value="55104" calcext:value-type="float">
            <text:p>55104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0240" calcext:value-type="float">
            <text:p>10240</text:p>
          </table:table-cell>
          <table:table-cell office:value-type="float" office:value="12224" calcext:value-type="float">
            <text:p>12224</text:p>
          </table:table-cell>
          <table:table-cell office:value-type="float" office:value="11008" calcext:value-type="float">
            <text:p>11008</text:p>
          </table:table-cell>
          <table:table-cell office:value-type="float" office:value="12224" calcext:value-type="float">
            <text:p>12224</text:p>
          </table:table-cell>
          <table:table-cell office:value-type="float" office:value="10688" calcext:value-type="float">
            <text:p>10688</text:p>
          </table:table-cell>
          <table:table-cell/>
          <table:table-cell table:formula="of:=([.H167]+[.I167]+[.J167]+[.K167]+[.L167])/5" office:value-type="float" office:value="11276.8" calcext:value-type="float">
            <text:p>11276.8</text:p>
          </table:table-cell>
        </table:table-row>
        <table:table-row table:style-name="ro1">
          <table:table-cell table:number-columns-repeated="2" office:value-type="float" office:value="13568" calcext:value-type="float">
            <text:p>13568</text:p>
          </table:table-cell>
          <table:table-cell office:value-type="float" office:value="27456" calcext:value-type="float">
            <text:p>27456</text:p>
          </table:table-cell>
          <table:table-cell office:value-type="float" office:value="40512" calcext:value-type="float">
            <text:p>40512</text:p>
          </table:table-cell>
          <table:table-cell office:value-type="float" office:value="55168" calcext:value-type="float">
            <text:p>55168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0240" calcext:value-type="float">
            <text:p>10240</text:p>
          </table:table-cell>
          <table:table-cell office:value-type="float" office:value="12224" calcext:value-type="float">
            <text:p>12224</text:p>
          </table:table-cell>
          <table:table-cell office:value-type="float" office:value="11136" calcext:value-type="float">
            <text:p>11136</text:p>
          </table:table-cell>
          <table:table-cell office:value-type="float" office:value="12288" calcext:value-type="float">
            <text:p>12288</text:p>
          </table:table-cell>
          <table:table-cell office:value-type="float" office:value="10688" calcext:value-type="float">
            <text:p>10688</text:p>
          </table:table-cell>
          <table:table-cell/>
          <table:table-cell table:formula="of:=([.H168]+[.I168]+[.J168]+[.K168]+[.L168])/5" office:value-type="float" office:value="11315.2" calcext:value-type="float">
            <text:p>11315.2</text:p>
          </table:table-cell>
        </table:table-row>
        <table:table-row table:style-name="ro1">
          <table:table-cell table:number-columns-repeated="2" office:value-type="float" office:value="13632" calcext:value-type="float">
            <text:p>13632</text:p>
          </table:table-cell>
          <table:table-cell office:value-type="float" office:value="27520" calcext:value-type="float">
            <text:p>27520</text:p>
          </table:table-cell>
          <table:table-cell office:value-type="float" office:value="40576" calcext:value-type="float">
            <text:p>40576</text:p>
          </table:table-cell>
          <table:table-cell office:value-type="float" office:value="55232" calcext:value-type="float">
            <text:p>55232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10304" calcext:value-type="float">
            <text:p>10304</text:p>
          </table:table-cell>
          <table:table-cell office:value-type="float" office:value="12288" calcext:value-type="float">
            <text:p>12288</text:p>
          </table:table-cell>
          <table:table-cell office:value-type="float" office:value="11200" calcext:value-type="float">
            <text:p>11200</text:p>
          </table:table-cell>
          <table:table-cell office:value-type="float" office:value="12352" calcext:value-type="float">
            <text:p>12352</text:p>
          </table:table-cell>
          <table:table-cell office:value-type="float" office:value="10752" calcext:value-type="float">
            <text:p>10752</text:p>
          </table:table-cell>
          <table:table-cell/>
          <table:table-cell table:formula="of:=([.H169]+[.I169]+[.J169]+[.K169]+[.L169])/5" office:value-type="float" office:value="11379.2" calcext:value-type="float">
            <text:p>11379.2</text:p>
          </table:table-cell>
        </table:table-row>
        <table:table-row table:style-name="ro1">
          <table:table-cell table:number-columns-repeated="2" office:value-type="float" office:value="13632" calcext:value-type="float">
            <text:p>13632</text:p>
          </table:table-cell>
          <table:table-cell office:value-type="float" office:value="27584" calcext:value-type="float">
            <text:p>27584</text:p>
          </table:table-cell>
          <table:table-cell office:value-type="float" office:value="40640" calcext:value-type="float">
            <text:p>40640</text:p>
          </table:table-cell>
          <table:table-cell office:value-type="float" office:value="55296" calcext:value-type="float">
            <text:p>55296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10304" calcext:value-type="float">
            <text:p>10304</text:p>
          </table:table-cell>
          <table:table-cell office:value-type="float" office:value="12352" calcext:value-type="float">
            <text:p>12352</text:p>
          </table:table-cell>
          <table:table-cell office:value-type="float" office:value="11264" calcext:value-type="float">
            <text:p>11264</text:p>
          </table:table-cell>
          <table:table-cell office:value-type="float" office:value="12416" calcext:value-type="float">
            <text:p>12416</text:p>
          </table:table-cell>
          <table:table-cell office:value-type="float" office:value="10816" calcext:value-type="float">
            <text:p>10816</text:p>
          </table:table-cell>
          <table:table-cell/>
          <table:table-cell table:formula="of:=([.H170]+[.I170]+[.J170]+[.K170]+[.L170])/5" office:value-type="float" office:value="11430.4" calcext:value-type="float">
            <text:p>11430.4</text:p>
          </table:table-cell>
        </table:table-row>
        <table:table-row table:style-name="ro1">
          <table:table-cell table:number-columns-repeated="2" office:value-type="float" office:value="13696" calcext:value-type="float">
            <text:p>13696</text:p>
          </table:table-cell>
          <table:table-cell office:value-type="float" office:value="27584" calcext:value-type="float">
            <text:p>27584</text:p>
          </table:table-cell>
          <table:table-cell office:value-type="float" office:value="40704" calcext:value-type="float">
            <text:p>40704</text:p>
          </table:table-cell>
          <table:table-cell office:value-type="float" office:value="55360" calcext:value-type="float">
            <text:p>55360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10368" calcext:value-type="float">
            <text:p>10368</text:p>
          </table:table-cell>
          <table:table-cell office:value-type="float" office:value="12352" calcext:value-type="float">
            <text:p>12352</text:p>
          </table:table-cell>
          <table:table-cell office:value-type="float" office:value="11328" calcext:value-type="float">
            <text:p>11328</text:p>
          </table:table-cell>
          <table:table-cell office:value-type="float" office:value="12480" calcext:value-type="float">
            <text:p>12480</text:p>
          </table:table-cell>
          <table:table-cell office:value-type="float" office:value="10880" calcext:value-type="float">
            <text:p>10880</text:p>
          </table:table-cell>
          <table:table-cell/>
          <table:table-cell table:formula="of:=([.H171]+[.I171]+[.J171]+[.K171]+[.L171])/5" office:value-type="float" office:value="11481.6" calcext:value-type="float">
            <text:p>11481.6</text:p>
          </table:table-cell>
        </table:table-row>
        <table:table-row table:style-name="ro1">
          <table:table-cell table:number-columns-repeated="2" office:value-type="float" office:value="13760" calcext:value-type="float">
            <text:p>13760</text:p>
          </table:table-cell>
          <table:table-cell office:value-type="float" office:value="27648" calcext:value-type="float">
            <text:p>27648</text:p>
          </table:table-cell>
          <table:table-cell office:value-type="float" office:value="40832" calcext:value-type="float">
            <text:p>40832</text:p>
          </table:table-cell>
          <table:table-cell office:value-type="float" office:value="55360" calcext:value-type="float">
            <text:p>55360</text:p>
          </table:table-cell>
          <table:table-cell office:value-type="float" office:value="2176" calcext:value-type="float">
            <text:p>2176</text:p>
          </table:table-cell>
          <table:table-cell/>
          <table:table-cell office:value-type="float" office:value="10432" calcext:value-type="float">
            <text:p>10432</text:p>
          </table:table-cell>
          <table:table-cell office:value-type="float" office:value="12416" calcext:value-type="float">
            <text:p>12416</text:p>
          </table:table-cell>
          <table:table-cell office:value-type="float" office:value="11456" calcext:value-type="float">
            <text:p>11456</text:p>
          </table:table-cell>
          <table:table-cell office:value-type="float" office:value="12480" calcext:value-type="float">
            <text:p>12480</text:p>
          </table:table-cell>
          <table:table-cell office:value-type="float" office:value="10944" calcext:value-type="float">
            <text:p>10944</text:p>
          </table:table-cell>
          <table:table-cell/>
          <table:table-cell table:formula="of:=([.H172]+[.I172]+[.J172]+[.K172]+[.L172])/5" office:value-type="float" office:value="11545.6" calcext:value-type="float">
            <text:p>11545.6</text:p>
          </table:table-cell>
        </table:table-row>
        <table:table-row table:style-name="ro1">
          <table:table-cell table:number-columns-repeated="2" office:value-type="float" office:value="13696" calcext:value-type="float">
            <text:p>13696</text:p>
          </table:table-cell>
          <table:table-cell office:value-type="float" office:value="27648" calcext:value-type="float">
            <text:p>27648</text:p>
          </table:table-cell>
          <table:table-cell office:value-type="float" office:value="40896" calcext:value-type="float">
            <text:p>40896</text:p>
          </table:table-cell>
          <table:table-cell office:value-type="float" office:value="55424" calcext:value-type="float">
            <text:p>55424</text:p>
          </table:table-cell>
          <table:table-cell office:value-type="float" office:value="2176" calcext:value-type="float">
            <text:p>2176</text:p>
          </table:table-cell>
          <table:table-cell/>
          <table:table-cell office:value-type="float" office:value="10368" calcext:value-type="float">
            <text:p>10368</text:p>
          </table:table-cell>
          <table:table-cell office:value-type="float" office:value="12416" calcext:value-type="float">
            <text:p>12416</text:p>
          </table:table-cell>
          <table:table-cell office:value-type="float" office:value="11520" calcext:value-type="float">
            <text:p>11520</text:p>
          </table:table-cell>
          <table:table-cell office:value-type="float" office:value="12544" calcext:value-type="float">
            <text:p>12544</text:p>
          </table:table-cell>
          <table:table-cell office:value-type="float" office:value="10944" calcext:value-type="float">
            <text:p>10944</text:p>
          </table:table-cell>
          <table:table-cell/>
          <table:table-cell table:formula="of:=([.H173]+[.I173]+[.J173]+[.K173]+[.L173])/5" office:value-type="float" office:value="11558.4" calcext:value-type="float">
            <text:p>11558.4</text:p>
          </table:table-cell>
        </table:table-row>
        <table:table-row table:style-name="ro1">
          <table:table-cell table:number-columns-repeated="2" office:value-type="float" office:value="13696" calcext:value-type="float">
            <text:p>13696</text:p>
          </table:table-cell>
          <table:table-cell office:value-type="float" office:value="27712" calcext:value-type="float">
            <text:p>27712</text:p>
          </table:table-cell>
          <table:table-cell office:value-type="float" office:value="40960" calcext:value-type="float">
            <text:p>40960</text:p>
          </table:table-cell>
          <table:table-cell office:value-type="float" office:value="55424" calcext:value-type="float">
            <text:p>55424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368" calcext:value-type="float">
            <text:p>10368</text:p>
          </table:table-cell>
          <table:table-cell office:value-type="float" office:value="12480" calcext:value-type="float">
            <text:p>12480</text:p>
          </table:table-cell>
          <table:table-cell office:value-type="float" office:value="11584" calcext:value-type="float">
            <text:p>11584</text:p>
          </table:table-cell>
          <table:table-cell office:value-type="float" office:value="12544" calcext:value-type="float">
            <text:p>12544</text:p>
          </table:table-cell>
          <table:table-cell office:value-type="float" office:value="11008" calcext:value-type="float">
            <text:p>11008</text:p>
          </table:table-cell>
          <table:table-cell/>
          <table:table-cell table:formula="of:=([.H174]+[.I174]+[.J174]+[.K174]+[.L174])/5" office:value-type="float" office:value="11596.8" calcext:value-type="float">
            <text:p>11596.8</text:p>
          </table:table-cell>
        </table:table-row>
        <table:table-row table:style-name="ro1">
          <table:table-cell table:number-columns-repeated="2" office:value-type="float" office:value="13760" calcext:value-type="float">
            <text:p>13760</text:p>
          </table:table-cell>
          <table:table-cell office:value-type="float" office:value="27712" calcext:value-type="float">
            <text:p>27712</text:p>
          </table:table-cell>
          <table:table-cell office:value-type="float" office:value="41024" calcext:value-type="float">
            <text:p>41024</text:p>
          </table:table-cell>
          <table:table-cell office:value-type="float" office:value="55488" calcext:value-type="float">
            <text:p>55488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float" office:value="10432" calcext:value-type="float">
            <text:p>10432</text:p>
          </table:table-cell>
          <table:table-cell office:value-type="float" office:value="12480" calcext:value-type="float">
            <text:p>12480</text:p>
          </table:table-cell>
          <table:table-cell office:value-type="float" office:value="11648" calcext:value-type="float">
            <text:p>11648</text:p>
          </table:table-cell>
          <table:table-cell office:value-type="float" office:value="12608" calcext:value-type="float">
            <text:p>12608</text:p>
          </table:table-cell>
          <table:table-cell office:value-type="float" office:value="11072" calcext:value-type="float">
            <text:p>11072</text:p>
          </table:table-cell>
          <table:table-cell/>
          <table:table-cell table:formula="of:=([.H175]+[.I175]+[.J175]+[.K175]+[.L175])/5" office:value-type="float" office:value="11648" calcext:value-type="float">
            <text:p>11648</text:p>
          </table:table-cell>
        </table:table-row>
        <table:table-row table:style-name="ro1">
          <table:table-cell table:number-columns-repeated="2" office:value-type="float" office:value="13760" calcext:value-type="float">
            <text:p>13760</text:p>
          </table:table-cell>
          <table:table-cell office:value-type="float" office:value="27776" calcext:value-type="float">
            <text:p>27776</text:p>
          </table:table-cell>
          <table:table-cell office:value-type="float" office:value="41088" calcext:value-type="float">
            <text:p>41088</text:p>
          </table:table-cell>
          <table:table-cell office:value-type="float" office:value="55552" calcext:value-type="float">
            <text:p>55552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float" office:value="10432" calcext:value-type="float">
            <text:p>10432</text:p>
          </table:table-cell>
          <table:table-cell office:value-type="float" office:value="12544" calcext:value-type="float">
            <text:p>12544</text:p>
          </table:table-cell>
          <table:table-cell office:value-type="float" office:value="11712" calcext:value-type="float">
            <text:p>11712</text:p>
          </table:table-cell>
          <table:table-cell office:value-type="float" office:value="12672" calcext:value-type="float">
            <text:p>12672</text:p>
          </table:table-cell>
          <table:table-cell office:value-type="float" office:value="11072" calcext:value-type="float">
            <text:p>11072</text:p>
          </table:table-cell>
          <table:table-cell/>
          <table:table-cell table:formula="of:=([.H176]+[.I176]+[.J176]+[.K176]+[.L176])/5" office:value-type="float" office:value="11686.4" calcext:value-type="float">
            <text:p>11686.4</text:p>
          </table:table-cell>
        </table:table-row>
        <table:table-row table:style-name="ro1">
          <table:table-cell table:number-columns-repeated="2" office:value-type="float" office:value="13824" calcext:value-type="float">
            <text:p>13824</text:p>
          </table:table-cell>
          <table:table-cell office:value-type="float" office:value="27904" calcext:value-type="float">
            <text:p>27904</text:p>
          </table:table-cell>
          <table:table-cell office:value-type="float" office:value="41152" calcext:value-type="float">
            <text:p>41152</text:p>
          </table:table-cell>
          <table:table-cell office:value-type="float" office:value="55616" calcext:value-type="float">
            <text:p>55616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10496" calcext:value-type="float">
            <text:p>10496</text:p>
          </table:table-cell>
          <table:table-cell office:value-type="float" office:value="12672" calcext:value-type="float">
            <text:p>12672</text:p>
          </table:table-cell>
          <table:table-cell office:value-type="float" office:value="11776" calcext:value-type="float">
            <text:p>11776</text:p>
          </table:table-cell>
          <table:table-cell office:value-type="float" office:value="12736" calcext:value-type="float">
            <text:p>12736</text:p>
          </table:table-cell>
          <table:table-cell office:value-type="float" office:value="11136" calcext:value-type="float">
            <text:p>11136</text:p>
          </table:table-cell>
          <table:table-cell/>
          <table:table-cell table:formula="of:=([.H177]+[.I177]+[.J177]+[.K177]+[.L177])/5" office:value-type="float" office:value="11763.2" calcext:value-type="float">
            <text:p>11763.2</text:p>
          </table:table-cell>
        </table:table-row>
        <table:table-row table:style-name="ro1">
          <table:table-cell table:number-columns-repeated="2" office:value-type="float" office:value="13824" calcext:value-type="float">
            <text:p>13824</text:p>
          </table:table-cell>
          <table:table-cell office:value-type="float" office:value="27968" calcext:value-type="float">
            <text:p>27968</text:p>
          </table:table-cell>
          <table:table-cell office:value-type="float" office:value="41216" calcext:value-type="float">
            <text:p>41216</text:p>
          </table:table-cell>
          <table:table-cell office:value-type="float" office:value="55680" calcext:value-type="float">
            <text:p>55680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float" office:value="10496" calcext:value-type="float">
            <text:p>10496</text:p>
          </table:table-cell>
          <table:table-cell office:value-type="float" office:value="12736" calcext:value-type="float">
            <text:p>12736</text:p>
          </table:table-cell>
          <table:table-cell office:value-type="float" office:value="11840" calcext:value-type="float">
            <text:p>11840</text:p>
          </table:table-cell>
          <table:table-cell office:value-type="float" office:value="12800" calcext:value-type="float">
            <text:p>12800</text:p>
          </table:table-cell>
          <table:table-cell office:value-type="float" office:value="11264" calcext:value-type="float">
            <text:p>11264</text:p>
          </table:table-cell>
          <table:table-cell/>
          <table:table-cell table:formula="of:=([.H178]+[.I178]+[.J178]+[.K178]+[.L178])/5" office:value-type="float" office:value="11827.2" calcext:value-type="float">
            <text:p>11827.2</text:p>
          </table:table-cell>
        </table:table-row>
        <table:table-row table:style-name="ro1">
          <table:table-cell table:number-columns-repeated="2" office:value-type="float" office:value="13888" calcext:value-type="float">
            <text:p>13888</text:p>
          </table:table-cell>
          <table:table-cell office:value-type="float" office:value="28032" calcext:value-type="float">
            <text:p>28032</text:p>
          </table:table-cell>
          <table:table-cell office:value-type="float" office:value="41280" calcext:value-type="float">
            <text:p>41280</text:p>
          </table:table-cell>
          <table:table-cell office:value-type="float" office:value="55744" calcext:value-type="float">
            <text:p>55744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float" office:value="10560" calcext:value-type="float">
            <text:p>10560</text:p>
          </table:table-cell>
          <table:table-cell office:value-type="float" office:value="12800" calcext:value-type="float">
            <text:p>12800</text:p>
          </table:table-cell>
          <table:table-cell office:value-type="float" office:value="11904" calcext:value-type="float">
            <text:p>11904</text:p>
          </table:table-cell>
          <table:table-cell office:value-type="float" office:value="12864" calcext:value-type="float">
            <text:p>12864</text:p>
          </table:table-cell>
          <table:table-cell office:value-type="float" office:value="11264" calcext:value-type="float">
            <text:p>11264</text:p>
          </table:table-cell>
          <table:table-cell/>
          <table:table-cell table:formula="of:=([.H179]+[.I179]+[.J179]+[.K179]+[.L179])/5" office:value-type="float" office:value="11878.4" calcext:value-type="float">
            <text:p>11878.4</text:p>
          </table:table-cell>
        </table:table-row>
        <table:table-row table:style-name="ro1">
          <table:table-cell table:number-columns-repeated="2" office:value-type="float" office:value="13952" calcext:value-type="float">
            <text:p>13952</text:p>
          </table:table-cell>
          <table:table-cell office:value-type="float" office:value="28160" calcext:value-type="float">
            <text:p>28160</text:p>
          </table:table-cell>
          <table:table-cell office:value-type="float" office:value="41344" calcext:value-type="float">
            <text:p>41344</text:p>
          </table:table-cell>
          <table:table-cell office:value-type="float" office:value="55808" calcext:value-type="float">
            <text:p>55808</text:p>
          </table:table-cell>
          <table:table-cell office:value-type="float" office:value="2624" calcext:value-type="float">
            <text:p>2624</text:p>
          </table:table-cell>
          <table:table-cell/>
          <table:table-cell office:value-type="float" office:value="10624" calcext:value-type="float">
            <text:p>10624</text:p>
          </table:table-cell>
          <table:table-cell office:value-type="float" office:value="12928" calcext:value-type="float">
            <text:p>12928</text:p>
          </table:table-cell>
          <table:table-cell office:value-type="float" office:value="11968" calcext:value-type="float">
            <text:p>11968</text:p>
          </table:table-cell>
          <table:table-cell office:value-type="float" office:value="12928" calcext:value-type="float">
            <text:p>1292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([.H180]+[.I180]+[.J180]+[.K180]+[.L180])/5" office:value-type="float" office:value="11968" calcext:value-type="float">
            <text:p>11968</text:p>
          </table:table-cell>
        </table:table-row>
        <table:table-row table:style-name="ro1">
          <table:table-cell table:number-columns-repeated="2" office:value-type="float" office:value="14080" calcext:value-type="float">
            <text:p>14080</text:p>
          </table:table-cell>
          <table:table-cell office:value-type="float" office:value="28224" calcext:value-type="float">
            <text:p>28224</text:p>
          </table:table-cell>
          <table:table-cell office:value-type="float" office:value="41472" calcext:value-type="float">
            <text:p>41472</text:p>
          </table:table-cell>
          <table:table-cell office:value-type="float" office:value="55808" calcext:value-type="float">
            <text:p>55808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float" office:value="10752" calcext:value-type="float">
            <text:p>10752</text:p>
          </table:table-cell>
          <table:table-cell office:value-type="float" office:value="12992" calcext:value-type="float">
            <text:p>12992</text:p>
          </table:table-cell>
          <table:table-cell office:value-type="float" office:value="12096" calcext:value-type="float">
            <text:p>12096</text:p>
          </table:table-cell>
          <table:table-cell office:value-type="float" office:value="12928" calcext:value-type="float">
            <text:p>12928</text:p>
          </table:table-cell>
          <table:table-cell office:value-type="float" office:value="11520" calcext:value-type="float">
            <text:p>11520</text:p>
          </table:table-cell>
          <table:table-cell/>
          <table:table-cell table:formula="of:=([.H181]+[.I181]+[.J181]+[.K181]+[.L181])/5" office:value-type="float" office:value="12057.6" calcext:value-type="float">
            <text:p>12057.6</text:p>
          </table:table-cell>
        </table:table-row>
        <table:table-row table:style-name="ro1">
          <table:table-cell table:number-columns-repeated="2" office:value-type="float" office:value="14144" calcext:value-type="float">
            <text:p>14144</text:p>
          </table:table-cell>
          <table:table-cell office:value-type="float" office:value="28288" calcext:value-type="float">
            <text:p>28288</text:p>
          </table:table-cell>
          <table:table-cell office:value-type="float" office:value="41472" calcext:value-type="float">
            <text:p>41472</text:p>
          </table:table-cell>
          <table:table-cell office:value-type="float" office:value="55872" calcext:value-type="float">
            <text:p>55872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float" office:value="10816" calcext:value-type="float">
            <text:p>10816</text:p>
          </table:table-cell>
          <table:table-cell office:value-type="float" office:value="13056" calcext:value-type="float">
            <text:p>13056</text:p>
          </table:table-cell>
          <table:table-cell office:value-type="float" office:value="12096" calcext:value-type="float">
            <text:p>12096</text:p>
          </table:table-cell>
          <table:table-cell office:value-type="float" office:value="12992" calcext:value-type="float">
            <text:p>12992</text:p>
          </table:table-cell>
          <table:table-cell office:value-type="float" office:value="11584" calcext:value-type="float">
            <text:p>11584</text:p>
          </table:table-cell>
          <table:table-cell/>
          <table:table-cell table:formula="of:=([.H182]+[.I182]+[.J182]+[.K182]+[.L182])/5" office:value-type="float" office:value="12108.8" calcext:value-type="float">
            <text:p>12108.8</text:p>
          </table:table-cell>
        </table:table-row>
        <table:table-row table:style-name="ro1">
          <table:table-cell table:number-columns-repeated="2" office:value-type="float" office:value="14144" calcext:value-type="float">
            <text:p>14144</text:p>
          </table:table-cell>
          <table:table-cell office:value-type="float" office:value="28352" calcext:value-type="float">
            <text:p>28352</text:p>
          </table:table-cell>
          <table:table-cell office:value-type="float" office:value="41536" calcext:value-type="float">
            <text:p>41536</text:p>
          </table:table-cell>
          <table:table-cell office:value-type="float" office:value="55936" calcext:value-type="float">
            <text:p>55936</text:p>
          </table:table-cell>
          <table:table-cell office:value-type="float" office:value="2944" calcext:value-type="float">
            <text:p>2944</text:p>
          </table:table-cell>
          <table:table-cell/>
          <table:table-cell office:value-type="float" office:value="10816" calcext:value-type="float">
            <text:p>10816</text:p>
          </table:table-cell>
          <table:table-cell office:value-type="float" office:value="13120" calcext:value-type="float">
            <text:p>13120</text:p>
          </table:table-cell>
          <table:table-cell office:value-type="float" office:value="12160" calcext:value-type="float">
            <text:p>12160</text:p>
          </table:table-cell>
          <table:table-cell office:value-type="float" office:value="13056" calcext:value-type="float">
            <text:p>13056</text:p>
          </table:table-cell>
          <table:table-cell office:value-type="float" office:value="11712" calcext:value-type="float">
            <text:p>11712</text:p>
          </table:table-cell>
          <table:table-cell/>
          <table:table-cell table:formula="of:=([.H183]+[.I183]+[.J183]+[.K183]+[.L183])/5" office:value-type="float" office:value="12172.8" calcext:value-type="float">
            <text:p>12172.8</text:p>
          </table:table-cell>
        </table:table-row>
        <table:table-row table:style-name="ro1">
          <table:table-cell table:number-columns-repeated="2" office:value-type="float" office:value="14272" calcext:value-type="float">
            <text:p>14272</text:p>
          </table:table-cell>
          <table:table-cell office:value-type="float" office:value="28416" calcext:value-type="float">
            <text:p>28416</text:p>
          </table:table-cell>
          <table:table-cell office:value-type="float" office:value="41600" calcext:value-type="float">
            <text:p>41600</text:p>
          </table:table-cell>
          <table:table-cell office:value-type="float" office:value="56000" calcext:value-type="float">
            <text:p>56000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float" office:value="10944" calcext:value-type="float">
            <text:p>10944</text:p>
          </table:table-cell>
          <table:table-cell office:value-type="float" office:value="13184" calcext:value-type="float">
            <text:p>13184</text:p>
          </table:table-cell>
          <table:table-cell office:value-type="float" office:value="12224" calcext:value-type="float">
            <text:p>12224</text:p>
          </table:table-cell>
          <table:table-cell office:value-type="float" office:value="13120" calcext:value-type="float">
            <text:p>13120</text:p>
          </table:table-cell>
          <table:table-cell office:value-type="float" office:value="11776" calcext:value-type="float">
            <text:p>11776</text:p>
          </table:table-cell>
          <table:table-cell/>
          <table:table-cell table:formula="of:=([.H184]+[.I184]+[.J184]+[.K184]+[.L184])/5" office:value-type="float" office:value="12249.6" calcext:value-type="float">
            <text:p>12249.6</text:p>
          </table:table-cell>
        </table:table-row>
        <table:table-row table:style-name="ro1">
          <table:table-cell table:number-columns-repeated="2" office:value-type="float" office:value="14336" calcext:value-type="float">
            <text:p>14336</text:p>
          </table:table-cell>
          <table:table-cell office:value-type="float" office:value="28480" calcext:value-type="float">
            <text:p>28480</text:p>
          </table:table-cell>
          <table:table-cell office:value-type="float" office:value="41728" calcext:value-type="float">
            <text:p>41728</text:p>
          </table:table-cell>
          <table:table-cell office:value-type="float" office:value="56064" calcext:value-type="float">
            <text:p>56064</text:p>
          </table:table-cell>
          <table:table-cell office:value-type="float" office:value="3136" calcext:value-type="float">
            <text:p>3136</text:p>
          </table:table-cell>
          <table:table-cell/>
          <table:table-cell office:value-type="float" office:value="11008" calcext:value-type="float">
            <text:p>11008</text:p>
          </table:table-cell>
          <table:table-cell office:value-type="float" office:value="13248" calcext:value-type="float">
            <text:p>13248</text:p>
          </table:table-cell>
          <table:table-cell office:value-type="float" office:value="12352" calcext:value-type="float">
            <text:p>12352</text:p>
          </table:table-cell>
          <table:table-cell office:value-type="float" office:value="13184" calcext:value-type="float">
            <text:p>13184</text:p>
          </table:table-cell>
          <table:table-cell office:value-type="float" office:value="11904" calcext:value-type="float">
            <text:p>11904</text:p>
          </table:table-cell>
          <table:table-cell/>
          <table:table-cell table:formula="of:=([.H185]+[.I185]+[.J185]+[.K185]+[.L185])/5" office:value-type="float" office:value="12339.2" calcext:value-type="float">
            <text:p>12339.2</text:p>
          </table:table-cell>
        </table:table-row>
        <table:table-row table:style-name="ro1">
          <table:table-cell table:number-columns-repeated="2" office:value-type="float" office:value="14464" calcext:value-type="float">
            <text:p>14464</text:p>
          </table:table-cell>
          <table:table-cell office:value-type="float" office:value="28544" calcext:value-type="float">
            <text:p>28544</text:p>
          </table:table-cell>
          <table:table-cell office:value-type="float" office:value="41792" calcext:value-type="float">
            <text:p>41792</text:p>
          </table:table-cell>
          <table:table-cell office:value-type="float" office:value="56128" calcext:value-type="float">
            <text:p>56128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11136" calcext:value-type="float">
            <text:p>11136</text:p>
          </table:table-cell>
          <table:table-cell office:value-type="float" office:value="13312" calcext:value-type="float">
            <text:p>13312</text:p>
          </table:table-cell>
          <table:table-cell office:value-type="float" office:value="12416" calcext:value-type="float">
            <text:p>12416</text:p>
          </table:table-cell>
          <table:table-cell office:value-type="float" office:value="13248" calcext:value-type="float">
            <text:p>13248</text:p>
          </table:table-cell>
          <table:table-cell office:value-type="float" office:value="11968" calcext:value-type="float">
            <text:p>11968</text:p>
          </table:table-cell>
          <table:table-cell/>
          <table:table-cell table:formula="of:=([.H186]+[.I186]+[.J186]+[.K186]+[.L186])/5" office:value-type="float" office:value="12416" calcext:value-type="float">
            <text:p>12416</text:p>
          </table:table-cell>
        </table:table-row>
        <table:table-row table:style-name="ro1">
          <table:table-cell table:number-columns-repeated="2" office:value-type="float" office:value="14528" calcext:value-type="float">
            <text:p>14528</text:p>
          </table:table-cell>
          <table:table-cell office:value-type="float" office:value="28608" calcext:value-type="float">
            <text:p>28608</text:p>
          </table:table-cell>
          <table:table-cell office:value-type="float" office:value="41856" calcext:value-type="float">
            <text:p>41856</text:p>
          </table:table-cell>
          <table:table-cell office:value-type="float" office:value="56192" calcext:value-type="float">
            <text:p>56192</text:p>
          </table:table-cell>
          <table:table-cell office:value-type="float" office:value="3264" calcext:value-type="float">
            <text:p>3264</text:p>
          </table:table-cell>
          <table:table-cell/>
          <table:table-cell office:value-type="float" office:value="11200" calcext:value-type="float">
            <text:p>11200</text:p>
          </table:table-cell>
          <table:table-cell office:value-type="float" office:value="13376" calcext:value-type="float">
            <text:p>13376</text:p>
          </table:table-cell>
          <table:table-cell office:value-type="float" office:value="12480" calcext:value-type="float">
            <text:p>12480</text:p>
          </table:table-cell>
          <table:table-cell office:value-type="float" office:value="13312" calcext:value-type="float">
            <text:p>13312</text:p>
          </table:table-cell>
          <table:table-cell office:value-type="float" office:value="12032" calcext:value-type="float">
            <text:p>12032</text:p>
          </table:table-cell>
          <table:table-cell/>
          <table:table-cell table:formula="of:=([.H187]+[.I187]+[.J187]+[.K187]+[.L187])/5" office:value-type="float" office:value="12480" calcext:value-type="float">
            <text:p>12480</text:p>
          </table:table-cell>
        </table:table-row>
        <table:table-row table:style-name="ro1">
          <table:table-cell table:number-columns-repeated="2" office:value-type="float" office:value="14592" calcext:value-type="float">
            <text:p>14592</text:p>
          </table:table-cell>
          <table:table-cell office:value-type="float" office:value="28608" calcext:value-type="float">
            <text:p>28608</text:p>
          </table:table-cell>
          <table:table-cell office:value-type="float" office:value="41984" calcext:value-type="float">
            <text:p>41984</text:p>
          </table:table-cell>
          <table:table-cell office:value-type="float" office:value="56256" calcext:value-type="float">
            <text:p>56256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11264" calcext:value-type="float">
            <text:p>11264</text:p>
          </table:table-cell>
          <table:table-cell office:value-type="float" office:value="13376" calcext:value-type="float">
            <text:p>13376</text:p>
          </table:table-cell>
          <table:table-cell office:value-type="float" office:value="12608" calcext:value-type="float">
            <text:p>12608</text:p>
          </table:table-cell>
          <table:table-cell office:value-type="float" office:value="13376" calcext:value-type="float">
            <text:p>13376</text:p>
          </table:table-cell>
          <table:table-cell office:value-type="float" office:value="12160" calcext:value-type="float">
            <text:p>12160</text:p>
          </table:table-cell>
          <table:table-cell/>
          <table:table-cell table:formula="of:=([.H188]+[.I188]+[.J188]+[.K188]+[.L188])/5" office:value-type="float" office:value="12556.8" calcext:value-type="float">
            <text:p>12556.8</text:p>
          </table:table-cell>
        </table:table-row>
        <table:table-row table:style-name="ro1">
          <table:table-cell table:number-columns-repeated="2" office:value-type="float" office:value="14656" calcext:value-type="float">
            <text:p>14656</text:p>
          </table:table-cell>
          <table:table-cell office:value-type="float" office:value="28672" calcext:value-type="float">
            <text:p>28672</text:p>
          </table:table-cell>
          <table:table-cell office:value-type="float" office:value="42048" calcext:value-type="float">
            <text:p>42048</text:p>
          </table:table-cell>
          <table:table-cell office:value-type="float" office:value="56256" calcext:value-type="float">
            <text:p>56256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11328" calcext:value-type="float">
            <text:p>11328</text:p>
          </table:table-cell>
          <table:table-cell office:value-type="float" office:value="13440" calcext:value-type="float">
            <text:p>13440</text:p>
          </table:table-cell>
          <table:table-cell office:value-type="float" office:value="12672" calcext:value-type="float">
            <text:p>12672</text:p>
          </table:table-cell>
          <table:table-cell office:value-type="float" office:value="13376" calcext:value-type="float">
            <text:p>13376</text:p>
          </table:table-cell>
          <table:table-cell office:value-type="float" office:value="12224" calcext:value-type="float">
            <text:p>12224</text:p>
          </table:table-cell>
          <table:table-cell/>
          <table:table-cell table:formula="of:=([.H189]+[.I189]+[.J189]+[.K189]+[.L189])/5" office:value-type="float" office:value="12608" calcext:value-type="float">
            <text:p>12608</text:p>
          </table:table-cell>
        </table:table-row>
        <table:table-row table:style-name="ro1">
          <table:table-cell table:number-columns-repeated="2" office:value-type="float" office:value="14720" calcext:value-type="float">
            <text:p>14720</text:p>
          </table:table-cell>
          <table:table-cell office:value-type="float" office:value="28672" calcext:value-type="float">
            <text:p>28672</text:p>
          </table:table-cell>
          <table:table-cell office:value-type="float" office:value="42112" calcext:value-type="float">
            <text:p>42112</text:p>
          </table:table-cell>
          <table:table-cell office:value-type="float" office:value="56320" calcext:value-type="float">
            <text:p>5632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float" office:value="11392" calcext:value-type="float">
            <text:p>11392</text:p>
          </table:table-cell>
          <table:table-cell office:value-type="float" office:value="13440" calcext:value-type="float">
            <text:p>13440</text:p>
          </table:table-cell>
          <table:table-cell office:value-type="float" office:value="12736" calcext:value-type="float">
            <text:p>12736</text:p>
          </table:table-cell>
          <table:table-cell office:value-type="float" office:value="13440" calcext:value-type="float">
            <text:p>13440</text:p>
          </table:table-cell>
          <table:table-cell office:value-type="float" office:value="12288" calcext:value-type="float">
            <text:p>12288</text:p>
          </table:table-cell>
          <table:table-cell/>
          <table:table-cell table:formula="of:=([.H190]+[.I190]+[.J190]+[.K190]+[.L190])/5" office:value-type="float" office:value="12659.2" calcext:value-type="float">
            <text:p>12659.2</text:p>
          </table:table-cell>
        </table:table-row>
        <table:table-row table:style-name="ro1">
          <table:table-cell table:number-columns-repeated="2" office:value-type="float" office:value="14720" calcext:value-type="float">
            <text:p>14720</text:p>
          </table:table-cell>
          <table:table-cell office:value-type="float" office:value="28736" calcext:value-type="float">
            <text:p>28736</text:p>
          </table:table-cell>
          <table:table-cell office:value-type="float" office:value="42176" calcext:value-type="float">
            <text:p>42176</text:p>
          </table:table-cell>
          <table:table-cell office:value-type="float" office:value="56384" calcext:value-type="float">
            <text:p>56384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1392" calcext:value-type="float">
            <text:p>11392</text:p>
          </table:table-cell>
          <table:table-cell office:value-type="float" office:value="13504" calcext:value-type="float">
            <text:p>13504</text:p>
          </table:table-cell>
          <table:table-cell office:value-type="float" office:value="12800" calcext:value-type="float">
            <text:p>12800</text:p>
          </table:table-cell>
          <table:table-cell office:value-type="float" office:value="13504" calcext:value-type="float">
            <text:p>13504</text:p>
          </table:table-cell>
          <table:table-cell office:value-type="float" office:value="12352" calcext:value-type="float">
            <text:p>12352</text:p>
          </table:table-cell>
          <table:table-cell/>
          <table:table-cell table:formula="of:=([.H191]+[.I191]+[.J191]+[.K191]+[.L191])/5" office:value-type="float" office:value="12710.4" calcext:value-type="float">
            <text:p>12710.4</text:p>
          </table:table-cell>
        </table:table-row>
        <table:table-row table:style-name="ro1">
          <table:table-cell table:number-columns-repeated="2" office:value-type="float" office:value="14784" calcext:value-type="float">
            <text:p>14784</text:p>
          </table:table-cell>
          <table:table-cell office:value-type="float" office:value="28800" calcext:value-type="float">
            <text:p>28800</text:p>
          </table:table-cell>
          <table:table-cell office:value-type="float" office:value="42304" calcext:value-type="float">
            <text:p>42304</text:p>
          </table:table-cell>
          <table:table-cell office:value-type="float" office:value="56448" calcext:value-type="float">
            <text:p>56448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11456" calcext:value-type="float">
            <text:p>11456</text:p>
          </table:table-cell>
          <table:table-cell office:value-type="float" office:value="13568" calcext:value-type="float">
            <text:p>13568</text:p>
          </table:table-cell>
          <table:table-cell office:value-type="float" office:value="12928" calcext:value-type="float">
            <text:p>12928</text:p>
          </table:table-cell>
          <table:table-cell office:value-type="float" office:value="13568" calcext:value-type="float">
            <text:p>13568</text:p>
          </table:table-cell>
          <table:table-cell office:value-type="float" office:value="12352" calcext:value-type="float">
            <text:p>12352</text:p>
          </table:table-cell>
          <table:table-cell/>
          <table:table-cell table:formula="of:=([.H192]+[.I192]+[.J192]+[.K192]+[.L192])/5" office:value-type="float" office:value="12774.4" calcext:value-type="float">
            <text:p>12774.4</text:p>
          </table:table-cell>
        </table:table-row>
        <table:table-row table:style-name="ro1">
          <table:table-cell table:number-columns-repeated="2" office:value-type="float" office:value="14848" calcext:value-type="float">
            <text:p>14848</text:p>
          </table:table-cell>
          <table:table-cell office:value-type="float" office:value="28800" calcext:value-type="float">
            <text:p>28800</text:p>
          </table:table-cell>
          <table:table-cell office:value-type="float" office:value="42368" calcext:value-type="float">
            <text:p>42368</text:p>
          </table:table-cell>
          <table:table-cell office:value-type="float" office:value="56448" calcext:value-type="float">
            <text:p>56448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11520" calcext:value-type="float">
            <text:p>11520</text:p>
          </table:table-cell>
          <table:table-cell office:value-type="float" office:value="13568" calcext:value-type="float">
            <text:p>13568</text:p>
          </table:table-cell>
          <table:table-cell office:value-type="float" office:value="12992" calcext:value-type="float">
            <text:p>12992</text:p>
          </table:table-cell>
          <table:table-cell office:value-type="float" office:value="13568" calcext:value-type="float">
            <text:p>13568</text:p>
          </table:table-cell>
          <table:table-cell office:value-type="float" office:value="12416" calcext:value-type="float">
            <text:p>12416</text:p>
          </table:table-cell>
          <table:table-cell/>
          <table:table-cell table:formula="of:=([.H193]+[.I193]+[.J193]+[.K193]+[.L193])/5" office:value-type="float" office:value="12812.8" calcext:value-type="float">
            <text:p>12812.8</text:p>
          </table:table-cell>
        </table:table-row>
        <table:table-row table:style-name="ro1">
          <table:table-cell table:number-columns-repeated="2" office:value-type="float" office:value="14912" calcext:value-type="float">
            <text:p>14912</text:p>
          </table:table-cell>
          <table:table-cell office:value-type="float" office:value="28864" calcext:value-type="float">
            <text:p>28864</text:p>
          </table:table-cell>
          <table:table-cell office:value-type="float" office:value="42432" calcext:value-type="float">
            <text:p>42432</text:p>
          </table:table-cell>
          <table:table-cell office:value-type="float" office:value="56512" calcext:value-type="float">
            <text:p>56512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11584" calcext:value-type="float">
            <text:p>11584</text:p>
          </table:table-cell>
          <table:table-cell office:value-type="float" office:value="13632" calcext:value-type="float">
            <text:p>13632</text:p>
          </table:table-cell>
          <table:table-cell office:value-type="float" office:value="13056" calcext:value-type="float">
            <text:p>13056</text:p>
          </table:table-cell>
          <table:table-cell office:value-type="float" office:value="13632" calcext:value-type="float">
            <text:p>13632</text:p>
          </table:table-cell>
          <table:table-cell office:value-type="float" office:value="12416" calcext:value-type="float">
            <text:p>12416</text:p>
          </table:table-cell>
          <table:table-cell/>
          <table:table-cell table:formula="of:=([.H194]+[.I194]+[.J194]+[.K194]+[.L194])/5" office:value-type="float" office:value="12864" calcext:value-type="float">
            <text:p>12864</text:p>
          </table:table-cell>
        </table:table-row>
        <table:table-row table:style-name="ro1">
          <table:table-cell table:number-columns-repeated="2" office:value-type="float" office:value="14912" calcext:value-type="float">
            <text:p>14912</text:p>
          </table:table-cell>
          <table:table-cell office:value-type="float" office:value="28928" calcext:value-type="float">
            <text:p>28928</text:p>
          </table:table-cell>
          <table:table-cell office:value-type="float" office:value="42560" calcext:value-type="float">
            <text:p>42560</text:p>
          </table:table-cell>
          <table:table-cell office:value-type="float" office:value="56576" calcext:value-type="float">
            <text:p>56576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11584" calcext:value-type="float">
            <text:p>11584</text:p>
          </table:table-cell>
          <table:table-cell office:value-type="float" office:value="13696" calcext:value-type="float">
            <text:p>13696</text:p>
          </table:table-cell>
          <table:table-cell office:value-type="float" office:value="13184" calcext:value-type="float">
            <text:p>13184</text:p>
          </table:table-cell>
          <table:table-cell office:value-type="float" office:value="13696" calcext:value-type="float">
            <text:p>13696</text:p>
          </table:table-cell>
          <table:table-cell office:value-type="float" office:value="12416" calcext:value-type="float">
            <text:p>12416</text:p>
          </table:table-cell>
          <table:table-cell/>
          <table:table-cell table:formula="of:=([.H195]+[.I195]+[.J195]+[.K195]+[.L195])/5" office:value-type="float" office:value="12915.2" calcext:value-type="float">
            <text:p>12915.2</text:p>
          </table:table-cell>
        </table:table-row>
        <table:table-row table:style-name="ro1">
          <table:table-cell table:number-columns-repeated="2" office:value-type="float" office:value="14976" calcext:value-type="float">
            <text:p>14976</text:p>
          </table:table-cell>
          <table:table-cell office:value-type="float" office:value="28992" calcext:value-type="float">
            <text:p>28992</text:p>
          </table:table-cell>
          <table:table-cell office:value-type="float" office:value="42624" calcext:value-type="float">
            <text:p>42624</text:p>
          </table:table-cell>
          <table:table-cell office:value-type="float" office:value="56576" calcext:value-type="float">
            <text:p>56576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13760" calcext:value-type="float">
            <text:p>13760</text:p>
          </table:table-cell>
          <table:table-cell office:value-type="float" office:value="13248" calcext:value-type="float">
            <text:p>13248</text:p>
          </table:table-cell>
          <table:table-cell office:value-type="float" office:value="13696" calcext:value-type="float">
            <text:p>13696</text:p>
          </table:table-cell>
          <table:table-cell office:value-type="float" office:value="12416" calcext:value-type="float">
            <text:p>12416</text:p>
          </table:table-cell>
          <table:table-cell/>
          <table:table-cell table:formula="of:=([.H196]+[.I196]+[.J196]+[.K196]+[.L196])/5" office:value-type="float" office:value="12953.6" calcext:value-type="float">
            <text:p>12953.6</text:p>
          </table:table-cell>
        </table:table-row>
        <table:table-row table:style-name="ro1">
          <table:table-cell table:number-columns-repeated="2" office:value-type="float" office:value="15040" calcext:value-type="float">
            <text:p>15040</text:p>
          </table:table-cell>
          <table:table-cell office:value-type="float" office:value="29056" calcext:value-type="float">
            <text:p>29056</text:p>
          </table:table-cell>
          <table:table-cell office:value-type="float" office:value="42624" calcext:value-type="float">
            <text:p>42624</text:p>
          </table:table-cell>
          <table:table-cell office:value-type="float" office:value="56640" calcext:value-type="float">
            <text:p>5664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11712" calcext:value-type="float">
            <text:p>11712</text:p>
          </table:table-cell>
          <table:table-cell office:value-type="float" office:value="13824" calcext:value-type="float">
            <text:p>13824</text:p>
          </table:table-cell>
          <table:table-cell office:value-type="float" office:value="13248" calcext:value-type="float">
            <text:p>13248</text:p>
          </table:table-cell>
          <table:table-cell office:value-type="float" office:value="13760" calcext:value-type="float">
            <text:p>13760</text:p>
          </table:table-cell>
          <table:table-cell office:value-type="float" office:value="12416" calcext:value-type="float">
            <text:p>12416</text:p>
          </table:table-cell>
          <table:table-cell/>
          <table:table-cell table:formula="of:=([.H197]+[.I197]+[.J197]+[.K197]+[.L197])/5" office:value-type="float" office:value="12992" calcext:value-type="float">
            <text:p>12992</text:p>
          </table:table-cell>
        </table:table-row>
        <table:table-row table:style-name="ro1">
          <table:table-cell table:number-columns-repeated="2" office:value-type="float" office:value="15040" calcext:value-type="float">
            <text:p>15040</text:p>
          </table:table-cell>
          <table:table-cell office:value-type="float" office:value="29120" calcext:value-type="float">
            <text:p>29120</text:p>
          </table:table-cell>
          <table:table-cell office:value-type="float" office:value="42688" calcext:value-type="float">
            <text:p>42688</text:p>
          </table:table-cell>
          <table:table-cell office:value-type="float" office:value="56640" calcext:value-type="float">
            <text:p>56640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11712" calcext:value-type="float">
            <text:p>11712</text:p>
          </table:table-cell>
          <table:table-cell office:value-type="float" office:value="13888" calcext:value-type="float">
            <text:p>13888</text:p>
          </table:table-cell>
          <table:table-cell office:value-type="float" office:value="13312" calcext:value-type="float">
            <text:p>13312</text:p>
          </table:table-cell>
          <table:table-cell office:value-type="float" office:value="13760" calcext:value-type="float">
            <text:p>13760</text:p>
          </table:table-cell>
          <table:table-cell office:value-type="float" office:value="12416" calcext:value-type="float">
            <text:p>12416</text:p>
          </table:table-cell>
          <table:table-cell/>
          <table:table-cell table:formula="of:=([.H198]+[.I198]+[.J198]+[.K198]+[.L198])/5" office:value-type="float" office:value="13017.6" calcext:value-type="float">
            <text:p>13017.6</text:p>
          </table:table-cell>
        </table:table-row>
        <table:table-row table:style-name="ro1">
          <table:table-cell table:number-columns-repeated="2" office:value-type="float" office:value="15104" calcext:value-type="float">
            <text:p>15104</text:p>
          </table:table-cell>
          <table:table-cell office:value-type="float" office:value="29184" calcext:value-type="float">
            <text:p>29184</text:p>
          </table:table-cell>
          <table:table-cell office:value-type="float" office:value="42752" calcext:value-type="float">
            <text:p>42752</text:p>
          </table:table-cell>
          <table:table-cell office:value-type="float" office:value="56704" calcext:value-type="float">
            <text:p>5670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float" office:value="11776" calcext:value-type="float">
            <text:p>11776</text:p>
          </table:table-cell>
          <table:table-cell office:value-type="float" office:value="13952" calcext:value-type="float">
            <text:p>13952</text:p>
          </table:table-cell>
          <table:table-cell office:value-type="float" office:value="13376" calcext:value-type="float">
            <text:p>13376</text:p>
          </table:table-cell>
          <table:table-cell office:value-type="float" office:value="13824" calcext:value-type="float">
            <text:p>13824</text:p>
          </table:table-cell>
          <table:table-cell office:value-type="float" office:value="12480" calcext:value-type="float">
            <text:p>12480</text:p>
          </table:table-cell>
          <table:table-cell/>
          <table:table-cell table:formula="of:=([.H199]+[.I199]+[.J199]+[.K199]+[.L199])/5" office:value-type="float" office:value="13081.6" calcext:value-type="float">
            <text:p>13081.6</text:p>
          </table:table-cell>
        </table:table-row>
        <table:table-row table:style-name="ro1">
          <table:table-cell table:number-columns-repeated="2" office:value-type="float" office:value="15168" calcext:value-type="float">
            <text:p>15168</text:p>
          </table:table-cell>
          <table:table-cell office:value-type="float" office:value="29312" calcext:value-type="float">
            <text:p>29312</text:p>
          </table:table-cell>
          <table:table-cell office:value-type="float" office:value="42816" calcext:value-type="float">
            <text:p>42816</text:p>
          </table:table-cell>
          <table:table-cell office:value-type="float" office:value="56704" calcext:value-type="float">
            <text:p>56704</text:p>
          </table:table-cell>
          <table:table-cell office:value-type="float" office:value="3776" calcext:value-type="float">
            <text:p>3776</text:p>
          </table:table-cell>
          <table:table-cell/>
          <table:table-cell office:value-type="float" office:value="11840" calcext:value-type="float">
            <text:p>11840</text:p>
          </table:table-cell>
          <table:table-cell office:value-type="float" office:value="14080" calcext:value-type="float">
            <text:p>14080</text:p>
          </table:table-cell>
          <table:table-cell office:value-type="float" office:value="13440" calcext:value-type="float">
            <text:p>13440</text:p>
          </table:table-cell>
          <table:table-cell office:value-type="float" office:value="13824" calcext:value-type="float">
            <text:p>13824</text:p>
          </table:table-cell>
          <table:table-cell office:value-type="float" office:value="12544" calcext:value-type="float">
            <text:p>12544</text:p>
          </table:table-cell>
          <table:table-cell/>
          <table:table-cell table:formula="of:=([.H200]+[.I200]+[.J200]+[.K200]+[.L200])/5" office:value-type="float" office:value="13145.6" calcext:value-type="float">
            <text:p>13145.6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table:number-columns-repeated="13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number-columns-repeated="13"/>
        </table:table-row>
        <table:table-row table:style-name="ro1">
          <table:table-cell office:value-type="float" office:value="15360" calcext:value-type="float">
            <text:p>15360</text:p>
          </table:table-cell>
          <table:table-cell table:number-columns-repeated="13"/>
        </table:table-row>
        <table:table-row table:style-name="ro1">
          <table:table-cell office:value-type="float" office:value="15424" calcext:value-type="float">
            <text:p>15424</text:p>
          </table:table-cell>
          <table:table-cell table:number-columns-repeated="13"/>
        </table:table-row>
        <table:table-row table:style-name="ro1">
          <table:table-cell office:value-type="float" office:value="15488" calcext:value-type="float">
            <text:p>15488</text:p>
          </table:table-cell>
          <table:table-cell table:number-columns-repeated="13"/>
        </table:table-row>
        <table:table-row table:style-name="ro1">
          <table:table-cell office:value-type="float" office:value="15552" calcext:value-type="float">
            <text:p>15552</text:p>
          </table:table-cell>
          <table:table-cell table:number-columns-repeated="13"/>
        </table:table-row>
        <table:table-row table:style-name="ro1">
          <table:table-cell office:value-type="float" office:value="15680" calcext:value-type="float">
            <text:p>15680</text:p>
          </table:table-cell>
          <table:table-cell table:number-columns-repeated="13"/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number-columns-repeated="13"/>
        </table:table-row>
        <table:table-row table:style-name="ro1">
          <table:table-cell office:value-type="float" office:value="15872" calcext:value-type="float">
            <text:p>15872</text:p>
          </table:table-cell>
          <table:table-cell table:number-columns-repeated="13"/>
        </table:table-row>
        <table:table-row table:style-name="ro1">
          <table:table-cell office:value-type="float" office:value="15936" calcext:value-type="float">
            <text:p>15936</text:p>
          </table:table-cell>
          <table:table-cell table:number-columns-repeated="13"/>
        </table:table-row>
        <table:table-row table:style-name="ro1">
          <table:table-cell office:value-type="float" office:value="16064" calcext:value-type="float">
            <text:p>16064</text:p>
          </table:table-cell>
          <table:table-cell table:number-columns-repeated="13"/>
        </table:table-row>
        <table:table-row table:style-name="ro1">
          <table:table-cell office:value-type="float" office:value="16192" calcext:value-type="float">
            <text:p>16192</text:p>
          </table:table-cell>
          <table:table-cell table:number-columns-repeated="13"/>
        </table:table-row>
        <table:table-row table:style-name="ro1">
          <table:table-cell office:value-type="float" office:value="16256" calcext:value-type="float">
            <text:p>16256</text:p>
          </table:table-cell>
          <table:table-cell table:number-columns-repeated="13"/>
        </table:table-row>
        <table:table-row table:style-name="ro1">
          <table:table-cell office:value-type="float" office:value="16320" calcext:value-type="float">
            <text:p>16320</text:p>
          </table:table-cell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13"/>
        </table:table-row>
        <table:table-row table:style-name="ro1">
          <table:table-cell office:value-type="float" office:value="16448" calcext:value-type="float">
            <text:p>16448</text:p>
          </table:table-cell>
          <table:table-cell table:number-columns-repeated="13"/>
        </table:table-row>
        <table:table-row table:style-name="ro1">
          <table:table-cell office:value-type="float" office:value="16512" calcext:value-type="float">
            <text:p>16512</text:p>
          </table:table-cell>
          <table:table-cell table:number-columns-repeated="13"/>
        </table:table-row>
        <table:table-row table:style-name="ro1">
          <table:table-cell office:value-type="float" office:value="16576" calcext:value-type="float">
            <text:p>16576</text:p>
          </table:table-cell>
          <table:table-cell table:number-columns-repeated="13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13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13"/>
        </table:table-row>
        <table:table-row table:style-name="ro1">
          <table:table-cell office:value-type="float" office:value="16704" calcext:value-type="float">
            <text:p>16704</text:p>
          </table:table-cell>
          <table:table-cell table:number-columns-repeated="13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13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number-columns-repeated="13"/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number-columns-repeated="13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13"/>
        </table:table-row>
        <table:table-row table:style-name="ro1">
          <table:table-cell office:value-type="float" office:value="17088" calcext:value-type="float">
            <text:p>17088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number-columns-repeated="13"/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number-columns-repeated="13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13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13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number-columns-repeated="13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13"/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13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64" calcext:value-type="float">
            <text:p>19264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92" calcext:value-type="float">
            <text:p>19392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520" calcext:value-type="float">
            <text:p>19520</text:p>
          </table:table-cell>
          <table:table-cell table:number-columns-repeated="13"/>
        </table:table-row>
        <table:table-row table:style-name="ro1">
          <table:table-cell office:value-type="float" office:value="19520" calcext:value-type="float">
            <text:p>19520</text:p>
          </table:table-cell>
          <table:table-cell table:number-columns-repeated="13"/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number-columns-repeated="13"/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number-columns-repeated="13"/>
        </table:table-row>
        <table:table-row table:style-name="ro1">
          <table:table-cell office:value-type="float" office:value="19648" calcext:value-type="float">
            <text:p>19648</text:p>
          </table:table-cell>
          <table:table-cell table:number-columns-repeated="13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13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13"/>
        </table:table-row>
        <table:table-row table:style-name="ro1">
          <table:table-cell office:value-type="float" office:value="19776" calcext:value-type="float">
            <text:p>19776</text:p>
          </table:table-cell>
          <table:table-cell table:number-columns-repeated="13"/>
        </table:table-row>
        <table:table-row table:style-name="ro1">
          <table:table-cell office:value-type="float" office:value="19840" calcext:value-type="float">
            <text:p>19840</text:p>
          </table:table-cell>
          <table:table-cell table:number-columns-repeated="13"/>
        </table:table-row>
        <table:table-row table:style-name="ro1">
          <table:table-cell office:value-type="float" office:value="19840" calcext:value-type="float">
            <text:p>19840</text:p>
          </table:table-cell>
          <table:table-cell table:number-columns-repeated="13"/>
        </table:table-row>
        <table:table-row table:style-name="ro1">
          <table:table-cell office:value-type="float" office:value="19904" calcext:value-type="float">
            <text:p>19904</text:p>
          </table:table-cell>
          <table:table-cell table:number-columns-repeated="13"/>
        </table:table-row>
        <table:table-row table:style-name="ro1">
          <table:table-cell office:value-type="float" office:value="19968" calcext:value-type="float">
            <text:p>19968</text:p>
          </table:table-cell>
          <table:table-cell table:number-columns-repeated="13"/>
        </table:table-row>
        <table:table-row table:style-name="ro1">
          <table:table-cell office:value-type="float" office:value="20096" calcext:value-type="float">
            <text:p>20096</text:p>
          </table:table-cell>
          <table:table-cell table:number-columns-repeated="13"/>
        </table:table-row>
        <table:table-row table:style-name="ro1">
          <table:table-cell office:value-type="float" office:value="20160" calcext:value-type="float">
            <text:p>20160</text:p>
          </table:table-cell>
          <table:table-cell table:number-columns-repeated="13"/>
        </table:table-row>
        <table:table-row table:style-name="ro1">
          <table:table-cell office:value-type="float" office:value="20288" calcext:value-type="float">
            <text:p>20288</text:p>
          </table:table-cell>
          <table:table-cell table:number-columns-repeated="13"/>
        </table:table-row>
        <table:table-row table:style-name="ro1">
          <table:table-cell office:value-type="float" office:value="20352" calcext:value-type="float">
            <text:p>20352</text:p>
          </table:table-cell>
          <table:table-cell table:number-columns-repeated="13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number-columns-repeated="13"/>
        </table:table-row>
        <table:table-row table:style-name="ro1">
          <table:table-cell office:value-type="float" office:value="20544" calcext:value-type="float">
            <text:p>20544</text:p>
          </table:table-cell>
          <table:table-cell table:number-columns-repeated="13"/>
        </table:table-row>
        <table:table-row table:style-name="ro1">
          <table:table-cell office:value-type="float" office:value="20672" calcext:value-type="float">
            <text:p>20672</text:p>
          </table:table-cell>
          <table:table-cell table:number-columns-repeated="13"/>
        </table:table-row>
        <table:table-row table:style-name="ro1">
          <table:table-cell office:value-type="float" office:value="20736" calcext:value-type="float">
            <text:p>20736</text:p>
          </table:table-cell>
          <table:table-cell table:number-columns-repeated="13"/>
        </table:table-row>
        <table:table-row table:style-name="ro1">
          <table:table-cell office:value-type="float" office:value="20864" calcext:value-type="float">
            <text:p>20864</text:p>
          </table:table-cell>
          <table:table-cell table:number-columns-repeated="13"/>
        </table:table-row>
        <table:table-row table:style-name="ro1">
          <table:table-cell office:value-type="float" office:value="20928" calcext:value-type="float">
            <text:p>20928</text:p>
          </table:table-cell>
          <table:table-cell table:number-columns-repeated="13"/>
        </table:table-row>
        <table:table-row table:style-name="ro1">
          <table:table-cell office:value-type="float" office:value="21056" calcext:value-type="float">
            <text:p>21056</text:p>
          </table:table-cell>
          <table:table-cell table:number-columns-repeated="13"/>
        </table:table-row>
        <table:table-row table:style-name="ro1">
          <table:table-cell office:value-type="float" office:value="21120" calcext:value-type="float">
            <text:p>21120</text:p>
          </table:table-cell>
          <table:table-cell table:number-columns-repeated="13"/>
        </table:table-row>
        <table:table-row table:style-name="ro1">
          <table:table-cell office:value-type="float" office:value="21184" calcext:value-type="float">
            <text:p>21184</text:p>
          </table:table-cell>
          <table:table-cell table:number-columns-repeated="13"/>
        </table:table-row>
        <table:table-row table:style-name="ro1">
          <table:table-cell office:value-type="float" office:value="21312" calcext:value-type="float">
            <text:p>21312</text:p>
          </table:table-cell>
          <table:table-cell table:number-columns-repeated="13"/>
        </table:table-row>
        <table:table-row table:style-name="ro1">
          <table:table-cell office:value-type="float" office:value="21440" calcext:value-type="float">
            <text:p>21440</text:p>
          </table:table-cell>
          <table:table-cell table:number-columns-repeated="13"/>
        </table:table-row>
        <table:table-row table:style-name="ro1">
          <table:table-cell office:value-type="float" office:value="21632" calcext:value-type="float">
            <text:p>21632</text:p>
          </table:table-cell>
          <table:table-cell table:number-columns-repeated="13"/>
        </table:table-row>
        <table:table-row table:style-name="ro1">
          <table:table-cell office:value-type="float" office:value="21824" calcext:value-type="float">
            <text:p>21824</text:p>
          </table:table-cell>
          <table:table-cell table:number-columns-repeated="13"/>
        </table:table-row>
        <table:table-row table:style-name="ro1">
          <table:table-cell office:value-type="float" office:value="22080" calcext:value-type="float">
            <text:p>22080</text:p>
          </table:table-cell>
          <table:table-cell table:number-columns-repeated="13"/>
        </table:table-row>
        <table:table-row table:style-name="ro1">
          <table:table-cell office:value-type="float" office:value="22336" calcext:value-type="float">
            <text:p>22336</text:p>
          </table:table-cell>
          <table:table-cell table:number-columns-repeated="13"/>
        </table:table-row>
        <table:table-row table:style-name="ro1">
          <table:table-cell office:value-type="float" office:value="22656" calcext:value-type="float">
            <text:p>22656</text:p>
          </table:table-cell>
          <table:table-cell table:number-columns-repeated="13"/>
        </table:table-row>
        <table:table-row table:style-name="ro1">
          <table:table-cell office:value-type="float" office:value="22784" calcext:value-type="float">
            <text:p>22784</text:p>
          </table:table-cell>
          <table:table-cell table:number-columns-repeated="13"/>
        </table:table-row>
        <table:table-row table:style-name="ro1">
          <table:table-cell office:value-type="float" office:value="23168" calcext:value-type="float">
            <text:p>23168</text:p>
          </table:table-cell>
          <table:table-cell table:number-columns-repeated="13"/>
        </table:table-row>
        <table:table-row table:style-name="ro1">
          <table:table-cell office:value-type="float" office:value="23552" calcext:value-type="float">
            <text:p>23552</text:p>
          </table:table-cell>
          <table:table-cell table:number-columns-repeated="13"/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float" office:value="24512" calcext:value-type="float">
            <text:p>24512</text:p>
          </table:table-cell>
          <table:table-cell table:number-columns-repeated="13"/>
        </table:table-row>
        <table:table-row table:style-name="ro1">
          <table:table-cell office:value-type="float" office:value="24960" calcext:value-type="float">
            <text:p>24960</text:p>
          </table:table-cell>
          <table:table-cell table:number-columns-repeated="13"/>
        </table:table-row>
        <table:table-row table:style-name="ro1">
          <table:table-cell office:value-type="float" office:value="25472" calcext:value-type="float">
            <text:p>25472</text:p>
          </table:table-cell>
          <table:table-cell table:number-columns-repeated="13"/>
        </table:table-row>
        <table:table-row table:style-name="ro1">
          <table:table-cell office:value-type="float" office:value="25664" calcext:value-type="float">
            <text:p>25664</text:p>
          </table:table-cell>
          <table:table-cell table:number-columns-repeated="13"/>
        </table:table-row>
        <table:table-row table:style-name="ro1">
          <table:table-cell office:value-type="float" office:value="26112" calcext:value-type="float">
            <text:p>2611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80" calcext:value-type="float">
            <text:p>26880</text:p>
          </table:table-cell>
          <table:table-cell table:number-columns-repeated="13"/>
        </table:table-row>
        <table:table-row table:style-name="ro1">
          <table:table-cell office:value-type="float" office:value="26944" calcext:value-type="float">
            <text:p>26944</text:p>
          </table:table-cell>
          <table:table-cell table:number-columns-repeated="13"/>
        </table:table-row>
        <table:table-row table:style-name="ro1">
          <table:table-cell office:value-type="float" office:value="27008" calcext:value-type="float">
            <text:p>27008</text:p>
          </table:table-cell>
          <table:table-cell table:number-columns-repeated="13"/>
        </table:table-row>
        <table:table-row table:style-name="ro1">
          <table:table-cell office:value-type="float" office:value="27072" calcext:value-type="float">
            <text:p>27072</text:p>
          </table:table-cell>
          <table:table-cell table:number-columns-repeated="13"/>
        </table:table-row>
        <table:table-row table:style-name="ro1">
          <table:table-cell office:value-type="float" office:value="27136" calcext:value-type="float">
            <text:p>27136</text:p>
          </table:table-cell>
          <table:table-cell table:number-columns-repeated="13"/>
        </table:table-row>
        <table:table-row table:style-name="ro1">
          <table:table-cell office:value-type="float" office:value="27200" calcext:value-type="float">
            <text:p>27200</text:p>
          </table:table-cell>
          <table:table-cell table:number-columns-repeated="13"/>
        </table:table-row>
        <table:table-row table:style-name="ro1">
          <table:table-cell office:value-type="float" office:value="27264" calcext:value-type="float">
            <text:p>27264</text:p>
          </table:table-cell>
          <table:table-cell table:number-columns-repeated="13"/>
        </table:table-row>
        <table:table-row table:style-name="ro1">
          <table:table-cell office:value-type="float" office:value="27264" calcext:value-type="float">
            <text:p>27264</text:p>
          </table:table-cell>
          <table:table-cell table:number-columns-repeated="13"/>
        </table:table-row>
        <table:table-row table:style-name="ro1">
          <table:table-cell office:value-type="float" office:value="27328" calcext:value-type="float">
            <text:p>27328</text:p>
          </table:table-cell>
          <table:table-cell table:number-columns-repeated="13"/>
        </table:table-row>
        <table:table-row table:style-name="ro1">
          <table:table-cell office:value-type="float" office:value="27392" calcext:value-type="float">
            <text:p>27392</text:p>
          </table:table-cell>
          <table:table-cell table:number-columns-repeated="13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number-columns-repeated="13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number-columns-repeated="13"/>
        </table:table-row>
        <table:table-row table:style-name="ro1">
          <table:table-cell office:value-type="float" office:value="27520" calcext:value-type="float">
            <text:p>27520</text:p>
          </table:table-cell>
          <table:table-cell table:number-columns-repeated="13"/>
        </table:table-row>
        <table:table-row table:style-name="ro1">
          <table:table-cell office:value-type="float" office:value="27584" calcext:value-type="float">
            <text:p>27584</text:p>
          </table:table-cell>
          <table:table-cell table:number-columns-repeated="13"/>
        </table:table-row>
        <table:table-row table:style-name="ro1">
          <table:table-cell office:value-type="float" office:value="27584" calcext:value-type="float">
            <text:p>27584</text:p>
          </table:table-cell>
          <table:table-cell table:number-columns-repeated="13"/>
        </table:table-row>
        <table:table-row table:style-name="ro1">
          <table:table-cell office:value-type="float" office:value="27648" calcext:value-type="float">
            <text:p>27648</text:p>
          </table:table-cell>
          <table:table-cell table:number-columns-repeated="13"/>
        </table:table-row>
        <table:table-row table:style-name="ro1">
          <table:table-cell office:value-type="float" office:value="27648" calcext:value-type="float">
            <text:p>27648</text:p>
          </table:table-cell>
          <table:table-cell table:number-columns-repeated="13"/>
        </table:table-row>
        <table:table-row table:style-name="ro1">
          <table:table-cell office:value-type="float" office:value="27712" calcext:value-type="float">
            <text:p>27712</text:p>
          </table:table-cell>
          <table:table-cell table:number-columns-repeated="13"/>
        </table:table-row>
        <table:table-row table:style-name="ro1">
          <table:table-cell office:value-type="float" office:value="27712" calcext:value-type="float">
            <text:p>27712</text:p>
          </table:table-cell>
          <table:table-cell table:number-columns-repeated="13"/>
        </table:table-row>
        <table:table-row table:style-name="ro1">
          <table:table-cell office:value-type="float" office:value="27776" calcext:value-type="float">
            <text:p>27776</text:p>
          </table:table-cell>
          <table:table-cell table:number-columns-repeated="13"/>
        </table:table-row>
        <table:table-row table:style-name="ro1">
          <table:table-cell office:value-type="float" office:value="27904" calcext:value-type="float">
            <text:p>27904</text:p>
          </table:table-cell>
          <table:table-cell table:number-columns-repeated="13"/>
        </table:table-row>
        <table:table-row table:style-name="ro1">
          <table:table-cell office:value-type="float" office:value="27968" calcext:value-type="float">
            <text:p>27968</text:p>
          </table:table-cell>
          <table:table-cell table:number-columns-repeated="13"/>
        </table:table-row>
        <table:table-row table:style-name="ro1">
          <table:table-cell office:value-type="float" office:value="28032" calcext:value-type="float">
            <text:p>28032</text:p>
          </table:table-cell>
          <table:table-cell table:number-columns-repeated="13"/>
        </table:table-row>
        <table:table-row table:style-name="ro1">
          <table:table-cell office:value-type="float" office:value="28160" calcext:value-type="float">
            <text:p>28160</text:p>
          </table:table-cell>
          <table:table-cell table:number-columns-repeated="13"/>
        </table:table-row>
        <table:table-row table:style-name="ro1">
          <table:table-cell office:value-type="float" office:value="28224" calcext:value-type="float">
            <text:p>28224</text:p>
          </table:table-cell>
          <table:table-cell table:number-columns-repeated="13"/>
        </table:table-row>
        <table:table-row table:style-name="ro1">
          <table:table-cell office:value-type="float" office:value="28288" calcext:value-type="float">
            <text:p>28288</text:p>
          </table:table-cell>
          <table:table-cell table:number-columns-repeated="13"/>
        </table:table-row>
        <table:table-row table:style-name="ro1">
          <table:table-cell office:value-type="float" office:value="28352" calcext:value-type="float">
            <text:p>28352</text:p>
          </table:table-cell>
          <table:table-cell table:number-columns-repeated="13"/>
        </table:table-row>
        <table:table-row table:style-name="ro1">
          <table:table-cell office:value-type="float" office:value="28416" calcext:value-type="float">
            <text:p>28416</text:p>
          </table:table-cell>
          <table:table-cell table:number-columns-repeated="13"/>
        </table:table-row>
        <table:table-row table:style-name="ro1">
          <table:table-cell office:value-type="float" office:value="28480" calcext:value-type="float">
            <text:p>28480</text:p>
          </table:table-cell>
          <table:table-cell table:number-columns-repeated="13"/>
        </table:table-row>
        <table:table-row table:style-name="ro1">
          <table:table-cell office:value-type="float" office:value="28544" calcext:value-type="float">
            <text:p>28544</text:p>
          </table:table-cell>
          <table:table-cell table:number-columns-repeated="13"/>
        </table:table-row>
        <table:table-row table:style-name="ro1">
          <table:table-cell office:value-type="float" office:value="28608" calcext:value-type="float">
            <text:p>28608</text:p>
          </table:table-cell>
          <table:table-cell table:number-columns-repeated="13"/>
        </table:table-row>
        <table:table-row table:style-name="ro1">
          <table:table-cell office:value-type="float" office:value="28608" calcext:value-type="float">
            <text:p>28608</text:p>
          </table:table-cell>
          <table:table-cell table:number-columns-repeated="13"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number-columns-repeated="13"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number-columns-repeated="13"/>
        </table:table-row>
        <table:table-row table:style-name="ro1">
          <table:table-cell office:value-type="float" office:value="28736" calcext:value-type="float">
            <text:p>28736</text:p>
          </table:table-cell>
          <table:table-cell table:number-columns-repeated="13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13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13"/>
        </table:table-row>
        <table:table-row table:style-name="ro1">
          <table:table-cell office:value-type="float" office:value="28864" calcext:value-type="float">
            <text:p>28864</text:p>
          </table:table-cell>
          <table:table-cell table:number-columns-repeated="13"/>
        </table:table-row>
        <table:table-row table:style-name="ro1">
          <table:table-cell office:value-type="float" office:value="28928" calcext:value-type="float">
            <text:p>28928</text:p>
          </table:table-cell>
          <table:table-cell table:number-columns-repeated="13"/>
        </table:table-row>
        <table:table-row table:style-name="ro1">
          <table:table-cell office:value-type="float" office:value="28992" calcext:value-type="float">
            <text:p>28992</text:p>
          </table:table-cell>
          <table:table-cell table:number-columns-repeated="13"/>
        </table:table-row>
        <table:table-row table:style-name="ro1">
          <table:table-cell office:value-type="float" office:value="29056" calcext:value-type="float">
            <text:p>29056</text:p>
          </table:table-cell>
          <table:table-cell table:number-columns-repeated="13"/>
        </table:table-row>
        <table:table-row table:style-name="ro1">
          <table:table-cell office:value-type="float" office:value="29120" calcext:value-type="float">
            <text:p>29120</text:p>
          </table:table-cell>
          <table:table-cell table:number-columns-repeated="13"/>
        </table:table-row>
        <table:table-row table:style-name="ro1">
          <table:table-cell office:value-type="float" office:value="29184" calcext:value-type="float">
            <text:p>29184</text:p>
          </table:table-cell>
          <table:table-cell table:number-columns-repeated="13"/>
        </table:table-row>
        <table:table-row table:style-name="ro1">
          <table:table-cell office:value-type="float" office:value="29312" calcext:value-type="float">
            <text:p>29312</text:p>
          </table:table-cell>
          <table:table-cell table:number-columns-repeated="13"/>
        </table:table-row>
        <table:table-row table:style-name="ro1">
          <table:table-cell office:value-type="float" office:value="29376" calcext:value-type="float">
            <text:p>29376</text:p>
          </table:table-cell>
          <table:table-cell table:number-columns-repeated="13"/>
        </table:table-row>
        <table:table-row table:style-name="ro1">
          <table:table-cell office:value-type="float" office:value="29504" calcext:value-type="float">
            <text:p>29504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number-columns-repeated="13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number-columns-repeated="13"/>
        </table:table-row>
        <table:table-row table:style-name="ro1">
          <table:table-cell office:value-type="float" office:value="29760" calcext:value-type="float">
            <text:p>29760</text:p>
          </table:table-cell>
          <table:table-cell table:number-columns-repeated="13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number-columns-repeated="13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number-columns-repeated="13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number-columns-repeated="13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number-columns-repeated="13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number-columns-repeated="13"/>
        </table:table-row>
        <table:table-row table:style-name="ro1">
          <table:table-cell office:value-type="float" office:value="30080" calcext:value-type="float">
            <text:p>30080</text:p>
          </table:table-cell>
          <table:table-cell table:number-columns-repeated="13"/>
        </table:table-row>
        <table:table-row table:style-name="ro1">
          <table:table-cell office:value-type="float" office:value="30144" calcext:value-type="float">
            <text:p>30144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72" calcext:value-type="float">
            <text:p>30272</text:p>
          </table:table-cell>
          <table:table-cell table:number-columns-repeated="13"/>
        </table:table-row>
        <table:table-row table:style-name="ro1">
          <table:table-cell office:value-type="float" office:value="30336" calcext:value-type="float">
            <text:p>30336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number-columns-repeated="13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number-columns-repeated="13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number-columns-repeated="13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656" calcext:value-type="float">
            <text:p>30656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number-columns-repeated="13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80" calcext:value-type="float">
            <text:p>31680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number-columns-repeated="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256" calcext:value-type="float">
            <text:p>32256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number-columns-repeated="13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76" calcext:value-type="float">
            <text:p>32576</text:p>
          </table:table-cell>
          <table:table-cell table:number-columns-repeated="13"/>
        </table:table-row>
        <table:table-row table:style-name="ro1">
          <table:table-cell office:value-type="float" office:value="32640" calcext:value-type="float">
            <text:p>32640</text:p>
          </table:table-cell>
          <table:table-cell table:number-columns-repeated="13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number-columns-repeated="13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number-columns-repeated="13"/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number-columns-repeated="13"/>
        </table:table-row>
        <table:table-row table:style-name="ro1">
          <table:table-cell office:value-type="float" office:value="32896" calcext:value-type="float">
            <text:p>32896</text:p>
          </table:table-cell>
          <table:table-cell table:number-columns-repeated="13"/>
        </table:table-row>
        <table:table-row table:style-name="ro1">
          <table:table-cell office:value-type="float" office:value="32960" calcext:value-type="float">
            <text:p>32960</text:p>
          </table:table-cell>
          <table:table-cell table:number-columns-repeated="13"/>
        </table:table-row>
        <table:table-row table:style-name="ro1">
          <table:table-cell office:value-type="float" office:value="33024" calcext:value-type="float">
            <text:p>33024</text:p>
          </table:table-cell>
          <table:table-cell table:number-columns-repeated="13"/>
        </table:table-row>
        <table:table-row table:style-name="ro1">
          <table:table-cell office:value-type="float" office:value="33152" calcext:value-type="float">
            <text:p>33152</text:p>
          </table:table-cell>
          <table:table-cell table:number-columns-repeated="13"/>
        </table:table-row>
        <table:table-row table:style-name="ro1">
          <table:table-cell office:value-type="float" office:value="33216" calcext:value-type="float">
            <text:p>33216</text:p>
          </table:table-cell>
          <table:table-cell table:number-columns-repeated="13"/>
        </table:table-row>
        <table:table-row table:style-name="ro1">
          <table:table-cell office:value-type="float" office:value="33216" calcext:value-type="float">
            <text:p>33216</text:p>
          </table:table-cell>
          <table:table-cell table:number-columns-repeated="13"/>
        </table:table-row>
        <table:table-row table:style-name="ro1">
          <table:table-cell office:value-type="float" office:value="33344" calcext:value-type="float">
            <text:p>33344</text:p>
          </table:table-cell>
          <table:table-cell table:number-columns-repeated="13"/>
        </table:table-row>
        <table:table-row table:style-name="ro1">
          <table:table-cell office:value-type="float" office:value="33408" calcext:value-type="float">
            <text:p>33408</text:p>
          </table:table-cell>
          <table:table-cell table:number-columns-repeated="13"/>
        </table:table-row>
        <table:table-row table:style-name="ro1">
          <table:table-cell office:value-type="float" office:value="33472" calcext:value-type="float">
            <text:p>33472</text:p>
          </table:table-cell>
          <table:table-cell table:number-columns-repeated="13"/>
        </table:table-row>
        <table:table-row table:style-name="ro1">
          <table:table-cell office:value-type="float" office:value="33536" calcext:value-type="float">
            <text:p>33536</text:p>
          </table:table-cell>
          <table:table-cell table:number-columns-repeated="13"/>
        </table:table-row>
        <table:table-row table:style-name="ro1">
          <table:table-cell office:value-type="float" office:value="33664" calcext:value-type="float">
            <text:p>33664</text:p>
          </table:table-cell>
          <table:table-cell table:number-columns-repeated="13"/>
        </table:table-row>
        <table:table-row table:style-name="ro1">
          <table:table-cell office:value-type="float" office:value="33728" calcext:value-type="float">
            <text:p>33728</text:p>
          </table:table-cell>
          <table:table-cell table:number-columns-repeated="13"/>
        </table:table-row>
        <table:table-row table:style-name="ro1">
          <table:table-cell office:value-type="float" office:value="33728" calcext:value-type="float">
            <text:p>33728</text:p>
          </table:table-cell>
          <table:table-cell table:number-columns-repeated="13"/>
        </table:table-row>
        <table:table-row table:style-name="ro1">
          <table:table-cell office:value-type="float" office:value="33856" calcext:value-type="float">
            <text:p>33856</text:p>
          </table:table-cell>
          <table:table-cell table:number-columns-repeated="13"/>
        </table:table-row>
        <table:table-row table:style-name="ro1">
          <table:table-cell office:value-type="float" office:value="33856" calcext:value-type="float">
            <text:p>33856</text:p>
          </table:table-cell>
          <table:table-cell table:number-columns-repeated="13"/>
        </table:table-row>
        <table:table-row table:style-name="ro1">
          <table:table-cell office:value-type="float" office:value="33920" calcext:value-type="float">
            <text:p>33920</text:p>
          </table:table-cell>
          <table:table-cell table:number-columns-repeated="13"/>
        </table:table-row>
        <table:table-row table:style-name="ro1">
          <table:table-cell office:value-type="float" office:value="33984" calcext:value-type="float">
            <text:p>33984</text:p>
          </table:table-cell>
          <table:table-cell table:number-columns-repeated="13"/>
        </table:table-row>
        <table:table-row table:style-name="ro1">
          <table:table-cell office:value-type="float" office:value="34048" calcext:value-type="float">
            <text:p>34048</text:p>
          </table:table-cell>
          <table:table-cell table:number-columns-repeated="13"/>
        </table:table-row>
        <table:table-row table:style-name="ro1">
          <table:table-cell office:value-type="float" office:value="34112" calcext:value-type="float">
            <text:p>34112</text:p>
          </table:table-cell>
          <table:table-cell table:number-columns-repeated="13"/>
        </table:table-row>
        <table:table-row table:style-name="ro1">
          <table:table-cell office:value-type="float" office:value="34240" calcext:value-type="float">
            <text:p>34240</text:p>
          </table:table-cell>
          <table:table-cell table:number-columns-repeated="13"/>
        </table:table-row>
        <table:table-row table:style-name="ro1">
          <table:table-cell office:value-type="float" office:value="34240" calcext:value-type="float">
            <text:p>34240</text:p>
          </table:table-cell>
          <table:table-cell table:number-columns-repeated="13"/>
        </table:table-row>
        <table:table-row table:style-name="ro1">
          <table:table-cell office:value-type="float" office:value="34368" calcext:value-type="float">
            <text:p>34368</text:p>
          </table:table-cell>
          <table:table-cell table:number-columns-repeated="13"/>
        </table:table-row>
        <table:table-row table:style-name="ro1">
          <table:table-cell office:value-type="float" office:value="34496" calcext:value-type="float">
            <text:p>34496</text:p>
          </table:table-cell>
          <table:table-cell table:number-columns-repeated="13"/>
        </table:table-row>
        <table:table-row table:style-name="ro1">
          <table:table-cell office:value-type="float" office:value="34688" calcext:value-type="float">
            <text:p>34688</text:p>
          </table:table-cell>
          <table:table-cell table:number-columns-repeated="13"/>
        </table:table-row>
        <table:table-row table:style-name="ro1">
          <table:table-cell office:value-type="float" office:value="34880" calcext:value-type="float">
            <text:p>34880</text:p>
          </table:table-cell>
          <table:table-cell table:number-columns-repeated="13"/>
        </table:table-row>
        <table:table-row table:style-name="ro1">
          <table:table-cell office:value-type="float" office:value="35136" calcext:value-type="float">
            <text:p>35136</text:p>
          </table:table-cell>
          <table:table-cell table:number-columns-repeated="13"/>
        </table:table-row>
        <table:table-row table:style-name="ro1">
          <table:table-cell office:value-type="float" office:value="35392" calcext:value-type="float">
            <text:p>35392</text:p>
          </table:table-cell>
          <table:table-cell table:number-columns-repeated="13"/>
        </table:table-row>
        <table:table-row table:style-name="ro1">
          <table:table-cell office:value-type="float" office:value="35520" calcext:value-type="float">
            <text:p>35520</text:p>
          </table:table-cell>
          <table:table-cell table:number-columns-repeated="13"/>
        </table:table-row>
        <table:table-row table:style-name="ro1">
          <table:table-cell office:value-type="float" office:value="35840" calcext:value-type="float">
            <text:p>35840</text:p>
          </table:table-cell>
          <table:table-cell table:number-columns-repeated="13"/>
        </table:table-row>
        <table:table-row table:style-name="ro1">
          <table:table-cell office:value-type="float" office:value="36224" calcext:value-type="float">
            <text:p>36224</text:p>
          </table:table-cell>
          <table:table-cell table:number-columns-repeated="13"/>
        </table:table-row>
        <table:table-row table:style-name="ro1">
          <table:table-cell office:value-type="float" office:value="36608" calcext:value-type="float">
            <text:p>36608</text:p>
          </table:table-cell>
          <table:table-cell table:number-columns-repeated="13"/>
        </table:table-row>
        <table:table-row table:style-name="ro1">
          <table:table-cell office:value-type="float" office:value="37056" calcext:value-type="float">
            <text:p>37056</text:p>
          </table:table-cell>
          <table:table-cell table:number-columns-repeated="13"/>
        </table:table-row>
        <table:table-row table:style-name="ro1">
          <table:table-cell office:value-type="float" office:value="37504" calcext:value-type="float">
            <text:p>37504</text:p>
          </table:table-cell>
          <table:table-cell table:number-columns-repeated="13"/>
        </table:table-row>
        <table:table-row table:style-name="ro1">
          <table:table-cell office:value-type="float" office:value="38016" calcext:value-type="float">
            <text:p>38016</text:p>
          </table:table-cell>
          <table:table-cell table:number-columns-repeated="13"/>
        </table:table-row>
        <table:table-row table:style-name="ro1">
          <table:table-cell office:value-type="float" office:value="38208" calcext:value-type="float">
            <text:p>38208</text:p>
          </table:table-cell>
          <table:table-cell table:number-columns-repeated="13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13"/>
        </table:table-row>
        <table:table-row table:style-name="ro1">
          <table:table-cell office:value-type="float" office:value="39104" calcext:value-type="float">
            <text:p>39104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296" calcext:value-type="float">
            <text:p>39296</text:p>
          </table:table-cell>
          <table:table-cell table:number-columns-repeated="13"/>
        </table:table-row>
        <table:table-row table:style-name="ro1">
          <table:table-cell office:value-type="float" office:value="39296" calcext:value-type="float">
            <text:p>39296</text:p>
          </table:table-cell>
          <table:table-cell table:number-columns-repeated="13"/>
        </table:table-row>
        <table:table-row table:style-name="ro1">
          <table:table-cell office:value-type="float" office:value="39296" calcext:value-type="float">
            <text:p>39296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number-columns-repeated="13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number-columns-repeated="13"/>
        </table:table-row>
        <table:table-row table:style-name="ro1">
          <table:table-cell office:value-type="float" office:value="40192" calcext:value-type="float">
            <text:p>40192</text:p>
          </table:table-cell>
          <table:table-cell table:number-columns-repeated="13"/>
        </table:table-row>
        <table:table-row table:style-name="ro1">
          <table:table-cell office:value-type="float" office:value="40192" calcext:value-type="float">
            <text:p>40192</text:p>
          </table:table-cell>
          <table:table-cell table:number-columns-repeated="13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number-columns-repeated="13"/>
        </table:table-row>
        <table:table-row table:style-name="ro1">
          <table:table-cell office:value-type="float" office:value="40320" calcext:value-type="float">
            <text:p>40320</text:p>
          </table:table-cell>
          <table:table-cell table:number-columns-repeated="13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number-columns-repeated="13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number-columns-repeated="13"/>
        </table:table-row>
        <table:table-row table:style-name="ro1">
          <table:table-cell office:value-type="float" office:value="40512" calcext:value-type="float">
            <text:p>40512</text:p>
          </table:table-cell>
          <table:table-cell table:number-columns-repeated="13"/>
        </table:table-row>
        <table:table-row table:style-name="ro1">
          <table:table-cell office:value-type="float" office:value="40576" calcext:value-type="float">
            <text:p>40576</text:p>
          </table:table-cell>
          <table:table-cell table:number-columns-repeated="13"/>
        </table:table-row>
        <table:table-row table:style-name="ro1">
          <table:table-cell office:value-type="float" office:value="40640" calcext:value-type="float">
            <text:p>40640</text:p>
          </table:table-cell>
          <table:table-cell table:number-columns-repeated="13"/>
        </table:table-row>
        <table:table-row table:style-name="ro1">
          <table:table-cell office:value-type="float" office:value="40704" calcext:value-type="float">
            <text:p>40704</text:p>
          </table:table-cell>
          <table:table-cell table:number-columns-repeated="13"/>
        </table:table-row>
        <table:table-row table:style-name="ro1">
          <table:table-cell office:value-type="float" office:value="40832" calcext:value-type="float">
            <text:p>40832</text:p>
          </table:table-cell>
          <table:table-cell table:number-columns-repeated="13"/>
        </table:table-row>
        <table:table-row table:style-name="ro1">
          <table:table-cell office:value-type="float" office:value="40896" calcext:value-type="float">
            <text:p>40896</text:p>
          </table:table-cell>
          <table:table-cell table:number-columns-repeated="13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number-columns-repeated="13"/>
        </table:table-row>
        <table:table-row table:style-name="ro1">
          <table:table-cell office:value-type="float" office:value="41024" calcext:value-type="float">
            <text:p>41024</text:p>
          </table:table-cell>
          <table:table-cell table:number-columns-repeated="13"/>
        </table:table-row>
        <table:table-row table:style-name="ro1">
          <table:table-cell office:value-type="float" office:value="41088" calcext:value-type="float">
            <text:p>41088</text:p>
          </table:table-cell>
          <table:table-cell table:number-columns-repeated="13"/>
        </table:table-row>
        <table:table-row table:style-name="ro1">
          <table:table-cell office:value-type="float" office:value="41152" calcext:value-type="float">
            <text:p>41152</text:p>
          </table:table-cell>
          <table:table-cell table:number-columns-repeated="13"/>
        </table:table-row>
        <table:table-row table:style-name="ro1">
          <table:table-cell office:value-type="float" office:value="41216" calcext:value-type="float">
            <text:p>41216</text:p>
          </table:table-cell>
          <table:table-cell table:number-columns-repeated="13"/>
        </table:table-row>
        <table:table-row table:style-name="ro1">
          <table:table-cell office:value-type="float" office:value="41280" calcext:value-type="float">
            <text:p>41280</text:p>
          </table:table-cell>
          <table:table-cell table:number-columns-repeated="13"/>
        </table:table-row>
        <table:table-row table:style-name="ro1">
          <table:table-cell office:value-type="float" office:value="41344" calcext:value-type="float">
            <text:p>41344</text:p>
          </table:table-cell>
          <table:table-cell table:number-columns-repeated="13"/>
        </table:table-row>
        <table:table-row table:style-name="ro1">
          <table:table-cell office:value-type="float" office:value="41472" calcext:value-type="float">
            <text:p>41472</text:p>
          </table:table-cell>
          <table:table-cell table:number-columns-repeated="13"/>
        </table:table-row>
        <table:table-row table:style-name="ro1">
          <table:table-cell office:value-type="float" office:value="41472" calcext:value-type="float">
            <text:p>41472</text:p>
          </table:table-cell>
          <table:table-cell table:number-columns-repeated="13"/>
        </table:table-row>
        <table:table-row table:style-name="ro1">
          <table:table-cell office:value-type="float" office:value="41536" calcext:value-type="float">
            <text:p>41536</text:p>
          </table:table-cell>
          <table:table-cell table:number-columns-repeated="13"/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number-columns-repeated="13"/>
        </table:table-row>
        <table:table-row table:style-name="ro1">
          <table:table-cell office:value-type="float" office:value="41728" calcext:value-type="float">
            <text:p>41728</text:p>
          </table:table-cell>
          <table:table-cell table:number-columns-repeated="13"/>
        </table:table-row>
        <table:table-row table:style-name="ro1">
          <table:table-cell office:value-type="float" office:value="41792" calcext:value-type="float">
            <text:p>41792</text:p>
          </table:table-cell>
          <table:table-cell table:number-columns-repeated="13"/>
        </table:table-row>
        <table:table-row table:style-name="ro1">
          <table:table-cell office:value-type="float" office:value="41856" calcext:value-type="float">
            <text:p>41856</text:p>
          </table:table-cell>
          <table:table-cell table:number-columns-repeated="13"/>
        </table:table-row>
        <table:table-row table:style-name="ro1">
          <table:table-cell office:value-type="float" office:value="41984" calcext:value-type="float">
            <text:p>41984</text:p>
          </table:table-cell>
          <table:table-cell table:number-columns-repeated="13"/>
        </table:table-row>
        <table:table-row table:style-name="ro1">
          <table:table-cell office:value-type="float" office:value="42048" calcext:value-type="float">
            <text:p>42048</text:p>
          </table:table-cell>
          <table:table-cell table:number-columns-repeated="13"/>
        </table:table-row>
        <table:table-row table:style-name="ro1">
          <table:table-cell office:value-type="float" office:value="42112" calcext:value-type="float">
            <text:p>42112</text:p>
          </table:table-cell>
          <table:table-cell table:number-columns-repeated="13"/>
        </table:table-row>
        <table:table-row table:style-name="ro1">
          <table:table-cell office:value-type="float" office:value="42176" calcext:value-type="float">
            <text:p>42176</text:p>
          </table:table-cell>
          <table:table-cell table:number-columns-repeated="13"/>
        </table:table-row>
        <table:table-row table:style-name="ro1">
          <table:table-cell office:value-type="float" office:value="42304" calcext:value-type="float">
            <text:p>42304</text:p>
          </table:table-cell>
          <table:table-cell table:number-columns-repeated="13"/>
        </table:table-row>
        <table:table-row table:style-name="ro1">
          <table:table-cell office:value-type="float" office:value="42368" calcext:value-type="float">
            <text:p>42368</text:p>
          </table:table-cell>
          <table:table-cell table:number-columns-repeated="13"/>
        </table:table-row>
        <table:table-row table:style-name="ro1">
          <table:table-cell office:value-type="float" office:value="42432" calcext:value-type="float">
            <text:p>42432</text:p>
          </table:table-cell>
          <table:table-cell table:number-columns-repeated="13"/>
        </table:table-row>
        <table:table-row table:style-name="ro1">
          <table:table-cell office:value-type="float" office:value="42560" calcext:value-type="float">
            <text:p>42560</text:p>
          </table:table-cell>
          <table:table-cell table:number-columns-repeated="13"/>
        </table:table-row>
        <table:table-row table:style-name="ro1">
          <table:table-cell office:value-type="float" office:value="42624" calcext:value-type="float">
            <text:p>42624</text:p>
          </table:table-cell>
          <table:table-cell table:number-columns-repeated="13"/>
        </table:table-row>
        <table:table-row table:style-name="ro1">
          <table:table-cell office:value-type="float" office:value="42624" calcext:value-type="float">
            <text:p>42624</text:p>
          </table:table-cell>
          <table:table-cell table:number-columns-repeated="13"/>
        </table:table-row>
        <table:table-row table:style-name="ro1">
          <table:table-cell office:value-type="float" office:value="42688" calcext:value-type="float">
            <text:p>42688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816" calcext:value-type="float">
            <text:p>42816</text:p>
          </table:table-cell>
          <table:table-cell table:number-columns-repeated="13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number-columns-repeated="13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number-columns-repeated="13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number-columns-repeated="13"/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number-columns-repeated="13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office:value-type="float" office:value="43264" calcext:value-type="float">
            <text:p>43264</text:p>
          </table:table-cell>
          <table:table-cell table:number-columns-repeated="13"/>
        </table:table-row>
        <table:table-row table:style-name="ro1">
          <table:table-cell office:value-type="float" office:value="43328" calcext:value-type="float">
            <text:p>43328</text:p>
          </table:table-cell>
          <table:table-cell table:number-columns-repeated="13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number-columns-repeated="13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number-columns-repeated="13"/>
        </table:table-row>
        <table:table-row table:style-name="ro1">
          <table:table-cell office:value-type="float" office:value="43456" calcext:value-type="float">
            <text:p>43456</text:p>
          </table:table-cell>
          <table:table-cell table:number-columns-repeated="13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number-columns-repeated="13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number-columns-repeated="13"/>
        </table:table-row>
        <table:table-row table:style-name="ro1">
          <table:table-cell office:value-type="float" office:value="43904" calcext:value-type="float">
            <text:p>43904</text:p>
          </table:table-cell>
          <table:table-cell table:number-columns-repeated="13"/>
        </table:table-row>
        <table:table-row table:style-name="ro1">
          <table:table-cell office:value-type="float" office:value="43968" calcext:value-type="float">
            <text:p>43968</text:p>
          </table:table-cell>
          <table:table-cell table:number-columns-repeated="13"/>
        </table:table-row>
        <table:table-row table:style-name="ro1">
          <table:table-cell office:value-type="float" office:value="43968" calcext:value-type="float">
            <text:p>43968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160" calcext:value-type="float">
            <text:p>44160</text:p>
          </table:table-cell>
          <table:table-cell table:number-columns-repeated="13"/>
        </table:table-row>
        <table:table-row table:style-name="ro1">
          <table:table-cell office:value-type="float" office:value="44160" calcext:value-type="float">
            <text:p>44160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number-columns-repeated="13"/>
        </table:table-row>
        <table:table-row table:style-name="ro1">
          <table:table-cell office:value-type="float" office:value="44608" calcext:value-type="float">
            <text:p>44608</text:p>
          </table:table-cell>
          <table:table-cell table:number-columns-repeated="13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number-columns-repeated="13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number-columns-repeated="13"/>
        </table:table-row>
        <table:table-row table:style-name="ro1">
          <table:table-cell office:value-type="float" office:value="45824" calcext:value-type="float">
            <text:p>45824</text:p>
          </table:table-cell>
          <table:table-cell table:number-columns-repeated="13"/>
        </table:table-row>
        <table:table-row table:style-name="ro1">
          <table:table-cell office:value-type="float" office:value="45824" calcext:value-type="float">
            <text:p>45824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952" calcext:value-type="float">
            <text:p>45952</text:p>
          </table:table-cell>
          <table:table-cell table:number-columns-repeated="13"/>
        </table:table-row>
        <table:table-row table:style-name="ro1">
          <table:table-cell office:value-type="float" office:value="46016" calcext:value-type="float">
            <text:p>46016</text:p>
          </table:table-cell>
          <table:table-cell table:number-columns-repeated="13"/>
        </table:table-row>
        <table:table-row table:style-name="ro1">
          <table:table-cell office:value-type="float" office:value="46016" calcext:value-type="float">
            <text:p>46016</text:p>
          </table:table-cell>
          <table:table-cell table:number-columns-repeated="13"/>
        </table:table-row>
        <table:table-row table:style-name="ro1">
          <table:table-cell office:value-type="float" office:value="46080" calcext:value-type="float">
            <text:p>46080</text:p>
          </table:table-cell>
          <table:table-cell table:number-columns-repeated="13"/>
        </table:table-row>
        <table:table-row table:style-name="ro1">
          <table:table-cell office:value-type="float" office:value="46080" calcext:value-type="float">
            <text:p>46080</text:p>
          </table:table-cell>
          <table:table-cell table:number-columns-repeated="13"/>
        </table:table-row>
        <table:table-row table:style-name="ro1">
          <table:table-cell office:value-type="float" office:value="46144" calcext:value-type="float">
            <text:p>46144</text:p>
          </table:table-cell>
          <table:table-cell table:number-columns-repeated="13"/>
        </table:table-row>
        <table:table-row table:style-name="ro1">
          <table:table-cell office:value-type="float" office:value="46208" calcext:value-type="float">
            <text:p>46208</text:p>
          </table:table-cell>
          <table:table-cell table:number-columns-repeated="13"/>
        </table:table-row>
        <table:table-row table:style-name="ro1">
          <table:table-cell office:value-type="float" office:value="46336" calcext:value-type="float">
            <text:p>46336</text:p>
          </table:table-cell>
          <table:table-cell table:number-columns-repeated="13"/>
        </table:table-row>
        <table:table-row table:style-name="ro1">
          <table:table-cell office:value-type="float" office:value="46400" calcext:value-type="float">
            <text:p>46400</text:p>
          </table:table-cell>
          <table:table-cell table:number-columns-repeated="13"/>
        </table:table-row>
        <table:table-row table:style-name="ro1">
          <table:table-cell office:value-type="float" office:value="46528" calcext:value-type="float">
            <text:p>46528</text:p>
          </table:table-cell>
          <table:table-cell table:number-columns-repeated="13"/>
        </table:table-row>
        <table:table-row table:style-name="ro1">
          <table:table-cell office:value-type="float" office:value="46656" calcext:value-type="float">
            <text:p>46656</text:p>
          </table:table-cell>
          <table:table-cell table:number-columns-repeated="13"/>
        </table:table-row>
        <table:table-row table:style-name="ro1">
          <table:table-cell office:value-type="float" office:value="46720" calcext:value-type="float">
            <text:p>46720</text:p>
          </table:table-cell>
          <table:table-cell table:number-columns-repeated="13"/>
        </table:table-row>
        <table:table-row table:style-name="ro1">
          <table:table-cell office:value-type="float" office:value="46848" calcext:value-type="float">
            <text:p>46848</text:p>
          </table:table-cell>
          <table:table-cell table:number-columns-repeated="13"/>
        </table:table-row>
        <table:table-row table:style-name="ro1">
          <table:table-cell office:value-type="float" office:value="47040" calcext:value-type="float">
            <text:p>47040</text:p>
          </table:table-cell>
          <table:table-cell table:number-columns-repeated="13"/>
        </table:table-row>
        <table:table-row table:style-name="ro1">
          <table:table-cell office:value-type="float" office:value="47168" calcext:value-type="float">
            <text:p>47168</text:p>
          </table:table-cell>
          <table:table-cell table:number-columns-repeated="13"/>
        </table:table-row>
        <table:table-row table:style-name="ro1">
          <table:table-cell office:value-type="float" office:value="47360" calcext:value-type="float">
            <text:p>47360</text:p>
          </table:table-cell>
          <table:table-cell table:number-columns-repeated="13"/>
        </table:table-row>
        <table:table-row table:style-name="ro1">
          <table:table-cell office:value-type="float" office:value="47552" calcext:value-type="float">
            <text:p>47552</text:p>
          </table:table-cell>
          <table:table-cell table:number-columns-repeated="13"/>
        </table:table-row>
        <table:table-row table:style-name="ro1">
          <table:table-cell office:value-type="float" office:value="47744" calcext:value-type="float">
            <text:p>47744</text:p>
          </table:table-cell>
          <table:table-cell table:number-columns-repeated="13"/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float" office:value="48064" calcext:value-type="float">
            <text:p>48064</text:p>
          </table:table-cell>
          <table:table-cell table:number-columns-repeated="13"/>
        </table:table-row>
        <table:table-row table:style-name="ro1">
          <table:table-cell office:value-type="float" office:value="48384" calcext:value-type="float">
            <text:p>48384</text:p>
          </table:table-cell>
          <table:table-cell table:number-columns-repeated="13"/>
        </table:table-row>
        <table:table-row table:style-name="ro1">
          <table:table-cell office:value-type="float" office:value="48640" calcext:value-type="float">
            <text:p>48640</text:p>
          </table:table-cell>
          <table:table-cell table:number-columns-repeated="13"/>
        </table:table-row>
        <table:table-row table:style-name="ro1">
          <table:table-cell office:value-type="float" office:value="48960" calcext:value-type="float">
            <text:p>48960</text:p>
          </table:table-cell>
          <table:table-cell table:number-columns-repeated="13"/>
        </table:table-row>
        <table:table-row table:style-name="ro1">
          <table:table-cell office:value-type="float" office:value="49344" calcext:value-type="float">
            <text:p>49344</text:p>
          </table:table-cell>
          <table:table-cell table:number-columns-repeated="13"/>
        </table:table-row>
        <table:table-row table:style-name="ro1">
          <table:table-cell office:value-type="float" office:value="49792" calcext:value-type="float">
            <text:p>49792</text:p>
          </table:table-cell>
          <table:table-cell table:number-columns-repeated="13"/>
        </table:table-row>
        <table:table-row table:style-name="ro1">
          <table:table-cell office:value-type="float" office:value="50240" calcext:value-type="float">
            <text:p>50240</text:p>
          </table:table-cell>
          <table:table-cell table:number-columns-repeated="13"/>
        </table:table-row>
        <table:table-row table:style-name="ro1">
          <table:table-cell office:value-type="float" office:value="50496" calcext:value-type="float">
            <text:p>50496</text:p>
          </table:table-cell>
          <table:table-cell table:number-columns-repeated="13"/>
        </table:table-row>
        <table:table-row table:style-name="ro1">
          <table:table-cell office:value-type="float" office:value="51008" calcext:value-type="float">
            <text:p>51008</text:p>
          </table:table-cell>
          <table:table-cell table:number-columns-repeated="13"/>
        </table:table-row>
        <table:table-row table:style-name="ro1">
          <table:table-cell office:value-type="float" office:value="51456" calcext:value-type="float">
            <text:p>51456</text:p>
          </table:table-cell>
          <table:table-cell table:number-columns-repeated="13"/>
        </table:table-row>
        <table:table-row table:style-name="ro1">
          <table:table-cell office:value-type="float" office:value="51968" calcext:value-type="float">
            <text:p>51968</text:p>
          </table:table-cell>
          <table:table-cell table:number-columns-repeated="13"/>
        </table:table-row>
        <table:table-row table:style-name="ro1">
          <table:table-cell office:value-type="float" office:value="52416" calcext:value-type="float">
            <text:p>52416</text:p>
          </table:table-cell>
          <table:table-cell table:number-columns-repeated="13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480" calcext:value-type="float">
            <text:p>52480</text:p>
          </table:table-cell>
          <table:table-cell table:number-columns-repeated="13"/>
        </table:table-row>
        <table:table-row table:style-name="ro1">
          <table:table-cell office:value-type="float" office:value="52352" calcext:value-type="float">
            <text:p>52352</text:p>
          </table:table-cell>
          <table:table-cell table:number-columns-repeated="13"/>
        </table:table-row>
        <table:table-row table:style-name="ro1">
          <table:table-cell office:value-type="float" office:value="52288" calcext:value-type="float">
            <text:p>52288</text:p>
          </table:table-cell>
          <table:table-cell table:number-columns-repeated="13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number-columns-repeated="13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number-columns-repeated="13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number-columns-repeated="13"/>
        </table:table-row>
        <table:table-row table:style-name="ro1">
          <table:table-cell office:value-type="float" office:value="52352" calcext:value-type="float">
            <text:p>52352</text:p>
          </table:table-cell>
          <table:table-cell table:number-columns-repeated="13"/>
        </table:table-row>
        <table:table-row table:style-name="ro1">
          <table:table-cell office:value-type="float" office:value="52480" calcext:value-type="float">
            <text:p>52480</text:p>
          </table:table-cell>
          <table:table-cell table:number-columns-repeated="13"/>
        </table:table-row>
        <table:table-row table:style-name="ro1">
          <table:table-cell office:value-type="float" office:value="52608" calcext:value-type="float">
            <text:p>52608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office:value-type="float" office:value="53376" calcext:value-type="float">
            <text:p>53376</text:p>
          </table:table-cell>
          <table:table-cell table:number-columns-repeated="13"/>
        </table:table-row>
        <table:table-row table:style-name="ro1">
          <table:table-cell office:value-type="float" office:value="53440" calcext:value-type="float">
            <text:p>53440</text:p>
          </table:table-cell>
          <table:table-cell table:number-columns-repeated="13"/>
        </table:table-row>
        <table:table-row table:style-name="ro1">
          <table:table-cell office:value-type="float" office:value="53504" calcext:value-type="float">
            <text:p>53504</text:p>
          </table:table-cell>
          <table:table-cell table:number-columns-repeated="13"/>
        </table:table-row>
        <table:table-row table:style-name="ro1">
          <table:table-cell office:value-type="float" office:value="53568" calcext:value-type="float">
            <text:p>53568</text:p>
          </table:table-cell>
          <table:table-cell table:number-columns-repeated="13"/>
        </table:table-row>
        <table:table-row table:style-name="ro1">
          <table:table-cell office:value-type="float" office:value="53632" calcext:value-type="float">
            <text:p>53632</text:p>
          </table:table-cell>
          <table:table-cell table:number-columns-repeated="13"/>
        </table:table-row>
        <table:table-row table:style-name="ro1">
          <table:table-cell office:value-type="float" office:value="53760" calcext:value-type="float">
            <text:p>53760</text:p>
          </table:table-cell>
          <table:table-cell table:number-columns-repeated="13"/>
        </table:table-row>
        <table:table-row table:style-name="ro1">
          <table:table-cell office:value-type="float" office:value="53760" calcext:value-type="float">
            <text:p>53760</text:p>
          </table:table-cell>
          <table:table-cell table:number-columns-repeated="13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number-columns-repeated="13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number-columns-repeated="13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number-columns-repeated="13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number-columns-repeated="13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number-columns-repeated="13"/>
        </table:table-row>
        <table:table-row table:style-name="ro1">
          <table:table-cell office:value-type="float" office:value="54144" calcext:value-type="float">
            <text:p>54144</text:p>
          </table:table-cell>
          <table:table-cell table:number-columns-repeated="13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number-columns-repeated="13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13"/>
        </table:table-row>
        <table:table-row table:style-name="ro1">
          <table:table-cell office:value-type="float" office:value="54592" calcext:value-type="float">
            <text:p>54592</text:p>
          </table:table-cell>
          <table:table-cell table:number-columns-repeated="13"/>
        </table:table-row>
        <table:table-row table:style-name="ro1">
          <table:table-cell office:value-type="float" office:value="54656" calcext:value-type="float">
            <text:p>54656</text:p>
          </table:table-cell>
          <table:table-cell table:number-columns-repeated="13"/>
        </table:table-row>
        <table:table-row table:style-name="ro1">
          <table:table-cell office:value-type="float" office:value="54720" calcext:value-type="float">
            <text:p>54720</text:p>
          </table:table-cell>
          <table:table-cell table:number-columns-repeated="13"/>
        </table:table-row>
        <table:table-row table:style-name="ro1">
          <table:table-cell office:value-type="float" office:value="54848" calcext:value-type="float">
            <text:p>54848</text:p>
          </table:table-cell>
          <table:table-cell table:number-columns-repeated="13"/>
        </table:table-row>
        <table:table-row table:style-name="ro1">
          <table:table-cell office:value-type="float" office:value="54912" calcext:value-type="float">
            <text:p>54912</text:p>
          </table:table-cell>
          <table:table-cell table:number-columns-repeated="13"/>
        </table:table-row>
        <table:table-row table:style-name="ro1">
          <table:table-cell office:value-type="float" office:value="54976" calcext:value-type="float">
            <text:p>54976</text:p>
          </table:table-cell>
          <table:table-cell table:number-columns-repeated="13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number-columns-repeated="13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number-columns-repeated="13"/>
        </table:table-row>
        <table:table-row table:style-name="ro1">
          <table:table-cell office:value-type="float" office:value="55168" calcext:value-type="float">
            <text:p>55168</text:p>
          </table:table-cell>
          <table:table-cell table:number-columns-repeated="13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13"/>
        </table:table-row>
        <table:table-row table:style-name="ro1">
          <table:table-cell office:value-type="float" office:value="55296" calcext:value-type="float">
            <text:p>55296</text:p>
          </table:table-cell>
          <table:table-cell table:number-columns-repeated="13"/>
        </table:table-row>
        <table:table-row table:style-name="ro1">
          <table:table-cell office:value-type="float" office:value="55360" calcext:value-type="float">
            <text:p>55360</text:p>
          </table:table-cell>
          <table:table-cell table:number-columns-repeated="13"/>
        </table:table-row>
        <table:table-row table:style-name="ro1">
          <table:table-cell office:value-type="float" office:value="55360" calcext:value-type="float">
            <text:p>55360</text:p>
          </table:table-cell>
          <table:table-cell table:number-columns-repeated="13"/>
        </table:table-row>
        <table:table-row table:style-name="ro1">
          <table:table-cell office:value-type="float" office:value="55424" calcext:value-type="float">
            <text:p>55424</text:p>
          </table:table-cell>
          <table:table-cell table:number-columns-repeated="13"/>
        </table:table-row>
        <table:table-row table:style-name="ro1">
          <table:table-cell office:value-type="float" office:value="55424" calcext:value-type="float">
            <text:p>55424</text:p>
          </table:table-cell>
          <table:table-cell table:number-columns-repeated="13"/>
        </table:table-row>
        <table:table-row table:style-name="ro1">
          <table:table-cell office:value-type="float" office:value="55488" calcext:value-type="float">
            <text:p>55488</text:p>
          </table:table-cell>
          <table:table-cell table:number-columns-repeated="13"/>
        </table:table-row>
        <table:table-row table:style-name="ro1">
          <table:table-cell office:value-type="float" office:value="55552" calcext:value-type="float">
            <text:p>55552</text:p>
          </table:table-cell>
          <table:table-cell table:number-columns-repeated="13"/>
        </table:table-row>
        <table:table-row table:style-name="ro1">
          <table:table-cell office:value-type="float" office:value="55616" calcext:value-type="float">
            <text:p>55616</text:p>
          </table:table-cell>
          <table:table-cell table:number-columns-repeated="13"/>
        </table:table-row>
        <table:table-row table:style-name="ro1">
          <table:table-cell office:value-type="float" office:value="55680" calcext:value-type="float">
            <text:p>55680</text:p>
          </table:table-cell>
          <table:table-cell table:number-columns-repeated="13"/>
        </table:table-row>
        <table:table-row table:style-name="ro1">
          <table:table-cell office:value-type="float" office:value="55744" calcext:value-type="float">
            <text:p>55744</text:p>
          </table:table-cell>
          <table:table-cell table:number-columns-repeated="13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number-columns-repeated="13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number-columns-repeated="13"/>
        </table:table-row>
        <table:table-row table:style-name="ro1">
          <table:table-cell office:value-type="float" office:value="55872" calcext:value-type="float">
            <text:p>55872</text:p>
          </table:table-cell>
          <table:table-cell table:number-columns-repeated="13"/>
        </table:table-row>
        <table:table-row table:style-name="ro1">
          <table:table-cell office:value-type="float" office:value="55936" calcext:value-type="float">
            <text:p>55936</text:p>
          </table:table-cell>
          <table:table-cell table:number-columns-repeated="13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13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number-columns-repeated="13"/>
        </table:table-row>
        <table:table-row table:style-name="ro1">
          <table:table-cell office:value-type="float" office:value="56128" calcext:value-type="float">
            <text:p>56128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number-columns-repeated="13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13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13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13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13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13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13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13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13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13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13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number-columns-repeated="13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number-columns-repeated="13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13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13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13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number-columns-repeated="13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944" calcext:value-type="float">
            <text:p>58944</text:p>
          </table:table-cell>
          <table:table-cell table:number-columns-repeated="13"/>
        </table:table-row>
        <table:table-row table:style-name="ro1">
          <table:table-cell office:value-type="float" office:value="58944" calcext:value-type="float">
            <text:p>58944</text:p>
          </table:table-cell>
          <table:table-cell table:number-columns-repeated="13"/>
        </table:table-row>
        <table:table-row table:style-name="ro1">
          <table:table-cell office:value-type="float" office:value="59008" calcext:value-type="float">
            <text:p>59008</text:p>
          </table:table-cell>
          <table:table-cell table:number-columns-repeated="13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number-columns-repeated="13"/>
        </table:table-row>
        <table:table-row table:style-name="ro1">
          <table:table-cell office:value-type="float" office:value="59136" calcext:value-type="float">
            <text:p>59136</text:p>
          </table:table-cell>
          <table:table-cell table:number-columns-repeated="13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13"/>
        </table:table-row>
        <table:table-row table:style-name="ro1">
          <table:table-cell office:value-type="float" office:value="59328" calcext:value-type="float">
            <text:p>59328</text:p>
          </table:table-cell>
          <table:table-cell table:number-columns-repeated="13"/>
        </table:table-row>
        <table:table-row table:style-name="ro1">
          <table:table-cell office:value-type="float" office:value="59392" calcext:value-type="float">
            <text:p>59392</text:p>
          </table:table-cell>
          <table:table-cell table:number-columns-repeated="13"/>
        </table:table-row>
        <table:table-row table:style-name="ro1">
          <table:table-cell office:value-type="float" office:value="59456" calcext:value-type="float">
            <text:p>59456</text:p>
          </table:table-cell>
          <table:table-cell table:number-columns-repeated="13"/>
        </table:table-row>
        <table:table-row table:style-name="ro1">
          <table:table-cell office:value-type="float" office:value="59520" calcext:value-type="float">
            <text:p>59520</text:p>
          </table:table-cell>
          <table:table-cell table:number-columns-repeated="13"/>
        </table:table-row>
        <table:table-row table:style-name="ro1">
          <table:table-cell office:value-type="float" office:value="59584" calcext:value-type="float">
            <text:p>59584</text:p>
          </table:table-cell>
          <table:table-cell table:number-columns-repeated="13"/>
        </table:table-row>
        <table:table-row table:style-name="ro1">
          <table:table-cell office:value-type="float" office:value="59648" calcext:value-type="float">
            <text:p>59648</text:p>
          </table:table-cell>
          <table:table-cell table:number-columns-repeated="13"/>
        </table:table-row>
        <table:table-row table:style-name="ro1">
          <table:table-cell office:value-type="float" office:value="59776" calcext:value-type="float">
            <text:p>59776</text:p>
          </table:table-cell>
          <table:table-cell table:number-columns-repeated="13"/>
        </table:table-row>
        <table:table-row table:style-name="ro1">
          <table:table-cell office:value-type="float" office:value="59840" calcext:value-type="float">
            <text:p>59840</text:p>
          </table:table-cell>
          <table:table-cell table:number-columns-repeated="13"/>
        </table:table-row>
        <table:table-row table:style-name="ro1">
          <table:table-cell office:value-type="float" office:value="59904" calcext:value-type="float">
            <text:p>59904</text:p>
          </table:table-cell>
          <table:table-cell table:number-columns-repeated="13"/>
        </table:table-row>
        <table:table-row table:style-name="ro1">
          <table:table-cell office:value-type="float" office:value="59968" calcext:value-type="float">
            <text:p>59968</text:p>
          </table:table-cell>
          <table:table-cell table:number-columns-repeated="13"/>
        </table:table-row>
        <table:table-row table:style-name="ro1">
          <table:table-cell office:value-type="float" office:value="59968" calcext:value-type="float">
            <text:p>59968</text:p>
          </table:table-cell>
          <table:table-cell table:number-columns-repeated="13"/>
        </table:table-row>
        <table:table-row table:style-name="ro1">
          <table:table-cell office:value-type="float" office:value="60032" calcext:value-type="float">
            <text:p>60032</text:p>
          </table:table-cell>
          <table:table-cell table:number-columns-repeated="13"/>
        </table:table-row>
        <table:table-row table:style-name="ro1">
          <table:table-cell office:value-type="float" office:value="60096" calcext:value-type="float">
            <text:p>60096</text:p>
          </table:table-cell>
          <table:table-cell table:number-columns-repeated="13"/>
        </table:table-row>
        <table:table-row table:style-name="ro1">
          <table:table-cell office:value-type="float" office:value="60160" calcext:value-type="float">
            <text:p>60160</text:p>
          </table:table-cell>
          <table:table-cell table:number-columns-repeated="13"/>
        </table:table-row>
        <table:table-row table:style-name="ro1">
          <table:table-cell office:value-type="float" office:value="60224" calcext:value-type="float">
            <text:p>60224</text:p>
          </table:table-cell>
          <table:table-cell table:number-columns-repeated="13"/>
        </table:table-row>
        <table:table-row table:style-name="ro1">
          <table:table-cell office:value-type="float" office:value="60288" calcext:value-type="float">
            <text:p>60288</text:p>
          </table:table-cell>
          <table:table-cell table:number-columns-repeated="13"/>
        </table:table-row>
        <table:table-row table:style-name="ro1">
          <table:table-cell office:value-type="float" office:value="60416" calcext:value-type="float">
            <text:p>60416</text:p>
          </table:table-cell>
          <table:table-cell table:number-columns-repeated="13"/>
        </table:table-row>
        <table:table-row table:style-name="ro1">
          <table:table-cell office:value-type="float" office:value="60480" calcext:value-type="float">
            <text:p>60480</text:p>
          </table:table-cell>
          <table:table-cell table:number-columns-repeated="13"/>
        </table:table-row>
        <table:table-row table:style-name="ro1">
          <table:table-cell office:value-type="float" office:value="60544" calcext:value-type="float">
            <text:p>60544</text:p>
          </table:table-cell>
          <table:table-cell table:number-columns-repeated="13"/>
        </table:table-row>
        <table:table-row table:style-name="ro1">
          <table:table-cell office:value-type="float" office:value="60672" calcext:value-type="float">
            <text:p>60672</text:p>
          </table:table-cell>
          <table:table-cell table:number-columns-repeated="13"/>
        </table:table-row>
        <table:table-row table:style-name="ro1">
          <table:table-cell office:value-type="float" office:value="60736" calcext:value-type="float">
            <text:p>60736</text:p>
          </table:table-cell>
          <table:table-cell table:number-columns-repeated="13"/>
        </table:table-row>
        <table:table-row table:style-name="ro1">
          <table:table-cell office:value-type="float" office:value="60864" calcext:value-type="float">
            <text:p>60864</text:p>
          </table:table-cell>
          <table:table-cell table:number-columns-repeated="13"/>
        </table:table-row>
        <table:table-row table:style-name="ro1">
          <table:table-cell office:value-type="float" office:value="61056" calcext:value-type="float">
            <text:p>61056</text:p>
          </table:table-cell>
          <table:table-cell table:number-columns-repeated="13"/>
        </table:table-row>
        <table:table-row table:style-name="ro1">
          <table:table-cell office:value-type="float" office:value="61184" calcext:value-type="float">
            <text:p>61184</text:p>
          </table:table-cell>
          <table:table-cell table:number-columns-repeated="13"/>
        </table:table-row>
        <table:table-row table:style-name="ro1">
          <table:table-cell office:value-type="float" office:value="61376" calcext:value-type="float">
            <text:p>61376</text:p>
          </table:table-cell>
          <table:table-cell table:number-columns-repeated="13"/>
        </table:table-row>
        <table:table-row table:style-name="ro1">
          <table:table-cell office:value-type="float" office:value="61504" calcext:value-type="float">
            <text:p>61504</text:p>
          </table:table-cell>
          <table:table-cell table:number-columns-repeated="13"/>
        </table:table-row>
        <table:table-row table:style-name="ro1">
          <table:table-cell office:value-type="float" office:value="61760" calcext:value-type="float">
            <text:p>61760</text:p>
          </table:table-cell>
          <table:table-cell table:number-columns-repeated="13"/>
        </table:table-row>
        <table:table-row table:style-name="ro1">
          <table:table-cell office:value-type="float" office:value="62016" calcext:value-type="float">
            <text:p>62016</text:p>
          </table:table-cell>
          <table:table-cell table:number-columns-repeated="13"/>
        </table:table-row>
        <table:table-row table:style-name="ro1">
          <table:table-cell office:value-type="float" office:value="62336" calcext:value-type="float">
            <text:p>62336</text:p>
          </table:table-cell>
          <table:table-cell table:number-columns-repeated="13"/>
        </table:table-row>
        <table:table-row table:style-name="ro1">
          <table:table-cell office:value-type="float" office:value="62720" calcext:value-type="float">
            <text:p>62720</text:p>
          </table:table-cell>
          <table:table-cell table:number-columns-repeated="13"/>
        </table:table-row>
        <table:table-row table:style-name="ro1">
          <table:table-cell office:value-type="float" office:value="63040" calcext:value-type="float">
            <text:p>63040</text:p>
          </table:table-cell>
          <table:table-cell table:number-columns-repeated="13"/>
        </table:table-row>
        <table:table-row table:style-name="ro1">
          <table:table-cell office:value-type="float" office:value="63424" calcext:value-type="float">
            <text:p>63424</text:p>
          </table:table-cell>
          <table:table-cell table:number-columns-repeated="13"/>
        </table:table-row>
        <table:table-row table:style-name="ro1">
          <table:table-cell office:value-type="float" office:value="63616" calcext:value-type="float">
            <text:p>63616</text:p>
          </table:table-cell>
          <table:table-cell table:number-columns-repeated="13"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number-columns-repeated="13"/>
        </table:table-row>
        <table:table-row table:style-name="ro1">
          <table:table-cell office:value-type="float" office:value="64384" calcext:value-type="float">
            <text:p>64384</text:p>
          </table:table-cell>
          <table:table-cell table:number-columns-repeated="13"/>
        </table:table-row>
        <table:table-row table:style-name="ro1">
          <table:table-cell office:value-type="float" office:value="64768" calcext:value-type="float">
            <text:p>64768</text:p>
          </table:table-cell>
          <table:table-cell table:number-columns-repeated="13"/>
        </table:table-row>
        <table:table-row table:style-name="ro1">
          <table:table-cell office:value-type="float" office:value="65152" calcext:value-type="float">
            <text:p>65152</text:p>
          </table:table-cell>
          <table:table-cell table:number-columns-repeated="13"/>
        </table:table-row>
        <table:table-row table:style-name="ro1">
          <table:table-cell office:value-type="float" office:value="65472" calcext:value-type="float">
            <text:p>65472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1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1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1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1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1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1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1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1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1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1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1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1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1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1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1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13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1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1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1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1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1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1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1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1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1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1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1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1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1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1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1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1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1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1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1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1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1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1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1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1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1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1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1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1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1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13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1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13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1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1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13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13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1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1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1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13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13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13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13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1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13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13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13"/>
        </table:table-row>
        <table:table-row table:style-name="ro1">
          <table:table-cell office:value-type="float" office:value="10816" calcext:value-type="float">
            <text:p>10816</text:p>
          </table:table-cell>
          <table:table-cell table:number-columns-repeated="13"/>
        </table:table-row>
        <table:table-row table:style-name="ro1">
          <table:table-cell office:value-type="float" office:value="11200" calcext:value-type="float">
            <text:p>11200</text:p>
          </table:table-cell>
          <table:table-cell table:number-columns-repeated="13"/>
        </table:table-row>
        <table:table-row table:style-name="ro1">
          <table:table-cell office:value-type="float" office:value="11648" calcext:value-type="float">
            <text:p>11648</text:p>
          </table:table-cell>
          <table:table-cell table:number-columns-repeated="13"/>
        </table:table-row>
        <table:table-row table:style-name="ro1">
          <table:table-cell office:value-type="float" office:value="11904" calcext:value-type="float">
            <text:p>11904</text:p>
          </table:table-cell>
          <table:table-cell table:number-columns-repeated="13"/>
        </table:table-row>
        <table:table-row table:style-name="ro1">
          <table:table-cell office:value-type="float" office:value="12352" calcext:value-type="float">
            <text:p>12352</text:p>
          </table:table-cell>
          <table:table-cell table:number-columns-repeated="13"/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number-columns-repeated="13"/>
        </table:table-row>
        <table:table-row table:style-name="ro1">
          <table:table-cell office:value-type="float" office:value="13120" calcext:value-type="float">
            <text:p>13120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248" calcext:value-type="float">
            <text:p>13248</text:p>
          </table:table-cell>
          <table:table-cell table:number-columns-repeated="13"/>
        </table:table-row>
        <table:table-row table:style-name="ro1">
          <table:table-cell office:value-type="float" office:value="13248" calcext:value-type="float">
            <text:p>13248</text:p>
          </table:table-cell>
          <table:table-cell table:number-columns-repeated="13"/>
        </table:table-row>
        <table:table-row table:style-name="ro1">
          <table:table-cell office:value-type="float" office:value="13248" calcext:value-type="float">
            <text:p>13248</text:p>
          </table:table-cell>
          <table:table-cell table:number-columns-repeated="13"/>
        </table:table-row>
        <table:table-row table:style-name="ro1">
          <table:table-cell office:value-type="float" office:value="13248" calcext:value-type="float">
            <text:p>13248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952" calcext:value-type="float">
            <text:p>13952</text:p>
          </table:table-cell>
          <table:table-cell table:number-columns-repeated="13"/>
        </table:table-row>
        <table:table-row table:style-name="ro1">
          <table:table-cell office:value-type="float" office:value="14016" calcext:value-type="float">
            <text:p>14016</text:p>
          </table:table-cell>
          <table:table-cell table:number-columns-repeated="13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13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13"/>
        </table:table-row>
        <table:table-row table:style-name="ro1">
          <table:table-cell office:value-type="float" office:value="14144" calcext:value-type="float">
            <text:p>14144</text:p>
          </table:table-cell>
          <table:table-cell table:number-columns-repeated="13"/>
        </table:table-row>
        <table:table-row table:style-name="ro1">
          <table:table-cell office:value-type="float" office:value="14272" calcext:value-type="float">
            <text:p>14272</text:p>
          </table:table-cell>
          <table:table-cell table:number-columns-repeated="13"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13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13"/>
        </table:table-row>
        <table:table-row table:style-name="ro1">
          <table:table-cell office:value-type="float" office:value="14464" calcext:value-type="float">
            <text:p>14464</text:p>
          </table:table-cell>
          <table:table-cell table:number-columns-repeated="13"/>
        </table:table-row>
        <table:table-row table:style-name="ro1">
          <table:table-cell office:value-type="float" office:value="14528" calcext:value-type="float">
            <text:p>14528</text:p>
          </table:table-cell>
          <table:table-cell table:number-columns-repeated="13"/>
        </table:table-row>
        <table:table-row table:style-name="ro1">
          <table:table-cell office:value-type="float" office:value="14592" calcext:value-type="float">
            <text:p>14592</text:p>
          </table:table-cell>
          <table:table-cell table:number-columns-repeated="13"/>
        </table:table-row>
        <table:table-row table:style-name="ro1">
          <table:table-cell office:value-type="float" office:value="14656" calcext:value-type="float">
            <text:p>14656</text:p>
          </table:table-cell>
          <table:table-cell table:number-columns-repeated="13"/>
        </table:table-row>
        <table:table-row table:style-name="ro1">
          <table:table-cell office:value-type="float" office:value="14720" calcext:value-type="float">
            <text:p>14720</text:p>
          </table:table-cell>
          <table:table-cell table:number-columns-repeated="13"/>
        </table:table-row>
        <table:table-row table:style-name="ro1">
          <table:table-cell office:value-type="float" office:value="14784" calcext:value-type="float">
            <text:p>14784</text:p>
          </table:table-cell>
          <table:table-cell table:number-columns-repeated="13"/>
        </table:table-row>
        <table:table-row table:style-name="ro1">
          <table:table-cell office:value-type="float" office:value="14848" calcext:value-type="float">
            <text:p>14848</text:p>
          </table:table-cell>
          <table:table-cell table:number-columns-repeated="13"/>
        </table:table-row>
        <table:table-row table:style-name="ro1">
          <table:table-cell office:value-type="float" office:value="14912" calcext:value-type="float">
            <text:p>14912</text:p>
          </table:table-cell>
          <table:table-cell table:number-columns-repeated="13"/>
        </table:table-row>
        <table:table-row table:style-name="ro1">
          <table:table-cell office:value-type="float" office:value="14912" calcext:value-type="float">
            <text:p>14912</text:p>
          </table:table-cell>
          <table:table-cell table:number-columns-repeated="13"/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number-columns-repeated="13"/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number-columns-repeated="13"/>
        </table:table-row>
        <table:table-row table:style-name="ro1">
          <table:table-cell office:value-type="float" office:value="15040" calcext:value-type="float">
            <text:p>15040</text:p>
          </table:table-cell>
          <table:table-cell table:number-columns-repeated="13"/>
        </table:table-row>
        <table:table-row table:style-name="ro1">
          <table:table-cell office:value-type="float" office:value="15104" calcext:value-type="float">
            <text:p>15104</text:p>
          </table:table-cell>
          <table:table-cell table:number-columns-repeated="13"/>
        </table:table-row>
        <table:table-row table:style-name="ro1">
          <table:table-cell office:value-type="float" office:value="15168" calcext:value-type="float">
            <text:p>15168</text:p>
          </table:table-cell>
          <table:table-cell table:number-columns-repeated="13"/>
        </table:table-row>
        <table:table-row table:style-name="ro1">
          <table:table-cell office:value-type="float" office:value="15232" calcext:value-type="float">
            <text:p>15232</text:p>
          </table:table-cell>
          <table:table-cell table:number-columns-repeated="13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number-columns-repeated="13"/>
        </table:table-row>
        <table:table-row table:style-name="ro1">
          <table:table-cell office:value-type="float" office:value="15360" calcext:value-type="float">
            <text:p>15360</text:p>
          </table:table-cell>
          <table:table-cell table:number-columns-repeated="13"/>
        </table:table-row>
        <table:table-row table:style-name="ro1">
          <table:table-cell office:value-type="float" office:value="15360" calcext:value-type="float">
            <text:p>15360</text:p>
          </table:table-cell>
          <table:table-cell table:number-columns-repeated="13"/>
        </table:table-row>
        <table:table-row table:style-name="ro1">
          <table:table-cell office:value-type="float" office:value="15424" calcext:value-type="float">
            <text:p>15424</text:p>
          </table:table-cell>
          <table:table-cell table:number-columns-repeated="13"/>
        </table:table-row>
        <table:table-row table:style-name="ro1">
          <table:table-cell office:value-type="float" office:value="15488" calcext:value-type="float">
            <text:p>15488</text:p>
          </table:table-cell>
          <table:table-cell table:number-columns-repeated="13"/>
        </table:table-row>
        <table:table-row table:style-name="ro1">
          <table:table-cell office:value-type="float" office:value="15616" calcext:value-type="float">
            <text:p>15616</text:p>
          </table:table-cell>
          <table:table-cell table:number-columns-repeated="13"/>
        </table:table-row>
        <table:table-row table:style-name="ro1">
          <table:table-cell office:value-type="float" office:value="15680" calcext:value-type="float">
            <text:p>15680</text:p>
          </table:table-cell>
          <table:table-cell table:number-columns-repeated="13"/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number-columns-repeated="13"/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number-columns-repeated="13"/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number-columns-repeated="13"/>
        </table:table-row>
        <table:table-row table:style-name="ro1">
          <table:table-cell office:value-type="float" office:value="15872" calcext:value-type="float">
            <text:p>15872</text:p>
          </table:table-cell>
          <table:table-cell table:number-columns-repeated="13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13"/>
        </table:table-row>
        <table:table-row table:style-name="ro1">
          <table:table-cell office:value-type="float" office:value="16064" calcext:value-type="float">
            <text:p>16064</text:p>
          </table:table-cell>
          <table:table-cell table:number-columns-repeated="13"/>
        </table:table-row>
        <table:table-row table:style-name="ro1">
          <table:table-cell office:value-type="float" office:value="16128" calcext:value-type="float">
            <text:p>16128</text:p>
          </table:table-cell>
          <table:table-cell table:number-columns-repeated="13"/>
        </table:table-row>
        <table:table-row table:style-name="ro1">
          <table:table-cell office:value-type="float" office:value="16192" calcext:value-type="float">
            <text:p>16192</text:p>
          </table:table-cell>
          <table:table-cell table:number-columns-repeated="13"/>
        </table:table-row>
        <table:table-row table:style-name="ro1">
          <table:table-cell office:value-type="float" office:value="16320" calcext:value-type="float">
            <text:p>16320</text:p>
          </table:table-cell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13"/>
        </table:table-row>
        <table:table-row table:style-name="ro1">
          <table:table-cell office:value-type="float" office:value="16448" calcext:value-type="float">
            <text:p>16448</text:p>
          </table:table-cell>
          <table:table-cell table:number-columns-repeated="13"/>
        </table:table-row>
        <table:table-row table:style-name="ro1">
          <table:table-cell office:value-type="float" office:value="16512" calcext:value-type="float">
            <text:p>16512</text:p>
          </table:table-cell>
          <table:table-cell table:number-columns-repeated="13"/>
        </table:table-row>
        <table:table-row table:style-name="ro1">
          <table:table-cell office:value-type="float" office:value="16576" calcext:value-type="float">
            <text:p>16576</text:p>
          </table:table-cell>
          <table:table-cell table:number-columns-repeated="13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13"/>
        </table:table-row>
        <table:table-row table:style-name="ro1">
          <table:table-cell office:value-type="float" office:value="16704" calcext:value-type="float">
            <text:p>16704</text:p>
          </table:table-cell>
          <table:table-cell table:number-columns-repeated="13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13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number-columns-repeated="13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13"/>
        </table:table-row>
        <table:table-row table:style-name="ro1">
          <table:table-cell office:value-type="float" office:value="17088" calcext:value-type="float">
            <text:p>17088</text:p>
          </table:table-cell>
          <table:table-cell table:number-columns-repeated="13"/>
        </table:table-row>
        <table:table-row table:style-name="ro1">
          <table:table-cell office:value-type="float" office:value="17088" calcext:value-type="float">
            <text:p>17088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number-columns-repeated="13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13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13"/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number-columns-repeated="13"/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13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64" calcext:value-type="float">
            <text:p>19264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92" calcext:value-type="float">
            <text:p>19392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520" calcext:value-type="float">
            <text:p>19520</text:p>
          </table:table-cell>
          <table:table-cell table:number-columns-repeated="13"/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number-columns-repeated="13"/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number-columns-repeated="13"/>
        </table:table-row>
        <table:table-row table:style-name="ro1">
          <table:table-cell office:value-type="float" office:value="19648" calcext:value-type="float">
            <text:p>19648</text:p>
          </table:table-cell>
          <table:table-cell table:number-columns-repeated="13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13"/>
        </table:table-row>
        <table:table-row table:style-name="ro1">
          <table:table-cell office:value-type="float" office:value="19776" calcext:value-type="float">
            <text:p>19776</text:p>
          </table:table-cell>
          <table:table-cell table:number-columns-repeated="13"/>
        </table:table-row>
        <table:table-row table:style-name="ro1">
          <table:table-cell office:value-type="float" office:value="19840" calcext:value-type="float">
            <text:p>19840</text:p>
          </table:table-cell>
          <table:table-cell table:number-columns-repeated="13"/>
        </table:table-row>
        <table:table-row table:style-name="ro1">
          <table:table-cell office:value-type="float" office:value="19904" calcext:value-type="float">
            <text:p>19904</text:p>
          </table:table-cell>
          <table:table-cell table:number-columns-repeated="13"/>
        </table:table-row>
        <table:table-row table:style-name="ro1">
          <table:table-cell office:value-type="float" office:value="19904" calcext:value-type="float">
            <text:p>19904</text:p>
          </table:table-cell>
          <table:table-cell table:number-columns-repeated="13"/>
        </table:table-row>
        <table:table-row table:style-name="ro1">
          <table:table-cell office:value-type="float" office:value="19968" calcext:value-type="float">
            <text:p>19968</text:p>
          </table:table-cell>
          <table:table-cell table:number-columns-repeated="13"/>
        </table:table-row>
        <table:table-row table:style-name="ro1">
          <table:table-cell office:value-type="float" office:value="20032" calcext:value-type="float">
            <text:p>20032</text:p>
          </table:table-cell>
          <table:table-cell table:number-columns-repeated="13"/>
        </table:table-row>
        <table:table-row table:style-name="ro1">
          <table:table-cell office:value-type="float" office:value="20096" calcext:value-type="float">
            <text:p>20096</text:p>
          </table:table-cell>
          <table:table-cell table:number-columns-repeated="13"/>
        </table:table-row>
        <table:table-row table:style-name="ro1">
          <table:table-cell office:value-type="float" office:value="20160" calcext:value-type="float">
            <text:p>20160</text:p>
          </table:table-cell>
          <table:table-cell table:number-columns-repeated="13"/>
        </table:table-row>
        <table:table-row table:style-name="ro1">
          <table:table-cell office:value-type="float" office:value="20224" calcext:value-type="float">
            <text:p>20224</text:p>
          </table:table-cell>
          <table:table-cell table:number-columns-repeated="13"/>
        </table:table-row>
        <table:table-row table:style-name="ro1">
          <table:table-cell office:value-type="float" office:value="20288" calcext:value-type="float">
            <text:p>20288</text:p>
          </table:table-cell>
          <table:table-cell table:number-columns-repeated="13"/>
        </table:table-row>
        <table:table-row table:style-name="ro1">
          <table:table-cell office:value-type="float" office:value="20288" calcext:value-type="float">
            <text:p>20288</text:p>
          </table:table-cell>
          <table:table-cell table:number-columns-repeated="13"/>
        </table:table-row>
        <table:table-row table:style-name="ro1">
          <table:table-cell office:value-type="float" office:value="20352" calcext:value-type="float">
            <text:p>20352</text:p>
          </table:table-cell>
          <table:table-cell table:number-columns-repeated="13"/>
        </table:table-row>
        <table:table-row table:style-name="ro1">
          <table:table-cell office:value-type="float" office:value="20416" calcext:value-type="float">
            <text:p>20416</text:p>
          </table:table-cell>
          <table:table-cell table:number-columns-repeated="13"/>
        </table:table-row>
        <table:table-row table:style-name="ro1">
          <table:table-cell office:value-type="float" office:value="20544" calcext:value-type="float">
            <text:p>20544</text:p>
          </table:table-cell>
          <table:table-cell table:number-columns-repeated="13"/>
        </table:table-row>
        <table:table-row table:style-name="ro1">
          <table:table-cell office:value-type="float" office:value="20608" calcext:value-type="float">
            <text:p>20608</text:p>
          </table:table-cell>
          <table:table-cell table:number-columns-repeated="13"/>
        </table:table-row>
        <table:table-row table:style-name="ro1">
          <table:table-cell office:value-type="float" office:value="20672" calcext:value-type="float">
            <text:p>20672</text:p>
          </table:table-cell>
          <table:table-cell table:number-columns-repeated="13"/>
        </table:table-row>
        <table:table-row table:style-name="ro1">
          <table:table-cell office:value-type="float" office:value="20736" calcext:value-type="float">
            <text:p>20736</text:p>
          </table:table-cell>
          <table:table-cell table:number-columns-repeated="13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number-columns-repeated="13"/>
        </table:table-row>
        <table:table-row table:style-name="ro1">
          <table:table-cell office:value-type="float" office:value="20864" calcext:value-type="float">
            <text:p>20864</text:p>
          </table:table-cell>
          <table:table-cell table:number-columns-repeated="13"/>
        </table:table-row>
        <table:table-row table:style-name="ro1">
          <table:table-cell office:value-type="float" office:value="20928" calcext:value-type="float">
            <text:p>20928</text:p>
          </table:table-cell>
          <table:table-cell table:number-columns-repeated="13"/>
        </table:table-row>
        <table:table-row table:style-name="ro1">
          <table:table-cell office:value-type="float" office:value="21056" calcext:value-type="float">
            <text:p>21056</text:p>
          </table:table-cell>
          <table:table-cell table:number-columns-repeated="13"/>
        </table:table-row>
        <table:table-row table:style-name="ro1">
          <table:table-cell office:value-type="float" office:value="21120" calcext:value-type="float">
            <text:p>21120</text:p>
          </table:table-cell>
          <table:table-cell table:number-columns-repeated="13"/>
        </table:table-row>
        <table:table-row table:style-name="ro1">
          <table:table-cell office:value-type="float" office:value="21248" calcext:value-type="float">
            <text:p>21248</text:p>
          </table:table-cell>
          <table:table-cell table:number-columns-repeated="13"/>
        </table:table-row>
        <table:table-row table:style-name="ro1">
          <table:table-cell office:value-type="float" office:value="21312" calcext:value-type="float">
            <text:p>21312</text:p>
          </table:table-cell>
          <table:table-cell table:number-columns-repeated="13"/>
        </table:table-row>
        <table:table-row table:style-name="ro1">
          <table:table-cell office:value-type="float" office:value="21440" calcext:value-type="float">
            <text:p>21440</text:p>
          </table:table-cell>
          <table:table-cell table:number-columns-repeated="13"/>
        </table:table-row>
        <table:table-row table:style-name="ro1">
          <table:table-cell office:value-type="float" office:value="21504" calcext:value-type="float">
            <text:p>21504</text:p>
          </table:table-cell>
          <table:table-cell table:number-columns-repeated="13"/>
        </table:table-row>
        <table:table-row table:style-name="ro1">
          <table:table-cell office:value-type="float" office:value="21632" calcext:value-type="float">
            <text:p>21632</text:p>
          </table:table-cell>
          <table:table-cell table:number-columns-repeated="13"/>
        </table:table-row>
        <table:table-row table:style-name="ro1">
          <table:table-cell office:value-type="float" office:value="21824" calcext:value-type="float">
            <text:p>21824</text:p>
          </table:table-cell>
          <table:table-cell table:number-columns-repeated="13"/>
        </table:table-row>
        <table:table-row table:style-name="ro1">
          <table:table-cell office:value-type="float" office:value="22016" calcext:value-type="float">
            <text:p>22016</text:p>
          </table:table-cell>
          <table:table-cell table:number-columns-repeated="13"/>
        </table:table-row>
        <table:table-row table:style-name="ro1">
          <table:table-cell office:value-type="float" office:value="22208" calcext:value-type="float">
            <text:p>22208</text:p>
          </table:table-cell>
          <table:table-cell table:number-columns-repeated="13"/>
        </table:table-row>
        <table:table-row table:style-name="ro1">
          <table:table-cell office:value-type="float" office:value="22400" calcext:value-type="float">
            <text:p>22400</text:p>
          </table:table-cell>
          <table:table-cell table:number-columns-repeated="13"/>
        </table:table-row>
        <table:table-row table:style-name="ro1">
          <table:table-cell office:value-type="float" office:value="22656" calcext:value-type="float">
            <text:p>22656</text:p>
          </table:table-cell>
          <table:table-cell table:number-columns-repeated="13"/>
        </table:table-row>
        <table:table-row table:style-name="ro1">
          <table:table-cell office:value-type="float" office:value="22784" calcext:value-type="float">
            <text:p>22784</text:p>
          </table:table-cell>
          <table:table-cell table:number-columns-repeated="13"/>
        </table:table-row>
        <table:table-row table:style-name="ro1">
          <table:table-cell office:value-type="float" office:value="23104" calcext:value-type="float">
            <text:p>23104</text:p>
          </table:table-cell>
          <table:table-cell table:number-columns-repeated="13"/>
        </table:table-row>
        <table:table-row table:style-name="ro1">
          <table:table-cell office:value-type="float" office:value="23488" calcext:value-type="float">
            <text:p>23488</text:p>
          </table:table-cell>
          <table:table-cell table:number-columns-repeated="13"/>
        </table:table-row>
        <table:table-row table:style-name="ro1">
          <table:table-cell office:value-type="float" office:value="23872" calcext:value-type="float">
            <text:p>23872</text:p>
          </table:table-cell>
          <table:table-cell table:number-columns-repeated="13"/>
        </table:table-row>
        <table:table-row table:style-name="ro1">
          <table:table-cell office:value-type="float" office:value="24256" calcext:value-type="float">
            <text:p>24256</text:p>
          </table:table-cell>
          <table:table-cell table:number-columns-repeated="13"/>
        </table:table-row>
        <table:table-row table:style-name="ro1">
          <table:table-cell office:value-type="float" office:value="24704" calcext:value-type="float">
            <text:p>24704</text:p>
          </table:table-cell>
          <table:table-cell table:number-columns-repeated="13"/>
        </table:table-row>
        <table:table-row table:style-name="ro1">
          <table:table-cell office:value-type="float" office:value="25152" calcext:value-type="float">
            <text:p>25152</text:p>
          </table:table-cell>
          <table:table-cell table:number-columns-repeated="13"/>
        </table:table-row>
        <table:table-row table:style-name="ro1">
          <table:table-cell office:value-type="float" office:value="25600" calcext:value-type="float">
            <text:p>25600</text:p>
          </table:table-cell>
          <table:table-cell table:number-columns-repeated="13"/>
        </table:table-row>
        <table:table-row table:style-name="ro1">
          <table:table-cell office:value-type="float" office:value="25792" calcext:value-type="float">
            <text:p>25792</text:p>
          </table:table-cell>
          <table:table-cell table:number-columns-repeated="13"/>
        </table:table-row>
        <table:table-row table:style-name="ro1">
          <table:table-cell office:value-type="float" office:value="26112" calcext:value-type="float">
            <text:p>2611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80" calcext:value-type="float">
            <text:p>26880</text:p>
          </table:table-cell>
          <table:table-cell table:number-columns-repeated="13"/>
        </table:table-row>
        <table:table-row table:style-name="ro1">
          <table:table-cell office:value-type="float" office:value="26944" calcext:value-type="float">
            <text:p>26944</text:p>
          </table:table-cell>
          <table:table-cell table:number-columns-repeated="13"/>
        </table:table-row>
        <table:table-row table:style-name="ro1">
          <table:table-cell office:value-type="float" office:value="27008" calcext:value-type="float">
            <text:p>27008</text:p>
          </table:table-cell>
          <table:table-cell table:number-columns-repeated="13"/>
        </table:table-row>
        <table:table-row table:style-name="ro1">
          <table:table-cell office:value-type="float" office:value="27008" calcext:value-type="float">
            <text:p>27008</text:p>
          </table:table-cell>
          <table:table-cell table:number-columns-repeated="13"/>
        </table:table-row>
        <table:table-row table:style-name="ro1">
          <table:table-cell office:value-type="float" office:value="27072" calcext:value-type="float">
            <text:p>27072</text:p>
          </table:table-cell>
          <table:table-cell table:number-columns-repeated="13"/>
        </table:table-row>
        <table:table-row table:style-name="ro1">
          <table:table-cell office:value-type="float" office:value="27136" calcext:value-type="float">
            <text:p>27136</text:p>
          </table:table-cell>
          <table:table-cell table:number-columns-repeated="13"/>
        </table:table-row>
        <table:table-row table:style-name="ro1">
          <table:table-cell office:value-type="float" office:value="27200" calcext:value-type="float">
            <text:p>27200</text:p>
          </table:table-cell>
          <table:table-cell table:number-columns-repeated="13"/>
        </table:table-row>
        <table:table-row table:style-name="ro1">
          <table:table-cell office:value-type="float" office:value="27264" calcext:value-type="float">
            <text:p>27264</text:p>
          </table:table-cell>
          <table:table-cell table:number-columns-repeated="13"/>
        </table:table-row>
        <table:table-row table:style-name="ro1">
          <table:table-cell office:value-type="float" office:value="27328" calcext:value-type="float">
            <text:p>27328</text:p>
          </table:table-cell>
          <table:table-cell table:number-columns-repeated="13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number-columns-repeated="13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number-columns-repeated="13"/>
        </table:table-row>
        <table:table-row table:style-name="ro1">
          <table:table-cell office:value-type="float" office:value="27520" calcext:value-type="float">
            <text:p>27520</text:p>
          </table:table-cell>
          <table:table-cell table:number-columns-repeated="13"/>
        </table:table-row>
        <table:table-row table:style-name="ro1">
          <table:table-cell office:value-type="float" office:value="27584" calcext:value-type="float">
            <text:p>27584</text:p>
          </table:table-cell>
          <table:table-cell table:number-columns-repeated="13"/>
        </table:table-row>
        <table:table-row table:style-name="ro1">
          <table:table-cell office:value-type="float" office:value="27648" calcext:value-type="float">
            <text:p>27648</text:p>
          </table:table-cell>
          <table:table-cell table:number-columns-repeated="13"/>
        </table:table-row>
        <table:table-row table:style-name="ro1">
          <table:table-cell office:value-type="float" office:value="27776" calcext:value-type="float">
            <text:p>27776</text:p>
          </table:table-cell>
          <table:table-cell table:number-columns-repeated="13"/>
        </table:table-row>
        <table:table-row table:style-name="ro1">
          <table:table-cell office:value-type="float" office:value="27840" calcext:value-type="float">
            <text:p>27840</text:p>
          </table:table-cell>
          <table:table-cell table:number-columns-repeated="13"/>
        </table:table-row>
        <table:table-row table:style-name="ro1">
          <table:table-cell office:value-type="float" office:value="27904" calcext:value-type="float">
            <text:p>27904</text:p>
          </table:table-cell>
          <table:table-cell table:number-columns-repeated="13"/>
        </table:table-row>
        <table:table-row table:style-name="ro1">
          <table:table-cell office:value-type="float" office:value="27968" calcext:value-type="float">
            <text:p>27968</text:p>
          </table:table-cell>
          <table:table-cell table:number-columns-repeated="13"/>
        </table:table-row>
        <table:table-row table:style-name="ro1">
          <table:table-cell office:value-type="float" office:value="28032" calcext:value-type="float">
            <text:p>28032</text:p>
          </table:table-cell>
          <table:table-cell table:number-columns-repeated="13"/>
        </table:table-row>
        <table:table-row table:style-name="ro1">
          <table:table-cell office:value-type="float" office:value="28096" calcext:value-type="float">
            <text:p>28096</text:p>
          </table:table-cell>
          <table:table-cell table:number-columns-repeated="13"/>
        </table:table-row>
        <table:table-row table:style-name="ro1">
          <table:table-cell office:value-type="float" office:value="28160" calcext:value-type="float">
            <text:p>28160</text:p>
          </table:table-cell>
          <table:table-cell table:number-columns-repeated="13"/>
        </table:table-row>
        <table:table-row table:style-name="ro1">
          <table:table-cell office:value-type="float" office:value="28224" calcext:value-type="float">
            <text:p>28224</text:p>
          </table:table-cell>
          <table:table-cell table:number-columns-repeated="13"/>
        </table:table-row>
        <table:table-row table:style-name="ro1">
          <table:table-cell office:value-type="float" office:value="28288" calcext:value-type="float">
            <text:p>28288</text:p>
          </table:table-cell>
          <table:table-cell table:number-columns-repeated="13"/>
        </table:table-row>
        <table:table-row table:style-name="ro1">
          <table:table-cell office:value-type="float" office:value="28416" calcext:value-type="float">
            <text:p>28416</text:p>
          </table:table-cell>
          <table:table-cell table:number-columns-repeated="13"/>
        </table:table-row>
        <table:table-row table:style-name="ro1">
          <table:table-cell office:value-type="float" office:value="28480" calcext:value-type="float">
            <text:p>28480</text:p>
          </table:table-cell>
          <table:table-cell table:number-columns-repeated="13"/>
        </table:table-row>
        <table:table-row table:style-name="ro1">
          <table:table-cell office:value-type="float" office:value="28544" calcext:value-type="float">
            <text:p>28544</text:p>
          </table:table-cell>
          <table:table-cell table:number-columns-repeated="13"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number-columns-repeated="13"/>
        </table:table-row>
        <table:table-row table:style-name="ro1">
          <table:table-cell office:value-type="float" office:value="28736" calcext:value-type="float">
            <text:p>28736</text:p>
          </table:table-cell>
          <table:table-cell table:number-columns-repeated="13"/>
        </table:table-row>
        <table:table-row table:style-name="ro1">
          <table:table-cell office:value-type="float" office:value="28864" calcext:value-type="float">
            <text:p>28864</text:p>
          </table:table-cell>
          <table:table-cell table:number-columns-repeated="13"/>
        </table:table-row>
        <table:table-row table:style-name="ro1">
          <table:table-cell office:value-type="float" office:value="28992" calcext:value-type="float">
            <text:p>28992</text:p>
          </table:table-cell>
          <table:table-cell table:number-columns-repeated="13"/>
        </table:table-row>
        <table:table-row table:style-name="ro1">
          <table:table-cell office:value-type="float" office:value="29120" calcext:value-type="float">
            <text:p>29120</text:p>
          </table:table-cell>
          <table:table-cell table:number-columns-repeated="13"/>
        </table:table-row>
        <table:table-row table:style-name="ro1">
          <table:table-cell office:value-type="float" office:value="29184" calcext:value-type="float">
            <text:p>29184</text:p>
          </table:table-cell>
          <table:table-cell table:number-columns-repeated="13"/>
        </table:table-row>
        <table:table-row table:style-name="ro1">
          <table:table-cell office:value-type="float" office:value="29248" calcext:value-type="float">
            <text:p>29248</text:p>
          </table:table-cell>
          <table:table-cell table:number-columns-repeated="13"/>
        </table:table-row>
        <table:table-row table:style-name="ro1">
          <table:table-cell office:value-type="float" office:value="29376" calcext:value-type="float">
            <text:p>29376</text:p>
          </table:table-cell>
          <table:table-cell table:number-columns-repeated="13"/>
        </table:table-row>
        <table:table-row table:style-name="ro1">
          <table:table-cell office:value-type="float" office:value="29440" calcext:value-type="float">
            <text:p>29440</text:p>
          </table:table-cell>
          <table:table-cell table:number-columns-repeated="13"/>
        </table:table-row>
        <table:table-row table:style-name="ro1">
          <table:table-cell office:value-type="float" office:value="29504" calcext:value-type="float">
            <text:p>29504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632" calcext:value-type="float">
            <text:p>29632</text:p>
          </table:table-cell>
          <table:table-cell table:number-columns-repeated="13"/>
        </table:table-row>
        <table:table-row table:style-name="ro1">
          <table:table-cell office:value-type="float" office:value="29632" calcext:value-type="float">
            <text:p>29632</text:p>
          </table:table-cell>
          <table:table-cell table:number-columns-repeated="13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number-columns-repeated="13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number-columns-repeated="13"/>
        </table:table-row>
        <table:table-row table:style-name="ro1">
          <table:table-cell office:value-type="float" office:value="29760" calcext:value-type="float">
            <text:p>29760</text:p>
          </table:table-cell>
          <table:table-cell table:number-columns-repeated="13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number-columns-repeated="13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number-columns-repeated="13"/>
        </table:table-row>
        <table:table-row table:style-name="ro1">
          <table:table-cell office:value-type="float" office:value="30080" calcext:value-type="float">
            <text:p>30080</text:p>
          </table:table-cell>
          <table:table-cell table:number-columns-repeated="13"/>
        </table:table-row>
        <table:table-row table:style-name="ro1">
          <table:table-cell office:value-type="float" office:value="30144" calcext:value-type="float">
            <text:p>30144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72" calcext:value-type="float">
            <text:p>30272</text:p>
          </table:table-cell>
          <table:table-cell table:number-columns-repeated="13"/>
        </table:table-row>
        <table:table-row table:style-name="ro1">
          <table:table-cell office:value-type="float" office:value="30336" calcext:value-type="float">
            <text:p>30336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336" calcext:value-type="float">
            <text:p>30336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number-columns-repeated="13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656" calcext:value-type="float">
            <text:p>30656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number-columns-repeated="13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number-columns-repeated="13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number-columns-repeated="13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80" calcext:value-type="float">
            <text:p>31680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256" calcext:value-type="float">
            <text:p>32256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number-columns-repeated="13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76" calcext:value-type="float">
            <text:p>32576</text:p>
          </table:table-cell>
          <table:table-cell table:number-columns-repeated="13"/>
        </table:table-row>
        <table:table-row table:style-name="ro1">
          <table:table-cell office:value-type="float" office:value="32640" calcext:value-type="float">
            <text:p>32640</text:p>
          </table:table-cell>
          <table:table-cell table:number-columns-repeated="13"/>
        </table:table-row>
        <table:table-row table:style-name="ro1">
          <table:table-cell office:value-type="float" office:value="32640" calcext:value-type="float">
            <text:p>32640</text:p>
          </table:table-cell>
          <table:table-cell table:number-columns-repeated="13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number-columns-repeated="13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13"/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number-columns-repeated="13"/>
        </table:table-row>
        <table:table-row table:style-name="ro1">
          <table:table-cell office:value-type="float" office:value="32896" calcext:value-type="float">
            <text:p>32896</text:p>
          </table:table-cell>
          <table:table-cell table:number-columns-repeated="13"/>
        </table:table-row>
        <table:table-row table:style-name="ro1">
          <table:table-cell office:value-type="float" office:value="32896" calcext:value-type="float">
            <text:p>32896</text:p>
          </table:table-cell>
          <table:table-cell table:number-columns-repeated="13"/>
        </table:table-row>
        <table:table-row table:style-name="ro1">
          <table:table-cell office:value-type="float" office:value="32960" calcext:value-type="float">
            <text:p>32960</text:p>
          </table:table-cell>
          <table:table-cell table:number-columns-repeated="13"/>
        </table:table-row>
        <table:table-row table:style-name="ro1">
          <table:table-cell office:value-type="float" office:value="33024" calcext:value-type="float">
            <text:p>33024</text:p>
          </table:table-cell>
          <table:table-cell table:number-columns-repeated="13"/>
        </table:table-row>
        <table:table-row table:style-name="ro1">
          <table:table-cell office:value-type="float" office:value="33152" calcext:value-type="float">
            <text:p>33152</text:p>
          </table:table-cell>
          <table:table-cell table:number-columns-repeated="13"/>
        </table:table-row>
        <table:table-row table:style-name="ro1">
          <table:table-cell office:value-type="float" office:value="33216" calcext:value-type="float">
            <text:p>33216</text:p>
          </table:table-cell>
          <table:table-cell table:number-columns-repeated="13"/>
        </table:table-row>
        <table:table-row table:style-name="ro1">
          <table:table-cell office:value-type="float" office:value="33280" calcext:value-type="float">
            <text:p>33280</text:p>
          </table:table-cell>
          <table:table-cell table:number-columns-repeated="13"/>
        </table:table-row>
        <table:table-row table:style-name="ro1">
          <table:table-cell office:value-type="float" office:value="33408" calcext:value-type="float">
            <text:p>33408</text:p>
          </table:table-cell>
          <table:table-cell table:number-columns-repeated="13"/>
        </table:table-row>
        <table:table-row table:style-name="ro1">
          <table:table-cell office:value-type="float" office:value="33536" calcext:value-type="float">
            <text:p>33536</text:p>
          </table:table-cell>
          <table:table-cell table:number-columns-repeated="13"/>
        </table:table-row>
        <table:table-row table:style-name="ro1">
          <table:table-cell office:value-type="float" office:value="33664" calcext:value-type="float">
            <text:p>33664</text:p>
          </table:table-cell>
          <table:table-cell table:number-columns-repeated="13"/>
        </table:table-row>
        <table:table-row table:style-name="ro1">
          <table:table-cell office:value-type="float" office:value="33792" calcext:value-type="float">
            <text:p>33792</text:p>
          </table:table-cell>
          <table:table-cell table:number-columns-repeated="13"/>
        </table:table-row>
        <table:table-row table:style-name="ro1">
          <table:table-cell office:value-type="float" office:value="33920" calcext:value-type="float">
            <text:p>33920</text:p>
          </table:table-cell>
          <table:table-cell table:number-columns-repeated="13"/>
        </table:table-row>
        <table:table-row table:style-name="ro1">
          <table:table-cell office:value-type="float" office:value="34112" calcext:value-type="float">
            <text:p>34112</text:p>
          </table:table-cell>
          <table:table-cell table:number-columns-repeated="13"/>
        </table:table-row>
        <table:table-row table:style-name="ro1">
          <table:table-cell office:value-type="float" office:value="34176" calcext:value-type="float">
            <text:p>34176</text:p>
          </table:table-cell>
          <table:table-cell table:number-columns-repeated="13"/>
        </table:table-row>
        <table:table-row table:style-name="ro1">
          <table:table-cell office:value-type="float" office:value="34304" calcext:value-type="float">
            <text:p>34304</text:p>
          </table:table-cell>
          <table:table-cell table:number-columns-repeated="13"/>
        </table:table-row>
        <table:table-row table:style-name="ro1">
          <table:table-cell office:value-type="float" office:value="34432" calcext:value-type="float">
            <text:p>34432</text:p>
          </table:table-cell>
          <table:table-cell table:number-columns-repeated="13"/>
        </table:table-row>
        <table:table-row table:style-name="ro1">
          <table:table-cell office:value-type="float" office:value="34560" calcext:value-type="float">
            <text:p>34560</text:p>
          </table:table-cell>
          <table:table-cell table:number-columns-repeated="13"/>
        </table:table-row>
        <table:table-row table:style-name="ro1">
          <table:table-cell office:value-type="float" office:value="34752" calcext:value-type="float">
            <text:p>34752</text:p>
          </table:table-cell>
          <table:table-cell table:number-columns-repeated="13"/>
        </table:table-row>
        <table:table-row table:style-name="ro1">
          <table:table-cell office:value-type="float" office:value="34880" calcext:value-type="float">
            <text:p>34880</text:p>
          </table:table-cell>
          <table:table-cell table:number-columns-repeated="13"/>
        </table:table-row>
        <table:table-row table:style-name="ro1">
          <table:table-cell office:value-type="float" office:value="35072" calcext:value-type="float">
            <text:p>35072</text:p>
          </table:table-cell>
          <table:table-cell table:number-columns-repeated="13"/>
        </table:table-row>
        <table:table-row table:style-name="ro1">
          <table:table-cell office:value-type="float" office:value="35328" calcext:value-type="float">
            <text:p>35328</text:p>
          </table:table-cell>
          <table:table-cell table:number-columns-repeated="13"/>
        </table:table-row>
        <table:table-row table:style-name="ro1">
          <table:table-cell office:value-type="float" office:value="35456" calcext:value-type="float">
            <text:p>35456</text:p>
          </table:table-cell>
          <table:table-cell table:number-columns-repeated="13"/>
        </table:table-row>
        <table:table-row table:style-name="ro1">
          <table:table-cell office:value-type="float" office:value="35712" calcext:value-type="float">
            <text:p>35712</text:p>
          </table:table-cell>
          <table:table-cell table:number-columns-repeated="13"/>
        </table:table-row>
        <table:table-row table:style-name="ro1">
          <table:table-cell office:value-type="float" office:value="36096" calcext:value-type="float">
            <text:p>36096</text:p>
          </table:table-cell>
          <table:table-cell table:number-columns-repeated="13"/>
        </table:table-row>
        <table:table-row table:style-name="ro1">
          <table:table-cell office:value-type="float" office:value="36416" calcext:value-type="float">
            <text:p>36416</text:p>
          </table:table-cell>
          <table:table-cell table:number-columns-repeated="13"/>
        </table:table-row>
        <table:table-row table:style-name="ro1">
          <table:table-cell office:value-type="float" office:value="36864" calcext:value-type="float">
            <text:p>36864</text:p>
          </table:table-cell>
          <table:table-cell table:number-columns-repeated="13"/>
        </table:table-row>
        <table:table-row table:style-name="ro1">
          <table:table-cell office:value-type="float" office:value="37248" calcext:value-type="float">
            <text:p>37248</text:p>
          </table:table-cell>
          <table:table-cell table:number-columns-repeated="13"/>
        </table:table-row>
        <table:table-row table:style-name="ro1">
          <table:table-cell office:value-type="float" office:value="37760" calcext:value-type="float">
            <text:p>37760</text:p>
          </table:table-cell>
          <table:table-cell table:number-columns-repeated="13"/>
        </table:table-row>
        <table:table-row table:style-name="ro1">
          <table:table-cell office:value-type="float" office:value="38016" calcext:value-type="float">
            <text:p>38016</text:p>
          </table:table-cell>
          <table:table-cell table:number-columns-repeated="13"/>
        </table:table-row>
        <table:table-row table:style-name="ro1">
          <table:table-cell office:value-type="float" office:value="38464" calcext:value-type="float">
            <text:p>38464</text:p>
          </table:table-cell>
          <table:table-cell table:number-columns-repeated="13"/>
        </table:table-row>
        <table:table-row table:style-name="ro1">
          <table:table-cell office:value-type="float" office:value="38912" calcext:value-type="float">
            <text:p>38912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680" calcext:value-type="float">
            <text:p>39680</text:p>
          </table:table-cell>
          <table:table-cell table:number-columns-repeated="13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680" calcext:value-type="float">
            <text:p>39680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number-columns-repeated="13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number-columns-repeated="13"/>
        </table:table-row>
        <table:table-row table:style-name="ro1">
          <table:table-cell office:value-type="float" office:value="40192" calcext:value-type="float">
            <text:p>40192</text:p>
          </table:table-cell>
          <table:table-cell table:number-columns-repeated="13"/>
        </table:table-row>
        <table:table-row table:style-name="ro1">
          <table:table-cell office:value-type="float" office:value="40192" calcext:value-type="float">
            <text:p>40192</text:p>
          </table:table-cell>
          <table:table-cell table:number-columns-repeated="13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number-columns-repeated="13"/>
        </table:table-row>
        <table:table-row table:style-name="ro1">
          <table:table-cell office:value-type="float" office:value="40320" calcext:value-type="float">
            <text:p>40320</text:p>
          </table:table-cell>
          <table:table-cell table:number-columns-repeated="13"/>
        </table:table-row>
        <table:table-row table:style-name="ro1">
          <table:table-cell office:value-type="float" office:value="40320" calcext:value-type="float">
            <text:p>40320</text:p>
          </table:table-cell>
          <table:table-cell table:number-columns-repeated="13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number-columns-repeated="13"/>
        </table:table-row>
        <table:table-row table:style-name="ro1">
          <table:table-cell office:value-type="float" office:value="40448" calcext:value-type="float">
            <text:p>40448</text:p>
          </table:table-cell>
          <table:table-cell table:number-columns-repeated="13"/>
        </table:table-row>
        <table:table-row table:style-name="ro1">
          <table:table-cell office:value-type="float" office:value="40512" calcext:value-type="float">
            <text:p>40512</text:p>
          </table:table-cell>
          <table:table-cell table:number-columns-repeated="13"/>
        </table:table-row>
        <table:table-row table:style-name="ro1">
          <table:table-cell office:value-type="float" office:value="40576" calcext:value-type="float">
            <text:p>40576</text:p>
          </table:table-cell>
          <table:table-cell table:number-columns-repeated="13"/>
        </table:table-row>
        <table:table-row table:style-name="ro1">
          <table:table-cell office:value-type="float" office:value="40704" calcext:value-type="float">
            <text:p>40704</text:p>
          </table:table-cell>
          <table:table-cell table:number-columns-repeated="13"/>
        </table:table-row>
        <table:table-row table:style-name="ro1">
          <table:table-cell office:value-type="float" office:value="40768" calcext:value-type="float">
            <text:p>40768</text:p>
          </table:table-cell>
          <table:table-cell table:number-columns-repeated="13"/>
        </table:table-row>
        <table:table-row table:style-name="ro1">
          <table:table-cell office:value-type="float" office:value="40768" calcext:value-type="float">
            <text:p>40768</text:p>
          </table:table-cell>
          <table:table-cell table:number-columns-repeated="13"/>
        </table:table-row>
        <table:table-row table:style-name="ro1">
          <table:table-cell office:value-type="float" office:value="40768" calcext:value-type="float">
            <text:p>40768</text:p>
          </table:table-cell>
          <table:table-cell table:number-columns-repeated="13"/>
        </table:table-row>
        <table:table-row table:style-name="ro1">
          <table:table-cell office:value-type="float" office:value="40832" calcext:value-type="float">
            <text:p>40832</text:p>
          </table:table-cell>
          <table:table-cell table:number-columns-repeated="13"/>
        </table:table-row>
        <table:table-row table:style-name="ro1">
          <table:table-cell office:value-type="float" office:value="40896" calcext:value-type="float">
            <text:p>40896</text:p>
          </table:table-cell>
          <table:table-cell table:number-columns-repeated="13"/>
        </table:table-row>
        <table:table-row table:style-name="ro1">
          <table:table-cell office:value-type="float" office:value="40896" calcext:value-type="float">
            <text:p>40896</text:p>
          </table:table-cell>
          <table:table-cell table:number-columns-repeated="13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number-columns-repeated="13"/>
        </table:table-row>
        <table:table-row table:style-name="ro1">
          <table:table-cell office:value-type="float" office:value="41024" calcext:value-type="float">
            <text:p>41024</text:p>
          </table:table-cell>
          <table:table-cell table:number-columns-repeated="13"/>
        </table:table-row>
        <table:table-row table:style-name="ro1">
          <table:table-cell office:value-type="float" office:value="41088" calcext:value-type="float">
            <text:p>41088</text:p>
          </table:table-cell>
          <table:table-cell table:number-columns-repeated="13"/>
        </table:table-row>
        <table:table-row table:style-name="ro1">
          <table:table-cell office:value-type="float" office:value="41152" calcext:value-type="float">
            <text:p>41152</text:p>
          </table:table-cell>
          <table:table-cell table:number-columns-repeated="13"/>
        </table:table-row>
        <table:table-row table:style-name="ro1">
          <table:table-cell office:value-type="float" office:value="41216" calcext:value-type="float">
            <text:p>41216</text:p>
          </table:table-cell>
          <table:table-cell table:number-columns-repeated="13"/>
        </table:table-row>
        <table:table-row table:style-name="ro1">
          <table:table-cell office:value-type="float" office:value="41344" calcext:value-type="float">
            <text:p>41344</text:p>
          </table:table-cell>
          <table:table-cell table:number-columns-repeated="13"/>
        </table:table-row>
        <table:table-row table:style-name="ro1">
          <table:table-cell office:value-type="float" office:value="41408" calcext:value-type="float">
            <text:p>41408</text:p>
          </table:table-cell>
          <table:table-cell table:number-columns-repeated="13"/>
        </table:table-row>
        <table:table-row table:style-name="ro1">
          <table:table-cell office:value-type="float" office:value="41472" calcext:value-type="float">
            <text:p>41472</text:p>
          </table:table-cell>
          <table:table-cell table:number-columns-repeated="13"/>
        </table:table-row>
        <table:table-row table:style-name="ro1">
          <table:table-cell office:value-type="float" office:value="41536" calcext:value-type="float">
            <text:p>41536</text:p>
          </table:table-cell>
          <table:table-cell table:number-columns-repeated="13"/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number-columns-repeated="13"/>
        </table:table-row>
        <table:table-row table:style-name="ro1">
          <table:table-cell office:value-type="float" office:value="41664" calcext:value-type="float">
            <text:p>41664</text:p>
          </table:table-cell>
          <table:table-cell table:number-columns-repeated="13"/>
        </table:table-row>
        <table:table-row table:style-name="ro1">
          <table:table-cell office:value-type="float" office:value="41728" calcext:value-type="float">
            <text:p>41728</text:p>
          </table:table-cell>
          <table:table-cell table:number-columns-repeated="13"/>
        </table:table-row>
        <table:table-row table:style-name="ro1">
          <table:table-cell office:value-type="float" office:value="41792" calcext:value-type="float">
            <text:p>41792</text:p>
          </table:table-cell>
          <table:table-cell table:number-columns-repeated="13"/>
        </table:table-row>
        <table:table-row table:style-name="ro1">
          <table:table-cell office:value-type="float" office:value="41856" calcext:value-type="float">
            <text:p>41856</text:p>
          </table:table-cell>
          <table:table-cell table:number-columns-repeated="13"/>
        </table:table-row>
        <table:table-row table:style-name="ro1">
          <table:table-cell office:value-type="float" office:value="41856" calcext:value-type="float">
            <text:p>41856</text:p>
          </table:table-cell>
          <table:table-cell table:number-columns-repeated="13"/>
        </table:table-row>
        <table:table-row table:style-name="ro1">
          <table:table-cell office:value-type="float" office:value="41920" calcext:value-type="float">
            <text:p>41920</text:p>
          </table:table-cell>
          <table:table-cell table:number-columns-repeated="13"/>
        </table:table-row>
        <table:table-row table:style-name="ro1">
          <table:table-cell office:value-type="float" office:value="41984" calcext:value-type="float">
            <text:p>41984</text:p>
          </table:table-cell>
          <table:table-cell table:number-columns-repeated="13"/>
        </table:table-row>
        <table:table-row table:style-name="ro1">
          <table:table-cell office:value-type="float" office:value="41984" calcext:value-type="float">
            <text:p>41984</text:p>
          </table:table-cell>
          <table:table-cell table:number-columns-repeated="13"/>
        </table:table-row>
        <table:table-row table:style-name="ro1">
          <table:table-cell office:value-type="float" office:value="42048" calcext:value-type="float">
            <text:p>42048</text:p>
          </table:table-cell>
          <table:table-cell table:number-columns-repeated="13"/>
        </table:table-row>
        <table:table-row table:style-name="ro1">
          <table:table-cell office:value-type="float" office:value="42048" calcext:value-type="float">
            <text:p>42048</text:p>
          </table:table-cell>
          <table:table-cell table:number-columns-repeated="13"/>
        </table:table-row>
        <table:table-row table:style-name="ro1">
          <table:table-cell office:value-type="float" office:value="42176" calcext:value-type="float">
            <text:p>42176</text:p>
          </table:table-cell>
          <table:table-cell table:number-columns-repeated="13"/>
        </table:table-row>
        <table:table-row table:style-name="ro1">
          <table:table-cell office:value-type="float" office:value="42240" calcext:value-type="float">
            <text:p>42240</text:p>
          </table:table-cell>
          <table:table-cell table:number-columns-repeated="13"/>
        </table:table-row>
        <table:table-row table:style-name="ro1">
          <table:table-cell office:value-type="float" office:value="42304" calcext:value-type="float">
            <text:p>42304</text:p>
          </table:table-cell>
          <table:table-cell table:number-columns-repeated="13"/>
        </table:table-row>
        <table:table-row table:style-name="ro1">
          <table:table-cell office:value-type="float" office:value="42432" calcext:value-type="float">
            <text:p>42432</text:p>
          </table:table-cell>
          <table:table-cell table:number-columns-repeated="13"/>
        </table:table-row>
        <table:table-row table:style-name="ro1">
          <table:table-cell office:value-type="float" office:value="42496" calcext:value-type="float">
            <text:p>42496</text:p>
          </table:table-cell>
          <table:table-cell table:number-columns-repeated="13"/>
        </table:table-row>
        <table:table-row table:style-name="ro1">
          <table:table-cell office:value-type="float" office:value="42560" calcext:value-type="float">
            <text:p>42560</text:p>
          </table:table-cell>
          <table:table-cell table:number-columns-repeated="13"/>
        </table:table-row>
        <table:table-row table:style-name="ro1">
          <table:table-cell office:value-type="float" office:value="42688" calcext:value-type="float">
            <text:p>42688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number-columns-repeated="13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number-columns-repeated="13"/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number-columns-repeated="13"/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number-columns-repeated="13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number-columns-repeated="13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office:value-type="float" office:value="43264" calcext:value-type="float">
            <text:p>43264</text:p>
          </table:table-cell>
          <table:table-cell table:number-columns-repeated="13"/>
        </table:table-row>
        <table:table-row table:style-name="ro1">
          <table:table-cell office:value-type="float" office:value="43264" calcext:value-type="float">
            <text:p>43264</text:p>
          </table:table-cell>
          <table:table-cell table:number-columns-repeated="13"/>
        </table:table-row>
        <table:table-row table:style-name="ro1">
          <table:table-cell office:value-type="float" office:value="43328" calcext:value-type="float">
            <text:p>43328</text:p>
          </table:table-cell>
          <table:table-cell table:number-columns-repeated="13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number-columns-repeated="13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number-columns-repeated="13"/>
        </table:table-row>
        <table:table-row table:style-name="ro1">
          <table:table-cell office:value-type="float" office:value="43456" calcext:value-type="float">
            <text:p>43456</text:p>
          </table:table-cell>
          <table:table-cell table:number-columns-repeated="13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number-columns-repeated="13"/>
        </table:table-row>
        <table:table-row table:style-name="ro1">
          <table:table-cell office:value-type="float" office:value="43904" calcext:value-type="float">
            <text:p>43904</text:p>
          </table:table-cell>
          <table:table-cell table:number-columns-repeated="13"/>
        </table:table-row>
        <table:table-row table:style-name="ro1">
          <table:table-cell office:value-type="float" office:value="43904" calcext:value-type="float">
            <text:p>43904</text:p>
          </table:table-cell>
          <table:table-cell table:number-columns-repeated="13"/>
        </table:table-row>
        <table:table-row table:style-name="ro1">
          <table:table-cell office:value-type="float" office:value="43968" calcext:value-type="float">
            <text:p>43968</text:p>
          </table:table-cell>
          <table:table-cell table:number-columns-repeated="13"/>
        </table:table-row>
        <table:table-row table:style-name="ro1">
          <table:table-cell office:value-type="float" office:value="43968" calcext:value-type="float">
            <text:p>43968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160" calcext:value-type="float">
            <text:p>44160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number-columns-repeated="13"/>
        </table:table-row>
        <table:table-row table:style-name="ro1">
          <table:table-cell office:value-type="float" office:value="44544" calcext:value-type="float">
            <text:p>44544</text:p>
          </table:table-cell>
          <table:table-cell table:number-columns-repeated="13"/>
        </table:table-row>
        <table:table-row table:style-name="ro1">
          <table:table-cell office:value-type="float" office:value="44608" calcext:value-type="float">
            <text:p>44608</text:p>
          </table:table-cell>
          <table:table-cell table:number-columns-repeated="13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13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13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number-columns-repeated="13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number-columns-repeated="13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number-columns-repeated="13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number-columns-repeated="13"/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number-columns-repeated="13"/>
        </table:table-row>
        <table:table-row table:style-name="ro1">
          <table:table-cell office:value-type="float" office:value="45824" calcext:value-type="float">
            <text:p>45824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952" calcext:value-type="float">
            <text:p>45952</text:p>
          </table:table-cell>
          <table:table-cell table:number-columns-repeated="13"/>
        </table:table-row>
        <table:table-row table:style-name="ro1">
          <table:table-cell office:value-type="float" office:value="46016" calcext:value-type="float">
            <text:p>46016</text:p>
          </table:table-cell>
          <table:table-cell table:number-columns-repeated="13"/>
        </table:table-row>
        <table:table-row table:style-name="ro1">
          <table:table-cell office:value-type="float" office:value="46080" calcext:value-type="float">
            <text:p>46080</text:p>
          </table:table-cell>
          <table:table-cell table:number-columns-repeated="13"/>
        </table:table-row>
        <table:table-row table:style-name="ro1">
          <table:table-cell office:value-type="float" office:value="46208" calcext:value-type="float">
            <text:p>46208</text:p>
          </table:table-cell>
          <table:table-cell table:number-columns-repeated="13"/>
        </table:table-row>
        <table:table-row table:style-name="ro1">
          <table:table-cell office:value-type="float" office:value="46272" calcext:value-type="float">
            <text:p>46272</text:p>
          </table:table-cell>
          <table:table-cell table:number-columns-repeated="13"/>
        </table:table-row>
        <table:table-row table:style-name="ro1">
          <table:table-cell office:value-type="float" office:value="46400" calcext:value-type="float">
            <text:p>46400</text:p>
          </table:table-cell>
          <table:table-cell table:number-columns-repeated="13"/>
        </table:table-row>
        <table:table-row table:style-name="ro1">
          <table:table-cell office:value-type="float" office:value="46464" calcext:value-type="float">
            <text:p>46464</text:p>
          </table:table-cell>
          <table:table-cell table:number-columns-repeated="13"/>
        </table:table-row>
        <table:table-row table:style-name="ro1">
          <table:table-cell office:value-type="float" office:value="46592" calcext:value-type="float">
            <text:p>46592</text:p>
          </table:table-cell>
          <table:table-cell table:number-columns-repeated="13"/>
        </table:table-row>
        <table:table-row table:style-name="ro1">
          <table:table-cell office:value-type="float" office:value="46720" calcext:value-type="float">
            <text:p>46720</text:p>
          </table:table-cell>
          <table:table-cell table:number-columns-repeated="13"/>
        </table:table-row>
        <table:table-row table:style-name="ro1">
          <table:table-cell office:value-type="float" office:value="46784" calcext:value-type="float">
            <text:p>46784</text:p>
          </table:table-cell>
          <table:table-cell table:number-columns-repeated="13"/>
        </table:table-row>
        <table:table-row table:style-name="ro1">
          <table:table-cell office:value-type="float" office:value="46976" calcext:value-type="float">
            <text:p>46976</text:p>
          </table:table-cell>
          <table:table-cell table:number-columns-repeated="13"/>
        </table:table-row>
        <table:table-row table:style-name="ro1">
          <table:table-cell office:value-type="float" office:value="47040" calcext:value-type="float">
            <text:p>47040</text:p>
          </table:table-cell>
          <table:table-cell table:number-columns-repeated="13"/>
        </table:table-row>
        <table:table-row table:style-name="ro1">
          <table:table-cell office:value-type="float" office:value="47168" calcext:value-type="float">
            <text:p>47168</text:p>
          </table:table-cell>
          <table:table-cell table:number-columns-repeated="13"/>
        </table:table-row>
        <table:table-row table:style-name="ro1">
          <table:table-cell office:value-type="float" office:value="47232" calcext:value-type="float">
            <text:p>47232</text:p>
          </table:table-cell>
          <table:table-cell table:number-columns-repeated="13"/>
        </table:table-row>
        <table:table-row table:style-name="ro1">
          <table:table-cell office:value-type="float" office:value="47360" calcext:value-type="float">
            <text:p>47360</text:p>
          </table:table-cell>
          <table:table-cell table:number-columns-repeated="13"/>
        </table:table-row>
        <table:table-row table:style-name="ro1">
          <table:table-cell office:value-type="float" office:value="47488" calcext:value-type="float">
            <text:p>47488</text:p>
          </table:table-cell>
          <table:table-cell table:number-columns-repeated="13"/>
        </table:table-row>
        <table:table-row table:style-name="ro1">
          <table:table-cell office:value-type="float" office:value="47616" calcext:value-type="float">
            <text:p>47616</text:p>
          </table:table-cell>
          <table:table-cell table:number-columns-repeated="13"/>
        </table:table-row>
        <table:table-row table:style-name="ro1">
          <table:table-cell office:value-type="float" office:value="47744" calcext:value-type="float">
            <text:p>47744</text:p>
          </table:table-cell>
          <table:table-cell table:number-columns-repeated="13"/>
        </table:table-row>
        <table:table-row table:style-name="ro1">
          <table:table-cell office:value-type="float" office:value="47808" calcext:value-type="float">
            <text:p>47808</text:p>
          </table:table-cell>
          <table:table-cell table:number-columns-repeated="13"/>
        </table:table-row>
        <table:table-row table:style-name="ro1">
          <table:table-cell office:value-type="float" office:value="47936" calcext:value-type="float">
            <text:p>47936</text:p>
          </table:table-cell>
          <table:table-cell table:number-columns-repeated="13"/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float" office:value="48128" calcext:value-type="float">
            <text:p>48128</text:p>
          </table:table-cell>
          <table:table-cell table:number-columns-repeated="13"/>
        </table:table-row>
        <table:table-row table:style-name="ro1">
          <table:table-cell office:value-type="float" office:value="48256" calcext:value-type="float">
            <text:p>48256</text:p>
          </table:table-cell>
          <table:table-cell table:number-columns-repeated="13"/>
        </table:table-row>
        <table:table-row table:style-name="ro1">
          <table:table-cell office:value-type="float" office:value="48384" calcext:value-type="float">
            <text:p>48384</text:p>
          </table:table-cell>
          <table:table-cell table:number-columns-repeated="13"/>
        </table:table-row>
        <table:table-row table:style-name="ro1">
          <table:table-cell office:value-type="float" office:value="48576" calcext:value-type="float">
            <text:p>48576</text:p>
          </table:table-cell>
          <table:table-cell table:number-columns-repeated="13"/>
        </table:table-row>
        <table:table-row table:style-name="ro1">
          <table:table-cell office:value-type="float" office:value="48768" calcext:value-type="float">
            <text:p>48768</text:p>
          </table:table-cell>
          <table:table-cell table:number-columns-repeated="13"/>
        </table:table-row>
        <table:table-row table:style-name="ro1">
          <table:table-cell office:value-type="float" office:value="48960" calcext:value-type="float">
            <text:p>48960</text:p>
          </table:table-cell>
          <table:table-cell table:number-columns-repeated="13"/>
        </table:table-row>
        <table:table-row table:style-name="ro1">
          <table:table-cell office:value-type="float" office:value="49088" calcext:value-type="float">
            <text:p>49088</text:p>
          </table:table-cell>
          <table:table-cell table:number-columns-repeated="13"/>
        </table:table-row>
        <table:table-row table:style-name="ro1">
          <table:table-cell office:value-type="float" office:value="49408" calcext:value-type="float">
            <text:p>49408</text:p>
          </table:table-cell>
          <table:table-cell table:number-columns-repeated="13"/>
        </table:table-row>
        <table:table-row table:style-name="ro1">
          <table:table-cell office:value-type="float" office:value="49728" calcext:value-type="float">
            <text:p>49728</text:p>
          </table:table-cell>
          <table:table-cell table:number-columns-repeated="13"/>
        </table:table-row>
        <table:table-row table:style-name="ro1">
          <table:table-cell office:value-type="float" office:value="50112" calcext:value-type="float">
            <text:p>50112</text:p>
          </table:table-cell>
          <table:table-cell table:number-columns-repeated="13"/>
        </table:table-row>
        <table:table-row table:style-name="ro1">
          <table:table-cell office:value-type="float" office:value="50496" calcext:value-type="float">
            <text:p>50496</text:p>
          </table:table-cell>
          <table:table-cell table:number-columns-repeated="13"/>
        </table:table-row>
        <table:table-row table:style-name="ro1">
          <table:table-cell office:value-type="float" office:value="50944" calcext:value-type="float">
            <text:p>50944</text:p>
          </table:table-cell>
          <table:table-cell table:number-columns-repeated="13"/>
        </table:table-row>
        <table:table-row table:style-name="ro1">
          <table:table-cell office:value-type="float" office:value="51392" calcext:value-type="float">
            <text:p>51392</text:p>
          </table:table-cell>
          <table:table-cell table:number-columns-repeated="13"/>
        </table:table-row>
        <table:table-row table:style-name="ro1">
          <table:table-cell office:value-type="float" office:value="51584" calcext:value-type="float">
            <text:p>51584</text:p>
          </table:table-cell>
          <table:table-cell table:number-columns-repeated="13"/>
        </table:table-row>
        <table:table-row table:style-name="ro1">
          <table:table-cell office:value-type="float" office:value="52032" calcext:value-type="float">
            <text:p>52032</text:p>
          </table:table-cell>
          <table:table-cell table:number-columns-repeated="13"/>
        </table:table-row>
        <table:table-row table:style-name="ro1">
          <table:table-cell office:value-type="float" office:value="52416" calcext:value-type="float">
            <text:p>52416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office:value-type="float" office:value="53376" calcext:value-type="float">
            <text:p>53376</text:p>
          </table:table-cell>
          <table:table-cell table:number-columns-repeated="13"/>
        </table:table-row>
        <table:table-row table:style-name="ro1">
          <table:table-cell office:value-type="float" office:value="53440" calcext:value-type="float">
            <text:p>53440</text:p>
          </table:table-cell>
          <table:table-cell table:number-columns-repeated="13"/>
        </table:table-row>
        <table:table-row table:style-name="ro1">
          <table:table-cell office:value-type="float" office:value="53568" calcext:value-type="float">
            <text:p>53568</text:p>
          </table:table-cell>
          <table:table-cell table:number-columns-repeated="13"/>
        </table:table-row>
        <table:table-row table:style-name="ro1">
          <table:table-cell office:value-type="float" office:value="53632" calcext:value-type="float">
            <text:p>53632</text:p>
          </table:table-cell>
          <table:table-cell table:number-columns-repeated="13"/>
        </table:table-row>
        <table:table-row table:style-name="ro1">
          <table:table-cell office:value-type="float" office:value="53632" calcext:value-type="float">
            <text:p>53632</text:p>
          </table:table-cell>
          <table:table-cell table:number-columns-repeated="13"/>
        </table:table-row>
        <table:table-row table:style-name="ro1">
          <table:table-cell office:value-type="float" office:value="53760" calcext:value-type="float">
            <text:p>53760</text:p>
          </table:table-cell>
          <table:table-cell table:number-columns-repeated="13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number-columns-repeated="13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number-columns-repeated="13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number-columns-repeated="13"/>
        </table:table-row>
        <table:table-row table:style-name="ro1">
          <table:table-cell office:value-type="float" office:value="54144" calcext:value-type="float">
            <text:p>54144</text:p>
          </table:table-cell>
          <table:table-cell table:number-columns-repeated="13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13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13"/>
        </table:table-row>
        <table:table-row table:style-name="ro1">
          <table:table-cell office:value-type="float" office:value="54656" calcext:value-type="float">
            <text:p>54656</text:p>
          </table:table-cell>
          <table:table-cell table:number-columns-repeated="13"/>
        </table:table-row>
        <table:table-row table:style-name="ro1">
          <table:table-cell office:value-type="float" office:value="54720" calcext:value-type="float">
            <text:p>54720</text:p>
          </table:table-cell>
          <table:table-cell table:number-columns-repeated="13"/>
        </table:table-row>
        <table:table-row table:style-name="ro1">
          <table:table-cell office:value-type="float" office:value="54784" calcext:value-type="float">
            <text:p>54784</text:p>
          </table:table-cell>
          <table:table-cell table:number-columns-repeated="13"/>
        </table:table-row>
        <table:table-row table:style-name="ro1">
          <table:table-cell office:value-type="float" office:value="54912" calcext:value-type="float">
            <text:p>54912</text:p>
          </table:table-cell>
          <table:table-cell table:number-columns-repeated="13"/>
        </table:table-row>
        <table:table-row table:style-name="ro1">
          <table:table-cell office:value-type="float" office:value="54976" calcext:value-type="float">
            <text:p>54976</text:p>
          </table:table-cell>
          <table:table-cell table:number-columns-repeated="13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number-columns-repeated="13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13"/>
        </table:table-row>
        <table:table-row table:style-name="ro1">
          <table:table-cell office:value-type="float" office:value="55360" calcext:value-type="float">
            <text:p>55360</text:p>
          </table:table-cell>
          <table:table-cell table:number-columns-repeated="13"/>
        </table:table-row>
        <table:table-row table:style-name="ro1">
          <table:table-cell office:value-type="float" office:value="55488" calcext:value-type="float">
            <text:p>55488</text:p>
          </table:table-cell>
          <table:table-cell table:number-columns-repeated="13"/>
        </table:table-row>
        <table:table-row table:style-name="ro1">
          <table:table-cell office:value-type="float" office:value="55616" calcext:value-type="float">
            <text:p>55616</text:p>
          </table:table-cell>
          <table:table-cell table:number-columns-repeated="13"/>
        </table:table-row>
        <table:table-row table:style-name="ro1">
          <table:table-cell office:value-type="float" office:value="55744" calcext:value-type="float">
            <text:p>55744</text:p>
          </table:table-cell>
          <table:table-cell table:number-columns-repeated="13"/>
        </table:table-row>
        <table:table-row table:style-name="ro1">
          <table:table-cell office:value-type="float" office:value="55872" calcext:value-type="float">
            <text:p>55872</text:p>
          </table:table-cell>
          <table:table-cell table:number-columns-repeated="13"/>
        </table:table-row>
        <table:table-row table:style-name="ro1">
          <table:table-cell office:value-type="float" office:value="55872" calcext:value-type="float">
            <text:p>55872</text:p>
          </table:table-cell>
          <table:table-cell table:number-columns-repeated="13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13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number-columns-repeated="13"/>
        </table:table-row>
        <table:table-row table:style-name="ro1">
          <table:table-cell office:value-type="float" office:value="56128" calcext:value-type="float">
            <text:p>56128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13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number-columns-repeated="13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number-columns-repeated="13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13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13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13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13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13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13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13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number-columns-repeated="13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13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13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number-columns-repeated="13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13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944" calcext:value-type="float">
            <text:p>58944</text:p>
          </table:table-cell>
          <table:table-cell table:number-columns-repeated="13"/>
        </table:table-row>
        <table:table-row table:style-name="ro1">
          <table:table-cell office:value-type="float" office:value="59008" calcext:value-type="float">
            <text:p>59008</text:p>
          </table:table-cell>
          <table:table-cell table:number-columns-repeated="13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number-columns-repeated="13"/>
        </table:table-row>
        <table:table-row table:style-name="ro1">
          <table:table-cell office:value-type="float" office:value="59136" calcext:value-type="float">
            <text:p>59136</text:p>
          </table:table-cell>
          <table:table-cell table:number-columns-repeated="13"/>
        </table:table-row>
        <table:table-row table:style-name="ro1">
          <table:table-cell office:value-type="float" office:value="59200" calcext:value-type="float">
            <text:p>59200</text:p>
          </table:table-cell>
          <table:table-cell table:number-columns-repeated="13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13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13"/>
        </table:table-row>
        <table:table-row table:style-name="ro1">
          <table:table-cell office:value-type="float" office:value="59328" calcext:value-type="float">
            <text:p>59328</text:p>
          </table:table-cell>
          <table:table-cell table:number-columns-repeated="13"/>
        </table:table-row>
        <table:table-row table:style-name="ro1">
          <table:table-cell office:value-type="float" office:value="59392" calcext:value-type="float">
            <text:p>59392</text:p>
          </table:table-cell>
          <table:table-cell table:number-columns-repeated="13"/>
        </table:table-row>
        <table:table-row table:style-name="ro1">
          <table:table-cell office:value-type="float" office:value="59456" calcext:value-type="float">
            <text:p>59456</text:p>
          </table:table-cell>
          <table:table-cell table:number-columns-repeated="13"/>
        </table:table-row>
        <table:table-row table:style-name="ro1">
          <table:table-cell office:value-type="float" office:value="59520" calcext:value-type="float">
            <text:p>59520</text:p>
          </table:table-cell>
          <table:table-cell table:number-columns-repeated="13"/>
        </table:table-row>
        <table:table-row table:style-name="ro1">
          <table:table-cell office:value-type="float" office:value="59520" calcext:value-type="float">
            <text:p>59520</text:p>
          </table:table-cell>
          <table:table-cell table:number-columns-repeated="13"/>
        </table:table-row>
        <table:table-row table:style-name="ro1">
          <table:table-cell office:value-type="float" office:value="59584" calcext:value-type="float">
            <text:p>59584</text:p>
          </table:table-cell>
          <table:table-cell table:number-columns-repeated="13"/>
        </table:table-row>
        <table:table-row table:style-name="ro1">
          <table:table-cell office:value-type="float" office:value="59584" calcext:value-type="float">
            <text:p>59584</text:p>
          </table:table-cell>
          <table:table-cell table:number-columns-repeated="13"/>
        </table:table-row>
        <table:table-row table:style-name="ro1">
          <table:table-cell office:value-type="float" office:value="59648" calcext:value-type="float">
            <text:p>59648</text:p>
          </table:table-cell>
          <table:table-cell table:number-columns-repeated="13"/>
        </table:table-row>
        <table:table-row table:style-name="ro1">
          <table:table-cell office:value-type="float" office:value="59712" calcext:value-type="float">
            <text:p>59712</text:p>
          </table:table-cell>
          <table:table-cell table:number-columns-repeated="13"/>
        </table:table-row>
        <table:table-row table:style-name="ro1">
          <table:table-cell office:value-type="float" office:value="59712" calcext:value-type="float">
            <text:p>59712</text:p>
          </table:table-cell>
          <table:table-cell table:number-columns-repeated="13"/>
        </table:table-row>
        <table:table-row table:style-name="ro1">
          <table:table-cell office:value-type="float" office:value="59776" calcext:value-type="float">
            <text:p>59776</text:p>
          </table:table-cell>
          <table:table-cell table:number-columns-repeated="13"/>
        </table:table-row>
        <table:table-row table:style-name="ro1">
          <table:table-cell office:value-type="float" office:value="59840" calcext:value-type="float">
            <text:p>59840</text:p>
          </table:table-cell>
          <table:table-cell table:number-columns-repeated="13"/>
        </table:table-row>
        <table:table-row table:style-name="ro1">
          <table:table-cell office:value-type="float" office:value="59968" calcext:value-type="float">
            <text:p>59968</text:p>
          </table:table-cell>
          <table:table-cell table:number-columns-repeated="13"/>
        </table:table-row>
        <table:table-row table:style-name="ro1">
          <table:table-cell office:value-type="float" office:value="60032" calcext:value-type="float">
            <text:p>60032</text:p>
          </table:table-cell>
          <table:table-cell table:number-columns-repeated="13"/>
        </table:table-row>
        <table:table-row table:style-name="ro1">
          <table:table-cell office:value-type="float" office:value="60160" calcext:value-type="float">
            <text:p>60160</text:p>
          </table:table-cell>
          <table:table-cell table:number-columns-repeated="13"/>
        </table:table-row>
        <table:table-row table:style-name="ro1">
          <table:table-cell office:value-type="float" office:value="60288" calcext:value-type="float">
            <text:p>60288</text:p>
          </table:table-cell>
          <table:table-cell table:number-columns-repeated="13"/>
        </table:table-row>
        <table:table-row table:style-name="ro1">
          <table:table-cell office:value-type="float" office:value="60480" calcext:value-type="float">
            <text:p>60480</text:p>
          </table:table-cell>
          <table:table-cell table:number-columns-repeated="13"/>
        </table:table-row>
        <table:table-row table:style-name="ro1">
          <table:table-cell office:value-type="float" office:value="60608" calcext:value-type="float">
            <text:p>60608</text:p>
          </table:table-cell>
          <table:table-cell table:number-columns-repeated="13"/>
        </table:table-row>
        <table:table-row table:style-name="ro1">
          <table:table-cell office:value-type="float" office:value="60800" calcext:value-type="float">
            <text:p>60800</text:p>
          </table:table-cell>
          <table:table-cell table:number-columns-repeated="13"/>
        </table:table-row>
        <table:table-row table:style-name="ro1">
          <table:table-cell office:value-type="float" office:value="60864" calcext:value-type="float">
            <text:p>60864</text:p>
          </table:table-cell>
          <table:table-cell table:number-columns-repeated="13"/>
        </table:table-row>
        <table:table-row table:style-name="ro1">
          <table:table-cell office:value-type="float" office:value="61120" calcext:value-type="float">
            <text:p>61120</text:p>
          </table:table-cell>
          <table:table-cell table:number-columns-repeated="13"/>
        </table:table-row>
        <table:table-row table:style-name="ro1">
          <table:table-cell office:value-type="float" office:value="61312" calcext:value-type="float">
            <text:p>61312</text:p>
          </table:table-cell>
          <table:table-cell table:number-columns-repeated="13"/>
        </table:table-row>
        <table:table-row table:style-name="ro1">
          <table:table-cell office:value-type="float" office:value="61568" calcext:value-type="float">
            <text:p>61568</text:p>
          </table:table-cell>
          <table:table-cell table:number-columns-repeated="13"/>
        </table:table-row>
        <table:table-row table:style-name="ro1">
          <table:table-cell office:value-type="float" office:value="61824" calcext:value-type="float">
            <text:p>61824</text:p>
          </table:table-cell>
          <table:table-cell table:number-columns-repeated="13"/>
        </table:table-row>
        <table:table-row table:style-name="ro1">
          <table:table-cell office:value-type="float" office:value="62144" calcext:value-type="float">
            <text:p>62144</text:p>
          </table:table-cell>
          <table:table-cell table:number-columns-repeated="13"/>
        </table:table-row>
        <table:table-row table:style-name="ro1">
          <table:table-cell office:value-type="float" office:value="62464" calcext:value-type="float">
            <text:p>62464</text:p>
          </table:table-cell>
          <table:table-cell table:number-columns-repeated="13"/>
        </table:table-row>
        <table:table-row table:style-name="ro1">
          <table:table-cell office:value-type="float" office:value="62656" calcext:value-type="float">
            <text:p>62656</text:p>
          </table:table-cell>
          <table:table-cell table:number-columns-repeated="13"/>
        </table:table-row>
        <table:table-row table:style-name="ro1">
          <table:table-cell office:value-type="float" office:value="63040" calcext:value-type="float">
            <text:p>63040</text:p>
          </table:table-cell>
          <table:table-cell table:number-columns-repeated="13"/>
        </table:table-row>
        <table:table-row table:style-name="ro1">
          <table:table-cell office:value-type="float" office:value="63488" calcext:value-type="float">
            <text:p>63488</text:p>
          </table:table-cell>
          <table:table-cell table:number-columns-repeated="13"/>
        </table:table-row>
        <table:table-row table:style-name="ro1">
          <table:table-cell office:value-type="float" office:value="63936" calcext:value-type="float">
            <text:p>63936</text:p>
          </table:table-cell>
          <table:table-cell table:number-columns-repeated="13"/>
        </table:table-row>
        <table:table-row table:style-name="ro1">
          <table:table-cell office:value-type="float" office:value="64448" calcext:value-type="float">
            <text:p>64448</text:p>
          </table:table-cell>
          <table:table-cell table:number-columns-repeated="13"/>
        </table:table-row>
        <table:table-row table:style-name="ro1">
          <table:table-cell office:value-type="float" office:value="64960" calcext:value-type="float">
            <text:p>64960</text:p>
          </table:table-cell>
          <table:table-cell table:number-columns-repeated="13"/>
        </table:table-row>
        <table:table-row table:style-name="ro1">
          <table:table-cell office:value-type="float" office:value="65472" calcext:value-type="float">
            <text:p>65472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1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1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1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1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1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1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1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1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1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1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1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1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1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1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1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1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1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1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1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1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1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13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1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1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1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1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1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1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1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1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1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1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1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1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1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1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1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1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1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1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1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1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1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1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1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1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1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1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1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1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1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1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1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13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1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1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1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1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13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1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1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1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1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1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1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1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1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1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13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13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1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13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1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1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1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13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13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13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13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1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13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13"/>
        </table:table-row>
        <table:table-row table:style-name="ro1">
          <table:table-cell office:value-type="float" office:value="10112" calcext:value-type="float">
            <text:p>10112</text:p>
          </table:table-cell>
          <table:table-cell table:number-columns-repeated="13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13"/>
        </table:table-row>
        <table:table-row table:style-name="ro1">
          <table:table-cell office:value-type="float" office:value="10752" calcext:value-type="float">
            <text:p>10752</text:p>
          </table:table-cell>
          <table:table-cell table:number-columns-repeated="13"/>
        </table:table-row>
        <table:table-row table:style-name="ro1">
          <table:table-cell office:value-type="float" office:value="11136" calcext:value-type="float">
            <text:p>11136</text:p>
          </table:table-cell>
          <table:table-cell table:number-columns-repeated="13"/>
        </table:table-row>
        <table:table-row table:style-name="ro1">
          <table:table-cell office:value-type="float" office:value="11584" calcext:value-type="float">
            <text:p>11584</text:p>
          </table:table-cell>
          <table:table-cell table:number-columns-repeated="13"/>
        </table:table-row>
        <table:table-row table:style-name="ro1">
          <table:table-cell office:value-type="float" office:value="11904" calcext:value-type="float">
            <text:p>11904</text:p>
          </table:table-cell>
          <table:table-cell table:number-columns-repeated="13"/>
        </table:table-row>
        <table:table-row table:style-name="ro1">
          <table:table-cell office:value-type="float" office:value="12096" calcext:value-type="float">
            <text:p>12096</text:p>
          </table:table-cell>
          <table:table-cell table:number-columns-repeated="13"/>
        </table:table-row>
        <table:table-row table:style-name="ro1">
          <table:table-cell office:value-type="float" office:value="12416" calcext:value-type="float">
            <text:p>12416</text:p>
          </table:table-cell>
          <table:table-cell table:number-columns-repeated="13"/>
        </table:table-row>
        <table:table-row table:style-name="ro1">
          <table:table-cell office:value-type="float" office:value="12736" calcext:value-type="float">
            <text:p>12736</text:p>
          </table:table-cell>
          <table:table-cell table:number-columns-repeated="13"/>
        </table:table-row>
        <table:table-row table:style-name="ro1">
          <table:table-cell office:value-type="float" office:value="12992" calcext:value-type="float">
            <text:p>12992</text:p>
          </table:table-cell>
          <table:table-cell table:number-columns-repeated="13"/>
        </table:table-row>
        <table:table-row table:style-name="ro1">
          <table:table-cell office:value-type="float" office:value="13248" calcext:value-type="float">
            <text:p>13248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13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952" calcext:value-type="float">
            <text:p>13952</text:p>
          </table:table-cell>
          <table:table-cell table:number-columns-repeated="13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13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13"/>
        </table:table-row>
        <table:table-row table:style-name="ro1">
          <table:table-cell office:value-type="float" office:value="14144" calcext:value-type="float">
            <text:p>14144</text:p>
          </table:table-cell>
          <table:table-cell table:number-columns-repeated="13"/>
        </table:table-row>
        <table:table-row table:style-name="ro1">
          <table:table-cell office:value-type="float" office:value="14272" calcext:value-type="float">
            <text:p>14272</text:p>
          </table:table-cell>
          <table:table-cell table:number-columns-repeated="13"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13"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13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13"/>
        </table:table-row>
        <table:table-row table:style-name="ro1">
          <table:table-cell office:value-type="float" office:value="14464" calcext:value-type="float">
            <text:p>14464</text:p>
          </table:table-cell>
          <table:table-cell table:number-columns-repeated="13"/>
        </table:table-row>
        <table:table-row table:style-name="ro1">
          <table:table-cell office:value-type="float" office:value="14528" calcext:value-type="float">
            <text:p>14528</text:p>
          </table:table-cell>
          <table:table-cell table:number-columns-repeated="13"/>
        </table:table-row>
        <table:table-row table:style-name="ro1">
          <table:table-cell office:value-type="float" office:value="14528" calcext:value-type="float">
            <text:p>14528</text:p>
          </table:table-cell>
          <table:table-cell table:number-columns-repeated="13"/>
        </table:table-row>
        <table:table-row table:style-name="ro1">
          <table:table-cell office:value-type="float" office:value="14592" calcext:value-type="float">
            <text:p>14592</text:p>
          </table:table-cell>
          <table:table-cell table:number-columns-repeated="13"/>
        </table:table-row>
        <table:table-row table:style-name="ro1">
          <table:table-cell office:value-type="float" office:value="14656" calcext:value-type="float">
            <text:p>14656</text:p>
          </table:table-cell>
          <table:table-cell table:number-columns-repeated="13"/>
        </table:table-row>
        <table:table-row table:style-name="ro1">
          <table:table-cell office:value-type="float" office:value="14656" calcext:value-type="float">
            <text:p>14656</text:p>
          </table:table-cell>
          <table:table-cell table:number-columns-repeated="13"/>
        </table:table-row>
        <table:table-row table:style-name="ro1">
          <table:table-cell office:value-type="float" office:value="14720" calcext:value-type="float">
            <text:p>14720</text:p>
          </table:table-cell>
          <table:table-cell table:number-columns-repeated="13"/>
        </table:table-row>
        <table:table-row table:style-name="ro1">
          <table:table-cell office:value-type="float" office:value="14784" calcext:value-type="float">
            <text:p>14784</text:p>
          </table:table-cell>
          <table:table-cell table:number-columns-repeated="13"/>
        </table:table-row>
        <table:table-row table:style-name="ro1">
          <table:table-cell office:value-type="float" office:value="14784" calcext:value-type="float">
            <text:p>14784</text:p>
          </table:table-cell>
          <table:table-cell table:number-columns-repeated="13"/>
        </table:table-row>
        <table:table-row table:style-name="ro1">
          <table:table-cell office:value-type="float" office:value="14848" calcext:value-type="float">
            <text:p>14848</text:p>
          </table:table-cell>
          <table:table-cell table:number-columns-repeated="13"/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number-columns-repeated="13"/>
        </table:table-row>
        <table:table-row table:style-name="ro1">
          <table:table-cell office:value-type="float" office:value="15040" calcext:value-type="float">
            <text:p>15040</text:p>
          </table:table-cell>
          <table:table-cell table:number-columns-repeated="13"/>
        </table:table-row>
        <table:table-row table:style-name="ro1">
          <table:table-cell office:value-type="float" office:value="15104" calcext:value-type="float">
            <text:p>15104</text:p>
          </table:table-cell>
          <table:table-cell table:number-columns-repeated="13"/>
        </table:table-row>
        <table:table-row table:style-name="ro1">
          <table:table-cell office:value-type="float" office:value="15168" calcext:value-type="float">
            <text:p>15168</text:p>
          </table:table-cell>
          <table:table-cell table:number-columns-repeated="13"/>
        </table:table-row>
        <table:table-row table:style-name="ro1">
          <table:table-cell office:value-type="float" office:value="15232" calcext:value-type="float">
            <text:p>15232</text:p>
          </table:table-cell>
          <table:table-cell table:number-columns-repeated="13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number-columns-repeated="13"/>
        </table:table-row>
        <table:table-row table:style-name="ro1">
          <table:table-cell office:value-type="float" office:value="15360" calcext:value-type="float">
            <text:p>15360</text:p>
          </table:table-cell>
          <table:table-cell table:number-columns-repeated="13"/>
        </table:table-row>
        <table:table-row table:style-name="ro1">
          <table:table-cell office:value-type="float" office:value="15424" calcext:value-type="float">
            <text:p>15424</text:p>
          </table:table-cell>
          <table:table-cell table:number-columns-repeated="13"/>
        </table:table-row>
        <table:table-row table:style-name="ro1">
          <table:table-cell office:value-type="float" office:value="15488" calcext:value-type="float">
            <text:p>15488</text:p>
          </table:table-cell>
          <table:table-cell table:number-columns-repeated="13"/>
        </table:table-row>
        <table:table-row table:style-name="ro1">
          <table:table-cell office:value-type="float" office:value="15552" calcext:value-type="float">
            <text:p>15552</text:p>
          </table:table-cell>
          <table:table-cell table:number-columns-repeated="13"/>
        </table:table-row>
        <table:table-row table:style-name="ro1">
          <table:table-cell office:value-type="float" office:value="15616" calcext:value-type="float">
            <text:p>15616</text:p>
          </table:table-cell>
          <table:table-cell table:number-columns-repeated="13"/>
        </table:table-row>
        <table:table-row table:style-name="ro1">
          <table:table-cell office:value-type="float" office:value="15680" calcext:value-type="float">
            <text:p>15680</text:p>
          </table:table-cell>
          <table:table-cell table:number-columns-repeated="13"/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number-columns-repeated="13"/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number-columns-repeated="13"/>
        </table:table-row>
        <table:table-row table:style-name="ro1">
          <table:table-cell office:value-type="float" office:value="15936" calcext:value-type="float">
            <text:p>15936</text:p>
          </table:table-cell>
          <table:table-cell table:number-columns-repeated="13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13"/>
        </table:table-row>
        <table:table-row table:style-name="ro1">
          <table:table-cell office:value-type="float" office:value="16128" calcext:value-type="float">
            <text:p>16128</text:p>
          </table:table-cell>
          <table:table-cell table:number-columns-repeated="13"/>
        </table:table-row>
        <table:table-row table:style-name="ro1">
          <table:table-cell office:value-type="float" office:value="16256" calcext:value-type="float">
            <text:p>16256</text:p>
          </table:table-cell>
          <table:table-cell table:number-columns-repeated="13"/>
        </table:table-row>
        <table:table-row table:style-name="ro1">
          <table:table-cell office:value-type="float" office:value="16320" calcext:value-type="float">
            <text:p>16320</text:p>
          </table:table-cell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13"/>
        </table:table-row>
        <table:table-row table:style-name="ro1">
          <table:table-cell office:value-type="float" office:value="16448" calcext:value-type="float">
            <text:p>16448</text:p>
          </table:table-cell>
          <table:table-cell table:number-columns-repeated="13"/>
        </table:table-row>
        <table:table-row table:style-name="ro1">
          <table:table-cell office:value-type="float" office:value="16512" calcext:value-type="float">
            <text:p>16512</text:p>
          </table:table-cell>
          <table:table-cell table:number-columns-repeated="13"/>
        </table:table-row>
        <table:table-row table:style-name="ro1">
          <table:table-cell office:value-type="float" office:value="16576" calcext:value-type="float">
            <text:p>16576</text:p>
          </table:table-cell>
          <table:table-cell table:number-columns-repeated="13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13"/>
        </table:table-row>
        <table:table-row table:style-name="ro1">
          <table:table-cell office:value-type="float" office:value="16704" calcext:value-type="float">
            <text:p>16704</text:p>
          </table:table-cell>
          <table:table-cell table:number-columns-repeated="13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13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number-columns-repeated="13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13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13"/>
        </table:table-row>
        <table:table-row table:style-name="ro1">
          <table:table-cell office:value-type="float" office:value="17088" calcext:value-type="float">
            <text:p>17088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number-columns-repeated="13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13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13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13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13"/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13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64" calcext:value-type="float">
            <text:p>19264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92" calcext:value-type="float">
            <text:p>19392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520" calcext:value-type="float">
            <text:p>19520</text:p>
          </table:table-cell>
          <table:table-cell table:number-columns-repeated="13"/>
        </table:table-row>
        <table:table-row table:style-name="ro1">
          <table:table-cell office:value-type="float" office:value="19648" calcext:value-type="float">
            <text:p>19648</text:p>
          </table:table-cell>
          <table:table-cell table:number-columns-repeated="13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13"/>
        </table:table-row>
        <table:table-row table:style-name="ro1">
          <table:table-cell office:value-type="float" office:value="19776" calcext:value-type="float">
            <text:p>19776</text:p>
          </table:table-cell>
          <table:table-cell table:number-columns-repeated="13"/>
        </table:table-row>
        <table:table-row table:style-name="ro1">
          <table:table-cell office:value-type="float" office:value="19776" calcext:value-type="float">
            <text:p>19776</text:p>
          </table:table-cell>
          <table:table-cell table:number-columns-repeated="13"/>
        </table:table-row>
        <table:table-row table:style-name="ro1">
          <table:table-cell office:value-type="float" office:value="19840" calcext:value-type="float">
            <text:p>19840</text:p>
          </table:table-cell>
          <table:table-cell table:number-columns-repeated="13"/>
        </table:table-row>
        <table:table-row table:style-name="ro1">
          <table:table-cell office:value-type="float" office:value="19904" calcext:value-type="float">
            <text:p>19904</text:p>
          </table:table-cell>
          <table:table-cell table:number-columns-repeated="13"/>
        </table:table-row>
        <table:table-row table:style-name="ro1">
          <table:table-cell office:value-type="float" office:value="19968" calcext:value-type="float">
            <text:p>19968</text:p>
          </table:table-cell>
          <table:table-cell table:number-columns-repeated="13"/>
        </table:table-row>
        <table:table-row table:style-name="ro1">
          <table:table-cell office:value-type="float" office:value="19968" calcext:value-type="float">
            <text:p>19968</text:p>
          </table:table-cell>
          <table:table-cell table:number-columns-repeated="13"/>
        </table:table-row>
        <table:table-row table:style-name="ro1">
          <table:table-cell office:value-type="float" office:value="20032" calcext:value-type="float">
            <text:p>20032</text:p>
          </table:table-cell>
          <table:table-cell table:number-columns-repeated="13"/>
        </table:table-row>
        <table:table-row table:style-name="ro1">
          <table:table-cell office:value-type="float" office:value="20096" calcext:value-type="float">
            <text:p>20096</text:p>
          </table:table-cell>
          <table:table-cell table:number-columns-repeated="13"/>
        </table:table-row>
        <table:table-row table:style-name="ro1">
          <table:table-cell office:value-type="float" office:value="20160" calcext:value-type="float">
            <text:p>20160</text:p>
          </table:table-cell>
          <table:table-cell table:number-columns-repeated="13"/>
        </table:table-row>
        <table:table-row table:style-name="ro1">
          <table:table-cell office:value-type="float" office:value="20160" calcext:value-type="float">
            <text:p>20160</text:p>
          </table:table-cell>
          <table:table-cell table:number-columns-repeated="13"/>
        </table:table-row>
        <table:table-row table:style-name="ro1">
          <table:table-cell office:value-type="float" office:value="20224" calcext:value-type="float">
            <text:p>20224</text:p>
          </table:table-cell>
          <table:table-cell table:number-columns-repeated="13"/>
        </table:table-row>
        <table:table-row table:style-name="ro1">
          <table:table-cell office:value-type="float" office:value="20352" calcext:value-type="float">
            <text:p>20352</text:p>
          </table:table-cell>
          <table:table-cell table:number-columns-repeated="13"/>
        </table:table-row>
        <table:table-row table:style-name="ro1">
          <table:table-cell office:value-type="float" office:value="20416" calcext:value-type="float">
            <text:p>20416</text:p>
          </table:table-cell>
          <table:table-cell table:number-columns-repeated="13"/>
        </table:table-row>
        <table:table-row table:style-name="ro1">
          <table:table-cell office:value-type="float" office:value="20544" calcext:value-type="float">
            <text:p>20544</text:p>
          </table:table-cell>
          <table:table-cell table:number-columns-repeated="13"/>
        </table:table-row>
        <table:table-row table:style-name="ro1">
          <table:table-cell office:value-type="float" office:value="20672" calcext:value-type="float">
            <text:p>20672</text:p>
          </table:table-cell>
          <table:table-cell table:number-columns-repeated="13"/>
        </table:table-row>
        <table:table-row table:style-name="ro1">
          <table:table-cell office:value-type="float" office:value="20736" calcext:value-type="float">
            <text:p>20736</text:p>
          </table:table-cell>
          <table:table-cell table:number-columns-repeated="13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number-columns-repeated="13"/>
        </table:table-row>
        <table:table-row table:style-name="ro1">
          <table:table-cell office:value-type="float" office:value="20928" calcext:value-type="float">
            <text:p>20928</text:p>
          </table:table-cell>
          <table:table-cell table:number-columns-repeated="13"/>
        </table:table-row>
        <table:table-row table:style-name="ro1">
          <table:table-cell office:value-type="float" office:value="21056" calcext:value-type="float">
            <text:p>21056</text:p>
          </table:table-cell>
          <table:table-cell table:number-columns-repeated="13"/>
        </table:table-row>
        <table:table-row table:style-name="ro1">
          <table:table-cell office:value-type="float" office:value="21248" calcext:value-type="float">
            <text:p>21248</text:p>
          </table:table-cell>
          <table:table-cell table:number-columns-repeated="13"/>
        </table:table-row>
        <table:table-row table:style-name="ro1">
          <table:table-cell office:value-type="float" office:value="21376" calcext:value-type="float">
            <text:p>21376</text:p>
          </table:table-cell>
          <table:table-cell table:number-columns-repeated="13"/>
        </table:table-row>
        <table:table-row table:style-name="ro1">
          <table:table-cell office:value-type="float" office:value="21568" calcext:value-type="float">
            <text:p>21568</text:p>
          </table:table-cell>
          <table:table-cell table:number-columns-repeated="13"/>
        </table:table-row>
        <table:table-row table:style-name="ro1">
          <table:table-cell office:value-type="float" office:value="21760" calcext:value-type="float">
            <text:p>21760</text:p>
          </table:table-cell>
          <table:table-cell table:number-columns-repeated="13"/>
        </table:table-row>
        <table:table-row table:style-name="ro1">
          <table:table-cell office:value-type="float" office:value="21888" calcext:value-type="float">
            <text:p>21888</text:p>
          </table:table-cell>
          <table:table-cell table:number-columns-repeated="13"/>
        </table:table-row>
        <table:table-row table:style-name="ro1">
          <table:table-cell office:value-type="float" office:value="22144" calcext:value-type="float">
            <text:p>22144</text:p>
          </table:table-cell>
          <table:table-cell table:number-columns-repeated="13"/>
        </table:table-row>
        <table:table-row table:style-name="ro1">
          <table:table-cell office:value-type="float" office:value="22400" calcext:value-type="float">
            <text:p>22400</text:p>
          </table:table-cell>
          <table:table-cell table:number-columns-repeated="13"/>
        </table:table-row>
        <table:table-row table:style-name="ro1">
          <table:table-cell office:value-type="float" office:value="22720" calcext:value-type="float">
            <text:p>22720</text:p>
          </table:table-cell>
          <table:table-cell table:number-columns-repeated="13"/>
        </table:table-row>
        <table:table-row table:style-name="ro1">
          <table:table-cell office:value-type="float" office:value="23104" calcext:value-type="float">
            <text:p>23104</text:p>
          </table:table-cell>
          <table:table-cell table:number-columns-repeated="13"/>
        </table:table-row>
        <table:table-row table:style-name="ro1">
          <table:table-cell office:value-type="float" office:value="23488" calcext:value-type="float">
            <text:p>23488</text:p>
          </table:table-cell>
          <table:table-cell table:number-columns-repeated="13"/>
        </table:table-row>
        <table:table-row table:style-name="ro1">
          <table:table-cell office:value-type="float" office:value="23936" calcext:value-type="float">
            <text:p>23936</text:p>
          </table:table-cell>
          <table:table-cell table:number-columns-repeated="13"/>
        </table:table-row>
        <table:table-row table:style-name="ro1">
          <table:table-cell office:value-type="float" office:value="24384" calcext:value-type="float">
            <text:p>24384</text:p>
          </table:table-cell>
          <table:table-cell table:number-columns-repeated="13"/>
        </table:table-row>
        <table:table-row table:style-name="ro1">
          <table:table-cell office:value-type="float" office:value="24640" calcext:value-type="float">
            <text:p>24640</text:p>
          </table:table-cell>
          <table:table-cell table:number-columns-repeated="13"/>
        </table:table-row>
        <table:table-row table:style-name="ro1">
          <table:table-cell office:value-type="float" office:value="25088" calcext:value-type="float">
            <text:p>25088</text:p>
          </table:table-cell>
          <table:table-cell table:number-columns-repeated="13"/>
        </table:table-row>
        <table:table-row table:style-name="ro1">
          <table:table-cell office:value-type="float" office:value="25600" calcext:value-type="float">
            <text:p>25600</text:p>
          </table:table-cell>
          <table:table-cell table:number-columns-repeated="13"/>
        </table:table-row>
        <table:table-row table:style-name="ro1">
          <table:table-cell office:value-type="float" office:value="25984" calcext:value-type="float">
            <text:p>25984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80" calcext:value-type="float">
            <text:p>26880</text:p>
          </table:table-cell>
          <table:table-cell table:number-columns-repeated="13"/>
        </table:table-row>
        <table:table-row table:style-name="ro1">
          <table:table-cell office:value-type="float" office:value="26944" calcext:value-type="float">
            <text:p>26944</text:p>
          </table:table-cell>
          <table:table-cell table:number-columns-repeated="13"/>
        </table:table-row>
        <table:table-row table:style-name="ro1">
          <table:table-cell office:value-type="float" office:value="27008" calcext:value-type="float">
            <text:p>27008</text:p>
          </table:table-cell>
          <table:table-cell table:number-columns-repeated="13"/>
        </table:table-row>
        <table:table-row table:style-name="ro1">
          <table:table-cell office:value-type="float" office:value="27072" calcext:value-type="float">
            <text:p>27072</text:p>
          </table:table-cell>
          <table:table-cell table:number-columns-repeated="13"/>
        </table:table-row>
        <table:table-row table:style-name="ro1">
          <table:table-cell office:value-type="float" office:value="27136" calcext:value-type="float">
            <text:p>27136</text:p>
          </table:table-cell>
          <table:table-cell table:number-columns-repeated="13"/>
        </table:table-row>
        <table:table-row table:style-name="ro1">
          <table:table-cell office:value-type="float" office:value="27200" calcext:value-type="float">
            <text:p>27200</text:p>
          </table:table-cell>
          <table:table-cell table:number-columns-repeated="13"/>
        </table:table-row>
        <table:table-row table:style-name="ro1">
          <table:table-cell office:value-type="float" office:value="27264" calcext:value-type="float">
            <text:p>27264</text:p>
          </table:table-cell>
          <table:table-cell table:number-columns-repeated="13"/>
        </table:table-row>
        <table:table-row table:style-name="ro1">
          <table:table-cell office:value-type="float" office:value="27328" calcext:value-type="float">
            <text:p>27328</text:p>
          </table:table-cell>
          <table:table-cell table:number-columns-repeated="13"/>
        </table:table-row>
        <table:table-row table:style-name="ro1">
          <table:table-cell office:value-type="float" office:value="27328" calcext:value-type="float">
            <text:p>27328</text:p>
          </table:table-cell>
          <table:table-cell table:number-columns-repeated="13"/>
        </table:table-row>
        <table:table-row table:style-name="ro1">
          <table:table-cell office:value-type="float" office:value="27392" calcext:value-type="float">
            <text:p>27392</text:p>
          </table:table-cell>
          <table:table-cell table:number-columns-repeated="13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number-columns-repeated="13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number-columns-repeated="13"/>
        </table:table-row>
        <table:table-row table:style-name="ro1">
          <table:table-cell office:value-type="float" office:value="27520" calcext:value-type="float">
            <text:p>27520</text:p>
          </table:table-cell>
          <table:table-cell table:number-columns-repeated="13"/>
        </table:table-row>
        <table:table-row table:style-name="ro1">
          <table:table-cell office:value-type="float" office:value="27584" calcext:value-type="float">
            <text:p>27584</text:p>
          </table:table-cell>
          <table:table-cell table:number-columns-repeated="13"/>
        </table:table-row>
        <table:table-row table:style-name="ro1">
          <table:table-cell office:value-type="float" office:value="27648" calcext:value-type="float">
            <text:p>27648</text:p>
          </table:table-cell>
          <table:table-cell table:number-columns-repeated="13"/>
        </table:table-row>
        <table:table-row table:style-name="ro1">
          <table:table-cell office:value-type="float" office:value="27648" calcext:value-type="float">
            <text:p>27648</text:p>
          </table:table-cell>
          <table:table-cell table:number-columns-repeated="13"/>
        </table:table-row>
        <table:table-row table:style-name="ro1">
          <table:table-cell office:value-type="float" office:value="27712" calcext:value-type="float">
            <text:p>27712</text:p>
          </table:table-cell>
          <table:table-cell table:number-columns-repeated="13"/>
        </table:table-row>
        <table:table-row table:style-name="ro1">
          <table:table-cell office:value-type="float" office:value="27776" calcext:value-type="float">
            <text:p>27776</text:p>
          </table:table-cell>
          <table:table-cell table:number-columns-repeated="13"/>
        </table:table-row>
        <table:table-row table:style-name="ro1">
          <table:table-cell office:value-type="float" office:value="27840" calcext:value-type="float">
            <text:p>27840</text:p>
          </table:table-cell>
          <table:table-cell table:number-columns-repeated="13"/>
        </table:table-row>
        <table:table-row table:style-name="ro1">
          <table:table-cell office:value-type="float" office:value="27904" calcext:value-type="float">
            <text:p>27904</text:p>
          </table:table-cell>
          <table:table-cell table:number-columns-repeated="13"/>
        </table:table-row>
        <table:table-row table:style-name="ro1">
          <table:table-cell office:value-type="float" office:value="27968" calcext:value-type="float">
            <text:p>27968</text:p>
          </table:table-cell>
          <table:table-cell table:number-columns-repeated="13"/>
        </table:table-row>
        <table:table-row table:style-name="ro1">
          <table:table-cell office:value-type="float" office:value="28032" calcext:value-type="float">
            <text:p>28032</text:p>
          </table:table-cell>
          <table:table-cell table:number-columns-repeated="13"/>
        </table:table-row>
        <table:table-row table:style-name="ro1">
          <table:table-cell office:value-type="float" office:value="28096" calcext:value-type="float">
            <text:p>28096</text:p>
          </table:table-cell>
          <table:table-cell table:number-columns-repeated="13"/>
        </table:table-row>
        <table:table-row table:style-name="ro1">
          <table:table-cell office:value-type="float" office:value="28160" calcext:value-type="float">
            <text:p>28160</text:p>
          </table:table-cell>
          <table:table-cell table:number-columns-repeated="13"/>
        </table:table-row>
        <table:table-row table:style-name="ro1">
          <table:table-cell office:value-type="float" office:value="28224" calcext:value-type="float">
            <text:p>28224</text:p>
          </table:table-cell>
          <table:table-cell table:number-columns-repeated="13"/>
        </table:table-row>
        <table:table-row table:style-name="ro1">
          <table:table-cell office:value-type="float" office:value="28288" calcext:value-type="float">
            <text:p>28288</text:p>
          </table:table-cell>
          <table:table-cell table:number-columns-repeated="13"/>
        </table:table-row>
        <table:table-row table:style-name="ro1">
          <table:table-cell office:value-type="float" office:value="28352" calcext:value-type="float">
            <text:p>28352</text:p>
          </table:table-cell>
          <table:table-cell table:number-columns-repeated="13"/>
        </table:table-row>
        <table:table-row table:style-name="ro1">
          <table:table-cell office:value-type="float" office:value="28416" calcext:value-type="float">
            <text:p>28416</text:p>
          </table:table-cell>
          <table:table-cell table:number-columns-repeated="13"/>
        </table:table-row>
        <table:table-row table:style-name="ro1">
          <table:table-cell office:value-type="float" office:value="28416" calcext:value-type="float">
            <text:p>28416</text:p>
          </table:table-cell>
          <table:table-cell table:number-columns-repeated="13"/>
        </table:table-row>
        <table:table-row table:style-name="ro1">
          <table:table-cell office:value-type="float" office:value="28480" calcext:value-type="float">
            <text:p>28480</text:p>
          </table:table-cell>
          <table:table-cell table:number-columns-repeated="13"/>
        </table:table-row>
        <table:table-row table:style-name="ro1">
          <table:table-cell office:value-type="float" office:value="28544" calcext:value-type="float">
            <text:p>28544</text:p>
          </table:table-cell>
          <table:table-cell table:number-columns-repeated="13"/>
        </table:table-row>
        <table:table-row table:style-name="ro1">
          <table:table-cell office:value-type="float" office:value="28608" calcext:value-type="float">
            <text:p>28608</text:p>
          </table:table-cell>
          <table:table-cell table:number-columns-repeated="13"/>
        </table:table-row>
        <table:table-row table:style-name="ro1">
          <table:table-cell office:value-type="float" office:value="28608" calcext:value-type="float">
            <text:p>28608</text:p>
          </table:table-cell>
          <table:table-cell table:number-columns-repeated="13"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number-columns-repeated="13"/>
        </table:table-row>
        <table:table-row table:style-name="ro1">
          <table:table-cell office:value-type="float" office:value="28736" calcext:value-type="float">
            <text:p>28736</text:p>
          </table:table-cell>
          <table:table-cell table:number-columns-repeated="13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13"/>
        </table:table-row>
        <table:table-row table:style-name="ro1">
          <table:table-cell office:value-type="float" office:value="28864" calcext:value-type="float">
            <text:p>28864</text:p>
          </table:table-cell>
          <table:table-cell table:number-columns-repeated="13"/>
        </table:table-row>
        <table:table-row table:style-name="ro1">
          <table:table-cell office:value-type="float" office:value="28864" calcext:value-type="float">
            <text:p>28864</text:p>
          </table:table-cell>
          <table:table-cell table:number-columns-repeated="13"/>
        </table:table-row>
        <table:table-row table:style-name="ro1">
          <table:table-cell office:value-type="float" office:value="28928" calcext:value-type="float">
            <text:p>28928</text:p>
          </table:table-cell>
          <table:table-cell table:number-columns-repeated="13"/>
        </table:table-row>
        <table:table-row table:style-name="ro1">
          <table:table-cell office:value-type="float" office:value="28992" calcext:value-type="float">
            <text:p>28992</text:p>
          </table:table-cell>
          <table:table-cell table:number-columns-repeated="13"/>
        </table:table-row>
        <table:table-row table:style-name="ro1">
          <table:table-cell office:value-type="float" office:value="29056" calcext:value-type="float">
            <text:p>29056</text:p>
          </table:table-cell>
          <table:table-cell table:number-columns-repeated="13"/>
        </table:table-row>
        <table:table-row table:style-name="ro1">
          <table:table-cell office:value-type="float" office:value="29184" calcext:value-type="float">
            <text:p>29184</text:p>
          </table:table-cell>
          <table:table-cell table:number-columns-repeated="13"/>
        </table:table-row>
        <table:table-row table:style-name="ro1">
          <table:table-cell office:value-type="float" office:value="29248" calcext:value-type="float">
            <text:p>29248</text:p>
          </table:table-cell>
          <table:table-cell table:number-columns-repeated="13"/>
        </table:table-row>
        <table:table-row table:style-name="ro1">
          <table:table-cell office:value-type="float" office:value="29376" calcext:value-type="float">
            <text:p>29376</text:p>
          </table:table-cell>
          <table:table-cell table:number-columns-repeated="13"/>
        </table:table-row>
        <table:table-row table:style-name="ro1">
          <table:table-cell office:value-type="float" office:value="29440" calcext:value-type="float">
            <text:p>29440</text:p>
          </table:table-cell>
          <table:table-cell table:number-columns-repeated="13"/>
        </table:table-row>
        <table:table-row table:style-name="ro1">
          <table:table-cell office:value-type="float" office:value="29504" calcext:value-type="float">
            <text:p>29504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632" calcext:value-type="float">
            <text:p>29632</text:p>
          </table:table-cell>
          <table:table-cell table:number-columns-repeated="13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number-columns-repeated="13"/>
        </table:table-row>
        <table:table-row table:style-name="ro1">
          <table:table-cell office:value-type="float" office:value="29760" calcext:value-type="float">
            <text:p>29760</text:p>
          </table:table-cell>
          <table:table-cell table:number-columns-repeated="13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number-columns-repeated="13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number-columns-repeated="13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number-columns-repeated="13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number-columns-repeated="13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number-columns-repeated="13"/>
        </table:table-row>
        <table:table-row table:style-name="ro1">
          <table:table-cell office:value-type="float" office:value="30080" calcext:value-type="float">
            <text:p>30080</text:p>
          </table:table-cell>
          <table:table-cell table:number-columns-repeated="13"/>
        </table:table-row>
        <table:table-row table:style-name="ro1">
          <table:table-cell office:value-type="float" office:value="30080" calcext:value-type="float">
            <text:p>30080</text:p>
          </table:table-cell>
          <table:table-cell table:number-columns-repeated="13"/>
        </table:table-row>
        <table:table-row table:style-name="ro1">
          <table:table-cell office:value-type="float" office:value="30144" calcext:value-type="float">
            <text:p>30144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144" calcext:value-type="float">
            <text:p>30144</text:p>
          </table:table-cell>
          <table:table-cell table:number-columns-repeated="13"/>
        </table:table-row>
        <table:table-row table:style-name="ro1">
          <table:table-cell office:value-type="float" office:value="30144" calcext:value-type="float">
            <text:p>30144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72" calcext:value-type="float">
            <text:p>30272</text:p>
          </table:table-cell>
          <table:table-cell table:number-columns-repeated="13"/>
        </table:table-row>
        <table:table-row table:style-name="ro1">
          <table:table-cell office:value-type="float" office:value="30336" calcext:value-type="float">
            <text:p>30336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656" calcext:value-type="float">
            <text:p>30656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number-columns-repeated="13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number-columns-repeated="13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number-columns-repeated="13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80" calcext:value-type="float">
            <text:p>31680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number-columns-repeated="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256" calcext:value-type="float">
            <text:p>32256</text:p>
          </table:table-cell>
          <table:table-cell table:number-columns-repeated="13"/>
        </table:table-row>
        <table:table-row table:style-name="ro1">
          <table:table-cell office:value-type="float" office:value="32256" calcext:value-type="float">
            <text:p>32256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76" calcext:value-type="float">
            <text:p>32576</text:p>
          </table:table-cell>
          <table:table-cell table:number-columns-repeated="13"/>
        </table:table-row>
        <table:table-row table:style-name="ro1">
          <table:table-cell office:value-type="float" office:value="32576" calcext:value-type="float">
            <text:p>32576</text:p>
          </table:table-cell>
          <table:table-cell table:number-columns-repeated="13"/>
        </table:table-row>
        <table:table-row table:style-name="ro1">
          <table:table-cell office:value-type="float" office:value="32640" calcext:value-type="float">
            <text:p>32640</text:p>
          </table:table-cell>
          <table:table-cell table:number-columns-repeated="13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13"/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number-columns-repeated="13"/>
        </table:table-row>
        <table:table-row table:style-name="ro1">
          <table:table-cell office:value-type="float" office:value="32896" calcext:value-type="float">
            <text:p>32896</text:p>
          </table:table-cell>
          <table:table-cell table:number-columns-repeated="13"/>
        </table:table-row>
        <table:table-row table:style-name="ro1">
          <table:table-cell office:value-type="float" office:value="32960" calcext:value-type="float">
            <text:p>32960</text:p>
          </table:table-cell>
          <table:table-cell table:number-columns-repeated="13"/>
        </table:table-row>
        <table:table-row table:style-name="ro1">
          <table:table-cell office:value-type="float" office:value="32960" calcext:value-type="float">
            <text:p>32960</text:p>
          </table:table-cell>
          <table:table-cell table:number-columns-repeated="13"/>
        </table:table-row>
        <table:table-row table:style-name="ro1">
          <table:table-cell office:value-type="float" office:value="33024" calcext:value-type="float">
            <text:p>33024</text:p>
          </table:table-cell>
          <table:table-cell table:number-columns-repeated="13"/>
        </table:table-row>
        <table:table-row table:style-name="ro1">
          <table:table-cell office:value-type="float" office:value="33088" calcext:value-type="float">
            <text:p>33088</text:p>
          </table:table-cell>
          <table:table-cell table:number-columns-repeated="13"/>
        </table:table-row>
        <table:table-row table:style-name="ro1">
          <table:table-cell office:value-type="float" office:value="33152" calcext:value-type="float">
            <text:p>33152</text:p>
          </table:table-cell>
          <table:table-cell table:number-columns-repeated="13"/>
        </table:table-row>
        <table:table-row table:style-name="ro1">
          <table:table-cell office:value-type="float" office:value="33280" calcext:value-type="float">
            <text:p>33280</text:p>
          </table:table-cell>
          <table:table-cell table:number-columns-repeated="13"/>
        </table:table-row>
        <table:table-row table:style-name="ro1">
          <table:table-cell office:value-type="float" office:value="33344" calcext:value-type="float">
            <text:p>33344</text:p>
          </table:table-cell>
          <table:table-cell table:number-columns-repeated="13"/>
        </table:table-row>
        <table:table-row table:style-name="ro1">
          <table:table-cell office:value-type="float" office:value="33408" calcext:value-type="float">
            <text:p>33408</text:p>
          </table:table-cell>
          <table:table-cell table:number-columns-repeated="13"/>
        </table:table-row>
        <table:table-row table:style-name="ro1">
          <table:table-cell office:value-type="float" office:value="33408" calcext:value-type="float">
            <text:p>33408</text:p>
          </table:table-cell>
          <table:table-cell table:number-columns-repeated="13"/>
        </table:table-row>
        <table:table-row table:style-name="ro1">
          <table:table-cell office:value-type="float" office:value="33536" calcext:value-type="float">
            <text:p>33536</text:p>
          </table:table-cell>
          <table:table-cell table:number-columns-repeated="13"/>
        </table:table-row>
        <table:table-row table:style-name="ro1">
          <table:table-cell office:value-type="float" office:value="33600" calcext:value-type="float">
            <text:p>33600</text:p>
          </table:table-cell>
          <table:table-cell table:number-columns-repeated="13"/>
        </table:table-row>
        <table:table-row table:style-name="ro1">
          <table:table-cell office:value-type="float" office:value="33664" calcext:value-type="float">
            <text:p>33664</text:p>
          </table:table-cell>
          <table:table-cell table:number-columns-repeated="13"/>
        </table:table-row>
        <table:table-row table:style-name="ro1">
          <table:table-cell office:value-type="float" office:value="33728" calcext:value-type="float">
            <text:p>33728</text:p>
          </table:table-cell>
          <table:table-cell table:number-columns-repeated="13"/>
        </table:table-row>
        <table:table-row table:style-name="ro1">
          <table:table-cell office:value-type="float" office:value="33856" calcext:value-type="float">
            <text:p>33856</text:p>
          </table:table-cell>
          <table:table-cell table:number-columns-repeated="13"/>
        </table:table-row>
        <table:table-row table:style-name="ro1">
          <table:table-cell office:value-type="float" office:value="33920" calcext:value-type="float">
            <text:p>33920</text:p>
          </table:table-cell>
          <table:table-cell table:number-columns-repeated="13"/>
        </table:table-row>
        <table:table-row table:style-name="ro1">
          <table:table-cell office:value-type="float" office:value="33984" calcext:value-type="float">
            <text:p>33984</text:p>
          </table:table-cell>
          <table:table-cell table:number-columns-repeated="13"/>
        </table:table-row>
        <table:table-row table:style-name="ro1">
          <table:table-cell office:value-type="float" office:value="34112" calcext:value-type="float">
            <text:p>34112</text:p>
          </table:table-cell>
          <table:table-cell table:number-columns-repeated="13"/>
        </table:table-row>
        <table:table-row table:style-name="ro1">
          <table:table-cell office:value-type="float" office:value="34240" calcext:value-type="float">
            <text:p>34240</text:p>
          </table:table-cell>
          <table:table-cell table:number-columns-repeated="13"/>
        </table:table-row>
        <table:table-row table:style-name="ro1">
          <table:table-cell office:value-type="float" office:value="34368" calcext:value-type="float">
            <text:p>34368</text:p>
          </table:table-cell>
          <table:table-cell table:number-columns-repeated="13"/>
        </table:table-row>
        <table:table-row table:style-name="ro1">
          <table:table-cell office:value-type="float" office:value="34496" calcext:value-type="float">
            <text:p>34496</text:p>
          </table:table-cell>
          <table:table-cell table:number-columns-repeated="13"/>
        </table:table-row>
        <table:table-row table:style-name="ro1">
          <table:table-cell office:value-type="float" office:value="34688" calcext:value-type="float">
            <text:p>34688</text:p>
          </table:table-cell>
          <table:table-cell table:number-columns-repeated="13"/>
        </table:table-row>
        <table:table-row table:style-name="ro1">
          <table:table-cell office:value-type="float" office:value="34880" calcext:value-type="float">
            <text:p>34880</text:p>
          </table:table-cell>
          <table:table-cell table:number-columns-repeated="13"/>
        </table:table-row>
        <table:table-row table:style-name="ro1">
          <table:table-cell office:value-type="float" office:value="35072" calcext:value-type="float">
            <text:p>35072</text:p>
          </table:table-cell>
          <table:table-cell table:number-columns-repeated="13"/>
        </table:table-row>
        <table:table-row table:style-name="ro1">
          <table:table-cell office:value-type="float" office:value="35200" calcext:value-type="float">
            <text:p>35200</text:p>
          </table:table-cell>
          <table:table-cell table:number-columns-repeated="13"/>
        </table:table-row>
        <table:table-row table:style-name="ro1">
          <table:table-cell office:value-type="float" office:value="35456" calcext:value-type="float">
            <text:p>35456</text:p>
          </table:table-cell>
          <table:table-cell table:number-columns-repeated="13"/>
        </table:table-row>
        <table:table-row table:style-name="ro1">
          <table:table-cell office:value-type="float" office:value="35776" calcext:value-type="float">
            <text:p>35776</text:p>
          </table:table-cell>
          <table:table-cell table:number-columns-repeated="13"/>
        </table:table-row>
        <table:table-row table:style-name="ro1">
          <table:table-cell office:value-type="float" office:value="36096" calcext:value-type="float">
            <text:p>36096</text:p>
          </table:table-cell>
          <table:table-cell table:number-columns-repeated="13"/>
        </table:table-row>
        <table:table-row table:style-name="ro1">
          <table:table-cell office:value-type="float" office:value="36480" calcext:value-type="float">
            <text:p>36480</text:p>
          </table:table-cell>
          <table:table-cell table:number-columns-repeated="13"/>
        </table:table-row>
        <table:table-row table:style-name="ro1">
          <table:table-cell office:value-type="float" office:value="36864" calcext:value-type="float">
            <text:p>36864</text:p>
          </table:table-cell>
          <table:table-cell table:number-columns-repeated="13"/>
        </table:table-row>
        <table:table-row table:style-name="ro1">
          <table:table-cell office:value-type="float" office:value="37312" calcext:value-type="float">
            <text:p>37312</text:p>
          </table:table-cell>
          <table:table-cell table:number-columns-repeated="13"/>
        </table:table-row>
        <table:table-row table:style-name="ro1">
          <table:table-cell office:value-type="float" office:value="37504" calcext:value-type="float">
            <text:p>37504</text:p>
          </table:table-cell>
          <table:table-cell table:number-columns-repeated="13"/>
        </table:table-row>
        <table:table-row table:style-name="ro1">
          <table:table-cell office:value-type="float" office:value="38016" calcext:value-type="float">
            <text:p>38016</text:p>
          </table:table-cell>
          <table:table-cell table:number-columns-repeated="13"/>
        </table:table-row>
        <table:table-row table:style-name="ro1">
          <table:table-cell office:value-type="float" office:value="38464" calcext:value-type="float">
            <text:p>38464</text:p>
          </table:table-cell>
          <table:table-cell table:number-columns-repeated="13"/>
        </table:table-row>
        <table:table-row table:style-name="ro1">
          <table:table-cell office:value-type="float" office:value="38848" calcext:value-type="float">
            <text:p>38848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680" calcext:value-type="float">
            <text:p>39680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296" calcext:value-type="float">
            <text:p>39296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296" calcext:value-type="float">
            <text:p>39296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680" calcext:value-type="float">
            <text:p>39680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number-columns-repeated="13"/>
        </table:table-row>
        <table:table-row table:style-name="ro1">
          <table:table-cell office:value-type="float" office:value="40192" calcext:value-type="float">
            <text:p>40192</text:p>
          </table:table-cell>
          <table:table-cell table:number-columns-repeated="13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number-columns-repeated="13"/>
        </table:table-row>
        <table:table-row table:style-name="ro1">
          <table:table-cell office:value-type="float" office:value="40320" calcext:value-type="float">
            <text:p>40320</text:p>
          </table:table-cell>
          <table:table-cell table:number-columns-repeated="13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number-columns-repeated="13"/>
        </table:table-row>
        <table:table-row table:style-name="ro1">
          <table:table-cell office:value-type="float" office:value="40448" calcext:value-type="float">
            <text:p>40448</text:p>
          </table:table-cell>
          <table:table-cell table:number-columns-repeated="13"/>
        </table:table-row>
        <table:table-row table:style-name="ro1">
          <table:table-cell office:value-type="float" office:value="40576" calcext:value-type="float">
            <text:p>40576</text:p>
          </table:table-cell>
          <table:table-cell table:number-columns-repeated="13"/>
        </table:table-row>
        <table:table-row table:style-name="ro1">
          <table:table-cell office:value-type="float" office:value="40640" calcext:value-type="float">
            <text:p>40640</text:p>
          </table:table-cell>
          <table:table-cell table:number-columns-repeated="13"/>
        </table:table-row>
        <table:table-row table:style-name="ro1">
          <table:table-cell office:value-type="float" office:value="40704" calcext:value-type="float">
            <text:p>40704</text:p>
          </table:table-cell>
          <table:table-cell table:number-columns-repeated="13"/>
        </table:table-row>
        <table:table-row table:style-name="ro1">
          <table:table-cell office:value-type="float" office:value="40768" calcext:value-type="float">
            <text:p>40768</text:p>
          </table:table-cell>
          <table:table-cell table:number-columns-repeated="13"/>
        </table:table-row>
        <table:table-row table:style-name="ro1">
          <table:table-cell office:value-type="float" office:value="40832" calcext:value-type="float">
            <text:p>40832</text:p>
          </table:table-cell>
          <table:table-cell table:number-columns-repeated="13"/>
        </table:table-row>
        <table:table-row table:style-name="ro1">
          <table:table-cell office:value-type="float" office:value="40896" calcext:value-type="float">
            <text:p>40896</text:p>
          </table:table-cell>
          <table:table-cell table:number-columns-repeated="13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number-columns-repeated="13"/>
        </table:table-row>
        <table:table-row table:style-name="ro1">
          <table:table-cell office:value-type="float" office:value="41024" calcext:value-type="float">
            <text:p>41024</text:p>
          </table:table-cell>
          <table:table-cell table:number-columns-repeated="13"/>
        </table:table-row>
        <table:table-row table:style-name="ro1">
          <table:table-cell office:value-type="float" office:value="41152" calcext:value-type="float">
            <text:p>41152</text:p>
          </table:table-cell>
          <table:table-cell table:number-columns-repeated="13"/>
        </table:table-row>
        <table:table-row table:style-name="ro1">
          <table:table-cell office:value-type="float" office:value="41152" calcext:value-type="float">
            <text:p>41152</text:p>
          </table:table-cell>
          <table:table-cell table:number-columns-repeated="13"/>
        </table:table-row>
        <table:table-row table:style-name="ro1">
          <table:table-cell office:value-type="float" office:value="41280" calcext:value-type="float">
            <text:p>41280</text:p>
          </table:table-cell>
          <table:table-cell table:number-columns-repeated="13"/>
        </table:table-row>
        <table:table-row table:style-name="ro1">
          <table:table-cell office:value-type="float" office:value="41280" calcext:value-type="float">
            <text:p>41280</text:p>
          </table:table-cell>
          <table:table-cell table:number-columns-repeated="13"/>
        </table:table-row>
        <table:table-row table:style-name="ro1">
          <table:table-cell office:value-type="float" office:value="41344" calcext:value-type="float">
            <text:p>41344</text:p>
          </table:table-cell>
          <table:table-cell table:number-columns-repeated="13"/>
        </table:table-row>
        <table:table-row table:style-name="ro1">
          <table:table-cell office:value-type="float" office:value="41408" calcext:value-type="float">
            <text:p>41408</text:p>
          </table:table-cell>
          <table:table-cell table:number-columns-repeated="13"/>
        </table:table-row>
        <table:table-row table:style-name="ro1">
          <table:table-cell office:value-type="float" office:value="41472" calcext:value-type="float">
            <text:p>41472</text:p>
          </table:table-cell>
          <table:table-cell table:number-columns-repeated="13"/>
        </table:table-row>
        <table:table-row table:style-name="ro1">
          <table:table-cell office:value-type="float" office:value="41536" calcext:value-type="float">
            <text:p>41536</text:p>
          </table:table-cell>
          <table:table-cell table:number-columns-repeated="13"/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number-columns-repeated="13"/>
        </table:table-row>
        <table:table-row table:style-name="ro1">
          <table:table-cell office:value-type="float" office:value="41664" calcext:value-type="float">
            <text:p>41664</text:p>
          </table:table-cell>
          <table:table-cell table:number-columns-repeated="13"/>
        </table:table-row>
        <table:table-row table:style-name="ro1">
          <table:table-cell office:value-type="float" office:value="41664" calcext:value-type="float">
            <text:p>41664</text:p>
          </table:table-cell>
          <table:table-cell table:number-columns-repeated="13"/>
        </table:table-row>
        <table:table-row table:style-name="ro1">
          <table:table-cell office:value-type="float" office:value="41792" calcext:value-type="float">
            <text:p>41792</text:p>
          </table:table-cell>
          <table:table-cell table:number-columns-repeated="13"/>
        </table:table-row>
        <table:table-row table:style-name="ro1">
          <table:table-cell office:value-type="float" office:value="41856" calcext:value-type="float">
            <text:p>41856</text:p>
          </table:table-cell>
          <table:table-cell table:number-columns-repeated="13"/>
        </table:table-row>
        <table:table-row table:style-name="ro1">
          <table:table-cell office:value-type="float" office:value="41984" calcext:value-type="float">
            <text:p>41984</text:p>
          </table:table-cell>
          <table:table-cell table:number-columns-repeated="13"/>
        </table:table-row>
        <table:table-row table:style-name="ro1">
          <table:table-cell office:value-type="float" office:value="42112" calcext:value-type="float">
            <text:p>42112</text:p>
          </table:table-cell>
          <table:table-cell table:number-columns-repeated="13"/>
        </table:table-row>
        <table:table-row table:style-name="ro1">
          <table:table-cell office:value-type="float" office:value="42240" calcext:value-type="float">
            <text:p>42240</text:p>
          </table:table-cell>
          <table:table-cell table:number-columns-repeated="13"/>
        </table:table-row>
        <table:table-row table:style-name="ro1">
          <table:table-cell office:value-type="float" office:value="42304" calcext:value-type="float">
            <text:p>42304</text:p>
          </table:table-cell>
          <table:table-cell table:number-columns-repeated="13"/>
        </table:table-row>
        <table:table-row table:style-name="ro1">
          <table:table-cell office:value-type="float" office:value="42432" calcext:value-type="float">
            <text:p>42432</text:p>
          </table:table-cell>
          <table:table-cell table:number-columns-repeated="13"/>
        </table:table-row>
        <table:table-row table:style-name="ro1">
          <table:table-cell office:value-type="float" office:value="42496" calcext:value-type="float">
            <text:p>42496</text:p>
          </table:table-cell>
          <table:table-cell table:number-columns-repeated="13"/>
        </table:table-row>
        <table:table-row table:style-name="ro1">
          <table:table-cell office:value-type="float" office:value="42560" calcext:value-type="float">
            <text:p>42560</text:p>
          </table:table-cell>
          <table:table-cell table:number-columns-repeated="13"/>
        </table:table-row>
        <table:table-row table:style-name="ro1">
          <table:table-cell office:value-type="float" office:value="42624" calcext:value-type="float">
            <text:p>42624</text:p>
          </table:table-cell>
          <table:table-cell table:number-columns-repeated="13"/>
        </table:table-row>
        <table:table-row table:style-name="ro1">
          <table:table-cell office:value-type="float" office:value="42688" calcext:value-type="float">
            <text:p>42688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816" calcext:value-type="float">
            <text:p>42816</text:p>
          </table:table-cell>
          <table:table-cell table:number-columns-repeated="13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number-columns-repeated="13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number-columns-repeated="13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number-columns-repeated="13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number-columns-repeated="13"/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number-columns-repeated="13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office:value-type="float" office:value="43264" calcext:value-type="float">
            <text:p>43264</text:p>
          </table:table-cell>
          <table:table-cell table:number-columns-repeated="13"/>
        </table:table-row>
        <table:table-row table:style-name="ro1">
          <table:table-cell office:value-type="float" office:value="43328" calcext:value-type="float">
            <text:p>43328</text:p>
          </table:table-cell>
          <table:table-cell table:number-columns-repeated="13"/>
        </table:table-row>
        <table:table-row table:style-name="ro1">
          <table:table-cell office:value-type="float" office:value="43328" calcext:value-type="float">
            <text:p>43328</text:p>
          </table:table-cell>
          <table:table-cell table:number-columns-repeated="13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number-columns-repeated="13"/>
        </table:table-row>
        <table:table-row table:style-name="ro1">
          <table:table-cell office:value-type="float" office:value="43456" calcext:value-type="float">
            <text:p>43456</text:p>
          </table:table-cell>
          <table:table-cell table:number-columns-repeated="13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number-columns-repeated="13"/>
        </table:table-row>
        <table:table-row table:style-name="ro1">
          <table:table-cell office:value-type="float" office:value="43968" calcext:value-type="float">
            <text:p>43968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160" calcext:value-type="float">
            <text:p>44160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number-columns-repeated="13"/>
        </table:table-row>
        <table:table-row table:style-name="ro1">
          <table:table-cell office:value-type="float" office:value="44544" calcext:value-type="float">
            <text:p>44544</text:p>
          </table:table-cell>
          <table:table-cell table:number-columns-repeated="13"/>
        </table:table-row>
        <table:table-row table:style-name="ro1">
          <table:table-cell office:value-type="float" office:value="44608" calcext:value-type="float">
            <text:p>44608</text:p>
          </table:table-cell>
          <table:table-cell table:number-columns-repeated="13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13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number-columns-repeated="13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number-columns-repeated="13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number-columns-repeated="13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number-columns-repeated="13"/>
        </table:table-row>
        <table:table-row table:style-name="ro1">
          <table:table-cell office:value-type="float" office:value="45824" calcext:value-type="float">
            <text:p>45824</text:p>
          </table:table-cell>
          <table:table-cell table:number-columns-repeated="13"/>
        </table:table-row>
        <table:table-row table:style-name="ro1">
          <table:table-cell office:value-type="float" office:value="45824" calcext:value-type="float">
            <text:p>45824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952" calcext:value-type="float">
            <text:p>45952</text:p>
          </table:table-cell>
          <table:table-cell table:number-columns-repeated="13"/>
        </table:table-row>
        <table:table-row table:style-name="ro1">
          <table:table-cell office:value-type="float" office:value="45952" calcext:value-type="float">
            <text:p>45952</text:p>
          </table:table-cell>
          <table:table-cell table:number-columns-repeated="13"/>
        </table:table-row>
        <table:table-row table:style-name="ro1">
          <table:table-cell office:value-type="float" office:value="46016" calcext:value-type="float">
            <text:p>46016</text:p>
          </table:table-cell>
          <table:table-cell table:number-columns-repeated="13"/>
        </table:table-row>
        <table:table-row table:style-name="ro1">
          <table:table-cell office:value-type="float" office:value="46080" calcext:value-type="float">
            <text:p>46080</text:p>
          </table:table-cell>
          <table:table-cell table:number-columns-repeated="13"/>
        </table:table-row>
        <table:table-row table:style-name="ro1">
          <table:table-cell office:value-type="float" office:value="46144" calcext:value-type="float">
            <text:p>46144</text:p>
          </table:table-cell>
          <table:table-cell table:number-columns-repeated="13"/>
        </table:table-row>
        <table:table-row table:style-name="ro1">
          <table:table-cell office:value-type="float" office:value="46208" calcext:value-type="float">
            <text:p>46208</text:p>
          </table:table-cell>
          <table:table-cell table:number-columns-repeated="13"/>
        </table:table-row>
        <table:table-row table:style-name="ro1">
          <table:table-cell office:value-type="float" office:value="46272" calcext:value-type="float">
            <text:p>46272</text:p>
          </table:table-cell>
          <table:table-cell table:number-columns-repeated="13"/>
        </table:table-row>
        <table:table-row table:style-name="ro1">
          <table:table-cell office:value-type="float" office:value="46336" calcext:value-type="float">
            <text:p>46336</text:p>
          </table:table-cell>
          <table:table-cell table:number-columns-repeated="13"/>
        </table:table-row>
        <table:table-row table:style-name="ro1">
          <table:table-cell office:value-type="float" office:value="46400" calcext:value-type="float">
            <text:p>46400</text:p>
          </table:table-cell>
          <table:table-cell table:number-columns-repeated="13"/>
        </table:table-row>
        <table:table-row table:style-name="ro1">
          <table:table-cell office:value-type="float" office:value="46528" calcext:value-type="float">
            <text:p>46528</text:p>
          </table:table-cell>
          <table:table-cell table:number-columns-repeated="13"/>
        </table:table-row>
        <table:table-row table:style-name="ro1">
          <table:table-cell office:value-type="float" office:value="46656" calcext:value-type="float">
            <text:p>46656</text:p>
          </table:table-cell>
          <table:table-cell table:number-columns-repeated="13"/>
        </table:table-row>
        <table:table-row table:style-name="ro1">
          <table:table-cell office:value-type="float" office:value="46784" calcext:value-type="float">
            <text:p>46784</text:p>
          </table:table-cell>
          <table:table-cell table:number-columns-repeated="13"/>
        </table:table-row>
        <table:table-row table:style-name="ro1">
          <table:table-cell office:value-type="float" office:value="46912" calcext:value-type="float">
            <text:p>46912</text:p>
          </table:table-cell>
          <table:table-cell table:number-columns-repeated="13"/>
        </table:table-row>
        <table:table-row table:style-name="ro1">
          <table:table-cell office:value-type="float" office:value="47104" calcext:value-type="float">
            <text:p>47104</text:p>
          </table:table-cell>
          <table:table-cell table:number-columns-repeated="13"/>
        </table:table-row>
        <table:table-row table:style-name="ro1">
          <table:table-cell office:value-type="float" office:value="47232" calcext:value-type="float">
            <text:p>47232</text:p>
          </table:table-cell>
          <table:table-cell table:number-columns-repeated="13"/>
        </table:table-row>
        <table:table-row table:style-name="ro1">
          <table:table-cell office:value-type="float" office:value="47424" calcext:value-type="float">
            <text:p>47424</text:p>
          </table:table-cell>
          <table:table-cell table:number-columns-repeated="13"/>
        </table:table-row>
        <table:table-row table:style-name="ro1">
          <table:table-cell office:value-type="float" office:value="47488" calcext:value-type="float">
            <text:p>47488</text:p>
          </table:table-cell>
          <table:table-cell table:number-columns-repeated="13"/>
        </table:table-row>
        <table:table-row table:style-name="ro1">
          <table:table-cell office:value-type="float" office:value="47744" calcext:value-type="float">
            <text:p>47744</text:p>
          </table:table-cell>
          <table:table-cell table:number-columns-repeated="13"/>
        </table:table-row>
        <table:table-row table:style-name="ro1">
          <table:table-cell office:value-type="float" office:value="47936" calcext:value-type="float">
            <text:p>47936</text:p>
          </table:table-cell>
          <table:table-cell table:number-columns-repeated="13"/>
        </table:table-row>
        <table:table-row table:style-name="ro1">
          <table:table-cell office:value-type="float" office:value="48128" calcext:value-type="float">
            <text:p>48128</text:p>
          </table:table-cell>
          <table:table-cell table:number-columns-repeated="13"/>
        </table:table-row>
        <table:table-row table:style-name="ro1">
          <table:table-cell office:value-type="float" office:value="48384" calcext:value-type="float">
            <text:p>48384</text:p>
          </table:table-cell>
          <table:table-cell table:number-columns-repeated="13"/>
        </table:table-row>
        <table:table-row table:style-name="ro1">
          <table:table-cell office:value-type="float" office:value="48704" calcext:value-type="float">
            <text:p>48704</text:p>
          </table:table-cell>
          <table:table-cell table:number-columns-repeated="13"/>
        </table:table-row>
        <table:table-row table:style-name="ro1">
          <table:table-cell office:value-type="float" office:value="49024" calcext:value-type="float">
            <text:p>49024</text:p>
          </table:table-cell>
          <table:table-cell table:number-columns-repeated="13"/>
        </table:table-row>
        <table:table-row table:style-name="ro1">
          <table:table-cell office:value-type="float" office:value="49216" calcext:value-type="float">
            <text:p>49216</text:p>
          </table:table-cell>
          <table:table-cell table:number-columns-repeated="13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13"/>
        </table:table-row>
        <table:table-row table:style-name="ro1">
          <table:table-cell office:value-type="float" office:value="49984" calcext:value-type="float">
            <text:p>49984</text:p>
          </table:table-cell>
          <table:table-cell table:number-columns-repeated="13"/>
        </table:table-row>
        <table:table-row table:style-name="ro1">
          <table:table-cell office:value-type="float" office:value="50432" calcext:value-type="float">
            <text:p>50432</text:p>
          </table:table-cell>
          <table:table-cell table:number-columns-repeated="13"/>
        </table:table-row>
        <table:table-row table:style-name="ro1">
          <table:table-cell office:value-type="float" office:value="50944" calcext:value-type="float">
            <text:p>50944</text:p>
          </table:table-cell>
          <table:table-cell table:number-columns-repeated="13"/>
        </table:table-row>
        <table:table-row table:style-name="ro1">
          <table:table-cell office:value-type="float" office:value="51456" calcext:value-type="float">
            <text:p>51456</text:p>
          </table:table-cell>
          <table:table-cell table:number-columns-repeated="13"/>
        </table:table-row>
        <table:table-row table:style-name="ro1">
          <table:table-cell office:value-type="float" office:value="51904" calcext:value-type="float">
            <text:p>51904</text:p>
          </table:table-cell>
          <table:table-cell table:number-columns-repeated="13"/>
        </table:table-row>
        <table:table-row table:style-name="ro1">
          <table:table-cell office:value-type="float" office:value="52352" calcext:value-type="float">
            <text:p>52352</text:p>
          </table:table-cell>
          <table:table-cell table:number-columns-repeated="13"/>
        </table:table-row>
        <table:table-row table:style-name="ro1">
          <table:table-cell office:value-type="float" office:value="52544" calcext:value-type="float">
            <text:p>52544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number-columns-repeated="13"/>
        </table:table-row>
        <table:table-row table:style-name="ro1">
          <table:table-cell office:value-type="float" office:value="52608" calcext:value-type="float">
            <text:p>52608</text:p>
          </table:table-cell>
          <table:table-cell table:number-columns-repeated="13"/>
        </table:table-row>
        <table:table-row table:style-name="ro1">
          <table:table-cell office:value-type="float" office:value="52480" calcext:value-type="float">
            <text:p>52480</text:p>
          </table:table-cell>
          <table:table-cell table:number-columns-repeated="13"/>
        </table:table-row>
        <table:table-row table:style-name="ro1">
          <table:table-cell office:value-type="float" office:value="52352" calcext:value-type="float">
            <text:p>52352</text:p>
          </table:table-cell>
          <table:table-cell table:number-columns-repeated="13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number-columns-repeated="13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number-columns-repeated="13"/>
        </table:table-row>
        <table:table-row table:style-name="ro1">
          <table:table-cell office:value-type="float" office:value="52288" calcext:value-type="float">
            <text:p>52288</text:p>
          </table:table-cell>
          <table:table-cell table:number-columns-repeated="13"/>
        </table:table-row>
        <table:table-row table:style-name="ro1">
          <table:table-cell office:value-type="float" office:value="52288" calcext:value-type="float">
            <text:p>52288</text:p>
          </table:table-cell>
          <table:table-cell table:number-columns-repeated="13"/>
        </table:table-row>
        <table:table-row table:style-name="ro1">
          <table:table-cell office:value-type="float" office:value="52416" calcext:value-type="float">
            <text:p>52416</text:p>
          </table:table-cell>
          <table:table-cell table:number-columns-repeated="13"/>
        </table:table-row>
        <table:table-row table:style-name="ro1">
          <table:table-cell office:value-type="float" office:value="52544" calcext:value-type="float">
            <text:p>52544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office:value-type="float" office:value="53376" calcext:value-type="float">
            <text:p>53376</text:p>
          </table:table-cell>
          <table:table-cell table:number-columns-repeated="13"/>
        </table:table-row>
        <table:table-row table:style-name="ro1">
          <table:table-cell office:value-type="float" office:value="53376" calcext:value-type="float">
            <text:p>53376</text:p>
          </table:table-cell>
          <table:table-cell table:number-columns-repeated="13"/>
        </table:table-row>
        <table:table-row table:style-name="ro1">
          <table:table-cell office:value-type="float" office:value="53440" calcext:value-type="float">
            <text:p>53440</text:p>
          </table:table-cell>
          <table:table-cell table:number-columns-repeated="13"/>
        </table:table-row>
        <table:table-row table:style-name="ro1">
          <table:table-cell office:value-type="float" office:value="53504" calcext:value-type="float">
            <text:p>53504</text:p>
          </table:table-cell>
          <table:table-cell table:number-columns-repeated="13"/>
        </table:table-row>
        <table:table-row table:style-name="ro1">
          <table:table-cell office:value-type="float" office:value="53632" calcext:value-type="float">
            <text:p>53632</text:p>
          </table:table-cell>
          <table:table-cell table:number-columns-repeated="13"/>
        </table:table-row>
        <table:table-row table:style-name="ro1">
          <table:table-cell office:value-type="float" office:value="53632" calcext:value-type="float">
            <text:p>53632</text:p>
          </table:table-cell>
          <table:table-cell table:number-columns-repeated="13"/>
        </table:table-row>
        <table:table-row table:style-name="ro1">
          <table:table-cell office:value-type="float" office:value="53696" calcext:value-type="float">
            <text:p>53696</text:p>
          </table:table-cell>
          <table:table-cell table:number-columns-repeated="13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number-columns-repeated="13"/>
        </table:table-row>
        <table:table-row table:style-name="ro1">
          <table:table-cell office:value-type="float" office:value="53888" calcext:value-type="float">
            <text:p>53888</text:p>
          </table:table-cell>
          <table:table-cell table:number-columns-repeated="13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number-columns-repeated="13"/>
        </table:table-row>
        <table:table-row table:style-name="ro1">
          <table:table-cell office:value-type="float" office:value="54016" calcext:value-type="float">
            <text:p>54016</text:p>
          </table:table-cell>
          <table:table-cell table:number-columns-repeated="13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number-columns-repeated="13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number-columns-repeated="13"/>
        </table:table-row>
        <table:table-row table:style-name="ro1">
          <table:table-cell office:value-type="float" office:value="54144" calcext:value-type="float">
            <text:p>54144</text:p>
          </table:table-cell>
          <table:table-cell table:number-columns-repeated="13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number-columns-repeated="13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13"/>
        </table:table-row>
        <table:table-row table:style-name="ro1">
          <table:table-cell office:value-type="float" office:value="54592" calcext:value-type="float">
            <text:p>54592</text:p>
          </table:table-cell>
          <table:table-cell table:number-columns-repeated="13"/>
        </table:table-row>
        <table:table-row table:style-name="ro1">
          <table:table-cell office:value-type="float" office:value="54656" calcext:value-type="float">
            <text:p>54656</text:p>
          </table:table-cell>
          <table:table-cell table:number-columns-repeated="13"/>
        </table:table-row>
        <table:table-row table:style-name="ro1">
          <table:table-cell office:value-type="float" office:value="54720" calcext:value-type="float">
            <text:p>54720</text:p>
          </table:table-cell>
          <table:table-cell table:number-columns-repeated="13"/>
        </table:table-row>
        <table:table-row table:style-name="ro1">
          <table:table-cell office:value-type="float" office:value="54848" calcext:value-type="float">
            <text:p>54848</text:p>
          </table:table-cell>
          <table:table-cell table:number-columns-repeated="13"/>
        </table:table-row>
        <table:table-row table:style-name="ro1">
          <table:table-cell office:value-type="float" office:value="54848" calcext:value-type="float">
            <text:p>54848</text:p>
          </table:table-cell>
          <table:table-cell table:number-columns-repeated="13"/>
        </table:table-row>
        <table:table-row table:style-name="ro1">
          <table:table-cell office:value-type="float" office:value="54912" calcext:value-type="float">
            <text:p>54912</text:p>
          </table:table-cell>
          <table:table-cell table:number-columns-repeated="13"/>
        </table:table-row>
        <table:table-row table:style-name="ro1">
          <table:table-cell office:value-type="float" office:value="55040" calcext:value-type="float">
            <text:p>55040</text:p>
          </table:table-cell>
          <table:table-cell table:number-columns-repeated="13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number-columns-repeated="13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number-columns-repeated="13"/>
        </table:table-row>
        <table:table-row table:style-name="ro1">
          <table:table-cell office:value-type="float" office:value="55168" calcext:value-type="float">
            <text:p>55168</text:p>
          </table:table-cell>
          <table:table-cell table:number-columns-repeated="13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13"/>
        </table:table-row>
        <table:table-row table:style-name="ro1">
          <table:table-cell office:value-type="float" office:value="55296" calcext:value-type="float">
            <text:p>55296</text:p>
          </table:table-cell>
          <table:table-cell table:number-columns-repeated="13"/>
        </table:table-row>
        <table:table-row table:style-name="ro1">
          <table:table-cell office:value-type="float" office:value="55296" calcext:value-type="float">
            <text:p>55296</text:p>
          </table:table-cell>
          <table:table-cell table:number-columns-repeated="13"/>
        </table:table-row>
        <table:table-row table:style-name="ro1">
          <table:table-cell office:value-type="float" office:value="55360" calcext:value-type="float">
            <text:p>55360</text:p>
          </table:table-cell>
          <table:table-cell table:number-columns-repeated="13"/>
        </table:table-row>
        <table:table-row table:style-name="ro1">
          <table:table-cell office:value-type="float" office:value="55424" calcext:value-type="float">
            <text:p>55424</text:p>
          </table:table-cell>
          <table:table-cell table:number-columns-repeated="13"/>
        </table:table-row>
        <table:table-row table:style-name="ro1">
          <table:table-cell office:value-type="float" office:value="55488" calcext:value-type="float">
            <text:p>55488</text:p>
          </table:table-cell>
          <table:table-cell table:number-columns-repeated="13"/>
        </table:table-row>
        <table:table-row table:style-name="ro1">
          <table:table-cell office:value-type="float" office:value="55552" calcext:value-type="float">
            <text:p>55552</text:p>
          </table:table-cell>
          <table:table-cell table:number-columns-repeated="13"/>
        </table:table-row>
        <table:table-row table:style-name="ro1">
          <table:table-cell office:value-type="float" office:value="55616" calcext:value-type="float">
            <text:p>55616</text:p>
          </table:table-cell>
          <table:table-cell table:number-columns-repeated="13"/>
        </table:table-row>
        <table:table-row table:style-name="ro1">
          <table:table-cell office:value-type="float" office:value="55680" calcext:value-type="float">
            <text:p>55680</text:p>
          </table:table-cell>
          <table:table-cell table:number-columns-repeated="13"/>
        </table:table-row>
        <table:table-row table:style-name="ro1">
          <table:table-cell office:value-type="float" office:value="55744" calcext:value-type="float">
            <text:p>55744</text:p>
          </table:table-cell>
          <table:table-cell table:number-columns-repeated="13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number-columns-repeated="13"/>
        </table:table-row>
        <table:table-row table:style-name="ro1">
          <table:table-cell office:value-type="float" office:value="55936" calcext:value-type="float">
            <text:p>55936</text:p>
          </table:table-cell>
          <table:table-cell table:number-columns-repeated="13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13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number-columns-repeated="13"/>
        </table:table-row>
        <table:table-row table:style-name="ro1">
          <table:table-cell office:value-type="float" office:value="56128" calcext:value-type="float">
            <text:p>56128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number-columns-repeated="13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number-columns-repeated="13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13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13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13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13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13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13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13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13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number-columns-repeated="13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13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13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13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13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944" calcext:value-type="float">
            <text:p>58944</text:p>
          </table:table-cell>
          <table:table-cell table:number-columns-repeated="13"/>
        </table:table-row>
        <table:table-row table:style-name="ro1">
          <table:table-cell office:value-type="float" office:value="59008" calcext:value-type="float">
            <text:p>59008</text:p>
          </table:table-cell>
          <table:table-cell table:number-columns-repeated="13"/>
        </table:table-row>
        <table:table-row table:style-name="ro1">
          <table:table-cell office:value-type="float" office:value="59136" calcext:value-type="float">
            <text:p>59136</text:p>
          </table:table-cell>
          <table:table-cell table:number-columns-repeated="13"/>
        </table:table-row>
        <table:table-row table:style-name="ro1">
          <table:table-cell office:value-type="float" office:value="59200" calcext:value-type="float">
            <text:p>59200</text:p>
          </table:table-cell>
          <table:table-cell table:number-columns-repeated="13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13"/>
        </table:table-row>
        <table:table-row table:style-name="ro1">
          <table:table-cell office:value-type="float" office:value="59328" calcext:value-type="float">
            <text:p>59328</text:p>
          </table:table-cell>
          <table:table-cell table:number-columns-repeated="13"/>
        </table:table-row>
        <table:table-row table:style-name="ro1">
          <table:table-cell office:value-type="float" office:value="59392" calcext:value-type="float">
            <text:p>59392</text:p>
          </table:table-cell>
          <table:table-cell table:number-columns-repeated="13"/>
        </table:table-row>
        <table:table-row table:style-name="ro1">
          <table:table-cell office:value-type="float" office:value="59456" calcext:value-type="float">
            <text:p>59456</text:p>
          </table:table-cell>
          <table:table-cell table:number-columns-repeated="13"/>
        </table:table-row>
        <table:table-row table:style-name="ro1">
          <table:table-cell office:value-type="float" office:value="59584" calcext:value-type="float">
            <text:p>59584</text:p>
          </table:table-cell>
          <table:table-cell table:number-columns-repeated="13"/>
        </table:table-row>
        <table:table-row table:style-name="ro1">
          <table:table-cell office:value-type="float" office:value="59648" calcext:value-type="float">
            <text:p>59648</text:p>
          </table:table-cell>
          <table:table-cell table:number-columns-repeated="13"/>
        </table:table-row>
        <table:table-row table:style-name="ro1">
          <table:table-cell office:value-type="float" office:value="59712" calcext:value-type="float">
            <text:p>59712</text:p>
          </table:table-cell>
          <table:table-cell table:number-columns-repeated="13"/>
        </table:table-row>
        <table:table-row table:style-name="ro1">
          <table:table-cell office:value-type="float" office:value="59776" calcext:value-type="float">
            <text:p>59776</text:p>
          </table:table-cell>
          <table:table-cell table:number-columns-repeated="13"/>
        </table:table-row>
        <table:table-row table:style-name="ro1">
          <table:table-cell office:value-type="float" office:value="59840" calcext:value-type="float">
            <text:p>59840</text:p>
          </table:table-cell>
          <table:table-cell table:number-columns-repeated="13"/>
        </table:table-row>
        <table:table-row table:style-name="ro1">
          <table:table-cell office:value-type="float" office:value="59840" calcext:value-type="float">
            <text:p>59840</text:p>
          </table:table-cell>
          <table:table-cell table:number-columns-repeated="13"/>
        </table:table-row>
        <table:table-row table:style-name="ro1">
          <table:table-cell office:value-type="float" office:value="59968" calcext:value-type="float">
            <text:p>59968</text:p>
          </table:table-cell>
          <table:table-cell table:number-columns-repeated="13"/>
        </table:table-row>
        <table:table-row table:style-name="ro1">
          <table:table-cell office:value-type="float" office:value="60032" calcext:value-type="float">
            <text:p>60032</text:p>
          </table:table-cell>
          <table:table-cell table:number-columns-repeated="13"/>
        </table:table-row>
        <table:table-row table:style-name="ro1">
          <table:table-cell office:value-type="float" office:value="60096" calcext:value-type="float">
            <text:p>60096</text:p>
          </table:table-cell>
          <table:table-cell table:number-columns-repeated="13"/>
        </table:table-row>
        <table:table-row table:style-name="ro1">
          <table:table-cell office:value-type="float" office:value="60160" calcext:value-type="float">
            <text:p>60160</text:p>
          </table:table-cell>
          <table:table-cell table:number-columns-repeated="13"/>
        </table:table-row>
        <table:table-row table:style-name="ro1">
          <table:table-cell office:value-type="float" office:value="60160" calcext:value-type="float">
            <text:p>60160</text:p>
          </table:table-cell>
          <table:table-cell table:number-columns-repeated="13"/>
        </table:table-row>
        <table:table-row table:style-name="ro1">
          <table:table-cell office:value-type="float" office:value="60160" calcext:value-type="float">
            <text:p>60160</text:p>
          </table:table-cell>
          <table:table-cell table:number-columns-repeated="13"/>
        </table:table-row>
        <table:table-row table:style-name="ro1">
          <table:table-cell office:value-type="float" office:value="60224" calcext:value-type="float">
            <text:p>60224</text:p>
          </table:table-cell>
          <table:table-cell table:number-columns-repeated="13"/>
        </table:table-row>
        <table:table-row table:style-name="ro1">
          <table:table-cell office:value-type="float" office:value="60224" calcext:value-type="float">
            <text:p>60224</text:p>
          </table:table-cell>
          <table:table-cell table:number-columns-repeated="13"/>
        </table:table-row>
        <table:table-row table:style-name="ro1">
          <table:table-cell office:value-type="float" office:value="60288" calcext:value-type="float">
            <text:p>60288</text:p>
          </table:table-cell>
          <table:table-cell table:number-columns-repeated="13"/>
        </table:table-row>
        <table:table-row table:style-name="ro1">
          <table:table-cell office:value-type="float" office:value="60352" calcext:value-type="float">
            <text:p>60352</text:p>
          </table:table-cell>
          <table:table-cell table:number-columns-repeated="13"/>
        </table:table-row>
        <table:table-row table:style-name="ro1">
          <table:table-cell office:value-type="float" office:value="60416" calcext:value-type="float">
            <text:p>60416</text:p>
          </table:table-cell>
          <table:table-cell table:number-columns-repeated="13"/>
        </table:table-row>
        <table:table-row table:style-name="ro1">
          <table:table-cell office:value-type="float" office:value="60544" calcext:value-type="float">
            <text:p>60544</text:p>
          </table:table-cell>
          <table:table-cell table:number-columns-repeated="13"/>
        </table:table-row>
        <table:table-row table:style-name="ro1">
          <table:table-cell office:value-type="float" office:value="60608" calcext:value-type="float">
            <text:p>60608</text:p>
          </table:table-cell>
          <table:table-cell table:number-columns-repeated="13"/>
        </table:table-row>
        <table:table-row table:style-name="ro1">
          <table:table-cell office:value-type="float" office:value="60736" calcext:value-type="float">
            <text:p>60736</text:p>
          </table:table-cell>
          <table:table-cell table:number-columns-repeated="13"/>
        </table:table-row>
        <table:table-row table:style-name="ro1">
          <table:table-cell office:value-type="float" office:value="60864" calcext:value-type="float">
            <text:p>60864</text:p>
          </table:table-cell>
          <table:table-cell table:number-columns-repeated="13"/>
        </table:table-row>
        <table:table-row table:style-name="ro1">
          <table:table-cell office:value-type="float" office:value="60992" calcext:value-type="float">
            <text:p>60992</text:p>
          </table:table-cell>
          <table:table-cell table:number-columns-repeated="13"/>
        </table:table-row>
        <table:table-row table:style-name="ro1">
          <table:table-cell office:value-type="float" office:value="61184" calcext:value-type="float">
            <text:p>61184</text:p>
          </table:table-cell>
          <table:table-cell table:number-columns-repeated="13"/>
        </table:table-row>
        <table:table-row table:style-name="ro1">
          <table:table-cell office:value-type="float" office:value="61440" calcext:value-type="float">
            <text:p>61440</text:p>
          </table:table-cell>
          <table:table-cell table:number-columns-repeated="13"/>
        </table:table-row>
        <table:table-row table:style-name="ro1">
          <table:table-cell office:value-type="float" office:value="61696" calcext:value-type="float">
            <text:p>61696</text:p>
          </table:table-cell>
          <table:table-cell table:number-columns-repeated="13"/>
        </table:table-row>
        <table:table-row table:style-name="ro1">
          <table:table-cell office:value-type="float" office:value="61952" calcext:value-type="float">
            <text:p>61952</text:p>
          </table:table-cell>
          <table:table-cell table:number-columns-repeated="13"/>
        </table:table-row>
        <table:table-row table:style-name="ro1">
          <table:table-cell office:value-type="float" office:value="62144" calcext:value-type="float">
            <text:p>62144</text:p>
          </table:table-cell>
          <table:table-cell table:number-columns-repeated="13"/>
        </table:table-row>
        <table:table-row table:style-name="ro1">
          <table:table-cell office:value-type="float" office:value="62464" calcext:value-type="float">
            <text:p>62464</text:p>
          </table:table-cell>
          <table:table-cell table:number-columns-repeated="13"/>
        </table:table-row>
        <table:table-row table:style-name="ro1">
          <table:table-cell office:value-type="float" office:value="62848" calcext:value-type="float">
            <text:p>62848</text:p>
          </table:table-cell>
          <table:table-cell table:number-columns-repeated="13"/>
        </table:table-row>
        <table:table-row table:style-name="ro1">
          <table:table-cell office:value-type="float" office:value="63296" calcext:value-type="float">
            <text:p>63296</text:p>
          </table:table-cell>
          <table:table-cell table:number-columns-repeated="13"/>
        </table:table-row>
        <table:table-row table:style-name="ro1">
          <table:table-cell office:value-type="float" office:value="63808" calcext:value-type="float">
            <text:p>63808</text:p>
          </table:table-cell>
          <table:table-cell table:number-columns-repeated="13"/>
        </table:table-row>
        <table:table-row table:style-name="ro1">
          <table:table-cell office:value-type="float" office:value="64320" calcext:value-type="float">
            <text:p>64320</text:p>
          </table:table-cell>
          <table:table-cell table:number-columns-repeated="13"/>
        </table:table-row>
        <table:table-row table:style-name="ro1">
          <table:table-cell office:value-type="float" office:value="64832" calcext:value-type="float">
            <text:p>64832</text:p>
          </table:table-cell>
          <table:table-cell table:number-columns-repeated="13"/>
        </table:table-row>
        <table:table-row table:style-name="ro1">
          <table:table-cell office:value-type="float" office:value="65088" calcext:value-type="float">
            <text:p>6508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1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1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1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1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1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1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1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1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1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1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1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1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1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1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1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13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13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1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1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1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1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1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1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1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1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1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1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1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1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1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1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1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1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1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1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1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1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1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1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1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1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1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1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1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1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1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13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1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1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13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1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13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1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1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13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13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1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1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1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13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13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13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13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13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13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13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13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13"/>
        </table:table-row>
        <table:table-row table:style-name="ro1">
          <table:table-cell office:value-type="float" office:value="10880" calcext:value-type="float">
            <text:p>10880</text:p>
          </table:table-cell>
          <table:table-cell table:number-columns-repeated="13"/>
        </table:table-row>
        <table:table-row table:style-name="ro1">
          <table:table-cell office:value-type="float" office:value="11328" calcext:value-type="float">
            <text:p>11328</text:p>
          </table:table-cell>
          <table:table-cell table:number-columns-repeated="13"/>
        </table:table-row>
        <table:table-row table:style-name="ro1">
          <table:table-cell office:value-type="float" office:value="11712" calcext:value-type="float">
            <text:p>11712</text:p>
          </table:table-cell>
          <table:table-cell table:number-columns-repeated="13"/>
        </table:table-row>
        <table:table-row table:style-name="ro1">
          <table:table-cell office:value-type="float" office:value="12096" calcext:value-type="float">
            <text:p>12096</text:p>
          </table:table-cell>
          <table:table-cell table:number-columns-repeated="13"/>
        </table:table-row>
        <table:table-row table:style-name="ro1">
          <table:table-cell office:value-type="float" office:value="12480" calcext:value-type="float">
            <text:p>12480</text:p>
          </table:table-cell>
          <table:table-cell table:number-columns-repeated="13"/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number-columns-repeated="13"/>
        </table:table-row>
        <table:table-row table:style-name="ro1">
          <table:table-cell office:value-type="float" office:value="12992" calcext:value-type="float">
            <text:p>12992</text:p>
          </table:table-cell>
          <table:table-cell table:number-columns-repeated="13"/>
        </table:table-row>
        <table:table-row table:style-name="ro1">
          <table:table-cell office:value-type="float" office:value="13248" calcext:value-type="float">
            <text:p>13248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248" calcext:value-type="float">
            <text:p>13248</text:p>
          </table:table-cell>
          <table:table-cell table:number-columns-repeated="13"/>
        </table:table-row>
        <table:table-row table:style-name="ro1">
          <table:table-cell office:value-type="float" office:value="13248" calcext:value-type="float">
            <text:p>13248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952" calcext:value-type="float">
            <text:p>13952</text:p>
          </table:table-cell>
          <table:table-cell table:number-columns-repeated="13"/>
        </table:table-row>
        <table:table-row table:style-name="ro1">
          <table:table-cell office:value-type="float" office:value="14016" calcext:value-type="float">
            <text:p>14016</text:p>
          </table:table-cell>
          <table:table-cell table:number-columns-repeated="13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13"/>
        </table:table-row>
        <table:table-row table:style-name="ro1">
          <table:table-cell office:value-type="float" office:value="14144" calcext:value-type="float">
            <text:p>14144</text:p>
          </table:table-cell>
          <table:table-cell table:number-columns-repeated="13"/>
        </table:table-row>
        <table:table-row table:style-name="ro1">
          <table:table-cell office:value-type="float" office:value="14208" calcext:value-type="float">
            <text:p>14208</text:p>
          </table:table-cell>
          <table:table-cell table:number-columns-repeated="13"/>
        </table:table-row>
        <table:table-row table:style-name="ro1">
          <table:table-cell office:value-type="float" office:value="14272" calcext:value-type="float">
            <text:p>14272</text:p>
          </table:table-cell>
          <table:table-cell table:number-columns-repeated="13"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13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13"/>
        </table:table-row>
        <table:table-row table:style-name="ro1">
          <table:table-cell office:value-type="float" office:value="14464" calcext:value-type="float">
            <text:p>14464</text:p>
          </table:table-cell>
          <table:table-cell table:number-columns-repeated="13"/>
        </table:table-row>
        <table:table-row table:style-name="ro1">
          <table:table-cell office:value-type="float" office:value="14528" calcext:value-type="float">
            <text:p>14528</text:p>
          </table:table-cell>
          <table:table-cell table:number-columns-repeated="13"/>
        </table:table-row>
        <table:table-row table:style-name="ro1">
          <table:table-cell office:value-type="float" office:value="14592" calcext:value-type="float">
            <text:p>14592</text:p>
          </table:table-cell>
          <table:table-cell table:number-columns-repeated="13"/>
        </table:table-row>
        <table:table-row table:style-name="ro1">
          <table:table-cell office:value-type="float" office:value="14656" calcext:value-type="float">
            <text:p>14656</text:p>
          </table:table-cell>
          <table:table-cell table:number-columns-repeated="13"/>
        </table:table-row>
        <table:table-row table:style-name="ro1">
          <table:table-cell office:value-type="float" office:value="14720" calcext:value-type="float">
            <text:p>14720</text:p>
          </table:table-cell>
          <table:table-cell table:number-columns-repeated="13"/>
        </table:table-row>
        <table:table-row table:style-name="ro1">
          <table:table-cell office:value-type="float" office:value="14784" calcext:value-type="float">
            <text:p>14784</text:p>
          </table:table-cell>
          <table:table-cell table:number-columns-repeated="13"/>
        </table:table-row>
        <table:table-row table:style-name="ro1">
          <table:table-cell office:value-type="float" office:value="14784" calcext:value-type="float">
            <text:p>14784</text:p>
          </table:table-cell>
          <table:table-cell table:number-columns-repeated="13"/>
        </table:table-row>
        <table:table-row table:style-name="ro1">
          <table:table-cell office:value-type="float" office:value="14848" calcext:value-type="float">
            <text:p>14848</text:p>
          </table:table-cell>
          <table:table-cell table:number-columns-repeated="13"/>
        </table:table-row>
        <table:table-row table:style-name="ro1">
          <table:table-cell office:value-type="float" office:value="14912" calcext:value-type="float">
            <text:p>14912</text:p>
          </table:table-cell>
          <table:table-cell table:number-columns-repeated="13"/>
        </table:table-row>
        <table:table-row table:style-name="ro1">
          <table:table-cell office:value-type="float" office:value="14912" calcext:value-type="float">
            <text:p>14912</text:p>
          </table:table-cell>
          <table:table-cell table:number-columns-repeated="13"/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number-columns-repeated="13"/>
        </table:table-row>
        <table:table-row table:style-name="ro1">
          <table:table-cell office:value-type="float" office:value="15040" calcext:value-type="float">
            <text:p>15040</text:p>
          </table:table-cell>
          <table:table-cell table:number-columns-repeated="13"/>
        </table:table-row>
        <table:table-row table:style-name="ro1">
          <table:table-cell office:value-type="float" office:value="15104" calcext:value-type="float">
            <text:p>15104</text:p>
          </table:table-cell>
          <table:table-cell table:number-columns-repeated="13"/>
        </table:table-row>
        <table:table-row table:style-name="ro1">
          <table:table-cell office:value-type="float" office:value="15104" calcext:value-type="float">
            <text:p>15104</text:p>
          </table:table-cell>
          <table:table-cell table:number-columns-repeated="13"/>
        </table:table-row>
        <table:table-row table:style-name="ro1">
          <table:table-cell office:value-type="float" office:value="15168" calcext:value-type="float">
            <text:p>15168</text:p>
          </table:table-cell>
          <table:table-cell table:number-columns-repeated="13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number-columns-repeated="13"/>
        </table:table-row>
        <table:table-row table:style-name="ro1">
          <table:table-cell office:value-type="float" office:value="15360" calcext:value-type="float">
            <text:p>15360</text:p>
          </table:table-cell>
          <table:table-cell table:number-columns-repeated="13"/>
        </table:table-row>
        <table:table-row table:style-name="ro1">
          <table:table-cell office:value-type="float" office:value="15424" calcext:value-type="float">
            <text:p>15424</text:p>
          </table:table-cell>
          <table:table-cell table:number-columns-repeated="13"/>
        </table:table-row>
        <table:table-row table:style-name="ro1">
          <table:table-cell office:value-type="float" office:value="15552" calcext:value-type="float">
            <text:p>15552</text:p>
          </table:table-cell>
          <table:table-cell table:number-columns-repeated="13"/>
        </table:table-row>
        <table:table-row table:style-name="ro1">
          <table:table-cell office:value-type="float" office:value="15616" calcext:value-type="float">
            <text:p>15616</text:p>
          </table:table-cell>
          <table:table-cell table:number-columns-repeated="13"/>
        </table:table-row>
        <table:table-row table:style-name="ro1">
          <table:table-cell office:value-type="float" office:value="15616" calcext:value-type="float">
            <text:p>15616</text:p>
          </table:table-cell>
          <table:table-cell table:number-columns-repeated="13"/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number-columns-repeated="13"/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number-columns-repeated="13"/>
        </table:table-row>
        <table:table-row table:style-name="ro1">
          <table:table-cell office:value-type="float" office:value="15872" calcext:value-type="float">
            <text:p>15872</text:p>
          </table:table-cell>
          <table:table-cell table:number-columns-repeated="13"/>
        </table:table-row>
        <table:table-row table:style-name="ro1">
          <table:table-cell office:value-type="float" office:value="15936" calcext:value-type="float">
            <text:p>15936</text:p>
          </table:table-cell>
          <table:table-cell table:number-columns-repeated="13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13"/>
        </table:table-row>
        <table:table-row table:style-name="ro1">
          <table:table-cell office:value-type="float" office:value="16064" calcext:value-type="float">
            <text:p>16064</text:p>
          </table:table-cell>
          <table:table-cell table:number-columns-repeated="13"/>
        </table:table-row>
        <table:table-row table:style-name="ro1">
          <table:table-cell office:value-type="float" office:value="16128" calcext:value-type="float">
            <text:p>16128</text:p>
          </table:table-cell>
          <table:table-cell table:number-columns-repeated="13"/>
        </table:table-row>
        <table:table-row table:style-name="ro1">
          <table:table-cell office:value-type="float" office:value="16192" calcext:value-type="float">
            <text:p>16192</text:p>
          </table:table-cell>
          <table:table-cell table:number-columns-repeated="13"/>
        </table:table-row>
        <table:table-row table:style-name="ro1">
          <table:table-cell office:value-type="float" office:value="16256" calcext:value-type="float">
            <text:p>16256</text:p>
          </table:table-cell>
          <table:table-cell table:number-columns-repeated="13"/>
        </table:table-row>
        <table:table-row table:style-name="ro1">
          <table:table-cell office:value-type="float" office:value="16320" calcext:value-type="float">
            <text:p>16320</text:p>
          </table:table-cell>
          <table:table-cell table:number-columns-repeated="13"/>
        </table:table-row>
        <table:table-row table:style-name="ro1">
          <table:table-cell office:value-type="float" office:value="16320" calcext:value-type="float">
            <text:p>16320</text:p>
          </table:table-cell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13"/>
        </table:table-row>
        <table:table-row table:style-name="ro1">
          <table:table-cell office:value-type="float" office:value="16448" calcext:value-type="float">
            <text:p>16448</text:p>
          </table:table-cell>
          <table:table-cell table:number-columns-repeated="13"/>
        </table:table-row>
        <table:table-row table:style-name="ro1">
          <table:table-cell office:value-type="float" office:value="16512" calcext:value-type="float">
            <text:p>16512</text:p>
          </table:table-cell>
          <table:table-cell table:number-columns-repeated="13"/>
        </table:table-row>
        <table:table-row table:style-name="ro1">
          <table:table-cell office:value-type="float" office:value="16512" calcext:value-type="float">
            <text:p>16512</text:p>
          </table:table-cell>
          <table:table-cell table:number-columns-repeated="13"/>
        </table:table-row>
        <table:table-row table:style-name="ro1">
          <table:table-cell office:value-type="float" office:value="16576" calcext:value-type="float">
            <text:p>16576</text:p>
          </table:table-cell>
          <table:table-cell table:number-columns-repeated="13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13"/>
        </table:table-row>
        <table:table-row table:style-name="ro1">
          <table:table-cell office:value-type="float" office:value="16704" calcext:value-type="float">
            <text:p>16704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number-columns-repeated="13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13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13"/>
        </table:table-row>
        <table:table-row table:style-name="ro1">
          <table:table-cell office:value-type="float" office:value="17088" calcext:value-type="float">
            <text:p>17088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number-columns-repeated="13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13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13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number-columns-repeated="13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13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13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13"/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number-columns-repeated="13"/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64" calcext:value-type="float">
            <text:p>19264</text:p>
          </table:table-cell>
          <table:table-cell table:number-columns-repeated="13"/>
        </table:table-row>
        <table:table-row table:style-name="ro1">
          <table:table-cell office:value-type="float" office:value="19264" calcext:value-type="float">
            <text:p>19264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92" calcext:value-type="float">
            <text:p>19392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520" calcext:value-type="float">
            <text:p>19520</text:p>
          </table:table-cell>
          <table:table-cell table:number-columns-repeated="13"/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number-columns-repeated="13"/>
        </table:table-row>
        <table:table-row table:style-name="ro1">
          <table:table-cell office:value-type="float" office:value="19648" calcext:value-type="float">
            <text:p>19648</text:p>
          </table:table-cell>
          <table:table-cell table:number-columns-repeated="13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13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13"/>
        </table:table-row>
        <table:table-row table:style-name="ro1">
          <table:table-cell office:value-type="float" office:value="19776" calcext:value-type="float">
            <text:p>19776</text:p>
          </table:table-cell>
          <table:table-cell table:number-columns-repeated="13"/>
        </table:table-row>
        <table:table-row table:style-name="ro1">
          <table:table-cell office:value-type="float" office:value="19904" calcext:value-type="float">
            <text:p>19904</text:p>
          </table:table-cell>
          <table:table-cell table:number-columns-repeated="13"/>
        </table:table-row>
        <table:table-row table:style-name="ro1">
          <table:table-cell office:value-type="float" office:value="19968" calcext:value-type="float">
            <text:p>19968</text:p>
          </table:table-cell>
          <table:table-cell table:number-columns-repeated="13"/>
        </table:table-row>
        <table:table-row table:style-name="ro1">
          <table:table-cell office:value-type="float" office:value="20032" calcext:value-type="float">
            <text:p>20032</text:p>
          </table:table-cell>
          <table:table-cell table:number-columns-repeated="13"/>
        </table:table-row>
        <table:table-row table:style-name="ro1">
          <table:table-cell office:value-type="float" office:value="20096" calcext:value-type="float">
            <text:p>20096</text:p>
          </table:table-cell>
          <table:table-cell table:number-columns-repeated="13"/>
        </table:table-row>
        <table:table-row table:style-name="ro1">
          <table:table-cell office:value-type="float" office:value="20160" calcext:value-type="float">
            <text:p>20160</text:p>
          </table:table-cell>
          <table:table-cell table:number-columns-repeated="13"/>
        </table:table-row>
        <table:table-row table:style-name="ro1">
          <table:table-cell office:value-type="float" office:value="20224" calcext:value-type="float">
            <text:p>20224</text:p>
          </table:table-cell>
          <table:table-cell table:number-columns-repeated="13"/>
        </table:table-row>
        <table:table-row table:style-name="ro1">
          <table:table-cell office:value-type="float" office:value="20288" calcext:value-type="float">
            <text:p>20288</text:p>
          </table:table-cell>
          <table:table-cell table:number-columns-repeated="13"/>
        </table:table-row>
        <table:table-row table:style-name="ro1">
          <table:table-cell office:value-type="float" office:value="20352" calcext:value-type="float">
            <text:p>20352</text:p>
          </table:table-cell>
          <table:table-cell table:number-columns-repeated="13"/>
        </table:table-row>
        <table:table-row table:style-name="ro1">
          <table:table-cell office:value-type="float" office:value="20352" calcext:value-type="float">
            <text:p>20352</text:p>
          </table:table-cell>
          <table:table-cell table:number-columns-repeated="13"/>
        </table:table-row>
        <table:table-row table:style-name="ro1">
          <table:table-cell office:value-type="float" office:value="20416" calcext:value-type="float">
            <text:p>20416</text:p>
          </table:table-cell>
          <table:table-cell table:number-columns-repeated="13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number-columns-repeated="13"/>
        </table:table-row>
        <table:table-row table:style-name="ro1">
          <table:table-cell office:value-type="float" office:value="20544" calcext:value-type="float">
            <text:p>20544</text:p>
          </table:table-cell>
          <table:table-cell table:number-columns-repeated="13"/>
        </table:table-row>
        <table:table-row table:style-name="ro1">
          <table:table-cell office:value-type="float" office:value="20544" calcext:value-type="float">
            <text:p>20544</text:p>
          </table:table-cell>
          <table:table-cell table:number-columns-repeated="13"/>
        </table:table-row>
        <table:table-row table:style-name="ro1">
          <table:table-cell office:value-type="float" office:value="20608" calcext:value-type="float">
            <text:p>20608</text:p>
          </table:table-cell>
          <table:table-cell table:number-columns-repeated="13"/>
        </table:table-row>
        <table:table-row table:style-name="ro1">
          <table:table-cell office:value-type="float" office:value="20672" calcext:value-type="float">
            <text:p>20672</text:p>
          </table:table-cell>
          <table:table-cell table:number-columns-repeated="13"/>
        </table:table-row>
        <table:table-row table:style-name="ro1">
          <table:table-cell office:value-type="float" office:value="20736" calcext:value-type="float">
            <text:p>20736</text:p>
          </table:table-cell>
          <table:table-cell table:number-columns-repeated="13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number-columns-repeated="13"/>
        </table:table-row>
        <table:table-row table:style-name="ro1">
          <table:table-cell office:value-type="float" office:value="20928" calcext:value-type="float">
            <text:p>20928</text:p>
          </table:table-cell>
          <table:table-cell table:number-columns-repeated="13"/>
        </table:table-row>
        <table:table-row table:style-name="ro1">
          <table:table-cell office:value-type="float" office:value="20992" calcext:value-type="float">
            <text:p>20992</text:p>
          </table:table-cell>
          <table:table-cell table:number-columns-repeated="13"/>
        </table:table-row>
        <table:table-row table:style-name="ro1">
          <table:table-cell office:value-type="float" office:value="21056" calcext:value-type="float">
            <text:p>21056</text:p>
          </table:table-cell>
          <table:table-cell table:number-columns-repeated="13"/>
        </table:table-row>
        <table:table-row table:style-name="ro1">
          <table:table-cell office:value-type="float" office:value="21120" calcext:value-type="float">
            <text:p>21120</text:p>
          </table:table-cell>
          <table:table-cell table:number-columns-repeated="13"/>
        </table:table-row>
        <table:table-row table:style-name="ro1">
          <table:table-cell office:value-type="float" office:value="21184" calcext:value-type="float">
            <text:p>21184</text:p>
          </table:table-cell>
          <table:table-cell table:number-columns-repeated="13"/>
        </table:table-row>
        <table:table-row table:style-name="ro1">
          <table:table-cell office:value-type="float" office:value="21312" calcext:value-type="float">
            <text:p>21312</text:p>
          </table:table-cell>
          <table:table-cell table:number-columns-repeated="13"/>
        </table:table-row>
        <table:table-row table:style-name="ro1">
          <table:table-cell office:value-type="float" office:value="21440" calcext:value-type="float">
            <text:p>21440</text:p>
          </table:table-cell>
          <table:table-cell table:number-columns-repeated="13"/>
        </table:table-row>
        <table:table-row table:style-name="ro1">
          <table:table-cell office:value-type="float" office:value="21568" calcext:value-type="float">
            <text:p>21568</text:p>
          </table:table-cell>
          <table:table-cell table:number-columns-repeated="13"/>
        </table:table-row>
        <table:table-row table:style-name="ro1">
          <table:table-cell office:value-type="float" office:value="21760" calcext:value-type="float">
            <text:p>21760</text:p>
          </table:table-cell>
          <table:table-cell table:number-columns-repeated="13"/>
        </table:table-row>
        <table:table-row table:style-name="ro1">
          <table:table-cell office:value-type="float" office:value="21888" calcext:value-type="float">
            <text:p>21888</text:p>
          </table:table-cell>
          <table:table-cell table:number-columns-repeated="13"/>
        </table:table-row>
        <table:table-row table:style-name="ro1">
          <table:table-cell office:value-type="float" office:value="22016" calcext:value-type="float">
            <text:p>22016</text:p>
          </table:table-cell>
          <table:table-cell table:number-columns-repeated="13"/>
        </table:table-row>
        <table:table-row table:style-name="ro1">
          <table:table-cell office:value-type="float" office:value="22208" calcext:value-type="float">
            <text:p>22208</text:p>
          </table:table-cell>
          <table:table-cell table:number-columns-repeated="13"/>
        </table:table-row>
        <table:table-row table:style-name="ro1">
          <table:table-cell office:value-type="float" office:value="22464" calcext:value-type="float">
            <text:p>22464</text:p>
          </table:table-cell>
          <table:table-cell table:number-columns-repeated="13"/>
        </table:table-row>
        <table:table-row table:style-name="ro1">
          <table:table-cell office:value-type="float" office:value="22720" calcext:value-type="float">
            <text:p>22720</text:p>
          </table:table-cell>
          <table:table-cell table:number-columns-repeated="13"/>
        </table:table-row>
        <table:table-row table:style-name="ro1">
          <table:table-cell office:value-type="float" office:value="22976" calcext:value-type="float">
            <text:p>22976</text:p>
          </table:table-cell>
          <table:table-cell table:number-columns-repeated="13"/>
        </table:table-row>
        <table:table-row table:style-name="ro1">
          <table:table-cell office:value-type="float" office:value="23232" calcext:value-type="float">
            <text:p>23232</text:p>
          </table:table-cell>
          <table:table-cell table:number-columns-repeated="13"/>
        </table:table-row>
        <table:table-row table:style-name="ro1">
          <table:table-cell office:value-type="float" office:value="23488" calcext:value-type="float">
            <text:p>23488</text:p>
          </table:table-cell>
          <table:table-cell table:number-columns-repeated="13"/>
        </table:table-row>
        <table:table-row table:style-name="ro1">
          <table:table-cell office:value-type="float" office:value="23808" calcext:value-type="float">
            <text:p>23808</text:p>
          </table:table-cell>
          <table:table-cell table:number-columns-repeated="13"/>
        </table:table-row>
        <table:table-row table:style-name="ro1">
          <table:table-cell office:value-type="float" office:value="23936" calcext:value-type="float">
            <text:p>23936</text:p>
          </table:table-cell>
          <table:table-cell table:number-columns-repeated="13"/>
        </table:table-row>
        <table:table-row table:style-name="ro1">
          <table:table-cell office:value-type="float" office:value="24320" calcext:value-type="float">
            <text:p>24320</text:p>
          </table:table-cell>
          <table:table-cell table:number-columns-repeated="13"/>
        </table:table-row>
        <table:table-row table:style-name="ro1">
          <table:table-cell office:value-type="float" office:value="24768" calcext:value-type="float">
            <text:p>24768</text:p>
          </table:table-cell>
          <table:table-cell table:number-columns-repeated="13"/>
        </table:table-row>
        <table:table-row table:style-name="ro1">
          <table:table-cell office:value-type="float" office:value="25152" calcext:value-type="float">
            <text:p>25152</text:p>
          </table:table-cell>
          <table:table-cell table:number-columns-repeated="13"/>
        </table:table-row>
        <table:table-row table:style-name="ro1">
          <table:table-cell office:value-type="float" office:value="25536" calcext:value-type="float">
            <text:p>25536</text:p>
          </table:table-cell>
          <table:table-cell table:number-columns-repeated="13"/>
        </table:table-row>
        <table:table-row table:style-name="ro1">
          <table:table-cell office:value-type="float" office:value="25920" calcext:value-type="float">
            <text:p>25920</text:p>
          </table:table-cell>
          <table:table-cell table:number-columns-repeated="13"/>
        </table:table-row>
        <table:table-row table:style-name="ro1">
          <table:table-cell office:value-type="float" office:value="26176" calcext:value-type="float">
            <text:p>26176</text:p>
          </table:table-cell>
          <table:table-cell table:number-columns-repeated="13"/>
        </table:table-row>
        <table:table-row table:style-name="ro1">
          <table:table-cell office:value-type="float" office:value="26304" calcext:value-type="float">
            <text:p>26304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80" calcext:value-type="float">
            <text:p>26880</text:p>
          </table:table-cell>
          <table:table-cell table:number-columns-repeated="13"/>
        </table:table-row>
        <table:table-row table:style-name="ro1">
          <table:table-cell office:value-type="float" office:value="26944" calcext:value-type="float">
            <text:p>26944</text:p>
          </table:table-cell>
          <table:table-cell table:number-columns-repeated="13"/>
        </table:table-row>
        <table:table-row table:style-name="ro1">
          <table:table-cell office:value-type="float" office:value="27008" calcext:value-type="float">
            <text:p>27008</text:p>
          </table:table-cell>
          <table:table-cell table:number-columns-repeated="13"/>
        </table:table-row>
        <table:table-row table:style-name="ro1">
          <table:table-cell office:value-type="float" office:value="27072" calcext:value-type="float">
            <text:p>27072</text:p>
          </table:table-cell>
          <table:table-cell table:number-columns-repeated="13"/>
        </table:table-row>
        <table:table-row table:style-name="ro1">
          <table:table-cell office:value-type="float" office:value="27136" calcext:value-type="float">
            <text:p>27136</text:p>
          </table:table-cell>
          <table:table-cell table:number-columns-repeated="13"/>
        </table:table-row>
        <table:table-row table:style-name="ro1">
          <table:table-cell office:value-type="float" office:value="27136" calcext:value-type="float">
            <text:p>27136</text:p>
          </table:table-cell>
          <table:table-cell table:number-columns-repeated="13"/>
        </table:table-row>
        <table:table-row table:style-name="ro1">
          <table:table-cell office:value-type="float" office:value="27200" calcext:value-type="float">
            <text:p>27200</text:p>
          </table:table-cell>
          <table:table-cell table:number-columns-repeated="13"/>
        </table:table-row>
        <table:table-row table:style-name="ro1">
          <table:table-cell office:value-type="float" office:value="27264" calcext:value-type="float">
            <text:p>27264</text:p>
          </table:table-cell>
          <table:table-cell table:number-columns-repeated="13"/>
        </table:table-row>
        <table:table-row table:style-name="ro1">
          <table:table-cell office:value-type="float" office:value="27392" calcext:value-type="float">
            <text:p>27392</text:p>
          </table:table-cell>
          <table:table-cell table:number-columns-repeated="13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number-columns-repeated="13"/>
        </table:table-row>
        <table:table-row table:style-name="ro1">
          <table:table-cell office:value-type="float" office:value="27520" calcext:value-type="float">
            <text:p>27520</text:p>
          </table:table-cell>
          <table:table-cell table:number-columns-repeated="13"/>
        </table:table-row>
        <table:table-row table:style-name="ro1">
          <table:table-cell office:value-type="float" office:value="27584" calcext:value-type="float">
            <text:p>27584</text:p>
          </table:table-cell>
          <table:table-cell table:number-columns-repeated="13"/>
        </table:table-row>
        <table:table-row table:style-name="ro1">
          <table:table-cell office:value-type="float" office:value="27712" calcext:value-type="float">
            <text:p>27712</text:p>
          </table:table-cell>
          <table:table-cell table:number-columns-repeated="13"/>
        </table:table-row>
        <table:table-row table:style-name="ro1">
          <table:table-cell office:value-type="float" office:value="27712" calcext:value-type="float">
            <text:p>27712</text:p>
          </table:table-cell>
          <table:table-cell table:number-columns-repeated="13"/>
        </table:table-row>
        <table:table-row table:style-name="ro1">
          <table:table-cell office:value-type="float" office:value="27776" calcext:value-type="float">
            <text:p>27776</text:p>
          </table:table-cell>
          <table:table-cell table:number-columns-repeated="13"/>
        </table:table-row>
        <table:table-row table:style-name="ro1">
          <table:table-cell office:value-type="float" office:value="27840" calcext:value-type="float">
            <text:p>27840</text:p>
          </table:table-cell>
          <table:table-cell table:number-columns-repeated="13"/>
        </table:table-row>
        <table:table-row table:style-name="ro1">
          <table:table-cell office:value-type="float" office:value="27968" calcext:value-type="float">
            <text:p>27968</text:p>
          </table:table-cell>
          <table:table-cell table:number-columns-repeated="13"/>
        </table:table-row>
        <table:table-row table:style-name="ro1">
          <table:table-cell office:value-type="float" office:value="28032" calcext:value-type="float">
            <text:p>28032</text:p>
          </table:table-cell>
          <table:table-cell table:number-columns-repeated="13"/>
        </table:table-row>
        <table:table-row table:style-name="ro1">
          <table:table-cell office:value-type="float" office:value="28096" calcext:value-type="float">
            <text:p>28096</text:p>
          </table:table-cell>
          <table:table-cell table:number-columns-repeated="13"/>
        </table:table-row>
        <table:table-row table:style-name="ro1">
          <table:table-cell office:value-type="float" office:value="28160" calcext:value-type="float">
            <text:p>28160</text:p>
          </table:table-cell>
          <table:table-cell table:number-columns-repeated="13"/>
        </table:table-row>
        <table:table-row table:style-name="ro1">
          <table:table-cell office:value-type="float" office:value="28160" calcext:value-type="float">
            <text:p>28160</text:p>
          </table:table-cell>
          <table:table-cell table:number-columns-repeated="13"/>
        </table:table-row>
        <table:table-row table:style-name="ro1">
          <table:table-cell office:value-type="float" office:value="28224" calcext:value-type="float">
            <text:p>28224</text:p>
          </table:table-cell>
          <table:table-cell table:number-columns-repeated="13"/>
        </table:table-row>
        <table:table-row table:style-name="ro1">
          <table:table-cell office:value-type="float" office:value="28288" calcext:value-type="float">
            <text:p>28288</text:p>
          </table:table-cell>
          <table:table-cell table:number-columns-repeated="13"/>
        </table:table-row>
        <table:table-row table:style-name="ro1">
          <table:table-cell office:value-type="float" office:value="28416" calcext:value-type="float">
            <text:p>28416</text:p>
          </table:table-cell>
          <table:table-cell table:number-columns-repeated="13"/>
        </table:table-row>
        <table:table-row table:style-name="ro1">
          <table:table-cell office:value-type="float" office:value="28480" calcext:value-type="float">
            <text:p>28480</text:p>
          </table:table-cell>
          <table:table-cell table:number-columns-repeated="13"/>
        </table:table-row>
        <table:table-row table:style-name="ro1">
          <table:table-cell office:value-type="float" office:value="28608" calcext:value-type="float">
            <text:p>28608</text:p>
          </table:table-cell>
          <table:table-cell table:number-columns-repeated="13"/>
        </table:table-row>
        <table:table-row table:style-name="ro1">
          <table:table-cell office:value-type="float" office:value="28736" calcext:value-type="float">
            <text:p>28736</text:p>
          </table:table-cell>
          <table:table-cell table:number-columns-repeated="13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13"/>
        </table:table-row>
        <table:table-row table:style-name="ro1">
          <table:table-cell office:value-type="float" office:value="28864" calcext:value-type="float">
            <text:p>28864</text:p>
          </table:table-cell>
          <table:table-cell table:number-columns-repeated="13"/>
        </table:table-row>
        <table:table-row table:style-name="ro1">
          <table:table-cell office:value-type="float" office:value="28992" calcext:value-type="float">
            <text:p>28992</text:p>
          </table:table-cell>
          <table:table-cell table:number-columns-repeated="13"/>
        </table:table-row>
        <table:table-row table:style-name="ro1">
          <table:table-cell office:value-type="float" office:value="29120" calcext:value-type="float">
            <text:p>29120</text:p>
          </table:table-cell>
          <table:table-cell table:number-columns-repeated="13"/>
        </table:table-row>
        <table:table-row table:style-name="ro1">
          <table:table-cell office:value-type="float" office:value="29248" calcext:value-type="float">
            <text:p>29248</text:p>
          </table:table-cell>
          <table:table-cell table:number-columns-repeated="13"/>
        </table:table-row>
        <table:table-row table:style-name="ro1">
          <table:table-cell office:value-type="float" office:value="29312" calcext:value-type="float">
            <text:p>29312</text:p>
          </table:table-cell>
          <table:table-cell table:number-columns-repeated="13"/>
        </table:table-row>
        <table:table-row table:style-name="ro1">
          <table:table-cell office:value-type="float" office:value="29440" calcext:value-type="float">
            <text:p>29440</text:p>
          </table:table-cell>
          <table:table-cell table:number-columns-repeated="13"/>
        </table:table-row>
        <table:table-row table:style-name="ro1">
          <table:table-cell office:value-type="float" office:value="29504" calcext:value-type="float">
            <text:p>29504</text:p>
          </table:table-cell>
          <table:table-cell table:number-columns-repeated="13"/>
        </table:table-row>
        <table:table-row table:style-name="ro1">
          <table:table-cell office:value-type="float" office:value="29504" calcext:value-type="float">
            <text:p>29504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632" calcext:value-type="float">
            <text:p>29632</text:p>
          </table:table-cell>
          <table:table-cell table:number-columns-repeated="13"/>
        </table:table-row>
        <table:table-row table:style-name="ro1">
          <table:table-cell office:value-type="float" office:value="29632" calcext:value-type="float">
            <text:p>29632</text:p>
          </table:table-cell>
          <table:table-cell table:number-columns-repeated="13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number-columns-repeated="13"/>
        </table:table-row>
        <table:table-row table:style-name="ro1">
          <table:table-cell office:value-type="float" office:value="29760" calcext:value-type="float">
            <text:p>29760</text:p>
          </table:table-cell>
          <table:table-cell table:number-columns-repeated="13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number-columns-repeated="13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number-columns-repeated="13"/>
        </table:table-row>
        <table:table-row table:style-name="ro1">
          <table:table-cell office:value-type="float" office:value="30080" calcext:value-type="float">
            <text:p>30080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72" calcext:value-type="float">
            <text:p>30272</text:p>
          </table:table-cell>
          <table:table-cell table:number-columns-repeated="13"/>
        </table:table-row>
        <table:table-row table:style-name="ro1">
          <table:table-cell office:value-type="float" office:value="30336" calcext:value-type="float">
            <text:p>30336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number-columns-repeated="13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number-columns-repeated="13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656" calcext:value-type="float">
            <text:p>30656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number-columns-repeated="13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number-columns-repeated="13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number-columns-repeated="13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80" calcext:value-type="float">
            <text:p>31680</text:p>
          </table:table-cell>
          <table:table-cell table:number-columns-repeated="13"/>
        </table:table-row>
        <table:table-row table:style-name="ro1">
          <table:table-cell office:value-type="float" office:value="31680" calcext:value-type="float">
            <text:p>31680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256" calcext:value-type="float">
            <text:p>32256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76" calcext:value-type="float">
            <text:p>32576</text:p>
          </table:table-cell>
          <table:table-cell table:number-columns-repeated="13"/>
        </table:table-row>
        <table:table-row table:style-name="ro1">
          <table:table-cell office:value-type="float" office:value="32576" calcext:value-type="float">
            <text:p>32576</text:p>
          </table:table-cell>
          <table:table-cell table:number-columns-repeated="13"/>
        </table:table-row>
        <table:table-row table:style-name="ro1">
          <table:table-cell office:value-type="float" office:value="32640" calcext:value-type="float">
            <text:p>32640</text:p>
          </table:table-cell>
          <table:table-cell table:number-columns-repeated="13"/>
        </table:table-row>
        <table:table-row table:style-name="ro1">
          <table:table-cell office:value-type="float" office:value="32640" calcext:value-type="float">
            <text:p>32640</text:p>
          </table:table-cell>
          <table:table-cell table:number-columns-repeated="13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13"/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number-columns-repeated="13"/>
        </table:table-row>
        <table:table-row table:style-name="ro1">
          <table:table-cell office:value-type="float" office:value="32896" calcext:value-type="float">
            <text:p>32896</text:p>
          </table:table-cell>
          <table:table-cell table:number-columns-repeated="13"/>
        </table:table-row>
        <table:table-row table:style-name="ro1">
          <table:table-cell office:value-type="float" office:value="32960" calcext:value-type="float">
            <text:p>32960</text:p>
          </table:table-cell>
          <table:table-cell table:number-columns-repeated="13"/>
        </table:table-row>
        <table:table-row table:style-name="ro1">
          <table:table-cell office:value-type="float" office:value="32960" calcext:value-type="float">
            <text:p>32960</text:p>
          </table:table-cell>
          <table:table-cell table:number-columns-repeated="13"/>
        </table:table-row>
        <table:table-row table:style-name="ro1">
          <table:table-cell office:value-type="float" office:value="33024" calcext:value-type="float">
            <text:p>33024</text:p>
          </table:table-cell>
          <table:table-cell table:number-columns-repeated="13"/>
        </table:table-row>
        <table:table-row table:style-name="ro1">
          <table:table-cell office:value-type="float" office:value="33152" calcext:value-type="float">
            <text:p>33152</text:p>
          </table:table-cell>
          <table:table-cell table:number-columns-repeated="13"/>
        </table:table-row>
        <table:table-row table:style-name="ro1">
          <table:table-cell office:value-type="float" office:value="33216" calcext:value-type="float">
            <text:p>33216</text:p>
          </table:table-cell>
          <table:table-cell table:number-columns-repeated="13"/>
        </table:table-row>
        <table:table-row table:style-name="ro1">
          <table:table-cell office:value-type="float" office:value="33344" calcext:value-type="float">
            <text:p>33344</text:p>
          </table:table-cell>
          <table:table-cell table:number-columns-repeated="13"/>
        </table:table-row>
        <table:table-row table:style-name="ro1">
          <table:table-cell office:value-type="float" office:value="33408" calcext:value-type="float">
            <text:p>33408</text:p>
          </table:table-cell>
          <table:table-cell table:number-columns-repeated="13"/>
        </table:table-row>
        <table:table-row table:style-name="ro1">
          <table:table-cell office:value-type="float" office:value="33536" calcext:value-type="float">
            <text:p>33536</text:p>
          </table:table-cell>
          <table:table-cell table:number-columns-repeated="13"/>
        </table:table-row>
        <table:table-row table:style-name="ro1">
          <table:table-cell office:value-type="float" office:value="33600" calcext:value-type="float">
            <text:p>33600</text:p>
          </table:table-cell>
          <table:table-cell table:number-columns-repeated="13"/>
        </table:table-row>
        <table:table-row table:style-name="ro1">
          <table:table-cell office:value-type="float" office:value="33728" calcext:value-type="float">
            <text:p>33728</text:p>
          </table:table-cell>
          <table:table-cell table:number-columns-repeated="13"/>
        </table:table-row>
        <table:table-row table:style-name="ro1">
          <table:table-cell office:value-type="float" office:value="33920" calcext:value-type="float">
            <text:p>33920</text:p>
          </table:table-cell>
          <table:table-cell table:number-columns-repeated="13"/>
        </table:table-row>
        <table:table-row table:style-name="ro1">
          <table:table-cell office:value-type="float" office:value="34048" calcext:value-type="float">
            <text:p>34048</text:p>
          </table:table-cell>
          <table:table-cell table:number-columns-repeated="13"/>
        </table:table-row>
        <table:table-row table:style-name="ro1">
          <table:table-cell office:value-type="float" office:value="34176" calcext:value-type="float">
            <text:p>34176</text:p>
          </table:table-cell>
          <table:table-cell table:number-columns-repeated="13"/>
        </table:table-row>
        <table:table-row table:style-name="ro1">
          <table:table-cell office:value-type="float" office:value="34368" calcext:value-type="float">
            <text:p>34368</text:p>
          </table:table-cell>
          <table:table-cell table:number-columns-repeated="13"/>
        </table:table-row>
        <table:table-row table:style-name="ro1">
          <table:table-cell office:value-type="float" office:value="34496" calcext:value-type="float">
            <text:p>34496</text:p>
          </table:table-cell>
          <table:table-cell table:number-columns-repeated="13"/>
        </table:table-row>
        <table:table-row table:style-name="ro1">
          <table:table-cell office:value-type="float" office:value="34624" calcext:value-type="float">
            <text:p>34624</text:p>
          </table:table-cell>
          <table:table-cell table:number-columns-repeated="13"/>
        </table:table-row>
        <table:table-row table:style-name="ro1">
          <table:table-cell office:value-type="float" office:value="34816" calcext:value-type="float">
            <text:p>34816</text:p>
          </table:table-cell>
          <table:table-cell table:number-columns-repeated="13"/>
        </table:table-row>
        <table:table-row table:style-name="ro1">
          <table:table-cell office:value-type="float" office:value="35008" calcext:value-type="float">
            <text:p>35008</text:p>
          </table:table-cell>
          <table:table-cell table:number-columns-repeated="13"/>
        </table:table-row>
        <table:table-row table:style-name="ro1">
          <table:table-cell office:value-type="float" office:value="35264" calcext:value-type="float">
            <text:p>35264</text:p>
          </table:table-cell>
          <table:table-cell table:number-columns-repeated="13"/>
        </table:table-row>
        <table:table-row table:style-name="ro1">
          <table:table-cell office:value-type="float" office:value="35520" calcext:value-type="float">
            <text:p>35520</text:p>
          </table:table-cell>
          <table:table-cell table:number-columns-repeated="13"/>
        </table:table-row>
        <table:table-row table:style-name="ro1">
          <table:table-cell office:value-type="float" office:value="35776" calcext:value-type="float">
            <text:p>35776</text:p>
          </table:table-cell>
          <table:table-cell table:number-columns-repeated="13"/>
        </table:table-row>
        <table:table-row table:style-name="ro1">
          <table:table-cell office:value-type="float" office:value="36160" calcext:value-type="float">
            <text:p>36160</text:p>
          </table:table-cell>
          <table:table-cell table:number-columns-repeated="13"/>
        </table:table-row>
        <table:table-row table:style-name="ro1">
          <table:table-cell office:value-type="float" office:value="36480" calcext:value-type="float">
            <text:p>36480</text:p>
          </table:table-cell>
          <table:table-cell table:number-columns-repeated="13"/>
        </table:table-row>
        <table:table-row table:style-name="ro1">
          <table:table-cell office:value-type="float" office:value="36736" calcext:value-type="float">
            <text:p>36736</text:p>
          </table:table-cell>
          <table:table-cell table:number-columns-repeated="13"/>
        </table:table-row>
        <table:table-row table:style-name="ro1">
          <table:table-cell office:value-type="float" office:value="37120" calcext:value-type="float">
            <text:p>37120</text:p>
          </table:table-cell>
          <table:table-cell table:number-columns-repeated="13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number-columns-repeated="13"/>
        </table:table-row>
        <table:table-row table:style-name="ro1">
          <table:table-cell office:value-type="float" office:value="38080" calcext:value-type="float">
            <text:p>38080</text:p>
          </table:table-cell>
          <table:table-cell table:number-columns-repeated="13"/>
        </table:table-row>
        <table:table-row table:style-name="ro1">
          <table:table-cell office:value-type="float" office:value="38592" calcext:value-type="float">
            <text:p>38592</text:p>
          </table:table-cell>
          <table:table-cell table:number-columns-repeated="13"/>
        </table:table-row>
        <table:table-row table:style-name="ro1">
          <table:table-cell office:value-type="float" office:value="38976" calcext:value-type="float">
            <text:p>38976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680" calcext:value-type="float">
            <text:p>39680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number-columns-repeated="13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number-columns-repeated="13"/>
        </table:table-row>
        <table:table-row table:style-name="ro1">
          <table:table-cell office:value-type="float" office:value="40192" calcext:value-type="float">
            <text:p>40192</text:p>
          </table:table-cell>
          <table:table-cell table:number-columns-repeated="13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number-columns-repeated="13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number-columns-repeated="13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number-columns-repeated="13"/>
        </table:table-row>
        <table:table-row table:style-name="ro1">
          <table:table-cell office:value-type="float" office:value="40320" calcext:value-type="float">
            <text:p>40320</text:p>
          </table:table-cell>
          <table:table-cell table:number-columns-repeated="13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number-columns-repeated="13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number-columns-repeated="13"/>
        </table:table-row>
        <table:table-row table:style-name="ro1">
          <table:table-cell office:value-type="float" office:value="40448" calcext:value-type="float">
            <text:p>40448</text:p>
          </table:table-cell>
          <table:table-cell table:number-columns-repeated="13"/>
        </table:table-row>
        <table:table-row table:style-name="ro1">
          <table:table-cell office:value-type="float" office:value="40512" calcext:value-type="float">
            <text:p>40512</text:p>
          </table:table-cell>
          <table:table-cell table:number-columns-repeated="13"/>
        </table:table-row>
        <table:table-row table:style-name="ro1">
          <table:table-cell office:value-type="float" office:value="40512" calcext:value-type="float">
            <text:p>40512</text:p>
          </table:table-cell>
          <table:table-cell table:number-columns-repeated="13"/>
        </table:table-row>
        <table:table-row table:style-name="ro1">
          <table:table-cell office:value-type="float" office:value="40576" calcext:value-type="float">
            <text:p>40576</text:p>
          </table:table-cell>
          <table:table-cell table:number-columns-repeated="13"/>
        </table:table-row>
        <table:table-row table:style-name="ro1">
          <table:table-cell office:value-type="float" office:value="40640" calcext:value-type="float">
            <text:p>40640</text:p>
          </table:table-cell>
          <table:table-cell table:number-columns-repeated="13"/>
        </table:table-row>
        <table:table-row table:style-name="ro1">
          <table:table-cell office:value-type="float" office:value="40704" calcext:value-type="float">
            <text:p>40704</text:p>
          </table:table-cell>
          <table:table-cell table:number-columns-repeated="13"/>
        </table:table-row>
        <table:table-row table:style-name="ro1">
          <table:table-cell office:value-type="float" office:value="40768" calcext:value-type="float">
            <text:p>40768</text:p>
          </table:table-cell>
          <table:table-cell table:number-columns-repeated="13"/>
        </table:table-row>
        <table:table-row table:style-name="ro1">
          <table:table-cell office:value-type="float" office:value="40832" calcext:value-type="float">
            <text:p>40832</text:p>
          </table:table-cell>
          <table:table-cell table:number-columns-repeated="13"/>
        </table:table-row>
        <table:table-row table:style-name="ro1">
          <table:table-cell office:value-type="float" office:value="40896" calcext:value-type="float">
            <text:p>40896</text:p>
          </table:table-cell>
          <table:table-cell table:number-columns-repeated="13"/>
        </table:table-row>
        <table:table-row table:style-name="ro1">
          <table:table-cell office:value-type="float" office:value="41024" calcext:value-type="float">
            <text:p>41024</text:p>
          </table:table-cell>
          <table:table-cell table:number-columns-repeated="13"/>
        </table:table-row>
        <table:table-row table:style-name="ro1">
          <table:table-cell office:value-type="float" office:value="41024" calcext:value-type="float">
            <text:p>41024</text:p>
          </table:table-cell>
          <table:table-cell table:number-columns-repeated="13"/>
        </table:table-row>
        <table:table-row table:style-name="ro1">
          <table:table-cell office:value-type="float" office:value="41088" calcext:value-type="float">
            <text:p>41088</text:p>
          </table:table-cell>
          <table:table-cell table:number-columns-repeated="13"/>
        </table:table-row>
        <table:table-row table:style-name="ro1">
          <table:table-cell office:value-type="float" office:value="41152" calcext:value-type="float">
            <text:p>41152</text:p>
          </table:table-cell>
          <table:table-cell table:number-columns-repeated="13"/>
        </table:table-row>
        <table:table-row table:style-name="ro1">
          <table:table-cell office:value-type="float" office:value="41216" calcext:value-type="float">
            <text:p>41216</text:p>
          </table:table-cell>
          <table:table-cell table:number-columns-repeated="13"/>
        </table:table-row>
        <table:table-row table:style-name="ro1">
          <table:table-cell office:value-type="float" office:value="41280" calcext:value-type="float">
            <text:p>41280</text:p>
          </table:table-cell>
          <table:table-cell table:number-columns-repeated="13"/>
        </table:table-row>
        <table:table-row table:style-name="ro1">
          <table:table-cell office:value-type="float" office:value="41344" calcext:value-type="float">
            <text:p>41344</text:p>
          </table:table-cell>
          <table:table-cell table:number-columns-repeated="13"/>
        </table:table-row>
        <table:table-row table:style-name="ro1">
          <table:table-cell office:value-type="float" office:value="41408" calcext:value-type="float">
            <text:p>41408</text:p>
          </table:table-cell>
          <table:table-cell table:number-columns-repeated="13"/>
        </table:table-row>
        <table:table-row table:style-name="ro1">
          <table:table-cell office:value-type="float" office:value="41408" calcext:value-type="float">
            <text:p>41408</text:p>
          </table:table-cell>
          <table:table-cell table:number-columns-repeated="13"/>
        </table:table-row>
        <table:table-row table:style-name="ro1">
          <table:table-cell office:value-type="float" office:value="41472" calcext:value-type="float">
            <text:p>41472</text:p>
          </table:table-cell>
          <table:table-cell table:number-columns-repeated="13"/>
        </table:table-row>
        <table:table-row table:style-name="ro1">
          <table:table-cell office:value-type="float" office:value="41536" calcext:value-type="float">
            <text:p>41536</text:p>
          </table:table-cell>
          <table:table-cell table:number-columns-repeated="13"/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number-columns-repeated="13"/>
        </table:table-row>
        <table:table-row table:style-name="ro1">
          <table:table-cell office:value-type="float" office:value="41664" calcext:value-type="float">
            <text:p>41664</text:p>
          </table:table-cell>
          <table:table-cell table:number-columns-repeated="13"/>
        </table:table-row>
        <table:table-row table:style-name="ro1">
          <table:table-cell office:value-type="float" office:value="41728" calcext:value-type="float">
            <text:p>41728</text:p>
          </table:table-cell>
          <table:table-cell table:number-columns-repeated="13"/>
        </table:table-row>
        <table:table-row table:style-name="ro1">
          <table:table-cell office:value-type="float" office:value="41792" calcext:value-type="float">
            <text:p>41792</text:p>
          </table:table-cell>
          <table:table-cell table:number-columns-repeated="13"/>
        </table:table-row>
        <table:table-row table:style-name="ro1">
          <table:table-cell office:value-type="float" office:value="41792" calcext:value-type="float">
            <text:p>41792</text:p>
          </table:table-cell>
          <table:table-cell table:number-columns-repeated="13"/>
        </table:table-row>
        <table:table-row table:style-name="ro1">
          <table:table-cell office:value-type="float" office:value="41856" calcext:value-type="float">
            <text:p>41856</text:p>
          </table:table-cell>
          <table:table-cell table:number-columns-repeated="13"/>
        </table:table-row>
        <table:table-row table:style-name="ro1">
          <table:table-cell office:value-type="float" office:value="41920" calcext:value-type="float">
            <text:p>41920</text:p>
          </table:table-cell>
          <table:table-cell table:number-columns-repeated="13"/>
        </table:table-row>
        <table:table-row table:style-name="ro1">
          <table:table-cell office:value-type="float" office:value="41984" calcext:value-type="float">
            <text:p>41984</text:p>
          </table:table-cell>
          <table:table-cell table:number-columns-repeated="13"/>
        </table:table-row>
        <table:table-row table:style-name="ro1">
          <table:table-cell office:value-type="float" office:value="42048" calcext:value-type="float">
            <text:p>42048</text:p>
          </table:table-cell>
          <table:table-cell table:number-columns-repeated="13"/>
        </table:table-row>
        <table:table-row table:style-name="ro1">
          <table:table-cell office:value-type="float" office:value="42112" calcext:value-type="float">
            <text:p>42112</text:p>
          </table:table-cell>
          <table:table-cell table:number-columns-repeated="13"/>
        </table:table-row>
        <table:table-row table:style-name="ro1">
          <table:table-cell office:value-type="float" office:value="42176" calcext:value-type="float">
            <text:p>42176</text:p>
          </table:table-cell>
          <table:table-cell table:number-columns-repeated="13"/>
        </table:table-row>
        <table:table-row table:style-name="ro1">
          <table:table-cell office:value-type="float" office:value="42240" calcext:value-type="float">
            <text:p>42240</text:p>
          </table:table-cell>
          <table:table-cell table:number-columns-repeated="13"/>
        </table:table-row>
        <table:table-row table:style-name="ro1">
          <table:table-cell office:value-type="float" office:value="42304" calcext:value-type="float">
            <text:p>42304</text:p>
          </table:table-cell>
          <table:table-cell table:number-columns-repeated="13"/>
        </table:table-row>
        <table:table-row table:style-name="ro1">
          <table:table-cell office:value-type="float" office:value="42368" calcext:value-type="float">
            <text:p>42368</text:p>
          </table:table-cell>
          <table:table-cell table:number-columns-repeated="13"/>
        </table:table-row>
        <table:table-row table:style-name="ro1">
          <table:table-cell office:value-type="float" office:value="42496" calcext:value-type="float">
            <text:p>42496</text:p>
          </table:table-cell>
          <table:table-cell table:number-columns-repeated="13"/>
        </table:table-row>
        <table:table-row table:style-name="ro1">
          <table:table-cell office:value-type="float" office:value="42560" calcext:value-type="float">
            <text:p>42560</text:p>
          </table:table-cell>
          <table:table-cell table:number-columns-repeated="13"/>
        </table:table-row>
        <table:table-row table:style-name="ro1">
          <table:table-cell office:value-type="float" office:value="42688" calcext:value-type="float">
            <text:p>42688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816" calcext:value-type="float">
            <text:p>42816</text:p>
          </table:table-cell>
          <table:table-cell table:number-columns-repeated="13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number-columns-repeated="13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number-columns-repeated="13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number-columns-repeated="13"/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number-columns-repeated="13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number-columns-repeated="13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office:value-type="float" office:value="43264" calcext:value-type="float">
            <text:p>43264</text:p>
          </table:table-cell>
          <table:table-cell table:number-columns-repeated="13"/>
        </table:table-row>
        <table:table-row table:style-name="ro1">
          <table:table-cell office:value-type="float" office:value="43328" calcext:value-type="float">
            <text:p>43328</text:p>
          </table:table-cell>
          <table:table-cell table:number-columns-repeated="13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number-columns-repeated="13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number-columns-repeated="13"/>
        </table:table-row>
        <table:table-row table:style-name="ro1">
          <table:table-cell office:value-type="float" office:value="43456" calcext:value-type="float">
            <text:p>43456</text:p>
          </table:table-cell>
          <table:table-cell table:number-columns-repeated="13"/>
        </table:table-row>
        <table:table-row table:style-name="ro1">
          <table:table-cell office:value-type="float" office:value="43456" calcext:value-type="float">
            <text:p>43456</text:p>
          </table:table-cell>
          <table:table-cell table:number-columns-repeated="13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number-columns-repeated="13"/>
        </table:table-row>
        <table:table-row table:style-name="ro1">
          <table:table-cell office:value-type="float" office:value="43904" calcext:value-type="float">
            <text:p>43904</text:p>
          </table:table-cell>
          <table:table-cell table:number-columns-repeated="13"/>
        </table:table-row>
        <table:table-row table:style-name="ro1">
          <table:table-cell office:value-type="float" office:value="43904" calcext:value-type="float">
            <text:p>43904</text:p>
          </table:table-cell>
          <table:table-cell table:number-columns-repeated="13"/>
        </table:table-row>
        <table:table-row table:style-name="ro1">
          <table:table-cell office:value-type="float" office:value="43968" calcext:value-type="float">
            <text:p>43968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160" calcext:value-type="float">
            <text:p>44160</text:p>
          </table:table-cell>
          <table:table-cell table:number-columns-repeated="13"/>
        </table:table-row>
        <table:table-row table:style-name="ro1">
          <table:table-cell office:value-type="float" office:value="44160" calcext:value-type="float">
            <text:p>44160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number-columns-repeated="13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number-columns-repeated="13"/>
        </table:table-row>
        <table:table-row table:style-name="ro1">
          <table:table-cell office:value-type="float" office:value="44544" calcext:value-type="float">
            <text:p>44544</text:p>
          </table:table-cell>
          <table:table-cell table:number-columns-repeated="13"/>
        </table:table-row>
        <table:table-row table:style-name="ro1">
          <table:table-cell office:value-type="float" office:value="44608" calcext:value-type="float">
            <text:p>44608</text:p>
          </table:table-cell>
          <table:table-cell table:number-columns-repeated="13"/>
        </table:table-row>
        <table:table-row table:style-name="ro1">
          <table:table-cell office:value-type="float" office:value="44608" calcext:value-type="float">
            <text:p>44608</text:p>
          </table:table-cell>
          <table:table-cell table:number-columns-repeated="13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13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13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number-columns-repeated="13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number-columns-repeated="13"/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number-columns-repeated="13"/>
        </table:table-row>
        <table:table-row table:style-name="ro1">
          <table:table-cell office:value-type="float" office:value="45824" calcext:value-type="float">
            <text:p>45824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952" calcext:value-type="float">
            <text:p>45952</text:p>
          </table:table-cell>
          <table:table-cell table:number-columns-repeated="13"/>
        </table:table-row>
        <table:table-row table:style-name="ro1">
          <table:table-cell office:value-type="float" office:value="46016" calcext:value-type="float">
            <text:p>46016</text:p>
          </table:table-cell>
          <table:table-cell table:number-columns-repeated="13"/>
        </table:table-row>
        <table:table-row table:style-name="ro1">
          <table:table-cell office:value-type="float" office:value="46080" calcext:value-type="float">
            <text:p>46080</text:p>
          </table:table-cell>
          <table:table-cell table:number-columns-repeated="13"/>
        </table:table-row>
        <table:table-row table:style-name="ro1">
          <table:table-cell office:value-type="float" office:value="46144" calcext:value-type="float">
            <text:p>46144</text:p>
          </table:table-cell>
          <table:table-cell table:number-columns-repeated="13"/>
        </table:table-row>
        <table:table-row table:style-name="ro1">
          <table:table-cell office:value-type="float" office:value="46208" calcext:value-type="float">
            <text:p>46208</text:p>
          </table:table-cell>
          <table:table-cell table:number-columns-repeated="13"/>
        </table:table-row>
        <table:table-row table:style-name="ro1">
          <table:table-cell office:value-type="float" office:value="46272" calcext:value-type="float">
            <text:p>46272</text:p>
          </table:table-cell>
          <table:table-cell table:number-columns-repeated="13"/>
        </table:table-row>
        <table:table-row table:style-name="ro1">
          <table:table-cell office:value-type="float" office:value="46336" calcext:value-type="float">
            <text:p>46336</text:p>
          </table:table-cell>
          <table:table-cell table:number-columns-repeated="13"/>
        </table:table-row>
        <table:table-row table:style-name="ro1">
          <table:table-cell office:value-type="float" office:value="46464" calcext:value-type="float">
            <text:p>46464</text:p>
          </table:table-cell>
          <table:table-cell table:number-columns-repeated="13"/>
        </table:table-row>
        <table:table-row table:style-name="ro1">
          <table:table-cell office:value-type="float" office:value="46592" calcext:value-type="float">
            <text:p>46592</text:p>
          </table:table-cell>
          <table:table-cell table:number-columns-repeated="13"/>
        </table:table-row>
        <table:table-row table:style-name="ro1">
          <table:table-cell office:value-type="float" office:value="46720" calcext:value-type="float">
            <text:p>46720</text:p>
          </table:table-cell>
          <table:table-cell table:number-columns-repeated="13"/>
        </table:table-row>
        <table:table-row table:style-name="ro1">
          <table:table-cell office:value-type="float" office:value="46784" calcext:value-type="float">
            <text:p>46784</text:p>
          </table:table-cell>
          <table:table-cell table:number-columns-repeated="13"/>
        </table:table-row>
        <table:table-row table:style-name="ro1">
          <table:table-cell office:value-type="float" office:value="46848" calcext:value-type="float">
            <text:p>46848</text:p>
          </table:table-cell>
          <table:table-cell table:number-columns-repeated="13"/>
        </table:table-row>
        <table:table-row table:style-name="ro1">
          <table:table-cell office:value-type="float" office:value="46976" calcext:value-type="float">
            <text:p>46976</text:p>
          </table:table-cell>
          <table:table-cell table:number-columns-repeated="13"/>
        </table:table-row>
        <table:table-row table:style-name="ro1">
          <table:table-cell office:value-type="float" office:value="47104" calcext:value-type="float">
            <text:p>47104</text:p>
          </table:table-cell>
          <table:table-cell table:number-columns-repeated="13"/>
        </table:table-row>
        <table:table-row table:style-name="ro1">
          <table:table-cell office:value-type="float" office:value="47168" calcext:value-type="float">
            <text:p>47168</text:p>
          </table:table-cell>
          <table:table-cell table:number-columns-repeated="13"/>
        </table:table-row>
        <table:table-row table:style-name="ro1">
          <table:table-cell office:value-type="float" office:value="47296" calcext:value-type="float">
            <text:p>47296</text:p>
          </table:table-cell>
          <table:table-cell table:number-columns-repeated="13"/>
        </table:table-row>
        <table:table-row table:style-name="ro1">
          <table:table-cell office:value-type="float" office:value="47424" calcext:value-type="float">
            <text:p>47424</text:p>
          </table:table-cell>
          <table:table-cell table:number-columns-repeated="13"/>
        </table:table-row>
        <table:table-row table:style-name="ro1">
          <table:table-cell office:value-type="float" office:value="47488" calcext:value-type="float">
            <text:p>47488</text:p>
          </table:table-cell>
          <table:table-cell table:number-columns-repeated="13"/>
        </table:table-row>
        <table:table-row table:style-name="ro1">
          <table:table-cell office:value-type="float" office:value="47552" calcext:value-type="float">
            <text:p>47552</text:p>
          </table:table-cell>
          <table:table-cell table:number-columns-repeated="13"/>
        </table:table-row>
        <table:table-row table:style-name="ro1">
          <table:table-cell office:value-type="float" office:value="47680" calcext:value-type="float">
            <text:p>47680</text:p>
          </table:table-cell>
          <table:table-cell table:number-columns-repeated="13"/>
        </table:table-row>
        <table:table-row table:style-name="ro1">
          <table:table-cell office:value-type="float" office:value="47808" calcext:value-type="float">
            <text:p>47808</text:p>
          </table:table-cell>
          <table:table-cell table:number-columns-repeated="13"/>
        </table:table-row>
        <table:table-row table:style-name="ro1">
          <table:table-cell office:value-type="float" office:value="47936" calcext:value-type="float">
            <text:p>47936</text:p>
          </table:table-cell>
          <table:table-cell table:number-columns-repeated="13"/>
        </table:table-row>
        <table:table-row table:style-name="ro1">
          <table:table-cell office:value-type="float" office:value="48064" calcext:value-type="float">
            <text:p>48064</text:p>
          </table:table-cell>
          <table:table-cell table:number-columns-repeated="13"/>
        </table:table-row>
        <table:table-row table:style-name="ro1">
          <table:table-cell office:value-type="float" office:value="48256" calcext:value-type="float">
            <text:p>48256</text:p>
          </table:table-cell>
          <table:table-cell table:number-columns-repeated="13"/>
        </table:table-row>
        <table:table-row table:style-name="ro1">
          <table:table-cell office:value-type="float" office:value="48448" calcext:value-type="float">
            <text:p>48448</text:p>
          </table:table-cell>
          <table:table-cell table:number-columns-repeated="13"/>
        </table:table-row>
        <table:table-row table:style-name="ro1">
          <table:table-cell office:value-type="float" office:value="48576" calcext:value-type="float">
            <text:p>48576</text:p>
          </table:table-cell>
          <table:table-cell table:number-columns-repeated="13"/>
        </table:table-row>
        <table:table-row table:style-name="ro1">
          <table:table-cell office:value-type="float" office:value="48768" calcext:value-type="float">
            <text:p>48768</text:p>
          </table:table-cell>
          <table:table-cell table:number-columns-repeated="13"/>
        </table:table-row>
        <table:table-row table:style-name="ro1">
          <table:table-cell office:value-type="float" office:value="49024" calcext:value-type="float">
            <text:p>49024</text:p>
          </table:table-cell>
          <table:table-cell table:number-columns-repeated="13"/>
        </table:table-row>
        <table:table-row table:style-name="ro1">
          <table:table-cell office:value-type="float" office:value="49280" calcext:value-type="float">
            <text:p>49280</text:p>
          </table:table-cell>
          <table:table-cell table:number-columns-repeated="13"/>
        </table:table-row>
        <table:table-row table:style-name="ro1">
          <table:table-cell office:value-type="float" office:value="49664" calcext:value-type="float">
            <text:p>49664</text:p>
          </table:table-cell>
          <table:table-cell table:number-columns-repeated="13"/>
        </table:table-row>
        <table:table-row table:style-name="ro1">
          <table:table-cell office:value-type="float" office:value="49984" calcext:value-type="float">
            <text:p>49984</text:p>
          </table:table-cell>
          <table:table-cell table:number-columns-repeated="13"/>
        </table:table-row>
        <table:table-row table:style-name="ro1">
          <table:table-cell office:value-type="float" office:value="50432" calcext:value-type="float">
            <text:p>50432</text:p>
          </table:table-cell>
          <table:table-cell table:number-columns-repeated="13"/>
        </table:table-row>
        <table:table-row table:style-name="ro1">
          <table:table-cell office:value-type="float" office:value="50816" calcext:value-type="float">
            <text:p>50816</text:p>
          </table:table-cell>
          <table:table-cell table:number-columns-repeated="13"/>
        </table:table-row>
        <table:table-row table:style-name="ro1">
          <table:table-cell office:value-type="float" office:value="51008" calcext:value-type="float">
            <text:p>51008</text:p>
          </table:table-cell>
          <table:table-cell table:number-columns-repeated="13"/>
        </table:table-row>
        <table:table-row table:style-name="ro1">
          <table:table-cell office:value-type="float" office:value="51456" calcext:value-type="float">
            <text:p>51456</text:p>
          </table:table-cell>
          <table:table-cell table:number-columns-repeated="13"/>
        </table:table-row>
        <table:table-row table:style-name="ro1">
          <table:table-cell office:value-type="float" office:value="51840" calcext:value-type="float">
            <text:p>51840</text:p>
          </table:table-cell>
          <table:table-cell table:number-columns-repeated="13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number-columns-repeated="13"/>
        </table:table-row>
        <table:table-row table:style-name="ro1">
          <table:table-cell office:value-type="float" office:value="52544" calcext:value-type="float">
            <text:p>52544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608" calcext:value-type="float">
            <text:p>52608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office:value-type="float" office:value="53440" calcext:value-type="float">
            <text:p>53440</text:p>
          </table:table-cell>
          <table:table-cell table:number-columns-repeated="13"/>
        </table:table-row>
        <table:table-row table:style-name="ro1">
          <table:table-cell office:value-type="float" office:value="53504" calcext:value-type="float">
            <text:p>53504</text:p>
          </table:table-cell>
          <table:table-cell table:number-columns-repeated="13"/>
        </table:table-row>
        <table:table-row table:style-name="ro1">
          <table:table-cell office:value-type="float" office:value="53568" calcext:value-type="float">
            <text:p>53568</text:p>
          </table:table-cell>
          <table:table-cell table:number-columns-repeated="13"/>
        </table:table-row>
        <table:table-row table:style-name="ro1">
          <table:table-cell office:value-type="float" office:value="53632" calcext:value-type="float">
            <text:p>53632</text:p>
          </table:table-cell>
          <table:table-cell table:number-columns-repeated="13"/>
        </table:table-row>
        <table:table-row table:style-name="ro1">
          <table:table-cell office:value-type="float" office:value="53696" calcext:value-type="float">
            <text:p>53696</text:p>
          </table:table-cell>
          <table:table-cell table:number-columns-repeated="13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number-columns-repeated="13"/>
        </table:table-row>
        <table:table-row table:style-name="ro1">
          <table:table-cell office:value-type="float" office:value="53888" calcext:value-type="float">
            <text:p>53888</text:p>
          </table:table-cell>
          <table:table-cell table:number-columns-repeated="13"/>
        </table:table-row>
        <table:table-row table:style-name="ro1">
          <table:table-cell office:value-type="float" office:value="54016" calcext:value-type="float">
            <text:p>54016</text:p>
          </table:table-cell>
          <table:table-cell table:number-columns-repeated="13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number-columns-repeated="13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number-columns-repeated="13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number-columns-repeated="13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13"/>
        </table:table-row>
        <table:table-row table:style-name="ro1">
          <table:table-cell office:value-type="float" office:value="54656" calcext:value-type="float">
            <text:p>54656</text:p>
          </table:table-cell>
          <table:table-cell table:number-columns-repeated="13"/>
        </table:table-row>
        <table:table-row table:style-name="ro1">
          <table:table-cell office:value-type="float" office:value="54720" calcext:value-type="float">
            <text:p>54720</text:p>
          </table:table-cell>
          <table:table-cell table:number-columns-repeated="13"/>
        </table:table-row>
        <table:table-row table:style-name="ro1">
          <table:table-cell office:value-type="float" office:value="54784" calcext:value-type="float">
            <text:p>54784</text:p>
          </table:table-cell>
          <table:table-cell table:number-columns-repeated="13"/>
        </table:table-row>
        <table:table-row table:style-name="ro1">
          <table:table-cell office:value-type="float" office:value="54848" calcext:value-type="float">
            <text:p>54848</text:p>
          </table:table-cell>
          <table:table-cell table:number-columns-repeated="13"/>
        </table:table-row>
        <table:table-row table:style-name="ro1">
          <table:table-cell office:value-type="float" office:value="54976" calcext:value-type="float">
            <text:p>54976</text:p>
          </table:table-cell>
          <table:table-cell table:number-columns-repeated="13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number-columns-repeated="13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13"/>
        </table:table-row>
        <table:table-row table:style-name="ro1">
          <table:table-cell office:value-type="float" office:value="55360" calcext:value-type="float">
            <text:p>55360</text:p>
          </table:table-cell>
          <table:table-cell table:number-columns-repeated="13"/>
        </table:table-row>
        <table:table-row table:style-name="ro1">
          <table:table-cell office:value-type="float" office:value="55488" calcext:value-type="float">
            <text:p>55488</text:p>
          </table:table-cell>
          <table:table-cell table:number-columns-repeated="13"/>
        </table:table-row>
        <table:table-row table:style-name="ro1">
          <table:table-cell office:value-type="float" office:value="55552" calcext:value-type="float">
            <text:p>55552</text:p>
          </table:table-cell>
          <table:table-cell table:number-columns-repeated="13"/>
        </table:table-row>
        <table:table-row table:style-name="ro1">
          <table:table-cell office:value-type="float" office:value="55680" calcext:value-type="float">
            <text:p>55680</text:p>
          </table:table-cell>
          <table:table-cell table:number-columns-repeated="13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number-columns-repeated="13"/>
        </table:table-row>
        <table:table-row table:style-name="ro1">
          <table:table-cell office:value-type="float" office:value="55872" calcext:value-type="float">
            <text:p>55872</text:p>
          </table:table-cell>
          <table:table-cell table:number-columns-repeated="13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13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number-columns-repeated="13"/>
        </table:table-row>
        <table:table-row table:style-name="ro1">
          <table:table-cell office:value-type="float" office:value="56128" calcext:value-type="float">
            <text:p>56128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13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number-columns-repeated="13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13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13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13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13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13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13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number-columns-repeated="13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13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944" calcext:value-type="float">
            <text:p>58944</text:p>
          </table:table-cell>
          <table:table-cell table:number-columns-repeated="13"/>
        </table:table-row>
        <table:table-row table:style-name="ro1">
          <table:table-cell office:value-type="float" office:value="59008" calcext:value-type="float">
            <text:p>59008</text:p>
          </table:table-cell>
          <table:table-cell table:number-columns-repeated="13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number-columns-repeated="13"/>
        </table:table-row>
        <table:table-row table:style-name="ro1">
          <table:table-cell office:value-type="float" office:value="59136" calcext:value-type="float">
            <text:p>59136</text:p>
          </table:table-cell>
          <table:table-cell table:number-columns-repeated="13"/>
        </table:table-row>
        <table:table-row table:style-name="ro1">
          <table:table-cell office:value-type="float" office:value="59200" calcext:value-type="float">
            <text:p>59200</text:p>
          </table:table-cell>
          <table:table-cell table:number-columns-repeated="13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13"/>
        </table:table-row>
        <table:table-row table:style-name="ro1">
          <table:table-cell office:value-type="float" office:value="59328" calcext:value-type="float">
            <text:p>59328</text:p>
          </table:table-cell>
          <table:table-cell table:number-columns-repeated="13"/>
        </table:table-row>
        <table:table-row table:style-name="ro1">
          <table:table-cell office:value-type="float" office:value="59328" calcext:value-type="float">
            <text:p>59328</text:p>
          </table:table-cell>
          <table:table-cell table:number-columns-repeated="13"/>
        </table:table-row>
        <table:table-row table:style-name="ro1">
          <table:table-cell office:value-type="float" office:value="59392" calcext:value-type="float">
            <text:p>59392</text:p>
          </table:table-cell>
          <table:table-cell table:number-columns-repeated="13"/>
        </table:table-row>
        <table:table-row table:style-name="ro1">
          <table:table-cell office:value-type="float" office:value="59456" calcext:value-type="float">
            <text:p>59456</text:p>
          </table:table-cell>
          <table:table-cell table:number-columns-repeated="13"/>
        </table:table-row>
        <table:table-row table:style-name="ro1">
          <table:table-cell office:value-type="float" office:value="59456" calcext:value-type="float">
            <text:p>59456</text:p>
          </table:table-cell>
          <table:table-cell table:number-columns-repeated="13"/>
        </table:table-row>
        <table:table-row table:style-name="ro1">
          <table:table-cell office:value-type="float" office:value="59520" calcext:value-type="float">
            <text:p>59520</text:p>
          </table:table-cell>
          <table:table-cell table:number-columns-repeated="13"/>
        </table:table-row>
        <table:table-row table:style-name="ro1">
          <table:table-cell office:value-type="float" office:value="59520" calcext:value-type="float">
            <text:p>59520</text:p>
          </table:table-cell>
          <table:table-cell table:number-columns-repeated="13"/>
        </table:table-row>
        <table:table-row table:style-name="ro1">
          <table:table-cell office:value-type="float" office:value="59584" calcext:value-type="float">
            <text:p>59584</text:p>
          </table:table-cell>
          <table:table-cell table:number-columns-repeated="13"/>
        </table:table-row>
        <table:table-row table:style-name="ro1">
          <table:table-cell office:value-type="float" office:value="59648" calcext:value-type="float">
            <text:p>59648</text:p>
          </table:table-cell>
          <table:table-cell table:number-columns-repeated="13"/>
        </table:table-row>
        <table:table-row table:style-name="ro1">
          <table:table-cell office:value-type="float" office:value="59648" calcext:value-type="float">
            <text:p>59648</text:p>
          </table:table-cell>
          <table:table-cell table:number-columns-repeated="13"/>
        </table:table-row>
        <table:table-row table:style-name="ro1">
          <table:table-cell office:value-type="float" office:value="59712" calcext:value-type="float">
            <text:p>59712</text:p>
          </table:table-cell>
          <table:table-cell table:number-columns-repeated="13"/>
        </table:table-row>
        <table:table-row table:style-name="ro1">
          <table:table-cell office:value-type="float" office:value="59776" calcext:value-type="float">
            <text:p>59776</text:p>
          </table:table-cell>
          <table:table-cell table:number-columns-repeated="13"/>
        </table:table-row>
        <table:table-row table:style-name="ro1">
          <table:table-cell office:value-type="float" office:value="59840" calcext:value-type="float">
            <text:p>59840</text:p>
          </table:table-cell>
          <table:table-cell table:number-columns-repeated="13"/>
        </table:table-row>
        <table:table-row table:style-name="ro1">
          <table:table-cell office:value-type="float" office:value="59904" calcext:value-type="float">
            <text:p>59904</text:p>
          </table:table-cell>
          <table:table-cell table:number-columns-repeated="13"/>
        </table:table-row>
        <table:table-row table:style-name="ro1">
          <table:table-cell office:value-type="float" office:value="60032" calcext:value-type="float">
            <text:p>60032</text:p>
          </table:table-cell>
          <table:table-cell table:number-columns-repeated="13"/>
        </table:table-row>
        <table:table-row table:style-name="ro1">
          <table:table-cell office:value-type="float" office:value="60160" calcext:value-type="float">
            <text:p>60160</text:p>
          </table:table-cell>
          <table:table-cell table:number-columns-repeated="13"/>
        </table:table-row>
        <table:table-row table:style-name="ro1">
          <table:table-cell office:value-type="float" office:value="60288" calcext:value-type="float">
            <text:p>60288</text:p>
          </table:table-cell>
          <table:table-cell table:number-columns-repeated="13"/>
        </table:table-row>
        <table:table-row table:style-name="ro1">
          <table:table-cell office:value-type="float" office:value="60416" calcext:value-type="float">
            <text:p>60416</text:p>
          </table:table-cell>
          <table:table-cell table:number-columns-repeated="13"/>
        </table:table-row>
        <table:table-row table:style-name="ro1">
          <table:table-cell office:value-type="float" office:value="60480" calcext:value-type="float">
            <text:p>60480</text:p>
          </table:table-cell>
          <table:table-cell table:number-columns-repeated="13"/>
        </table:table-row>
        <table:table-row table:style-name="ro1">
          <table:table-cell office:value-type="float" office:value="60672" calcext:value-type="float">
            <text:p>60672</text:p>
          </table:table-cell>
          <table:table-cell table:number-columns-repeated="13"/>
        </table:table-row>
        <table:table-row table:style-name="ro1">
          <table:table-cell office:value-type="float" office:value="60800" calcext:value-type="float">
            <text:p>60800</text:p>
          </table:table-cell>
          <table:table-cell table:number-columns-repeated="13"/>
        </table:table-row>
        <table:table-row table:style-name="ro1">
          <table:table-cell office:value-type="float" office:value="60992" calcext:value-type="float">
            <text:p>60992</text:p>
          </table:table-cell>
          <table:table-cell table:number-columns-repeated="13"/>
        </table:table-row>
        <table:table-row table:style-name="ro1">
          <table:table-cell office:value-type="float" office:value="61184" calcext:value-type="float">
            <text:p>61184</text:p>
          </table:table-cell>
          <table:table-cell table:number-columns-repeated="13"/>
        </table:table-row>
        <table:table-row table:style-name="ro1">
          <table:table-cell office:value-type="float" office:value="61376" calcext:value-type="float">
            <text:p>61376</text:p>
          </table:table-cell>
          <table:table-cell table:number-columns-repeated="13"/>
        </table:table-row>
        <table:table-row table:style-name="ro1">
          <table:table-cell office:value-type="float" office:value="61568" calcext:value-type="float">
            <text:p>61568</text:p>
          </table:table-cell>
          <table:table-cell table:number-columns-repeated="13"/>
        </table:table-row>
        <table:table-row table:style-name="ro1">
          <table:table-cell office:value-type="float" office:value="61696" calcext:value-type="float">
            <text:p>61696</text:p>
          </table:table-cell>
          <table:table-cell table:number-columns-repeated="13"/>
        </table:table-row>
        <table:table-row table:style-name="ro1">
          <table:table-cell office:value-type="float" office:value="61952" calcext:value-type="float">
            <text:p>61952</text:p>
          </table:table-cell>
          <table:table-cell table:number-columns-repeated="13"/>
        </table:table-row>
        <table:table-row table:style-name="ro1">
          <table:table-cell office:value-type="float" office:value="62272" calcext:value-type="float">
            <text:p>62272</text:p>
          </table:table-cell>
          <table:table-cell table:number-columns-repeated="13"/>
        </table:table-row>
        <table:table-row table:style-name="ro1">
          <table:table-cell office:value-type="float" office:value="62592" calcext:value-type="float">
            <text:p>62592</text:p>
          </table:table-cell>
          <table:table-cell table:number-columns-repeated="13"/>
        </table:table-row>
        <table:table-row table:style-name="ro1">
          <table:table-cell office:value-type="float" office:value="62976" calcext:value-type="float">
            <text:p>62976</text:p>
          </table:table-cell>
          <table:table-cell table:number-columns-repeated="13"/>
        </table:table-row>
        <table:table-row table:style-name="ro1">
          <table:table-cell office:value-type="float" office:value="63360" calcext:value-type="float">
            <text:p>63360</text:p>
          </table:table-cell>
          <table:table-cell table:number-columns-repeated="13"/>
        </table:table-row>
        <table:table-row table:style-name="ro1">
          <table:table-cell office:value-type="float" office:value="63872" calcext:value-type="float">
            <text:p>63872</text:p>
          </table:table-cell>
          <table:table-cell table:number-columns-repeated="13"/>
        </table:table-row>
        <table:table-row table:style-name="ro1">
          <table:table-cell office:value-type="float" office:value="64064" calcext:value-type="float">
            <text:p>64064</text:p>
          </table:table-cell>
          <table:table-cell table:number-columns-repeated="13"/>
        </table:table-row>
        <table:table-row table:style-name="ro1">
          <table:table-cell office:value-type="float" office:value="64576" calcext:value-type="float">
            <text:p>64576</text:p>
          </table:table-cell>
          <table:table-cell table:number-columns-repeated="13"/>
        </table:table-row>
        <table:table-row table:style-name="ro1">
          <table:table-cell office:value-type="float" office:value="65088" calcext:value-type="float">
            <text:p>6508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1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1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1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1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1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1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1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1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1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1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1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1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1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1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1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1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1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1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1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1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1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1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1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1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1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1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1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13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1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1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1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1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1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1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1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1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1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1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1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1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1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1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1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1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1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1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1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1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1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1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1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1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1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1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1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1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1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1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1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13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1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1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1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13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1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1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1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1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1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1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1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1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1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13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13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13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13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1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1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13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13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1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1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1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13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13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13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13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1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13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13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13"/>
        </table:table-row>
        <table:table-row table:style-name="ro1">
          <table:table-cell office:value-type="float" office:value="10752" calcext:value-type="float">
            <text:p>10752</text:p>
          </table:table-cell>
          <table:table-cell table:number-columns-repeated="13"/>
        </table:table-row>
        <table:table-row table:style-name="ro1">
          <table:table-cell office:value-type="float" office:value="11136" calcext:value-type="float">
            <text:p>11136</text:p>
          </table:table-cell>
          <table:table-cell table:number-columns-repeated="13"/>
        </table:table-row>
        <table:table-row table:style-name="ro1">
          <table:table-cell office:value-type="float" office:value="11584" calcext:value-type="float">
            <text:p>11584</text:p>
          </table:table-cell>
          <table:table-cell table:number-columns-repeated="13"/>
        </table:table-row>
        <table:table-row table:style-name="ro1">
          <table:table-cell office:value-type="float" office:value="11840" calcext:value-type="float">
            <text:p>11840</text:p>
          </table:table-cell>
          <table:table-cell table:number-columns-repeated="13"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number-columns-repeated="13"/>
        </table:table-row>
        <table:table-row table:style-name="ro1">
          <table:table-cell office:value-type="float" office:value="12672" calcext:value-type="float">
            <text:p>12672</text:p>
          </table:table-cell>
          <table:table-cell table:number-columns-repeated="13"/>
        </table:table-row>
        <table:table-row table:style-name="ro1">
          <table:table-cell office:value-type="float" office:value="13120" calcext:value-type="float">
            <text:p>13120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952" calcext:value-type="float">
            <text:p>13952</text:p>
          </table:table-cell>
          <table:table-cell table:number-columns-repeated="13"/>
        </table:table-row>
        <table:table-row table:style-name="ro1">
          <table:table-cell office:value-type="float" office:value="13952" calcext:value-type="float">
            <text:p>13952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952" calcext:value-type="float">
            <text:p>13952</text:p>
          </table:table-cell>
          <table:table-cell table:number-columns-repeated="13"/>
        </table:table-row>
        <table:table-row table:style-name="ro1">
          <table:table-cell office:value-type="float" office:value="13952" calcext:value-type="float">
            <text:p>13952</text:p>
          </table:table-cell>
          <table:table-cell table:number-columns-repeated="13"/>
        </table:table-row>
        <table:table-row table:style-name="ro1">
          <table:table-cell office:value-type="float" office:value="14016" calcext:value-type="float">
            <text:p>14016</text:p>
          </table:table-cell>
          <table:table-cell table:number-columns-repeated="13"/>
        </table:table-row>
        <table:table-row table:style-name="ro1">
          <table:table-cell office:value-type="float" office:value="14016" calcext:value-type="float">
            <text:p>14016</text:p>
          </table:table-cell>
          <table:table-cell table:number-columns-repeated="13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13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13"/>
        </table:table-row>
        <table:table-row table:style-name="ro1">
          <table:table-cell office:value-type="float" office:value="14144" calcext:value-type="float">
            <text:p>14144</text:p>
          </table:table-cell>
          <table:table-cell table:number-columns-repeated="13"/>
        </table:table-row>
        <table:table-row table:style-name="ro1">
          <table:table-cell office:value-type="float" office:value="14208" calcext:value-type="float">
            <text:p>14208</text:p>
          </table:table-cell>
          <table:table-cell table:number-columns-repeated="13"/>
        </table:table-row>
        <table:table-row table:style-name="ro1">
          <table:table-cell office:value-type="float" office:value="14272" calcext:value-type="float">
            <text:p>14272</text:p>
          </table:table-cell>
          <table:table-cell table:number-columns-repeated="13"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13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13"/>
        </table:table-row>
        <table:table-row table:style-name="ro1">
          <table:table-cell office:value-type="float" office:value="14464" calcext:value-type="float">
            <text:p>14464</text:p>
          </table:table-cell>
          <table:table-cell table:number-columns-repeated="13"/>
        </table:table-row>
        <table:table-row table:style-name="ro1">
          <table:table-cell office:value-type="float" office:value="14528" calcext:value-type="float">
            <text:p>14528</text:p>
          </table:table-cell>
          <table:table-cell table:number-columns-repeated="13"/>
        </table:table-row>
        <table:table-row table:style-name="ro1">
          <table:table-cell office:value-type="float" office:value="14592" calcext:value-type="float">
            <text:p>14592</text:p>
          </table:table-cell>
          <table:table-cell table:number-columns-repeated="13"/>
        </table:table-row>
        <table:table-row table:style-name="ro1">
          <table:table-cell office:value-type="float" office:value="14656" calcext:value-type="float">
            <text:p>14656</text:p>
          </table:table-cell>
          <table:table-cell table:number-columns-repeated="13"/>
        </table:table-row>
        <table:table-row table:style-name="ro1">
          <table:table-cell office:value-type="float" office:value="14720" calcext:value-type="float">
            <text:p>14720</text:p>
          </table:table-cell>
          <table:table-cell table:number-columns-repeated="13"/>
        </table:table-row>
        <table:table-row table:style-name="ro1">
          <table:table-cell office:value-type="float" office:value="14848" calcext:value-type="float">
            <text:p>14848</text:p>
          </table:table-cell>
          <table:table-cell table:number-columns-repeated="13"/>
        </table:table-row>
        <table:table-row table:style-name="ro1">
          <table:table-cell office:value-type="float" office:value="14912" calcext:value-type="float">
            <text:p>14912</text:p>
          </table:table-cell>
          <table:table-cell table:number-columns-repeated="13"/>
        </table:table-row>
        <table:table-row table:style-name="ro1">
          <table:table-cell office:value-type="float" office:value="14912" calcext:value-type="float">
            <text:p>14912</text:p>
          </table:table-cell>
          <table:table-cell table:number-columns-repeated="13"/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number-columns-repeated="13"/>
        </table:table-row>
        <table:table-row table:style-name="ro1">
          <table:table-cell office:value-type="float" office:value="15040" calcext:value-type="float">
            <text:p>15040</text:p>
          </table:table-cell>
          <table:table-cell table:number-columns-repeated="13"/>
        </table:table-row>
        <table:table-row table:style-name="ro1">
          <table:table-cell office:value-type="float" office:value="15104" calcext:value-type="float">
            <text:p>15104</text:p>
          </table:table-cell>
          <table:table-cell table:number-columns-repeated="13"/>
        </table:table-row>
        <table:table-row table:style-name="ro1">
          <table:table-cell office:value-type="float" office:value="15168" calcext:value-type="float">
            <text:p>15168</text:p>
          </table:table-cell>
          <table:table-cell table:number-columns-repeated="13"/>
        </table:table-row>
        <table:table-row table:style-name="ro1">
          <table:table-cell office:value-type="float" office:value="15168" calcext:value-type="float">
            <text:p>15168</text:p>
          </table:table-cell>
          <table:table-cell table:number-columns-repeated="13"/>
        </table:table-row>
        <table:table-row table:style-name="ro1">
          <table:table-cell office:value-type="float" office:value="15232" calcext:value-type="float">
            <text:p>15232</text:p>
          </table:table-cell>
          <table:table-cell table:number-columns-repeated="13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number-columns-repeated="13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number-columns-repeated="13"/>
        </table:table-row>
        <table:table-row table:style-name="ro1">
          <table:table-cell office:value-type="float" office:value="15360" calcext:value-type="float">
            <text:p>15360</text:p>
          </table:table-cell>
          <table:table-cell table:number-columns-repeated="13"/>
        </table:table-row>
        <table:table-row table:style-name="ro1">
          <table:table-cell office:value-type="float" office:value="15424" calcext:value-type="float">
            <text:p>15424</text:p>
          </table:table-cell>
          <table:table-cell table:number-columns-repeated="13"/>
        </table:table-row>
        <table:table-row table:style-name="ro1">
          <table:table-cell office:value-type="float" office:value="15488" calcext:value-type="float">
            <text:p>15488</text:p>
          </table:table-cell>
          <table:table-cell table:number-columns-repeated="13"/>
        </table:table-row>
        <table:table-row table:style-name="ro1">
          <table:table-cell office:value-type="float" office:value="15552" calcext:value-type="float">
            <text:p>15552</text:p>
          </table:table-cell>
          <table:table-cell table:number-columns-repeated="13"/>
        </table:table-row>
        <table:table-row table:style-name="ro1">
          <table:table-cell office:value-type="float" office:value="15680" calcext:value-type="float">
            <text:p>15680</text:p>
          </table:table-cell>
          <table:table-cell table:number-columns-repeated="13"/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number-columns-repeated="13"/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number-columns-repeated="13"/>
        </table:table-row>
        <table:table-row table:style-name="ro1">
          <table:table-cell office:value-type="float" office:value="15936" calcext:value-type="float">
            <text:p>15936</text:p>
          </table:table-cell>
          <table:table-cell table:number-columns-repeated="13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13"/>
        </table:table-row>
        <table:table-row table:style-name="ro1">
          <table:table-cell office:value-type="float" office:value="16128" calcext:value-type="float">
            <text:p>16128</text:p>
          </table:table-cell>
          <table:table-cell table:number-columns-repeated="13"/>
        </table:table-row>
        <table:table-row table:style-name="ro1">
          <table:table-cell office:value-type="float" office:value="16256" calcext:value-type="float">
            <text:p>16256</text:p>
          </table:table-cell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13"/>
        </table:table-row>
        <table:table-row table:style-name="ro1">
          <table:table-cell office:value-type="float" office:value="16448" calcext:value-type="float">
            <text:p>16448</text:p>
          </table:table-cell>
          <table:table-cell table:number-columns-repeated="13"/>
        </table:table-row>
        <table:table-row table:style-name="ro1">
          <table:table-cell office:value-type="float" office:value="16512" calcext:value-type="float">
            <text:p>16512</text:p>
          </table:table-cell>
          <table:table-cell table:number-columns-repeated="13"/>
        </table:table-row>
        <table:table-row table:style-name="ro1">
          <table:table-cell office:value-type="float" office:value="16576" calcext:value-type="float">
            <text:p>16576</text:p>
          </table:table-cell>
          <table:table-cell table:number-columns-repeated="13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13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13"/>
        </table:table-row>
        <table:table-row table:style-name="ro1">
          <table:table-cell office:value-type="float" office:value="16704" calcext:value-type="float">
            <text:p>16704</text:p>
          </table:table-cell>
          <table:table-cell table:number-columns-repeated="13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13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number-columns-repeated="13"/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number-columns-repeated="13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13"/>
        </table:table-row>
        <table:table-row table:style-name="ro1">
          <table:table-cell office:value-type="float" office:value="17088" calcext:value-type="float">
            <text:p>17088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number-columns-repeated="13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13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13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13"/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64" calcext:value-type="float">
            <text:p>19264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92" calcext:value-type="float">
            <text:p>19392</text:p>
          </table:table-cell>
          <table:table-cell table:number-columns-repeated="13"/>
        </table:table-row>
        <table:table-row table:style-name="ro1">
          <table:table-cell office:value-type="float" office:value="19392" calcext:value-type="float">
            <text:p>19392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520" calcext:value-type="float">
            <text:p>19520</text:p>
          </table:table-cell>
          <table:table-cell table:number-columns-repeated="13"/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number-columns-repeated="13"/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number-columns-repeated="13"/>
        </table:table-row>
        <table:table-row table:style-name="ro1">
          <table:table-cell office:value-type="float" office:value="19648" calcext:value-type="float">
            <text:p>19648</text:p>
          </table:table-cell>
          <table:table-cell table:number-columns-repeated="13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13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13"/>
        </table:table-row>
        <table:table-row table:style-name="ro1">
          <table:table-cell office:value-type="float" office:value="19776" calcext:value-type="float">
            <text:p>19776</text:p>
          </table:table-cell>
          <table:table-cell table:number-columns-repeated="13"/>
        </table:table-row>
        <table:table-row table:style-name="ro1">
          <table:table-cell office:value-type="float" office:value="19840" calcext:value-type="float">
            <text:p>19840</text:p>
          </table:table-cell>
          <table:table-cell table:number-columns-repeated="13"/>
        </table:table-row>
        <table:table-row table:style-name="ro1">
          <table:table-cell office:value-type="float" office:value="19904" calcext:value-type="float">
            <text:p>19904</text:p>
          </table:table-cell>
          <table:table-cell table:number-columns-repeated="13"/>
        </table:table-row>
        <table:table-row table:style-name="ro1">
          <table:table-cell office:value-type="float" office:value="19968" calcext:value-type="float">
            <text:p>19968</text:p>
          </table:table-cell>
          <table:table-cell table:number-columns-repeated="13"/>
        </table:table-row>
        <table:table-row table:style-name="ro1">
          <table:table-cell office:value-type="float" office:value="20032" calcext:value-type="float">
            <text:p>20032</text:p>
          </table:table-cell>
          <table:table-cell table:number-columns-repeated="13"/>
        </table:table-row>
        <table:table-row table:style-name="ro1">
          <table:table-cell office:value-type="float" office:value="20096" calcext:value-type="float">
            <text:p>20096</text:p>
          </table:table-cell>
          <table:table-cell table:number-columns-repeated="13"/>
        </table:table-row>
        <table:table-row table:style-name="ro1">
          <table:table-cell office:value-type="float" office:value="20160" calcext:value-type="float">
            <text:p>20160</text:p>
          </table:table-cell>
          <table:table-cell table:number-columns-repeated="13"/>
        </table:table-row>
        <table:table-row table:style-name="ro1">
          <table:table-cell office:value-type="float" office:value="20224" calcext:value-type="float">
            <text:p>20224</text:p>
          </table:table-cell>
          <table:table-cell table:number-columns-repeated="13"/>
        </table:table-row>
        <table:table-row table:style-name="ro1">
          <table:table-cell office:value-type="float" office:value="20352" calcext:value-type="float">
            <text:p>20352</text:p>
          </table:table-cell>
          <table:table-cell table:number-columns-repeated="13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number-columns-repeated="13"/>
        </table:table-row>
        <table:table-row table:style-name="ro1">
          <table:table-cell office:value-type="float" office:value="20608" calcext:value-type="float">
            <text:p>20608</text:p>
          </table:table-cell>
          <table:table-cell table:number-columns-repeated="13"/>
        </table:table-row>
        <table:table-row table:style-name="ro1">
          <table:table-cell office:value-type="float" office:value="20672" calcext:value-type="float">
            <text:p>20672</text:p>
          </table:table-cell>
          <table:table-cell table:number-columns-repeated="13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number-columns-repeated="13"/>
        </table:table-row>
        <table:table-row table:style-name="ro1">
          <table:table-cell office:value-type="float" office:value="20928" calcext:value-type="float">
            <text:p>20928</text:p>
          </table:table-cell>
          <table:table-cell table:number-columns-repeated="13"/>
        </table:table-row>
        <table:table-row table:style-name="ro1">
          <table:table-cell office:value-type="float" office:value="20992" calcext:value-type="float">
            <text:p>20992</text:p>
          </table:table-cell>
          <table:table-cell table:number-columns-repeated="13"/>
        </table:table-row>
        <table:table-row table:style-name="ro1">
          <table:table-cell office:value-type="float" office:value="21120" calcext:value-type="float">
            <text:p>21120</text:p>
          </table:table-cell>
          <table:table-cell table:number-columns-repeated="13"/>
        </table:table-row>
        <table:table-row table:style-name="ro1">
          <table:table-cell office:value-type="float" office:value="21248" calcext:value-type="float">
            <text:p>21248</text:p>
          </table:table-cell>
          <table:table-cell table:number-columns-repeated="13"/>
        </table:table-row>
        <table:table-row table:style-name="ro1">
          <table:table-cell office:value-type="float" office:value="21440" calcext:value-type="float">
            <text:p>21440</text:p>
          </table:table-cell>
          <table:table-cell table:number-columns-repeated="13"/>
        </table:table-row>
        <table:table-row table:style-name="ro1">
          <table:table-cell office:value-type="float" office:value="21632" calcext:value-type="float">
            <text:p>21632</text:p>
          </table:table-cell>
          <table:table-cell table:number-columns-repeated="13"/>
        </table:table-row>
        <table:table-row table:style-name="ro1">
          <table:table-cell office:value-type="float" office:value="21824" calcext:value-type="float">
            <text:p>21824</text:p>
          </table:table-cell>
          <table:table-cell table:number-columns-repeated="13"/>
        </table:table-row>
        <table:table-row table:style-name="ro1">
          <table:table-cell office:value-type="float" office:value="22080" calcext:value-type="float">
            <text:p>22080</text:p>
          </table:table-cell>
          <table:table-cell table:number-columns-repeated="13"/>
        </table:table-row>
        <table:table-row table:style-name="ro1">
          <table:table-cell office:value-type="float" office:value="22144" calcext:value-type="float">
            <text:p>22144</text:p>
          </table:table-cell>
          <table:table-cell table:number-columns-repeated="13"/>
        </table:table-row>
        <table:table-row table:style-name="ro1">
          <table:table-cell office:value-type="float" office:value="22464" calcext:value-type="float">
            <text:p>22464</text:p>
          </table:table-cell>
          <table:table-cell table:number-columns-repeated="13"/>
        </table:table-row>
        <table:table-row table:style-name="ro1">
          <table:table-cell office:value-type="float" office:value="22784" calcext:value-type="float">
            <text:p>22784</text:p>
          </table:table-cell>
          <table:table-cell table:number-columns-repeated="13"/>
        </table:table-row>
        <table:table-row table:style-name="ro1">
          <table:table-cell office:value-type="float" office:value="23104" calcext:value-type="float">
            <text:p>23104</text:p>
          </table:table-cell>
          <table:table-cell table:number-columns-repeated="13"/>
        </table:table-row>
        <table:table-row table:style-name="ro1">
          <table:table-cell office:value-type="float" office:value="23488" calcext:value-type="float">
            <text:p>23488</text:p>
          </table:table-cell>
          <table:table-cell table:number-columns-repeated="13"/>
        </table:table-row>
        <table:table-row table:style-name="ro1">
          <table:table-cell office:value-type="float" office:value="23936" calcext:value-type="float">
            <text:p>23936</text:p>
          </table:table-cell>
          <table:table-cell table:number-columns-repeated="13"/>
        </table:table-row>
        <table:table-row table:style-name="ro1">
          <table:table-cell office:value-type="float" office:value="24320" calcext:value-type="float">
            <text:p>24320</text:p>
          </table:table-cell>
          <table:table-cell table:number-columns-repeated="13"/>
        </table:table-row>
        <table:table-row table:style-name="ro1">
          <table:table-cell office:value-type="float" office:value="24512" calcext:value-type="float">
            <text:p>24512</text:p>
          </table:table-cell>
          <table:table-cell table:number-columns-repeated="13"/>
        </table:table-row>
        <table:table-row table:style-name="ro1">
          <table:table-cell office:value-type="float" office:value="24960" calcext:value-type="float">
            <text:p>24960</text:p>
          </table:table-cell>
          <table:table-cell table:number-columns-repeated="13"/>
        </table:table-row>
        <table:table-row table:style-name="ro1">
          <table:table-cell office:value-type="float" office:value="25344" calcext:value-type="float">
            <text:p>25344</text:p>
          </table:table-cell>
          <table:table-cell table:number-columns-repeated="13"/>
        </table:table-row>
        <table:table-row table:style-name="ro1">
          <table:table-cell office:value-type="float" office:value="25664" calcext:value-type="float">
            <text:p>25664</text:p>
          </table:table-cell>
          <table:table-cell table:number-columns-repeated="13"/>
        </table:table-row>
        <table:table-row table:style-name="ro1">
          <table:table-cell office:value-type="float" office:value="26048" calcext:value-type="float">
            <text:p>26048</text:p>
          </table:table-cell>
          <table:table-cell table:number-columns-repeated="13"/>
        </table:table-row>
        <table:table-row table:style-name="ro1">
          <table:table-cell office:value-type="float" office:value="26304" calcext:value-type="float">
            <text:p>26304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80" calcext:value-type="float">
            <text:p>26880</text:p>
          </table:table-cell>
          <table:table-cell table:number-columns-repeated="13"/>
        </table:table-row>
        <table:table-row table:style-name="ro1">
          <table:table-cell office:value-type="float" office:value="26944" calcext:value-type="float">
            <text:p>26944</text:p>
          </table:table-cell>
          <table:table-cell table:number-columns-repeated="13"/>
        </table:table-row>
        <table:table-row table:style-name="ro1">
          <table:table-cell office:value-type="float" office:value="27008" calcext:value-type="float">
            <text:p>27008</text:p>
          </table:table-cell>
          <table:table-cell table:number-columns-repeated="13"/>
        </table:table-row>
        <table:table-row table:style-name="ro1">
          <table:table-cell office:value-type="float" office:value="27072" calcext:value-type="float">
            <text:p>27072</text:p>
          </table:table-cell>
          <table:table-cell table:number-columns-repeated="13"/>
        </table:table-row>
        <table:table-row table:style-name="ro1">
          <table:table-cell office:value-type="float" office:value="27136" calcext:value-type="float">
            <text:p>27136</text:p>
          </table:table-cell>
          <table:table-cell table:number-columns-repeated="13"/>
        </table:table-row>
        <table:table-row table:style-name="ro1">
          <table:table-cell office:value-type="float" office:value="27200" calcext:value-type="float">
            <text:p>27200</text:p>
          </table:table-cell>
          <table:table-cell table:number-columns-repeated="13"/>
        </table:table-row>
        <table:table-row table:style-name="ro1">
          <table:table-cell office:value-type="float" office:value="27264" calcext:value-type="float">
            <text:p>27264</text:p>
          </table:table-cell>
          <table:table-cell table:number-columns-repeated="13"/>
        </table:table-row>
        <table:table-row table:style-name="ro1">
          <table:table-cell office:value-type="float" office:value="27264" calcext:value-type="float">
            <text:p>27264</text:p>
          </table:table-cell>
          <table:table-cell table:number-columns-repeated="13"/>
        </table:table-row>
        <table:table-row table:style-name="ro1">
          <table:table-cell office:value-type="float" office:value="27392" calcext:value-type="float">
            <text:p>27392</text:p>
          </table:table-cell>
          <table:table-cell table:number-columns-repeated="13"/>
        </table:table-row>
        <table:table-row table:style-name="ro1">
          <table:table-cell office:value-type="float" office:value="27392" calcext:value-type="float">
            <text:p>27392</text:p>
          </table:table-cell>
          <table:table-cell table:number-columns-repeated="13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number-columns-repeated="13"/>
        </table:table-row>
        <table:table-row table:style-name="ro1">
          <table:table-cell office:value-type="float" office:value="27520" calcext:value-type="float">
            <text:p>27520</text:p>
          </table:table-cell>
          <table:table-cell table:number-columns-repeated="13"/>
        </table:table-row>
        <table:table-row table:style-name="ro1">
          <table:table-cell office:value-type="float" office:value="27520" calcext:value-type="float">
            <text:p>27520</text:p>
          </table:table-cell>
          <table:table-cell table:number-columns-repeated="13"/>
        </table:table-row>
        <table:table-row table:style-name="ro1">
          <table:table-cell office:value-type="float" office:value="27584" calcext:value-type="float">
            <text:p>27584</text:p>
          </table:table-cell>
          <table:table-cell table:number-columns-repeated="13"/>
        </table:table-row>
        <table:table-row table:style-name="ro1">
          <table:table-cell office:value-type="float" office:value="27648" calcext:value-type="float">
            <text:p>27648</text:p>
          </table:table-cell>
          <table:table-cell table:number-columns-repeated="13"/>
        </table:table-row>
        <table:table-row table:style-name="ro1">
          <table:table-cell office:value-type="float" office:value="27648" calcext:value-type="float">
            <text:p>27648</text:p>
          </table:table-cell>
          <table:table-cell table:number-columns-repeated="13"/>
        </table:table-row>
        <table:table-row table:style-name="ro1">
          <table:table-cell office:value-type="float" office:value="27712" calcext:value-type="float">
            <text:p>27712</text:p>
          </table:table-cell>
          <table:table-cell table:number-columns-repeated="13"/>
        </table:table-row>
        <table:table-row table:style-name="ro1">
          <table:table-cell office:value-type="float" office:value="27776" calcext:value-type="float">
            <text:p>27776</text:p>
          </table:table-cell>
          <table:table-cell table:number-columns-repeated="13"/>
        </table:table-row>
        <table:table-row table:style-name="ro1">
          <table:table-cell office:value-type="float" office:value="27840" calcext:value-type="float">
            <text:p>27840</text:p>
          </table:table-cell>
          <table:table-cell table:number-columns-repeated="13"/>
        </table:table-row>
        <table:table-row table:style-name="ro1">
          <table:table-cell office:value-type="float" office:value="27904" calcext:value-type="float">
            <text:p>27904</text:p>
          </table:table-cell>
          <table:table-cell table:number-columns-repeated="13"/>
        </table:table-row>
        <table:table-row table:style-name="ro1">
          <table:table-cell office:value-type="float" office:value="27968" calcext:value-type="float">
            <text:p>27968</text:p>
          </table:table-cell>
          <table:table-cell table:number-columns-repeated="13"/>
        </table:table-row>
        <table:table-row table:style-name="ro1">
          <table:table-cell office:value-type="float" office:value="28032" calcext:value-type="float">
            <text:p>28032</text:p>
          </table:table-cell>
          <table:table-cell table:number-columns-repeated="13"/>
        </table:table-row>
        <table:table-row table:style-name="ro1">
          <table:table-cell office:value-type="float" office:value="28096" calcext:value-type="float">
            <text:p>28096</text:p>
          </table:table-cell>
          <table:table-cell table:number-columns-repeated="13"/>
        </table:table-row>
        <table:table-row table:style-name="ro1">
          <table:table-cell office:value-type="float" office:value="28160" calcext:value-type="float">
            <text:p>28160</text:p>
          </table:table-cell>
          <table:table-cell table:number-columns-repeated="13"/>
        </table:table-row>
        <table:table-row table:style-name="ro1">
          <table:table-cell office:value-type="float" office:value="28224" calcext:value-type="float">
            <text:p>28224</text:p>
          </table:table-cell>
          <table:table-cell table:number-columns-repeated="13"/>
        </table:table-row>
        <table:table-row table:style-name="ro1">
          <table:table-cell office:value-type="float" office:value="28288" calcext:value-type="float">
            <text:p>28288</text:p>
          </table:table-cell>
          <table:table-cell table:number-columns-repeated="13"/>
        </table:table-row>
        <table:table-row table:style-name="ro1">
          <table:table-cell office:value-type="float" office:value="28352" calcext:value-type="float">
            <text:p>28352</text:p>
          </table:table-cell>
          <table:table-cell table:number-columns-repeated="13"/>
        </table:table-row>
        <table:table-row table:style-name="ro1">
          <table:table-cell office:value-type="float" office:value="28416" calcext:value-type="float">
            <text:p>28416</text:p>
          </table:table-cell>
          <table:table-cell table:number-columns-repeated="13"/>
        </table:table-row>
        <table:table-row table:style-name="ro1">
          <table:table-cell office:value-type="float" office:value="28416" calcext:value-type="float">
            <text:p>28416</text:p>
          </table:table-cell>
          <table:table-cell table:number-columns-repeated="13"/>
        </table:table-row>
        <table:table-row table:style-name="ro1">
          <table:table-cell office:value-type="float" office:value="28480" calcext:value-type="float">
            <text:p>28480</text:p>
          </table:table-cell>
          <table:table-cell table:number-columns-repeated="13"/>
        </table:table-row>
        <table:table-row table:style-name="ro1">
          <table:table-cell office:value-type="float" office:value="28544" calcext:value-type="float">
            <text:p>28544</text:p>
          </table:table-cell>
          <table:table-cell table:number-columns-repeated="13"/>
        </table:table-row>
        <table:table-row table:style-name="ro1">
          <table:table-cell office:value-type="float" office:value="28608" calcext:value-type="float">
            <text:p>28608</text:p>
          </table:table-cell>
          <table:table-cell table:number-columns-repeated="13"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number-columns-repeated="13"/>
        </table:table-row>
        <table:table-row table:style-name="ro1">
          <table:table-cell office:value-type="float" office:value="28736" calcext:value-type="float">
            <text:p>28736</text:p>
          </table:table-cell>
          <table:table-cell table:number-columns-repeated="13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13"/>
        </table:table-row>
        <table:table-row table:style-name="ro1">
          <table:table-cell office:value-type="float" office:value="28864" calcext:value-type="float">
            <text:p>28864</text:p>
          </table:table-cell>
          <table:table-cell table:number-columns-repeated="13"/>
        </table:table-row>
        <table:table-row table:style-name="ro1">
          <table:table-cell office:value-type="float" office:value="28928" calcext:value-type="float">
            <text:p>28928</text:p>
          </table:table-cell>
          <table:table-cell table:number-columns-repeated="13"/>
        </table:table-row>
        <table:table-row table:style-name="ro1">
          <table:table-cell office:value-type="float" office:value="28928" calcext:value-type="float">
            <text:p>28928</text:p>
          </table:table-cell>
          <table:table-cell table:number-columns-repeated="13"/>
        </table:table-row>
        <table:table-row table:style-name="ro1">
          <table:table-cell office:value-type="float" office:value="28992" calcext:value-type="float">
            <text:p>28992</text:p>
          </table:table-cell>
          <table:table-cell table:number-columns-repeated="13"/>
        </table:table-row>
        <table:table-row table:style-name="ro1">
          <table:table-cell office:value-type="float" office:value="29056" calcext:value-type="float">
            <text:p>29056</text:p>
          </table:table-cell>
          <table:table-cell table:number-columns-repeated="13"/>
        </table:table-row>
        <table:table-row table:style-name="ro1">
          <table:table-cell office:value-type="float" office:value="29120" calcext:value-type="float">
            <text:p>29120</text:p>
          </table:table-cell>
          <table:table-cell table:number-columns-repeated="13"/>
        </table:table-row>
        <table:table-row table:style-name="ro1">
          <table:table-cell office:value-type="float" office:value="29248" calcext:value-type="float">
            <text:p>29248</text:p>
          </table:table-cell>
          <table:table-cell table:number-columns-repeated="13"/>
        </table:table-row>
        <table:table-row table:style-name="ro1">
          <table:table-cell office:value-type="float" office:value="29312" calcext:value-type="float">
            <text:p>29312</text:p>
          </table:table-cell>
          <table:table-cell table:number-columns-repeated="13"/>
        </table:table-row>
        <table:table-row table:style-name="ro1">
          <table:table-cell office:value-type="float" office:value="29376" calcext:value-type="float">
            <text:p>29376</text:p>
          </table:table-cell>
          <table:table-cell table:number-columns-repeated="13"/>
        </table:table-row>
        <table:table-row table:style-name="ro1">
          <table:table-cell office:value-type="float" office:value="29376" calcext:value-type="float">
            <text:p>29376</text:p>
          </table:table-cell>
          <table:table-cell table:number-columns-repeated="13"/>
        </table:table-row>
        <table:table-row table:style-name="ro1">
          <table:table-cell office:value-type="float" office:value="29440" calcext:value-type="float">
            <text:p>29440</text:p>
          </table:table-cell>
          <table:table-cell table:number-columns-repeated="13"/>
        </table:table-row>
        <table:table-row table:style-name="ro1">
          <table:table-cell office:value-type="float" office:value="29504" calcext:value-type="float">
            <text:p>29504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632" calcext:value-type="float">
            <text:p>29632</text:p>
          </table:table-cell>
          <table:table-cell table:number-columns-repeated="13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number-columns-repeated="13"/>
        </table:table-row>
        <table:table-row table:style-name="ro1">
          <table:table-cell office:value-type="float" office:value="29760" calcext:value-type="float">
            <text:p>29760</text:p>
          </table:table-cell>
          <table:table-cell table:number-columns-repeated="13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number-columns-repeated="13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number-columns-repeated="13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number-columns-repeated="13"/>
        </table:table-row>
        <table:table-row table:style-name="ro1">
          <table:table-cell office:value-type="float" office:value="30080" calcext:value-type="float">
            <text:p>30080</text:p>
          </table:table-cell>
          <table:table-cell table:number-columns-repeated="13"/>
        </table:table-row>
        <table:table-row table:style-name="ro1">
          <table:table-cell office:value-type="float" office:value="30144" calcext:value-type="float">
            <text:p>30144</text:p>
          </table:table-cell>
          <table:table-cell table:number-columns-repeated="13"/>
        </table:table-row>
        <table:table-row table:style-name="ro1">
          <table:table-cell office:value-type="float" office:value="30144" calcext:value-type="float">
            <text:p>30144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72" calcext:value-type="float">
            <text:p>30272</text:p>
          </table:table-cell>
          <table:table-cell table:number-columns-repeated="13"/>
        </table:table-row>
        <table:table-row table:style-name="ro1">
          <table:table-cell office:value-type="float" office:value="30272" calcext:value-type="float">
            <text:p>30272</text:p>
          </table:table-cell>
          <table:table-cell table:number-columns-repeated="13"/>
        </table:table-row>
        <table:table-row table:style-name="ro1">
          <table:table-cell office:value-type="float" office:value="30336" calcext:value-type="float">
            <text:p>30336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number-columns-repeated="13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number-columns-repeated="13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656" calcext:value-type="float">
            <text:p>30656</text:p>
          </table:table-cell>
          <table:table-cell table:number-columns-repeated="13"/>
        </table:table-row>
        <table:table-row table:style-name="ro1">
          <table:table-cell office:value-type="float" office:value="30656" calcext:value-type="float">
            <text:p>30656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number-columns-repeated="13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number-columns-repeated="13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number-columns-repeated="13"/>
        </table:table-row>
        <table:table-row table:style-name="ro1">
          <table:table-cell office:value-type="float" office:value="31232" calcext:value-type="float">
            <text:p>31232</text:p>
          </table:table-cell>
          <table:table-cell table:number-columns-repeated="13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number-columns-repeated="13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24" calcext:value-type="float">
            <text:p>31424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16" calcext:value-type="float">
            <text:p>31616</text:p>
          </table:table-cell>
          <table:table-cell table:number-columns-repeated="13"/>
        </table:table-row>
        <table:table-row table:style-name="ro1">
          <table:table-cell office:value-type="float" office:value="31680" calcext:value-type="float">
            <text:p>31680</text:p>
          </table:table-cell>
          <table:table-cell table:number-columns-repeated="13"/>
        </table:table-row>
        <table:table-row table:style-name="ro1">
          <table:table-cell office:value-type="float" office:value="31680" calcext:value-type="float">
            <text:p>31680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number-columns-repeated="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256" calcext:value-type="float">
            <text:p>32256</text:p>
          </table:table-cell>
          <table:table-cell table:number-columns-repeated="13"/>
        </table:table-row>
        <table:table-row table:style-name="ro1">
          <table:table-cell office:value-type="float" office:value="32256" calcext:value-type="float">
            <text:p>32256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number-columns-repeated="13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76" calcext:value-type="float">
            <text:p>32576</text:p>
          </table:table-cell>
          <table:table-cell table:number-columns-repeated="13"/>
        </table:table-row>
        <table:table-row table:style-name="ro1">
          <table:table-cell office:value-type="float" office:value="32640" calcext:value-type="float">
            <text:p>32640</text:p>
          </table:table-cell>
          <table:table-cell table:number-columns-repeated="13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13"/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number-columns-repeated="13"/>
        </table:table-row>
        <table:table-row table:style-name="ro1">
          <table:table-cell office:value-type="float" office:value="32896" calcext:value-type="float">
            <text:p>32896</text:p>
          </table:table-cell>
          <table:table-cell table:number-columns-repeated="13"/>
        </table:table-row>
        <table:table-row table:style-name="ro1">
          <table:table-cell office:value-type="float" office:value="32960" calcext:value-type="float">
            <text:p>32960</text:p>
          </table:table-cell>
          <table:table-cell table:number-columns-repeated="13"/>
        </table:table-row>
        <table:table-row table:style-name="ro1">
          <table:table-cell office:value-type="float" office:value="33024" calcext:value-type="float">
            <text:p>33024</text:p>
          </table:table-cell>
          <table:table-cell table:number-columns-repeated="13"/>
        </table:table-row>
        <table:table-row table:style-name="ro1">
          <table:table-cell office:value-type="float" office:value="33088" calcext:value-type="float">
            <text:p>33088</text:p>
          </table:table-cell>
          <table:table-cell table:number-columns-repeated="13"/>
        </table:table-row>
        <table:table-row table:style-name="ro1">
          <table:table-cell office:value-type="float" office:value="33152" calcext:value-type="float">
            <text:p>33152</text:p>
          </table:table-cell>
          <table:table-cell table:number-columns-repeated="13"/>
        </table:table-row>
        <table:table-row table:style-name="ro1">
          <table:table-cell office:value-type="float" office:value="33280" calcext:value-type="float">
            <text:p>33280</text:p>
          </table:table-cell>
          <table:table-cell table:number-columns-repeated="13"/>
        </table:table-row>
        <table:table-row table:style-name="ro1">
          <table:table-cell office:value-type="float" office:value="33344" calcext:value-type="float">
            <text:p>33344</text:p>
          </table:table-cell>
          <table:table-cell table:number-columns-repeated="13"/>
        </table:table-row>
        <table:table-row table:style-name="ro1">
          <table:table-cell office:value-type="float" office:value="33408" calcext:value-type="float">
            <text:p>33408</text:p>
          </table:table-cell>
          <table:table-cell table:number-columns-repeated="13"/>
        </table:table-row>
        <table:table-row table:style-name="ro1">
          <table:table-cell office:value-type="float" office:value="33536" calcext:value-type="float">
            <text:p>33536</text:p>
          </table:table-cell>
          <table:table-cell table:number-columns-repeated="13"/>
        </table:table-row>
        <table:table-row table:style-name="ro1">
          <table:table-cell office:value-type="float" office:value="33536" calcext:value-type="float">
            <text:p>33536</text:p>
          </table:table-cell>
          <table:table-cell table:number-columns-repeated="13"/>
        </table:table-row>
        <table:table-row table:style-name="ro1">
          <table:table-cell office:value-type="float" office:value="33600" calcext:value-type="float">
            <text:p>33600</text:p>
          </table:table-cell>
          <table:table-cell table:number-columns-repeated="13"/>
        </table:table-row>
        <table:table-row table:style-name="ro1">
          <table:table-cell office:value-type="float" office:value="33728" calcext:value-type="float">
            <text:p>33728</text:p>
          </table:table-cell>
          <table:table-cell table:number-columns-repeated="13"/>
        </table:table-row>
        <table:table-row table:style-name="ro1">
          <table:table-cell office:value-type="float" office:value="33792" calcext:value-type="float">
            <text:p>33792</text:p>
          </table:table-cell>
          <table:table-cell table:number-columns-repeated="13"/>
        </table:table-row>
        <table:table-row table:style-name="ro1">
          <table:table-cell office:value-type="float" office:value="33856" calcext:value-type="float">
            <text:p>33856</text:p>
          </table:table-cell>
          <table:table-cell table:number-columns-repeated="13"/>
        </table:table-row>
        <table:table-row table:style-name="ro1">
          <table:table-cell office:value-type="float" office:value="33984" calcext:value-type="float">
            <text:p>33984</text:p>
          </table:table-cell>
          <table:table-cell table:number-columns-repeated="13"/>
        </table:table-row>
        <table:table-row table:style-name="ro1">
          <table:table-cell office:value-type="float" office:value="34048" calcext:value-type="float">
            <text:p>34048</text:p>
          </table:table-cell>
          <table:table-cell table:number-columns-repeated="13"/>
        </table:table-row>
        <table:table-row table:style-name="ro1">
          <table:table-cell office:value-type="float" office:value="34112" calcext:value-type="float">
            <text:p>34112</text:p>
          </table:table-cell>
          <table:table-cell table:number-columns-repeated="13"/>
        </table:table-row>
        <table:table-row table:style-name="ro1">
          <table:table-cell office:value-type="float" office:value="34240" calcext:value-type="float">
            <text:p>34240</text:p>
          </table:table-cell>
          <table:table-cell table:number-columns-repeated="13"/>
        </table:table-row>
        <table:table-row table:style-name="ro1">
          <table:table-cell office:value-type="float" office:value="34368" calcext:value-type="float">
            <text:p>34368</text:p>
          </table:table-cell>
          <table:table-cell table:number-columns-repeated="13"/>
        </table:table-row>
        <table:table-row table:style-name="ro1">
          <table:table-cell office:value-type="float" office:value="34496" calcext:value-type="float">
            <text:p>34496</text:p>
          </table:table-cell>
          <table:table-cell table:number-columns-repeated="13"/>
        </table:table-row>
        <table:table-row table:style-name="ro1">
          <table:table-cell office:value-type="float" office:value="34688" calcext:value-type="float">
            <text:p>34688</text:p>
          </table:table-cell>
          <table:table-cell table:number-columns-repeated="13"/>
        </table:table-row>
        <table:table-row table:style-name="ro1">
          <table:table-cell office:value-type="float" office:value="34816" calcext:value-type="float">
            <text:p>34816</text:p>
          </table:table-cell>
          <table:table-cell table:number-columns-repeated="13"/>
        </table:table-row>
        <table:table-row table:style-name="ro1">
          <table:table-cell office:value-type="float" office:value="35072" calcext:value-type="float">
            <text:p>35072</text:p>
          </table:table-cell>
          <table:table-cell table:number-columns-repeated="13"/>
        </table:table-row>
        <table:table-row table:style-name="ro1">
          <table:table-cell office:value-type="float" office:value="35264" calcext:value-type="float">
            <text:p>35264</text:p>
          </table:table-cell>
          <table:table-cell table:number-columns-repeated="13"/>
        </table:table-row>
        <table:table-row table:style-name="ro1">
          <table:table-cell office:value-type="float" office:value="35392" calcext:value-type="float">
            <text:p>35392</text:p>
          </table:table-cell>
          <table:table-cell table:number-columns-repeated="13"/>
        </table:table-row>
        <table:table-row table:style-name="ro1">
          <table:table-cell office:value-type="float" office:value="35648" calcext:value-type="float">
            <text:p>35648</text:p>
          </table:table-cell>
          <table:table-cell table:number-columns-repeated="13"/>
        </table:table-row>
        <table:table-row table:style-name="ro1">
          <table:table-cell office:value-type="float" office:value="35968" calcext:value-type="float">
            <text:p>35968</text:p>
          </table:table-cell>
          <table:table-cell table:number-columns-repeated="13"/>
        </table:table-row>
        <table:table-row table:style-name="ro1">
          <table:table-cell office:value-type="float" office:value="36352" calcext:value-type="float">
            <text:p>36352</text:p>
          </table:table-cell>
          <table:table-cell table:number-columns-repeated="13"/>
        </table:table-row>
        <table:table-row table:style-name="ro1">
          <table:table-cell office:value-type="float" office:value="36736" calcext:value-type="float">
            <text:p>36736</text:p>
          </table:table-cell>
          <table:table-cell table:number-columns-repeated="13"/>
        </table:table-row>
        <table:table-row table:style-name="ro1">
          <table:table-cell office:value-type="float" office:value="37184" calcext:value-type="float">
            <text:p>37184</text:p>
          </table:table-cell>
          <table:table-cell table:number-columns-repeated="13"/>
        </table:table-row>
        <table:table-row table:style-name="ro1">
          <table:table-cell office:value-type="float" office:value="37632" calcext:value-type="float">
            <text:p>37632</text:p>
          </table:table-cell>
          <table:table-cell table:number-columns-repeated="13"/>
        </table:table-row>
        <table:table-row table:style-name="ro1">
          <table:table-cell office:value-type="float" office:value="37824" calcext:value-type="float">
            <text:p>37824</text:p>
          </table:table-cell>
          <table:table-cell table:number-columns-repeated="13"/>
        </table:table-row>
        <table:table-row table:style-name="ro1">
          <table:table-cell office:value-type="float" office:value="38144" calcext:value-type="float">
            <text:p>38144</text:p>
          </table:table-cell>
          <table:table-cell table:number-columns-repeated="13"/>
        </table:table-row>
        <table:table-row table:style-name="ro1">
          <table:table-cell office:value-type="float" office:value="38528" calcext:value-type="float">
            <text:p>38528</text:p>
          </table:table-cell>
          <table:table-cell table:number-columns-repeated="13"/>
        </table:table-row>
        <table:table-row table:style-name="ro1">
          <table:table-cell office:value-type="float" office:value="38848" calcext:value-type="float">
            <text:p>38848</text:p>
          </table:table-cell>
          <table:table-cell table:number-columns-repeated="13"/>
        </table:table-row>
        <table:table-row table:style-name="ro1">
          <table:table-cell office:value-type="float" office:value="39104" calcext:value-type="float">
            <text:p>39104</text:p>
          </table:table-cell>
          <table:table-cell table:number-columns-repeated="13"/>
        </table:table-row>
        <table:table-row table:style-name="ro1">
          <table:table-cell office:value-type="float" office:value="39296" calcext:value-type="float">
            <text:p>39296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296" calcext:value-type="float">
            <text:p>39296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296" calcext:value-type="float">
            <text:p>39296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680" calcext:value-type="float">
            <text:p>39680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number-columns-repeated="13"/>
        </table:table-row>
        <table:table-row table:style-name="ro1">
          <table:table-cell office:value-type="float" office:value="40192" calcext:value-type="float">
            <text:p>40192</text:p>
          </table:table-cell>
          <table:table-cell table:number-columns-repeated="13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number-columns-repeated="13"/>
        </table:table-row>
        <table:table-row table:style-name="ro1">
          <table:table-cell office:value-type="float" office:value="40320" calcext:value-type="float">
            <text:p>40320</text:p>
          </table:table-cell>
          <table:table-cell table:number-columns-repeated="13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number-columns-repeated="13"/>
        </table:table-row>
        <table:table-row table:style-name="ro1">
          <table:table-cell office:value-type="float" office:value="40448" calcext:value-type="float">
            <text:p>40448</text:p>
          </table:table-cell>
          <table:table-cell table:number-columns-repeated="13"/>
        </table:table-row>
        <table:table-row table:style-name="ro1">
          <table:table-cell office:value-type="float" office:value="40512" calcext:value-type="float">
            <text:p>40512</text:p>
          </table:table-cell>
          <table:table-cell table:number-columns-repeated="13"/>
        </table:table-row>
        <table:table-row table:style-name="ro1">
          <table:table-cell office:value-type="float" office:value="40576" calcext:value-type="float">
            <text:p>40576</text:p>
          </table:table-cell>
          <table:table-cell table:number-columns-repeated="13"/>
        </table:table-row>
        <table:table-row table:style-name="ro1">
          <table:table-cell office:value-type="float" office:value="40640" calcext:value-type="float">
            <text:p>40640</text:p>
          </table:table-cell>
          <table:table-cell table:number-columns-repeated="13"/>
        </table:table-row>
        <table:table-row table:style-name="ro1">
          <table:table-cell office:value-type="float" office:value="40704" calcext:value-type="float">
            <text:p>40704</text:p>
          </table:table-cell>
          <table:table-cell table:number-columns-repeated="13"/>
        </table:table-row>
        <table:table-row table:style-name="ro1">
          <table:table-cell office:value-type="float" office:value="40768" calcext:value-type="float">
            <text:p>40768</text:p>
          </table:table-cell>
          <table:table-cell table:number-columns-repeated="13"/>
        </table:table-row>
        <table:table-row table:style-name="ro1">
          <table:table-cell office:value-type="float" office:value="40768" calcext:value-type="float">
            <text:p>40768</text:p>
          </table:table-cell>
          <table:table-cell table:number-columns-repeated="13"/>
        </table:table-row>
        <table:table-row table:style-name="ro1">
          <table:table-cell office:value-type="float" office:value="40832" calcext:value-type="float">
            <text:p>40832</text:p>
          </table:table-cell>
          <table:table-cell table:number-columns-repeated="13"/>
        </table:table-row>
        <table:table-row table:style-name="ro1">
          <table:table-cell office:value-type="float" office:value="40896" calcext:value-type="float">
            <text:p>40896</text:p>
          </table:table-cell>
          <table:table-cell table:number-columns-repeated="13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number-columns-repeated="13"/>
        </table:table-row>
        <table:table-row table:style-name="ro1">
          <table:table-cell office:value-type="float" office:value="41024" calcext:value-type="float">
            <text:p>41024</text:p>
          </table:table-cell>
          <table:table-cell table:number-columns-repeated="13"/>
        </table:table-row>
        <table:table-row table:style-name="ro1">
          <table:table-cell office:value-type="float" office:value="41088" calcext:value-type="float">
            <text:p>41088</text:p>
          </table:table-cell>
          <table:table-cell table:number-columns-repeated="13"/>
        </table:table-row>
        <table:table-row table:style-name="ro1">
          <table:table-cell office:value-type="float" office:value="41216" calcext:value-type="float">
            <text:p>41216</text:p>
          </table:table-cell>
          <table:table-cell table:number-columns-repeated="13"/>
        </table:table-row>
        <table:table-row table:style-name="ro1">
          <table:table-cell office:value-type="float" office:value="41280" calcext:value-type="float">
            <text:p>41280</text:p>
          </table:table-cell>
          <table:table-cell table:number-columns-repeated="13"/>
        </table:table-row>
        <table:table-row table:style-name="ro1">
          <table:table-cell office:value-type="float" office:value="41280" calcext:value-type="float">
            <text:p>41280</text:p>
          </table:table-cell>
          <table:table-cell table:number-columns-repeated="13"/>
        </table:table-row>
        <table:table-row table:style-name="ro1">
          <table:table-cell office:value-type="float" office:value="41344" calcext:value-type="float">
            <text:p>41344</text:p>
          </table:table-cell>
          <table:table-cell table:number-columns-repeated="13"/>
        </table:table-row>
        <table:table-row table:style-name="ro1">
          <table:table-cell office:value-type="float" office:value="41472" calcext:value-type="float">
            <text:p>41472</text:p>
          </table:table-cell>
          <table:table-cell table:number-columns-repeated="13"/>
        </table:table-row>
        <table:table-row table:style-name="ro1">
          <table:table-cell office:value-type="float" office:value="41536" calcext:value-type="float">
            <text:p>41536</text:p>
          </table:table-cell>
          <table:table-cell table:number-columns-repeated="13"/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number-columns-repeated="13"/>
        </table:table-row>
        <table:table-row table:style-name="ro1">
          <table:table-cell office:value-type="float" office:value="41664" calcext:value-type="float">
            <text:p>41664</text:p>
          </table:table-cell>
          <table:table-cell table:number-columns-repeated="13"/>
        </table:table-row>
        <table:table-row table:style-name="ro1">
          <table:table-cell office:value-type="float" office:value="41728" calcext:value-type="float">
            <text:p>41728</text:p>
          </table:table-cell>
          <table:table-cell table:number-columns-repeated="13"/>
        </table:table-row>
        <table:table-row table:style-name="ro1">
          <table:table-cell office:value-type="float" office:value="41792" calcext:value-type="float">
            <text:p>41792</text:p>
          </table:table-cell>
          <table:table-cell table:number-columns-repeated="13"/>
        </table:table-row>
        <table:table-row table:style-name="ro1">
          <table:table-cell office:value-type="float" office:value="41920" calcext:value-type="float">
            <text:p>41920</text:p>
          </table:table-cell>
          <table:table-cell table:number-columns-repeated="13"/>
        </table:table-row>
        <table:table-row table:style-name="ro1">
          <table:table-cell office:value-type="float" office:value="41984" calcext:value-type="float">
            <text:p>41984</text:p>
          </table:table-cell>
          <table:table-cell table:number-columns-repeated="13"/>
        </table:table-row>
        <table:table-row table:style-name="ro1">
          <table:table-cell office:value-type="float" office:value="42112" calcext:value-type="float">
            <text:p>42112</text:p>
          </table:table-cell>
          <table:table-cell table:number-columns-repeated="13"/>
        </table:table-row>
        <table:table-row table:style-name="ro1">
          <table:table-cell office:value-type="float" office:value="42176" calcext:value-type="float">
            <text:p>42176</text:p>
          </table:table-cell>
          <table:table-cell table:number-columns-repeated="13"/>
        </table:table-row>
        <table:table-row table:style-name="ro1">
          <table:table-cell office:value-type="float" office:value="42304" calcext:value-type="float">
            <text:p>42304</text:p>
          </table:table-cell>
          <table:table-cell table:number-columns-repeated="13"/>
        </table:table-row>
        <table:table-row table:style-name="ro1">
          <table:table-cell office:value-type="float" office:value="42432" calcext:value-type="float">
            <text:p>42432</text:p>
          </table:table-cell>
          <table:table-cell table:number-columns-repeated="13"/>
        </table:table-row>
        <table:table-row table:style-name="ro1">
          <table:table-cell office:value-type="float" office:value="42496" calcext:value-type="float">
            <text:p>42496</text:p>
          </table:table-cell>
          <table:table-cell table:number-columns-repeated="13"/>
        </table:table-row>
        <table:table-row table:style-name="ro1">
          <table:table-cell office:value-type="float" office:value="42560" calcext:value-type="float">
            <text:p>42560</text:p>
          </table:table-cell>
          <table:table-cell table:number-columns-repeated="13"/>
        </table:table-row>
        <table:table-row table:style-name="ro1">
          <table:table-cell office:value-type="float" office:value="42624" calcext:value-type="float">
            <text:p>42624</text:p>
          </table:table-cell>
          <table:table-cell table:number-columns-repeated="13"/>
        </table:table-row>
        <table:table-row table:style-name="ro1">
          <table:table-cell office:value-type="float" office:value="42688" calcext:value-type="float">
            <text:p>42688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816" calcext:value-type="float">
            <text:p>42816</text:p>
          </table:table-cell>
          <table:table-cell table:number-columns-repeated="13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number-columns-repeated="13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number-columns-repeated="13"/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number-columns-repeated="13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office:value-type="float" office:value="43264" calcext:value-type="float">
            <text:p>43264</text:p>
          </table:table-cell>
          <table:table-cell table:number-columns-repeated="13"/>
        </table:table-row>
        <table:table-row table:style-name="ro1">
          <table:table-cell office:value-type="float" office:value="43328" calcext:value-type="float">
            <text:p>43328</text:p>
          </table:table-cell>
          <table:table-cell table:number-columns-repeated="13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number-columns-repeated="13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number-columns-repeated="13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number-columns-repeated="13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number-columns-repeated="13"/>
        </table:table-row>
        <table:table-row table:style-name="ro1">
          <table:table-cell office:value-type="float" office:value="43904" calcext:value-type="float">
            <text:p>43904</text:p>
          </table:table-cell>
          <table:table-cell table:number-columns-repeated="13"/>
        </table:table-row>
        <table:table-row table:style-name="ro1">
          <table:table-cell office:value-type="float" office:value="43968" calcext:value-type="float">
            <text:p>43968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160" calcext:value-type="float">
            <text:p>44160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number-columns-repeated="13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number-columns-repeated="13"/>
        </table:table-row>
        <table:table-row table:style-name="ro1">
          <table:table-cell office:value-type="float" office:value="44544" calcext:value-type="float">
            <text:p>44544</text:p>
          </table:table-cell>
          <table:table-cell table:number-columns-repeated="13"/>
        </table:table-row>
        <table:table-row table:style-name="ro1">
          <table:table-cell office:value-type="float" office:value="44544" calcext:value-type="float">
            <text:p>44544</text:p>
          </table:table-cell>
          <table:table-cell table:number-columns-repeated="13"/>
        </table:table-row>
        <table:table-row table:style-name="ro1">
          <table:table-cell office:value-type="float" office:value="44608" calcext:value-type="float">
            <text:p>44608</text:p>
          </table:table-cell>
          <table:table-cell table:number-columns-repeated="13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number-columns-repeated="13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13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13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120" calcext:value-type="float">
            <text:p>45120</text:p>
          </table:table-cell>
          <table:table-cell table:number-columns-repeated="13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number-columns-repeated="13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number-columns-repeated="13"/>
        </table:table-row>
        <table:table-row table:style-name="ro1">
          <table:table-cell office:value-type="float" office:value="45824" calcext:value-type="float">
            <text:p>45824</text:p>
          </table:table-cell>
          <table:table-cell table:number-columns-repeated="13"/>
        </table:table-row>
        <table:table-row table:style-name="ro1">
          <table:table-cell office:value-type="float" office:value="45824" calcext:value-type="float">
            <text:p>45824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952" calcext:value-type="float">
            <text:p>45952</text:p>
          </table:table-cell>
          <table:table-cell table:number-columns-repeated="13"/>
        </table:table-row>
        <table:table-row table:style-name="ro1">
          <table:table-cell office:value-type="float" office:value="45952" calcext:value-type="float">
            <text:p>45952</text:p>
          </table:table-cell>
          <table:table-cell table:number-columns-repeated="13"/>
        </table:table-row>
        <table:table-row table:style-name="ro1">
          <table:table-cell office:value-type="float" office:value="46016" calcext:value-type="float">
            <text:p>46016</text:p>
          </table:table-cell>
          <table:table-cell table:number-columns-repeated="13"/>
        </table:table-row>
        <table:table-row table:style-name="ro1">
          <table:table-cell office:value-type="float" office:value="46080" calcext:value-type="float">
            <text:p>46080</text:p>
          </table:table-cell>
          <table:table-cell table:number-columns-repeated="13"/>
        </table:table-row>
        <table:table-row table:style-name="ro1">
          <table:table-cell office:value-type="float" office:value="46144" calcext:value-type="float">
            <text:p>46144</text:p>
          </table:table-cell>
          <table:table-cell table:number-columns-repeated="13"/>
        </table:table-row>
        <table:table-row table:style-name="ro1">
          <table:table-cell office:value-type="float" office:value="46208" calcext:value-type="float">
            <text:p>46208</text:p>
          </table:table-cell>
          <table:table-cell table:number-columns-repeated="13"/>
        </table:table-row>
        <table:table-row table:style-name="ro1">
          <table:table-cell office:value-type="float" office:value="46272" calcext:value-type="float">
            <text:p>46272</text:p>
          </table:table-cell>
          <table:table-cell table:number-columns-repeated="13"/>
        </table:table-row>
        <table:table-row table:style-name="ro1">
          <table:table-cell office:value-type="float" office:value="46400" calcext:value-type="float">
            <text:p>46400</text:p>
          </table:table-cell>
          <table:table-cell table:number-columns-repeated="13"/>
        </table:table-row>
        <table:table-row table:style-name="ro1">
          <table:table-cell office:value-type="float" office:value="46464" calcext:value-type="float">
            <text:p>46464</text:p>
          </table:table-cell>
          <table:table-cell table:number-columns-repeated="13"/>
        </table:table-row>
        <table:table-row table:style-name="ro1">
          <table:table-cell office:value-type="float" office:value="46528" calcext:value-type="float">
            <text:p>46528</text:p>
          </table:table-cell>
          <table:table-cell table:number-columns-repeated="13"/>
        </table:table-row>
        <table:table-row table:style-name="ro1">
          <table:table-cell office:value-type="float" office:value="46656" calcext:value-type="float">
            <text:p>46656</text:p>
          </table:table-cell>
          <table:table-cell table:number-columns-repeated="13"/>
        </table:table-row>
        <table:table-row table:style-name="ro1">
          <table:table-cell office:value-type="float" office:value="46784" calcext:value-type="float">
            <text:p>46784</text:p>
          </table:table-cell>
          <table:table-cell table:number-columns-repeated="13"/>
        </table:table-row>
        <table:table-row table:style-name="ro1">
          <table:table-cell office:value-type="float" office:value="46912" calcext:value-type="float">
            <text:p>46912</text:p>
          </table:table-cell>
          <table:table-cell table:number-columns-repeated="13"/>
        </table:table-row>
        <table:table-row table:style-name="ro1">
          <table:table-cell office:value-type="float" office:value="47040" calcext:value-type="float">
            <text:p>47040</text:p>
          </table:table-cell>
          <table:table-cell table:number-columns-repeated="13"/>
        </table:table-row>
        <table:table-row table:style-name="ro1">
          <table:table-cell office:value-type="float" office:value="47232" calcext:value-type="float">
            <text:p>47232</text:p>
          </table:table-cell>
          <table:table-cell table:number-columns-repeated="13"/>
        </table:table-row>
        <table:table-row table:style-name="ro1">
          <table:table-cell office:value-type="float" office:value="47424" calcext:value-type="float">
            <text:p>47424</text:p>
          </table:table-cell>
          <table:table-cell table:number-columns-repeated="13"/>
        </table:table-row>
        <table:table-row table:style-name="ro1">
          <table:table-cell office:value-type="float" office:value="47488" calcext:value-type="float">
            <text:p>47488</text:p>
          </table:table-cell>
          <table:table-cell table:number-columns-repeated="13"/>
        </table:table-row>
        <table:table-row table:style-name="ro1">
          <table:table-cell office:value-type="float" office:value="47680" calcext:value-type="float">
            <text:p>47680</text:p>
          </table:table-cell>
          <table:table-cell table:number-columns-repeated="13"/>
        </table:table-row>
        <table:table-row table:style-name="ro1">
          <table:table-cell office:value-type="float" office:value="47936" calcext:value-type="float">
            <text:p>47936</text:p>
          </table:table-cell>
          <table:table-cell table:number-columns-repeated="13"/>
        </table:table-row>
        <table:table-row table:style-name="ro1">
          <table:table-cell office:value-type="float" office:value="48128" calcext:value-type="float">
            <text:p>48128</text:p>
          </table:table-cell>
          <table:table-cell table:number-columns-repeated="13"/>
        </table:table-row>
        <table:table-row table:style-name="ro1">
          <table:table-cell office:value-type="float" office:value="48448" calcext:value-type="float">
            <text:p>48448</text:p>
          </table:table-cell>
          <table:table-cell table:number-columns-repeated="13"/>
        </table:table-row>
        <table:table-row table:style-name="ro1">
          <table:table-cell office:value-type="float" office:value="48704" calcext:value-type="float">
            <text:p>48704</text:p>
          </table:table-cell>
          <table:table-cell table:number-columns-repeated="13"/>
        </table:table-row>
        <table:table-row table:style-name="ro1">
          <table:table-cell office:value-type="float" office:value="49088" calcext:value-type="float">
            <text:p>49088</text:p>
          </table:table-cell>
          <table:table-cell table:number-columns-repeated="13"/>
        </table:table-row>
        <table:table-row table:style-name="ro1">
          <table:table-cell office:value-type="float" office:value="49216" calcext:value-type="float">
            <text:p>49216</text:p>
          </table:table-cell>
          <table:table-cell table:number-columns-repeated="13"/>
        </table:table-row>
        <table:table-row table:style-name="ro1">
          <table:table-cell office:value-type="float" office:value="49664" calcext:value-type="float">
            <text:p>49664</text:p>
          </table:table-cell>
          <table:table-cell table:number-columns-repeated="13"/>
        </table:table-row>
        <table:table-row table:style-name="ro1">
          <table:table-cell office:value-type="float" office:value="50112" calcext:value-type="float">
            <text:p>50112</text:p>
          </table:table-cell>
          <table:table-cell table:number-columns-repeated="13"/>
        </table:table-row>
        <table:table-row table:style-name="ro1">
          <table:table-cell office:value-type="float" office:value="50560" calcext:value-type="float">
            <text:p>50560</text:p>
          </table:table-cell>
          <table:table-cell table:number-columns-repeated="13"/>
        </table:table-row>
        <table:table-row table:style-name="ro1">
          <table:table-cell office:value-type="float" office:value="51072" calcext:value-type="float">
            <text:p>51072</text:p>
          </table:table-cell>
          <table:table-cell table:number-columns-repeated="13"/>
        </table:table-row>
        <table:table-row table:style-name="ro1">
          <table:table-cell office:value-type="float" office:value="51584" calcext:value-type="float">
            <text:p>51584</text:p>
          </table:table-cell>
          <table:table-cell table:number-columns-repeated="13"/>
        </table:table-row>
        <table:table-row table:style-name="ro1">
          <table:table-cell office:value-type="float" office:value="52096" calcext:value-type="float">
            <text:p>52096</text:p>
          </table:table-cell>
          <table:table-cell table:number-columns-repeated="13"/>
        </table:table-row>
        <table:table-row table:style-name="ro1">
          <table:table-cell office:value-type="float" office:value="52480" calcext:value-type="float">
            <text:p>52480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608" calcext:value-type="float">
            <text:p>52608</text:p>
          </table:table-cell>
          <table:table-cell table:number-columns-repeated="13"/>
        </table:table-row>
        <table:table-row table:style-name="ro1">
          <table:table-cell office:value-type="float" office:value="52416" calcext:value-type="float">
            <text:p>52416</text:p>
          </table:table-cell>
          <table:table-cell table:number-columns-repeated="13"/>
        </table:table-row>
        <table:table-row table:style-name="ro1">
          <table:table-cell office:value-type="float" office:value="52288" calcext:value-type="float">
            <text:p>52288</text:p>
          </table:table-cell>
          <table:table-cell table:number-columns-repeated="13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number-columns-repeated="13"/>
        </table:table-row>
        <table:table-row table:style-name="ro1">
          <table:table-cell office:value-type="float" office:value="52224" calcext:value-type="float">
            <text:p>52224</text:p>
          </table:table-cell>
          <table:table-cell table:number-columns-repeated="13"/>
        </table:table-row>
        <table:table-row table:style-name="ro1">
          <table:table-cell office:value-type="float" office:value="52288" calcext:value-type="float">
            <text:p>52288</text:p>
          </table:table-cell>
          <table:table-cell table:number-columns-repeated="13"/>
        </table:table-row>
        <table:table-row table:style-name="ro1">
          <table:table-cell office:value-type="float" office:value="52288" calcext:value-type="float">
            <text:p>52288</text:p>
          </table:table-cell>
          <table:table-cell table:number-columns-repeated="13"/>
        </table:table-row>
        <table:table-row table:style-name="ro1">
          <table:table-cell office:value-type="float" office:value="52416" calcext:value-type="float">
            <text:p>52416</text:p>
          </table:table-cell>
          <table:table-cell table:number-columns-repeated="13"/>
        </table:table-row>
        <table:table-row table:style-name="ro1">
          <table:table-cell office:value-type="float" office:value="52544" calcext:value-type="float">
            <text:p>52544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office:value-type="float" office:value="53376" calcext:value-type="float">
            <text:p>53376</text:p>
          </table:table-cell>
          <table:table-cell table:number-columns-repeated="13"/>
        </table:table-row>
        <table:table-row table:style-name="ro1">
          <table:table-cell office:value-type="float" office:value="53440" calcext:value-type="float">
            <text:p>53440</text:p>
          </table:table-cell>
          <table:table-cell table:number-columns-repeated="13"/>
        </table:table-row>
        <table:table-row table:style-name="ro1">
          <table:table-cell office:value-type="float" office:value="53504" calcext:value-type="float">
            <text:p>53504</text:p>
          </table:table-cell>
          <table:table-cell table:number-columns-repeated="13"/>
        </table:table-row>
        <table:table-row table:style-name="ro1">
          <table:table-cell office:value-type="float" office:value="53568" calcext:value-type="float">
            <text:p>53568</text:p>
          </table:table-cell>
          <table:table-cell table:number-columns-repeated="13"/>
        </table:table-row>
        <table:table-row table:style-name="ro1">
          <table:table-cell office:value-type="float" office:value="53632" calcext:value-type="float">
            <text:p>53632</text:p>
          </table:table-cell>
          <table:table-cell table:number-columns-repeated="13"/>
        </table:table-row>
        <table:table-row table:style-name="ro1">
          <table:table-cell office:value-type="float" office:value="53696" calcext:value-type="float">
            <text:p>53696</text:p>
          </table:table-cell>
          <table:table-cell table:number-columns-repeated="13"/>
        </table:table-row>
        <table:table-row table:style-name="ro1">
          <table:table-cell office:value-type="float" office:value="53760" calcext:value-type="float">
            <text:p>53760</text:p>
          </table:table-cell>
          <table:table-cell table:number-columns-repeated="13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number-columns-repeated="13"/>
        </table:table-row>
        <table:table-row table:style-name="ro1">
          <table:table-cell office:value-type="float" office:value="53888" calcext:value-type="float">
            <text:p>53888</text:p>
          </table:table-cell>
          <table:table-cell table:number-columns-repeated="13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number-columns-repeated="13"/>
        </table:table-row>
        <table:table-row table:style-name="ro1">
          <table:table-cell office:value-type="float" office:value="54016" calcext:value-type="float">
            <text:p>54016</text:p>
          </table:table-cell>
          <table:table-cell table:number-columns-repeated="13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number-columns-repeated="13"/>
        </table:table-row>
        <table:table-row table:style-name="ro1">
          <table:table-cell office:value-type="float" office:value="54144" calcext:value-type="float">
            <text:p>54144</text:p>
          </table:table-cell>
          <table:table-cell table:number-columns-repeated="13"/>
        </table:table-row>
        <table:table-row table:style-name="ro1">
          <table:table-cell office:value-type="float" office:value="54144" calcext:value-type="float">
            <text:p>54144</text:p>
          </table:table-cell>
          <table:table-cell table:number-columns-repeated="13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13"/>
        </table:table-row>
        <table:table-row table:style-name="ro1">
          <table:table-cell office:value-type="float" office:value="54592" calcext:value-type="float">
            <text:p>54592</text:p>
          </table:table-cell>
          <table:table-cell table:number-columns-repeated="13"/>
        </table:table-row>
        <table:table-row table:style-name="ro1">
          <table:table-cell office:value-type="float" office:value="54656" calcext:value-type="float">
            <text:p>54656</text:p>
          </table:table-cell>
          <table:table-cell table:number-columns-repeated="13"/>
        </table:table-row>
        <table:table-row table:style-name="ro1">
          <table:table-cell office:value-type="float" office:value="54720" calcext:value-type="float">
            <text:p>54720</text:p>
          </table:table-cell>
          <table:table-cell table:number-columns-repeated="13"/>
        </table:table-row>
        <table:table-row table:style-name="ro1">
          <table:table-cell office:value-type="float" office:value="54784" calcext:value-type="float">
            <text:p>54784</text:p>
          </table:table-cell>
          <table:table-cell table:number-columns-repeated="13"/>
        </table:table-row>
        <table:table-row table:style-name="ro1">
          <table:table-cell office:value-type="float" office:value="54848" calcext:value-type="float">
            <text:p>54848</text:p>
          </table:table-cell>
          <table:table-cell table:number-columns-repeated="13"/>
        </table:table-row>
        <table:table-row table:style-name="ro1">
          <table:table-cell office:value-type="float" office:value="54912" calcext:value-type="float">
            <text:p>54912</text:p>
          </table:table-cell>
          <table:table-cell table:number-columns-repeated="13"/>
        </table:table-row>
        <table:table-row table:style-name="ro1">
          <table:table-cell office:value-type="float" office:value="54976" calcext:value-type="float">
            <text:p>54976</text:p>
          </table:table-cell>
          <table:table-cell table:number-columns-repeated="13"/>
        </table:table-row>
        <table:table-row table:style-name="ro1">
          <table:table-cell office:value-type="float" office:value="55040" calcext:value-type="float">
            <text:p>55040</text:p>
          </table:table-cell>
          <table:table-cell table:number-columns-repeated="13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number-columns-repeated="13"/>
        </table:table-row>
        <table:table-row table:style-name="ro1">
          <table:table-cell office:value-type="float" office:value="55168" calcext:value-type="float">
            <text:p>55168</text:p>
          </table:table-cell>
          <table:table-cell table:number-columns-repeated="13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13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13"/>
        </table:table-row>
        <table:table-row table:style-name="ro1">
          <table:table-cell office:value-type="float" office:value="55296" calcext:value-type="float">
            <text:p>55296</text:p>
          </table:table-cell>
          <table:table-cell table:number-columns-repeated="13"/>
        </table:table-row>
        <table:table-row table:style-name="ro1">
          <table:table-cell office:value-type="float" office:value="55360" calcext:value-type="float">
            <text:p>55360</text:p>
          </table:table-cell>
          <table:table-cell table:number-columns-repeated="13"/>
        </table:table-row>
        <table:table-row table:style-name="ro1">
          <table:table-cell office:value-type="float" office:value="55424" calcext:value-type="float">
            <text:p>55424</text:p>
          </table:table-cell>
          <table:table-cell table:number-columns-repeated="13"/>
        </table:table-row>
        <table:table-row table:style-name="ro1">
          <table:table-cell office:value-type="float" office:value="55424" calcext:value-type="float">
            <text:p>55424</text:p>
          </table:table-cell>
          <table:table-cell table:number-columns-repeated="13"/>
        </table:table-row>
        <table:table-row table:style-name="ro1">
          <table:table-cell office:value-type="float" office:value="55488" calcext:value-type="float">
            <text:p>55488</text:p>
          </table:table-cell>
          <table:table-cell table:number-columns-repeated="13"/>
        </table:table-row>
        <table:table-row table:style-name="ro1">
          <table:table-cell office:value-type="float" office:value="55552" calcext:value-type="float">
            <text:p>55552</text:p>
          </table:table-cell>
          <table:table-cell table:number-columns-repeated="13"/>
        </table:table-row>
        <table:table-row table:style-name="ro1">
          <table:table-cell office:value-type="float" office:value="55680" calcext:value-type="float">
            <text:p>55680</text:p>
          </table:table-cell>
          <table:table-cell table:number-columns-repeated="13"/>
        </table:table-row>
        <table:table-row table:style-name="ro1">
          <table:table-cell office:value-type="float" office:value="55744" calcext:value-type="float">
            <text:p>55744</text:p>
          </table:table-cell>
          <table:table-cell table:number-columns-repeated="13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number-columns-repeated="13"/>
        </table:table-row>
        <table:table-row table:style-name="ro1">
          <table:table-cell office:value-type="float" office:value="55872" calcext:value-type="float">
            <text:p>55872</text:p>
          </table:table-cell>
          <table:table-cell table:number-columns-repeated="13"/>
        </table:table-row>
        <table:table-row table:style-name="ro1">
          <table:table-cell office:value-type="float" office:value="55936" calcext:value-type="float">
            <text:p>55936</text:p>
          </table:table-cell>
          <table:table-cell table:number-columns-repeated="13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13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number-columns-repeated="13"/>
        </table:table-row>
        <table:table-row table:style-name="ro1">
          <table:table-cell office:value-type="float" office:value="56128" calcext:value-type="float">
            <text:p>56128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13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number-columns-repeated="13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13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13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13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13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13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number-columns-repeated="13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number-columns-repeated="13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13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13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number-columns-repeated="13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13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13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944" calcext:value-type="float">
            <text:p>58944</text:p>
          </table:table-cell>
          <table:table-cell table:number-columns-repeated="13"/>
        </table:table-row>
        <table:table-row table:style-name="ro1">
          <table:table-cell office:value-type="float" office:value="59008" calcext:value-type="float">
            <text:p>59008</text:p>
          </table:table-cell>
          <table:table-cell table:number-columns-repeated="13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number-columns-repeated="13"/>
        </table:table-row>
        <table:table-row table:style-name="ro1">
          <table:table-cell office:value-type="float" office:value="59136" calcext:value-type="float">
            <text:p>59136</text:p>
          </table:table-cell>
          <table:table-cell table:number-columns-repeated="13"/>
        </table:table-row>
        <table:table-row table:style-name="ro1">
          <table:table-cell office:value-type="float" office:value="59200" calcext:value-type="float">
            <text:p>59200</text:p>
          </table:table-cell>
          <table:table-cell table:number-columns-repeated="13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13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13"/>
        </table:table-row>
        <table:table-row table:style-name="ro1">
          <table:table-cell office:value-type="float" office:value="59328" calcext:value-type="float">
            <text:p>59328</text:p>
          </table:table-cell>
          <table:table-cell table:number-columns-repeated="13"/>
        </table:table-row>
        <table:table-row table:style-name="ro1">
          <table:table-cell office:value-type="float" office:value="59456" calcext:value-type="float">
            <text:p>59456</text:p>
          </table:table-cell>
          <table:table-cell table:number-columns-repeated="13"/>
        </table:table-row>
        <table:table-row table:style-name="ro1">
          <table:table-cell office:value-type="float" office:value="59520" calcext:value-type="float">
            <text:p>59520</text:p>
          </table:table-cell>
          <table:table-cell table:number-columns-repeated="13"/>
        </table:table-row>
        <table:table-row table:style-name="ro1">
          <table:table-cell office:value-type="float" office:value="59584" calcext:value-type="float">
            <text:p>59584</text:p>
          </table:table-cell>
          <table:table-cell table:number-columns-repeated="13"/>
        </table:table-row>
        <table:table-row table:style-name="ro1">
          <table:table-cell office:value-type="float" office:value="59648" calcext:value-type="float">
            <text:p>59648</text:p>
          </table:table-cell>
          <table:table-cell table:number-columns-repeated="13"/>
        </table:table-row>
        <table:table-row table:style-name="ro1">
          <table:table-cell office:value-type="float" office:value="59712" calcext:value-type="float">
            <text:p>59712</text:p>
          </table:table-cell>
          <table:table-cell table:number-columns-repeated="13"/>
        </table:table-row>
        <table:table-row table:style-name="ro1">
          <table:table-cell office:value-type="float" office:value="59776" calcext:value-type="float">
            <text:p>59776</text:p>
          </table:table-cell>
          <table:table-cell table:number-columns-repeated="13"/>
        </table:table-row>
        <table:table-row table:style-name="ro1">
          <table:table-cell office:value-type="float" office:value="59840" calcext:value-type="float">
            <text:p>59840</text:p>
          </table:table-cell>
          <table:table-cell table:number-columns-repeated="13"/>
        </table:table-row>
        <table:table-row table:style-name="ro1">
          <table:table-cell office:value-type="float" office:value="59904" calcext:value-type="float">
            <text:p>59904</text:p>
          </table:table-cell>
          <table:table-cell table:number-columns-repeated="13"/>
        </table:table-row>
        <table:table-row table:style-name="ro1">
          <table:table-cell office:value-type="float" office:value="59968" calcext:value-type="float">
            <text:p>59968</text:p>
          </table:table-cell>
          <table:table-cell table:number-columns-repeated="13"/>
        </table:table-row>
        <table:table-row table:style-name="ro1">
          <table:table-cell office:value-type="float" office:value="60032" calcext:value-type="float">
            <text:p>60032</text:p>
          </table:table-cell>
          <table:table-cell table:number-columns-repeated="13"/>
        </table:table-row>
        <table:table-row table:style-name="ro1">
          <table:table-cell office:value-type="float" office:value="60096" calcext:value-type="float">
            <text:p>60096</text:p>
          </table:table-cell>
          <table:table-cell table:number-columns-repeated="13"/>
        </table:table-row>
        <table:table-row table:style-name="ro1">
          <table:table-cell office:value-type="float" office:value="60160" calcext:value-type="float">
            <text:p>60160</text:p>
          </table:table-cell>
          <table:table-cell table:number-columns-repeated="13"/>
        </table:table-row>
        <table:table-row table:style-name="ro1">
          <table:table-cell office:value-type="float" office:value="60224" calcext:value-type="float">
            <text:p>60224</text:p>
          </table:table-cell>
          <table:table-cell table:number-columns-repeated="13"/>
        </table:table-row>
        <table:table-row table:style-name="ro1">
          <table:table-cell office:value-type="float" office:value="60288" calcext:value-type="float">
            <text:p>60288</text:p>
          </table:table-cell>
          <table:table-cell table:number-columns-repeated="13"/>
        </table:table-row>
        <table:table-row table:style-name="ro1">
          <table:table-cell office:value-type="float" office:value="60416" calcext:value-type="float">
            <text:p>60416</text:p>
          </table:table-cell>
          <table:table-cell table:number-columns-repeated="13"/>
        </table:table-row>
        <table:table-row table:style-name="ro1">
          <table:table-cell office:value-type="float" office:value="60480" calcext:value-type="float">
            <text:p>60480</text:p>
          </table:table-cell>
          <table:table-cell table:number-columns-repeated="13"/>
        </table:table-row>
        <table:table-row table:style-name="ro1">
          <table:table-cell office:value-type="float" office:value="60608" calcext:value-type="float">
            <text:p>60608</text:p>
          </table:table-cell>
          <table:table-cell table:number-columns-repeated="13"/>
        </table:table-row>
        <table:table-row table:style-name="ro1">
          <table:table-cell office:value-type="float" office:value="60672" calcext:value-type="float">
            <text:p>60672</text:p>
          </table:table-cell>
          <table:table-cell table:number-columns-repeated="13"/>
        </table:table-row>
        <table:table-row table:style-name="ro1">
          <table:table-cell office:value-type="float" office:value="60800" calcext:value-type="float">
            <text:p>60800</text:p>
          </table:table-cell>
          <table:table-cell table:number-columns-repeated="13"/>
        </table:table-row>
        <table:table-row table:style-name="ro1">
          <table:table-cell office:value-type="float" office:value="60928" calcext:value-type="float">
            <text:p>60928</text:p>
          </table:table-cell>
          <table:table-cell table:number-columns-repeated="13"/>
        </table:table-row>
        <table:table-row table:style-name="ro1">
          <table:table-cell office:value-type="float" office:value="60992" calcext:value-type="float">
            <text:p>60992</text:p>
          </table:table-cell>
          <table:table-cell table:number-columns-repeated="13"/>
        </table:table-row>
        <table:table-row table:style-name="ro1">
          <table:table-cell office:value-type="float" office:value="61184" calcext:value-type="float">
            <text:p>61184</text:p>
          </table:table-cell>
          <table:table-cell table:number-columns-repeated="13"/>
        </table:table-row>
        <table:table-row table:style-name="ro1">
          <table:table-cell office:value-type="float" office:value="61376" calcext:value-type="float">
            <text:p>61376</text:p>
          </table:table-cell>
          <table:table-cell table:number-columns-repeated="13"/>
        </table:table-row>
        <table:table-row table:style-name="ro1">
          <table:table-cell office:value-type="float" office:value="61568" calcext:value-type="float">
            <text:p>61568</text:p>
          </table:table-cell>
          <table:table-cell table:number-columns-repeated="13"/>
        </table:table-row>
        <table:table-row table:style-name="ro1">
          <table:table-cell office:value-type="float" office:value="61824" calcext:value-type="float">
            <text:p>61824</text:p>
          </table:table-cell>
          <table:table-cell table:number-columns-repeated="13"/>
        </table:table-row>
        <table:table-row table:style-name="ro1">
          <table:table-cell office:value-type="float" office:value="62080" calcext:value-type="float">
            <text:p>62080</text:p>
          </table:table-cell>
          <table:table-cell table:number-columns-repeated="13"/>
        </table:table-row>
        <table:table-row table:style-name="ro1">
          <table:table-cell office:value-type="float" office:value="62464" calcext:value-type="float">
            <text:p>62464</text:p>
          </table:table-cell>
          <table:table-cell table:number-columns-repeated="13"/>
        </table:table-row>
        <table:table-row table:style-name="ro1">
          <table:table-cell office:value-type="float" office:value="62592" calcext:value-type="float">
            <text:p>62592</text:p>
          </table:table-cell>
          <table:table-cell table:number-columns-repeated="13"/>
        </table:table-row>
        <table:table-row table:style-name="ro1">
          <table:table-cell office:value-type="float" office:value="62976" calcext:value-type="float">
            <text:p>62976</text:p>
          </table:table-cell>
          <table:table-cell table:number-columns-repeated="13"/>
        </table:table-row>
        <table:table-row table:style-name="ro1">
          <table:table-cell office:value-type="float" office:value="63424" calcext:value-type="float">
            <text:p>63424</text:p>
          </table:table-cell>
          <table:table-cell table:number-columns-repeated="13"/>
        </table:table-row>
        <table:table-row table:style-name="ro1">
          <table:table-cell office:value-type="float" office:value="63936" calcext:value-type="float">
            <text:p>63936</text:p>
          </table:table-cell>
          <table:table-cell table:number-columns-repeated="13"/>
        </table:table-row>
        <table:table-row table:style-name="ro1">
          <table:table-cell office:value-type="float" office:value="64384" calcext:value-type="float">
            <text:p>64384</text:p>
          </table:table-cell>
          <table:table-cell table:number-columns-repeated="13"/>
        </table:table-row>
        <table:table-row table:style-name="ro1">
          <table:table-cell office:value-type="float" office:value="64832" calcext:value-type="float">
            <text:p>64832</text:p>
          </table:table-cell>
          <table:table-cell table:number-columns-repeated="13"/>
        </table:table-row>
        <table:table-row table:style-name="ro1">
          <table:table-cell office:value-type="float" office:value="65280" calcext:value-type="float">
            <text:p>6528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1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1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1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1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1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1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1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1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1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1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1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1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1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1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1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1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1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13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1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1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1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1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1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1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1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1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1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1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1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1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1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1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1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1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1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1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1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1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1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1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1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1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1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1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1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1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1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1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1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1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1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1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1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1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1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1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1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1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1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1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1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1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1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1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1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1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1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1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1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1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1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1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13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1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1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1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1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1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13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13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13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1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13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1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1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13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13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13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1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13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13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13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13"/>
        </table:table-row>
        <table:table-row table:style-name="ro1">
          <table:table-cell office:value-type="float" office:value="11072" calcext:value-type="float">
            <text:p>11072</text:p>
          </table:table-cell>
          <table:table-cell table:number-columns-repeated="13"/>
        </table:table-row>
        <table:table-row table:style-name="ro1">
          <table:table-cell office:value-type="float" office:value="11520" calcext:value-type="float">
            <text:p>11520</text:p>
          </table:table-cell>
          <table:table-cell table:number-columns-repeated="13"/>
        </table:table-row>
        <table:table-row table:style-name="ro1">
          <table:table-cell office:value-type="float" office:value="11776" calcext:value-type="float">
            <text:p>11776</text:p>
          </table:table-cell>
          <table:table-cell table:number-columns-repeated="13"/>
        </table:table-row>
        <table:table-row table:style-name="ro1">
          <table:table-cell office:value-type="float" office:value="12224" calcext:value-type="float">
            <text:p>12224</text:p>
          </table:table-cell>
          <table:table-cell table:number-columns-repeated="13"/>
        </table:table-row>
        <table:table-row table:style-name="ro1">
          <table:table-cell office:value-type="float" office:value="12672" calcext:value-type="float">
            <text:p>12672</text:p>
          </table:table-cell>
          <table:table-cell table:number-columns-repeated="13"/>
        </table:table-row>
        <table:table-row table:style-name="ro1">
          <table:table-cell office:value-type="float" office:value="13120" calcext:value-type="float">
            <text:p>13120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696" calcext:value-type="float">
            <text:p>13696</text:p>
          </table:table-cell>
          <table:table-cell table:number-columns-repeated="13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13"/>
        </table:table-row>
        <table:table-row table:style-name="ro1">
          <table:table-cell office:value-type="float" office:value="13504" calcext:value-type="float">
            <text:p>13504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number-columns-repeated="13"/>
        </table:table-row>
        <table:table-row table:style-name="ro1">
          <table:table-cell office:value-type="float" office:value="13376" calcext:value-type="float">
            <text:p>13376</text:p>
          </table:table-cell>
          <table:table-cell table:number-columns-repeated="13"/>
        </table:table-row>
        <table:table-row table:style-name="ro1">
          <table:table-cell office:value-type="float" office:value="13440" calcext:value-type="float">
            <text:p>13440</text:p>
          </table:table-cell>
          <table:table-cell table:number-columns-repeated="13"/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13"/>
        </table:table-row>
        <table:table-row table:style-name="ro1">
          <table:table-cell office:value-type="float" office:value="13632" calcext:value-type="float">
            <text:p>13632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24" calcext:value-type="float">
            <text:p>13824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888" calcext:value-type="float">
            <text:p>13888</text:p>
          </table:table-cell>
          <table:table-cell table:number-columns-repeated="13"/>
        </table:table-row>
        <table:table-row table:style-name="ro1">
          <table:table-cell office:value-type="float" office:value="13952" calcext:value-type="float">
            <text:p>13952</text:p>
          </table:table-cell>
          <table:table-cell table:number-columns-repeated="13"/>
        </table:table-row>
        <table:table-row table:style-name="ro1">
          <table:table-cell office:value-type="float" office:value="14016" calcext:value-type="float">
            <text:p>14016</text:p>
          </table:table-cell>
          <table:table-cell table:number-columns-repeated="13"/>
        </table:table-row>
        <table:table-row table:style-name="ro1">
          <table:table-cell office:value-type="float" office:value="14016" calcext:value-type="float">
            <text:p>14016</text:p>
          </table:table-cell>
          <table:table-cell table:number-columns-repeated="13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13"/>
        </table:table-row>
        <table:table-row table:style-name="ro1">
          <table:table-cell office:value-type="float" office:value="14080" calcext:value-type="float">
            <text:p>14080</text:p>
          </table:table-cell>
          <table:table-cell table:number-columns-repeated="13"/>
        </table:table-row>
        <table:table-row table:style-name="ro1">
          <table:table-cell office:value-type="float" office:value="14208" calcext:value-type="float">
            <text:p>14208</text:p>
          </table:table-cell>
          <table:table-cell table:number-columns-repeated="13"/>
        </table:table-row>
        <table:table-row table:style-name="ro1">
          <table:table-cell office:value-type="float" office:value="14208" calcext:value-type="float">
            <text:p>14208</text:p>
          </table:table-cell>
          <table:table-cell table:number-columns-repeated="13"/>
        </table:table-row>
        <table:table-row table:style-name="ro1">
          <table:table-cell office:value-type="float" office:value="14272" calcext:value-type="float">
            <text:p>14272</text:p>
          </table:table-cell>
          <table:table-cell table:number-columns-repeated="13"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13"/>
        </table:table-row>
        <table:table-row table:style-name="ro1">
          <table:table-cell office:value-type="float" office:value="14336" calcext:value-type="float">
            <text:p>14336</text:p>
          </table:table-cell>
          <table:table-cell table:number-columns-repeated="13"/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number-columns-repeated="13"/>
        </table:table-row>
        <table:table-row table:style-name="ro1">
          <table:table-cell office:value-type="float" office:value="14464" calcext:value-type="float">
            <text:p>14464</text:p>
          </table:table-cell>
          <table:table-cell table:number-columns-repeated="13"/>
        </table:table-row>
        <table:table-row table:style-name="ro1">
          <table:table-cell office:value-type="float" office:value="14528" calcext:value-type="float">
            <text:p>14528</text:p>
          </table:table-cell>
          <table:table-cell table:number-columns-repeated="13"/>
        </table:table-row>
        <table:table-row table:style-name="ro1">
          <table:table-cell office:value-type="float" office:value="14592" calcext:value-type="float">
            <text:p>14592</text:p>
          </table:table-cell>
          <table:table-cell table:number-columns-repeated="13"/>
        </table:table-row>
        <table:table-row table:style-name="ro1">
          <table:table-cell office:value-type="float" office:value="14656" calcext:value-type="float">
            <text:p>14656</text:p>
          </table:table-cell>
          <table:table-cell table:number-columns-repeated="13"/>
        </table:table-row>
        <table:table-row table:style-name="ro1">
          <table:table-cell office:value-type="float" office:value="14784" calcext:value-type="float">
            <text:p>14784</text:p>
          </table:table-cell>
          <table:table-cell table:number-columns-repeated="13"/>
        </table:table-row>
        <table:table-row table:style-name="ro1">
          <table:table-cell office:value-type="float" office:value="14848" calcext:value-type="float">
            <text:p>14848</text:p>
          </table:table-cell>
          <table:table-cell table:number-columns-repeated="13"/>
        </table:table-row>
        <table:table-row table:style-name="ro1">
          <table:table-cell office:value-type="float" office:value="14976" calcext:value-type="float">
            <text:p>14976</text:p>
          </table:table-cell>
          <table:table-cell table:number-columns-repeated="13"/>
        </table:table-row>
        <table:table-row table:style-name="ro1">
          <table:table-cell office:value-type="float" office:value="15040" calcext:value-type="float">
            <text:p>15040</text:p>
          </table:table-cell>
          <table:table-cell table:number-columns-repeated="13"/>
        </table:table-row>
        <table:table-row table:style-name="ro1">
          <table:table-cell office:value-type="float" office:value="15040" calcext:value-type="float">
            <text:p>15040</text:p>
          </table:table-cell>
          <table:table-cell table:number-columns-repeated="13"/>
        </table:table-row>
        <table:table-row table:style-name="ro1">
          <table:table-cell office:value-type="float" office:value="15168" calcext:value-type="float">
            <text:p>15168</text:p>
          </table:table-cell>
          <table:table-cell table:number-columns-repeated="13"/>
        </table:table-row>
        <table:table-row table:style-name="ro1">
          <table:table-cell office:value-type="float" office:value="15168" calcext:value-type="float">
            <text:p>15168</text:p>
          </table:table-cell>
          <table:table-cell table:number-columns-repeated="13"/>
        </table:table-row>
        <table:table-row table:style-name="ro1">
          <table:table-cell office:value-type="float" office:value="15232" calcext:value-type="float">
            <text:p>15232</text:p>
          </table:table-cell>
          <table:table-cell table:number-columns-repeated="13"/>
        </table:table-row>
        <table:table-row table:style-name="ro1">
          <table:table-cell office:value-type="float" office:value="15296" calcext:value-type="float">
            <text:p>15296</text:p>
          </table:table-cell>
          <table:table-cell table:number-columns-repeated="13"/>
        </table:table-row>
        <table:table-row table:style-name="ro1">
          <table:table-cell office:value-type="float" office:value="15360" calcext:value-type="float">
            <text:p>15360</text:p>
          </table:table-cell>
          <table:table-cell table:number-columns-repeated="13"/>
        </table:table-row>
        <table:table-row table:style-name="ro1">
          <table:table-cell office:value-type="float" office:value="15424" calcext:value-type="float">
            <text:p>15424</text:p>
          </table:table-cell>
          <table:table-cell table:number-columns-repeated="13"/>
        </table:table-row>
        <table:table-row table:style-name="ro1">
          <table:table-cell office:value-type="float" office:value="15424" calcext:value-type="float">
            <text:p>15424</text:p>
          </table:table-cell>
          <table:table-cell table:number-columns-repeated="13"/>
        </table:table-row>
        <table:table-row table:style-name="ro1">
          <table:table-cell office:value-type="float" office:value="15488" calcext:value-type="float">
            <text:p>15488</text:p>
          </table:table-cell>
          <table:table-cell table:number-columns-repeated="13"/>
        </table:table-row>
        <table:table-row table:style-name="ro1">
          <table:table-cell office:value-type="float" office:value="15552" calcext:value-type="float">
            <text:p>15552</text:p>
          </table:table-cell>
          <table:table-cell table:number-columns-repeated="13"/>
        </table:table-row>
        <table:table-row table:style-name="ro1">
          <table:table-cell office:value-type="float" office:value="15552" calcext:value-type="float">
            <text:p>15552</text:p>
          </table:table-cell>
          <table:table-cell table:number-columns-repeated="13"/>
        </table:table-row>
        <table:table-row table:style-name="ro1">
          <table:table-cell office:value-type="float" office:value="15616" calcext:value-type="float">
            <text:p>15616</text:p>
          </table:table-cell>
          <table:table-cell table:number-columns-repeated="13"/>
        </table:table-row>
        <table:table-row table:style-name="ro1">
          <table:table-cell office:value-type="float" office:value="15680" calcext:value-type="float">
            <text:p>15680</text:p>
          </table:table-cell>
          <table:table-cell table:number-columns-repeated="13"/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number-columns-repeated="13"/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number-columns-repeated="13"/>
        </table:table-row>
        <table:table-row table:style-name="ro1">
          <table:table-cell office:value-type="float" office:value="15808" calcext:value-type="float">
            <text:p>15808</text:p>
          </table:table-cell>
          <table:table-cell table:number-columns-repeated="13"/>
        </table:table-row>
        <table:table-row table:style-name="ro1">
          <table:table-cell office:value-type="float" office:value="15936" calcext:value-type="float">
            <text:p>15936</text:p>
          </table:table-cell>
          <table:table-cell table:number-columns-repeated="13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13"/>
        </table:table-row>
        <table:table-row table:style-name="ro1">
          <table:table-cell office:value-type="float" office:value="16128" calcext:value-type="float">
            <text:p>16128</text:p>
          </table:table-cell>
          <table:table-cell table:number-columns-repeated="13"/>
        </table:table-row>
        <table:table-row table:style-name="ro1">
          <table:table-cell office:value-type="float" office:value="16192" calcext:value-type="float">
            <text:p>16192</text:p>
          </table:table-cell>
          <table:table-cell table:number-columns-repeated="13"/>
        </table:table-row>
        <table:table-row table:style-name="ro1">
          <table:table-cell office:value-type="float" office:value="16320" calcext:value-type="float">
            <text:p>16320</text:p>
          </table:table-cell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13"/>
        </table:table-row>
        <table:table-row table:style-name="ro1">
          <table:table-cell office:value-type="float" office:value="16448" calcext:value-type="float">
            <text:p>16448</text:p>
          </table:table-cell>
          <table:table-cell table:number-columns-repeated="13"/>
        </table:table-row>
        <table:table-row table:style-name="ro1">
          <table:table-cell office:value-type="float" office:value="16512" calcext:value-type="float">
            <text:p>16512</text:p>
          </table:table-cell>
          <table:table-cell table:number-columns-repeated="13"/>
        </table:table-row>
        <table:table-row table:style-name="ro1">
          <table:table-cell office:value-type="float" office:value="16640" calcext:value-type="float">
            <text:p>16640</text:p>
          </table:table-cell>
          <table:table-cell table:number-columns-repeated="13"/>
        </table:table-row>
        <table:table-row table:style-name="ro1">
          <table:table-cell office:value-type="float" office:value="16704" calcext:value-type="float">
            <text:p>16704</text:p>
          </table:table-cell>
          <table:table-cell table:number-columns-repeated="13"/>
        </table:table-row>
        <table:table-row table:style-name="ro1">
          <table:table-cell office:value-type="float" office:value="16704" calcext:value-type="float">
            <text:p>16704</text:p>
          </table:table-cell>
          <table:table-cell table:number-columns-repeated="13"/>
        </table:table-row>
        <table:table-row table:style-name="ro1">
          <table:table-cell office:value-type="float" office:value="16768" calcext:value-type="float">
            <text:p>16768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32" calcext:value-type="float">
            <text:p>16832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896" calcext:value-type="float">
            <text:p>16896</text:p>
          </table:table-cell>
          <table:table-cell table:number-columns-repeated="13"/>
        </table:table-row>
        <table:table-row table:style-name="ro1">
          <table:table-cell office:value-type="float" office:value="16960" calcext:value-type="float">
            <text:p>16960</text:p>
          </table:table-cell>
          <table:table-cell table:number-columns-repeated="13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13"/>
        </table:table-row>
        <table:table-row table:style-name="ro1">
          <table:table-cell office:value-type="float" office:value="17024" calcext:value-type="float">
            <text:p>17024</text:p>
          </table:table-cell>
          <table:table-cell table:number-columns-repeated="13"/>
        </table:table-row>
        <table:table-row table:style-name="ro1">
          <table:table-cell office:value-type="float" office:value="17088" calcext:value-type="float">
            <text:p>17088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152" calcext:value-type="float">
            <text:p>17152</text:p>
          </table:table-cell>
          <table:table-cell table:number-columns-repeated="13"/>
        </table:table-row>
        <table:table-row table:style-name="ro1">
          <table:table-cell office:value-type="float" office:value="17216" calcext:value-type="float">
            <text:p>17216</text:p>
          </table:table-cell>
          <table:table-cell table:number-columns-repeated="13"/>
        </table:table-row>
        <table:table-row table:style-name="ro1">
          <table:table-cell office:value-type="float" office:value="17280" calcext:value-type="float">
            <text:p>17280</text:p>
          </table:table-cell>
          <table:table-cell table:number-columns-repeated="13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13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13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13"/>
        </table:table-row>
        <table:table-row table:style-name="ro1">
          <table:table-cell office:value-type="float" office:value="17408" calcext:value-type="float">
            <text:p>17408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472" calcext:value-type="float">
            <text:p>17472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536" calcext:value-type="float">
            <text:p>17536</text:p>
          </table:table-cell>
          <table:table-cell table:number-columns-repeated="13"/>
        </table:table-row>
        <table:table-row table:style-name="ro1">
          <table:table-cell office:value-type="float" office:value="17600" calcext:value-type="float">
            <text:p>17600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664" calcext:value-type="float">
            <text:p>17664</text:p>
          </table:table-cell>
          <table:table-cell table:number-columns-repeated="13"/>
        </table:table-row>
        <table:table-row table:style-name="ro1">
          <table:table-cell office:value-type="float" office:value="17728" calcext:value-type="float">
            <text:p>17728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792" calcext:value-type="float">
            <text:p>17792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856" calcext:value-type="float">
            <text:p>17856</text:p>
          </table:table-cell>
          <table:table-cell table:number-columns-repeated="13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13"/>
        </table:table-row>
        <table:table-row table:style-name="ro1">
          <table:table-cell office:value-type="float" office:value="17920" calcext:value-type="float">
            <text:p>17920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7984" calcext:value-type="float">
            <text:p>17984</text:p>
          </table:table-cell>
          <table:table-cell table:number-columns-repeated="13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13"/>
        </table:table-row>
        <table:table-row table:style-name="ro1">
          <table:table-cell office:value-type="float" office:value="18048" calcext:value-type="float">
            <text:p>18048</text:p>
          </table:table-cell>
          <table:table-cell table:number-columns-repeated="13"/>
        </table:table-row>
        <table:table-row table:style-name="ro1">
          <table:table-cell office:value-type="float" office:value="18112" calcext:value-type="float">
            <text:p>18112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176" calcext:value-type="float">
            <text:p>18176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240" calcext:value-type="float">
            <text:p>18240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04" calcext:value-type="float">
            <text:p>18304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368" calcext:value-type="float">
            <text:p>18368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32" calcext:value-type="float">
            <text:p>18432</text:p>
          </table:table-cell>
          <table:table-cell table:number-columns-repeated="13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560" calcext:value-type="float">
            <text:p>18560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24" calcext:value-type="float">
            <text:p>18624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688" calcext:value-type="float">
            <text:p>18688</text:p>
          </table:table-cell>
          <table:table-cell table:number-columns-repeated="13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13"/>
        </table:table-row>
        <table:table-row table:style-name="ro1">
          <table:table-cell office:value-type="float" office:value="18752" calcext:value-type="float">
            <text:p>18752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16" calcext:value-type="float">
            <text:p>18816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8944" calcext:value-type="float">
            <text:p>18944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08" calcext:value-type="float">
            <text:p>19008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136" calcext:value-type="float">
            <text:p>19136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number-columns-repeated="13"/>
        </table:table-row>
        <table:table-row table:style-name="ro1">
          <table:table-cell office:value-type="float" office:value="19264" calcext:value-type="float">
            <text:p>19264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28" calcext:value-type="float">
            <text:p>19328</text:p>
          </table:table-cell>
          <table:table-cell table:number-columns-repeated="13"/>
        </table:table-row>
        <table:table-row table:style-name="ro1">
          <table:table-cell office:value-type="float" office:value="19392" calcext:value-type="float">
            <text:p>19392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456" calcext:value-type="float">
            <text:p>19456</text:p>
          </table:table-cell>
          <table:table-cell table:number-columns-repeated="13"/>
        </table:table-row>
        <table:table-row table:style-name="ro1">
          <table:table-cell office:value-type="float" office:value="19520" calcext:value-type="float">
            <text:p>19520</text:p>
          </table:table-cell>
          <table:table-cell table:number-columns-repeated="13"/>
        </table:table-row>
        <table:table-row table:style-name="ro1">
          <table:table-cell office:value-type="float" office:value="19520" calcext:value-type="float">
            <text:p>19520</text:p>
          </table:table-cell>
          <table:table-cell table:number-columns-repeated="13"/>
        </table:table-row>
        <table:table-row table:style-name="ro1">
          <table:table-cell office:value-type="float" office:value="19584" calcext:value-type="float">
            <text:p>19584</text:p>
          </table:table-cell>
          <table:table-cell table:number-columns-repeated="13"/>
        </table:table-row>
        <table:table-row table:style-name="ro1">
          <table:table-cell office:value-type="float" office:value="19648" calcext:value-type="float">
            <text:p>19648</text:p>
          </table:table-cell>
          <table:table-cell table:number-columns-repeated="13"/>
        </table:table-row>
        <table:table-row table:style-name="ro1">
          <table:table-cell office:value-type="float" office:value="19712" calcext:value-type="float">
            <text:p>19712</text:p>
          </table:table-cell>
          <table:table-cell table:number-columns-repeated="13"/>
        </table:table-row>
        <table:table-row table:style-name="ro1">
          <table:table-cell office:value-type="float" office:value="19840" calcext:value-type="float">
            <text:p>19840</text:p>
          </table:table-cell>
          <table:table-cell table:number-columns-repeated="13"/>
        </table:table-row>
        <table:table-row table:style-name="ro1">
          <table:table-cell office:value-type="float" office:value="19904" calcext:value-type="float">
            <text:p>19904</text:p>
          </table:table-cell>
          <table:table-cell table:number-columns-repeated="13"/>
        </table:table-row>
        <table:table-row table:style-name="ro1">
          <table:table-cell office:value-type="float" office:value="19968" calcext:value-type="float">
            <text:p>19968</text:p>
          </table:table-cell>
          <table:table-cell table:number-columns-repeated="13"/>
        </table:table-row>
        <table:table-row table:style-name="ro1">
          <table:table-cell office:value-type="float" office:value="20032" calcext:value-type="float">
            <text:p>20032</text:p>
          </table:table-cell>
          <table:table-cell table:number-columns-repeated="13"/>
        </table:table-row>
        <table:table-row table:style-name="ro1">
          <table:table-cell office:value-type="float" office:value="20096" calcext:value-type="float">
            <text:p>20096</text:p>
          </table:table-cell>
          <table:table-cell table:number-columns-repeated="13"/>
        </table:table-row>
        <table:table-row table:style-name="ro1">
          <table:table-cell office:value-type="float" office:value="20160" calcext:value-type="float">
            <text:p>20160</text:p>
          </table:table-cell>
          <table:table-cell table:number-columns-repeated="13"/>
        </table:table-row>
        <table:table-row table:style-name="ro1">
          <table:table-cell office:value-type="float" office:value="20224" calcext:value-type="float">
            <text:p>20224</text:p>
          </table:table-cell>
          <table:table-cell table:number-columns-repeated="13"/>
        </table:table-row>
        <table:table-row table:style-name="ro1">
          <table:table-cell office:value-type="float" office:value="20288" calcext:value-type="float">
            <text:p>20288</text:p>
          </table:table-cell>
          <table:table-cell table:number-columns-repeated="13"/>
        </table:table-row>
        <table:table-row table:style-name="ro1">
          <table:table-cell office:value-type="float" office:value="20352" calcext:value-type="float">
            <text:p>20352</text:p>
          </table:table-cell>
          <table:table-cell table:number-columns-repeated="13"/>
        </table:table-row>
        <table:table-row table:style-name="ro1">
          <table:table-cell office:value-type="float" office:value="20416" calcext:value-type="float">
            <text:p>20416</text:p>
          </table:table-cell>
          <table:table-cell table:number-columns-repeated="13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number-columns-repeated="13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number-columns-repeated="13"/>
        </table:table-row>
        <table:table-row table:style-name="ro1">
          <table:table-cell office:value-type="float" office:value="20544" calcext:value-type="float">
            <text:p>20544</text:p>
          </table:table-cell>
          <table:table-cell table:number-columns-repeated="13"/>
        </table:table-row>
        <table:table-row table:style-name="ro1">
          <table:table-cell office:value-type="float" office:value="20608" calcext:value-type="float">
            <text:p>20608</text:p>
          </table:table-cell>
          <table:table-cell table:number-columns-repeated="13"/>
        </table:table-row>
        <table:table-row table:style-name="ro1">
          <table:table-cell office:value-type="float" office:value="20672" calcext:value-type="float">
            <text:p>20672</text:p>
          </table:table-cell>
          <table:table-cell table:number-columns-repeated="13"/>
        </table:table-row>
        <table:table-row table:style-name="ro1">
          <table:table-cell office:value-type="float" office:value="20672" calcext:value-type="float">
            <text:p>20672</text:p>
          </table:table-cell>
          <table:table-cell table:number-columns-repeated="13"/>
        </table:table-row>
        <table:table-row table:style-name="ro1">
          <table:table-cell office:value-type="float" office:value="20672" calcext:value-type="float">
            <text:p>20672</text:p>
          </table:table-cell>
          <table:table-cell table:number-columns-repeated="13"/>
        </table:table-row>
        <table:table-row table:style-name="ro1">
          <table:table-cell office:value-type="float" office:value="20736" calcext:value-type="float">
            <text:p>20736</text:p>
          </table:table-cell>
          <table:table-cell table:number-columns-repeated="13"/>
        </table:table-row>
        <table:table-row table:style-name="ro1">
          <table:table-cell office:value-type="float" office:value="20736" calcext:value-type="float">
            <text:p>20736</text:p>
          </table:table-cell>
          <table:table-cell table:number-columns-repeated="13"/>
        </table:table-row>
        <table:table-row table:style-name="ro1">
          <table:table-cell office:value-type="float" office:value="20800" calcext:value-type="float">
            <text:p>20800</text:p>
          </table:table-cell>
          <table:table-cell table:number-columns-repeated="13"/>
        </table:table-row>
        <table:table-row table:style-name="ro1">
          <table:table-cell office:value-type="float" office:value="20864" calcext:value-type="float">
            <text:p>20864</text:p>
          </table:table-cell>
          <table:table-cell table:number-columns-repeated="13"/>
        </table:table-row>
        <table:table-row table:style-name="ro1">
          <table:table-cell office:value-type="float" office:value="20928" calcext:value-type="float">
            <text:p>20928</text:p>
          </table:table-cell>
          <table:table-cell table:number-columns-repeated="13"/>
        </table:table-row>
        <table:table-row table:style-name="ro1">
          <table:table-cell office:value-type="float" office:value="20992" calcext:value-type="float">
            <text:p>20992</text:p>
          </table:table-cell>
          <table:table-cell table:number-columns-repeated="13"/>
        </table:table-row>
        <table:table-row table:style-name="ro1">
          <table:table-cell office:value-type="float" office:value="21120" calcext:value-type="float">
            <text:p>21120</text:p>
          </table:table-cell>
          <table:table-cell table:number-columns-repeated="13"/>
        </table:table-row>
        <table:table-row table:style-name="ro1">
          <table:table-cell office:value-type="float" office:value="21248" calcext:value-type="float">
            <text:p>21248</text:p>
          </table:table-cell>
          <table:table-cell table:number-columns-repeated="13"/>
        </table:table-row>
        <table:table-row table:style-name="ro1">
          <table:table-cell office:value-type="float" office:value="21312" calcext:value-type="float">
            <text:p>21312</text:p>
          </table:table-cell>
          <table:table-cell table:number-columns-repeated="13"/>
        </table:table-row>
        <table:table-row table:style-name="ro1">
          <table:table-cell office:value-type="float" office:value="21440" calcext:value-type="float">
            <text:p>21440</text:p>
          </table:table-cell>
          <table:table-cell table:number-columns-repeated="13"/>
        </table:table-row>
        <table:table-row table:style-name="ro1">
          <table:table-cell office:value-type="float" office:value="21632" calcext:value-type="float">
            <text:p>21632</text:p>
          </table:table-cell>
          <table:table-cell table:number-columns-repeated="13"/>
        </table:table-row>
        <table:table-row table:style-name="ro1">
          <table:table-cell office:value-type="float" office:value="21760" calcext:value-type="float">
            <text:p>21760</text:p>
          </table:table-cell>
          <table:table-cell table:number-columns-repeated="13"/>
        </table:table-row>
        <table:table-row table:style-name="ro1">
          <table:table-cell office:value-type="float" office:value="21952" calcext:value-type="float">
            <text:p>21952</text:p>
          </table:table-cell>
          <table:table-cell table:number-columns-repeated="13"/>
        </table:table-row>
        <table:table-row table:style-name="ro1">
          <table:table-cell office:value-type="float" office:value="22208" calcext:value-type="float">
            <text:p>22208</text:p>
          </table:table-cell>
          <table:table-cell table:number-columns-repeated="13"/>
        </table:table-row>
        <table:table-row table:style-name="ro1">
          <table:table-cell office:value-type="float" office:value="22464" calcext:value-type="float">
            <text:p>22464</text:p>
          </table:table-cell>
          <table:table-cell table:number-columns-repeated="13"/>
        </table:table-row>
        <table:table-row table:style-name="ro1">
          <table:table-cell office:value-type="float" office:value="22784" calcext:value-type="float">
            <text:p>22784</text:p>
          </table:table-cell>
          <table:table-cell table:number-columns-repeated="13"/>
        </table:table-row>
        <table:table-row table:style-name="ro1">
          <table:table-cell office:value-type="float" office:value="22912" calcext:value-type="float">
            <text:p>22912</text:p>
          </table:table-cell>
          <table:table-cell table:number-columns-repeated="13"/>
        </table:table-row>
        <table:table-row table:style-name="ro1">
          <table:table-cell office:value-type="float" office:value="23296" calcext:value-type="float">
            <text:p>23296</text:p>
          </table:table-cell>
          <table:table-cell table:number-columns-repeated="13"/>
        </table:table-row>
        <table:table-row table:style-name="ro1">
          <table:table-cell office:value-type="float" office:value="23680" calcext:value-type="float">
            <text:p>23680</text:p>
          </table:table-cell>
          <table:table-cell table:number-columns-repeated="13"/>
        </table:table-row>
        <table:table-row table:style-name="ro1">
          <table:table-cell office:value-type="float" office:value="24128" calcext:value-type="float">
            <text:p>24128</text:p>
          </table:table-cell>
          <table:table-cell table:number-columns-repeated="13"/>
        </table:table-row>
        <table:table-row table:style-name="ro1">
          <table:table-cell office:value-type="float" office:value="24576" calcext:value-type="float">
            <text:p>24576</text:p>
          </table:table-cell>
          <table:table-cell table:number-columns-repeated="13"/>
        </table:table-row>
        <table:table-row table:style-name="ro1">
          <table:table-cell office:value-type="float" office:value="25024" calcext:value-type="float">
            <text:p>25024</text:p>
          </table:table-cell>
          <table:table-cell table:number-columns-repeated="13"/>
        </table:table-row>
        <table:table-row table:style-name="ro1">
          <table:table-cell office:value-type="float" office:value="25536" calcext:value-type="float">
            <text:p>25536</text:p>
          </table:table-cell>
          <table:table-cell table:number-columns-repeated="13"/>
        </table:table-row>
        <table:table-row table:style-name="ro1">
          <table:table-cell office:value-type="float" office:value="25728" calcext:value-type="float">
            <text:p>25728</text:p>
          </table:table-cell>
          <table:table-cell table:number-columns-repeated="13"/>
        </table:table-row>
        <table:table-row table:style-name="ro1">
          <table:table-cell office:value-type="float" office:value="26112" calcext:value-type="float">
            <text:p>2611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368" calcext:value-type="float">
            <text:p>26368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32" calcext:value-type="float">
            <text:p>26432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496" calcext:value-type="float">
            <text:p>26496</text:p>
          </table:table-cell>
          <table:table-cell table:number-columns-repeated="13"/>
        </table:table-row>
        <table:table-row table:style-name="ro1">
          <table:table-cell office:value-type="float" office:value="26560" calcext:value-type="float">
            <text:p>26560</text:p>
          </table:table-cell>
          <table:table-cell table:number-columns-repeated="13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688" calcext:value-type="float">
            <text:p>26688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752" calcext:value-type="float">
            <text:p>26752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16" calcext:value-type="float">
            <text:p>26816</text:p>
          </table:table-cell>
          <table:table-cell table:number-columns-repeated="13"/>
        </table:table-row>
        <table:table-row table:style-name="ro1">
          <table:table-cell office:value-type="float" office:value="26880" calcext:value-type="float">
            <text:p>26880</text:p>
          </table:table-cell>
          <table:table-cell table:number-columns-repeated="13"/>
        </table:table-row>
        <table:table-row table:style-name="ro1">
          <table:table-cell office:value-type="float" office:value="26880" calcext:value-type="float">
            <text:p>26880</text:p>
          </table:table-cell>
          <table:table-cell table:number-columns-repeated="13"/>
        </table:table-row>
        <table:table-row table:style-name="ro1">
          <table:table-cell office:value-type="float" office:value="26944" calcext:value-type="float">
            <text:p>26944</text:p>
          </table:table-cell>
          <table:table-cell table:number-columns-repeated="13"/>
        </table:table-row>
        <table:table-row table:style-name="ro1">
          <table:table-cell office:value-type="float" office:value="26944" calcext:value-type="float">
            <text:p>26944</text:p>
          </table:table-cell>
          <table:table-cell table:number-columns-repeated="13"/>
        </table:table-row>
        <table:table-row table:style-name="ro1">
          <table:table-cell office:value-type="float" office:value="26944" calcext:value-type="float">
            <text:p>26944</text:p>
          </table:table-cell>
          <table:table-cell table:number-columns-repeated="13"/>
        </table:table-row>
        <table:table-row table:style-name="ro1">
          <table:table-cell office:value-type="float" office:value="27008" calcext:value-type="float">
            <text:p>27008</text:p>
          </table:table-cell>
          <table:table-cell table:number-columns-repeated="13"/>
        </table:table-row>
        <table:table-row table:style-name="ro1">
          <table:table-cell office:value-type="float" office:value="27072" calcext:value-type="float">
            <text:p>27072</text:p>
          </table:table-cell>
          <table:table-cell table:number-columns-repeated="13"/>
        </table:table-row>
        <table:table-row table:style-name="ro1">
          <table:table-cell office:value-type="float" office:value="27136" calcext:value-type="float">
            <text:p>27136</text:p>
          </table:table-cell>
          <table:table-cell table:number-columns-repeated="13"/>
        </table:table-row>
        <table:table-row table:style-name="ro1">
          <table:table-cell office:value-type="float" office:value="27200" calcext:value-type="float">
            <text:p>27200</text:p>
          </table:table-cell>
          <table:table-cell table:number-columns-repeated="13"/>
        </table:table-row>
        <table:table-row table:style-name="ro1">
          <table:table-cell office:value-type="float" office:value="27328" calcext:value-type="float">
            <text:p>27328</text:p>
          </table:table-cell>
          <table:table-cell table:number-columns-repeated="13"/>
        </table:table-row>
        <table:table-row table:style-name="ro1">
          <table:table-cell office:value-type="float" office:value="27392" calcext:value-type="float">
            <text:p>27392</text:p>
          </table:table-cell>
          <table:table-cell table:number-columns-repeated="13"/>
        </table:table-row>
        <table:table-row table:style-name="ro1">
          <table:table-cell office:value-type="float" office:value="27456" calcext:value-type="float">
            <text:p>27456</text:p>
          </table:table-cell>
          <table:table-cell table:number-columns-repeated="13"/>
        </table:table-row>
        <table:table-row table:style-name="ro1">
          <table:table-cell office:value-type="float" office:value="27520" calcext:value-type="float">
            <text:p>27520</text:p>
          </table:table-cell>
          <table:table-cell table:number-columns-repeated="13"/>
        </table:table-row>
        <table:table-row table:style-name="ro1">
          <table:table-cell office:value-type="float" office:value="27648" calcext:value-type="float">
            <text:p>27648</text:p>
          </table:table-cell>
          <table:table-cell table:number-columns-repeated="13"/>
        </table:table-row>
        <table:table-row table:style-name="ro1">
          <table:table-cell office:value-type="float" office:value="27712" calcext:value-type="float">
            <text:p>27712</text:p>
          </table:table-cell>
          <table:table-cell table:number-columns-repeated="13"/>
        </table:table-row>
        <table:table-row table:style-name="ro1">
          <table:table-cell office:value-type="float" office:value="27776" calcext:value-type="float">
            <text:p>27776</text:p>
          </table:table-cell>
          <table:table-cell table:number-columns-repeated="13"/>
        </table:table-row>
        <table:table-row table:style-name="ro1">
          <table:table-cell office:value-type="float" office:value="27840" calcext:value-type="float">
            <text:p>27840</text:p>
          </table:table-cell>
          <table:table-cell table:number-columns-repeated="13"/>
        </table:table-row>
        <table:table-row table:style-name="ro1">
          <table:table-cell office:value-type="float" office:value="27968" calcext:value-type="float">
            <text:p>27968</text:p>
          </table:table-cell>
          <table:table-cell table:number-columns-repeated="13"/>
        </table:table-row>
        <table:table-row table:style-name="ro1">
          <table:table-cell office:value-type="float" office:value="27968" calcext:value-type="float">
            <text:p>27968</text:p>
          </table:table-cell>
          <table:table-cell table:number-columns-repeated="13"/>
        </table:table-row>
        <table:table-row table:style-name="ro1">
          <table:table-cell office:value-type="float" office:value="28032" calcext:value-type="float">
            <text:p>28032</text:p>
          </table:table-cell>
          <table:table-cell table:number-columns-repeated="13"/>
        </table:table-row>
        <table:table-row table:style-name="ro1">
          <table:table-cell office:value-type="float" office:value="28096" calcext:value-type="float">
            <text:p>28096</text:p>
          </table:table-cell>
          <table:table-cell table:number-columns-repeated="13"/>
        </table:table-row>
        <table:table-row table:style-name="ro1">
          <table:table-cell office:value-type="float" office:value="28160" calcext:value-type="float">
            <text:p>28160</text:p>
          </table:table-cell>
          <table:table-cell table:number-columns-repeated="13"/>
        </table:table-row>
        <table:table-row table:style-name="ro1">
          <table:table-cell office:value-type="float" office:value="28224" calcext:value-type="float">
            <text:p>28224</text:p>
          </table:table-cell>
          <table:table-cell table:number-columns-repeated="13"/>
        </table:table-row>
        <table:table-row table:style-name="ro1">
          <table:table-cell office:value-type="float" office:value="28288" calcext:value-type="float">
            <text:p>28288</text:p>
          </table:table-cell>
          <table:table-cell table:number-columns-repeated="13"/>
        </table:table-row>
        <table:table-row table:style-name="ro1">
          <table:table-cell office:value-type="float" office:value="28416" calcext:value-type="float">
            <text:p>28416</text:p>
          </table:table-cell>
          <table:table-cell table:number-columns-repeated="13"/>
        </table:table-row>
        <table:table-row table:style-name="ro1">
          <table:table-cell office:value-type="float" office:value="28480" calcext:value-type="float">
            <text:p>28480</text:p>
          </table:table-cell>
          <table:table-cell table:number-columns-repeated="13"/>
        </table:table-row>
        <table:table-row table:style-name="ro1">
          <table:table-cell office:value-type="float" office:value="28480" calcext:value-type="float">
            <text:p>28480</text:p>
          </table:table-cell>
          <table:table-cell table:number-columns-repeated="13"/>
        </table:table-row>
        <table:table-row table:style-name="ro1">
          <table:table-cell office:value-type="float" office:value="28608" calcext:value-type="float">
            <text:p>28608</text:p>
          </table:table-cell>
          <table:table-cell table:number-columns-repeated="13"/>
        </table:table-row>
        <table:table-row table:style-name="ro1">
          <table:table-cell office:value-type="float" office:value="28736" calcext:value-type="float">
            <text:p>28736</text:p>
          </table:table-cell>
          <table:table-cell table:number-columns-repeated="13"/>
        </table:table-row>
        <table:table-row table:style-name="ro1">
          <table:table-cell office:value-type="float" office:value="28864" calcext:value-type="float">
            <text:p>28864</text:p>
          </table:table-cell>
          <table:table-cell table:number-columns-repeated="13"/>
        </table:table-row>
        <table:table-row table:style-name="ro1">
          <table:table-cell office:value-type="float" office:value="28992" calcext:value-type="float">
            <text:p>28992</text:p>
          </table:table-cell>
          <table:table-cell table:number-columns-repeated="13"/>
        </table:table-row>
        <table:table-row table:style-name="ro1">
          <table:table-cell office:value-type="float" office:value="29056" calcext:value-type="float">
            <text:p>29056</text:p>
          </table:table-cell>
          <table:table-cell table:number-columns-repeated="13"/>
        </table:table-row>
        <table:table-row table:style-name="ro1">
          <table:table-cell office:value-type="float" office:value="29184" calcext:value-type="float">
            <text:p>29184</text:p>
          </table:table-cell>
          <table:table-cell table:number-columns-repeated="13"/>
        </table:table-row>
        <table:table-row table:style-name="ro1">
          <table:table-cell office:value-type="float" office:value="29248" calcext:value-type="float">
            <text:p>29248</text:p>
          </table:table-cell>
          <table:table-cell table:number-columns-repeated="13"/>
        </table:table-row>
        <table:table-row table:style-name="ro1">
          <table:table-cell office:value-type="float" office:value="29376" calcext:value-type="float">
            <text:p>29376</text:p>
          </table:table-cell>
          <table:table-cell table:number-columns-repeated="13"/>
        </table:table-row>
        <table:table-row table:style-name="ro1">
          <table:table-cell office:value-type="float" office:value="29440" calcext:value-type="float">
            <text:p>29440</text:p>
          </table:table-cell>
          <table:table-cell table:number-columns-repeated="13"/>
        </table:table-row>
        <table:table-row table:style-name="ro1">
          <table:table-cell office:value-type="float" office:value="29504" calcext:value-type="float">
            <text:p>29504</text:p>
          </table:table-cell>
          <table:table-cell table:number-columns-repeated="13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13"/>
        </table:table-row>
        <table:table-row table:style-name="ro1">
          <table:table-cell office:value-type="float" office:value="29632" calcext:value-type="float">
            <text:p>29632</text:p>
          </table:table-cell>
          <table:table-cell table:number-columns-repeated="13"/>
        </table:table-row>
        <table:table-row table:style-name="ro1">
          <table:table-cell office:value-type="float" office:value="29632" calcext:value-type="float">
            <text:p>29632</text:p>
          </table:table-cell>
          <table:table-cell table:number-columns-repeated="13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number-columns-repeated="13"/>
        </table:table-row>
        <table:table-row table:style-name="ro1">
          <table:table-cell office:value-type="float" office:value="29696" calcext:value-type="float">
            <text:p>29696</text:p>
          </table:table-cell>
          <table:table-cell table:number-columns-repeated="13"/>
        </table:table-row>
        <table:table-row table:style-name="ro1">
          <table:table-cell office:value-type="float" office:value="29760" calcext:value-type="float">
            <text:p>29760</text:p>
          </table:table-cell>
          <table:table-cell table:number-columns-repeated="13"/>
        </table:table-row>
        <table:table-row table:style-name="ro1">
          <table:table-cell office:value-type="float" office:value="29760" calcext:value-type="float">
            <text:p>29760</text:p>
          </table:table-cell>
          <table:table-cell table:number-columns-repeated="13"/>
        </table:table-row>
        <table:table-row table:style-name="ro1">
          <table:table-cell office:value-type="float" office:value="29824" calcext:value-type="float">
            <text:p>29824</text:p>
          </table:table-cell>
          <table:table-cell table:number-columns-repeated="13"/>
        </table:table-row>
        <table:table-row table:style-name="ro1">
          <table:table-cell office:value-type="float" office:value="29888" calcext:value-type="float">
            <text:p>29888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13"/>
        </table:table-row>
        <table:table-row table:style-name="ro1">
          <table:table-cell office:value-type="float" office:value="30016" calcext:value-type="float">
            <text:p>30016</text:p>
          </table:table-cell>
          <table:table-cell table:number-columns-repeated="13"/>
        </table:table-row>
        <table:table-row table:style-name="ro1">
          <table:table-cell office:value-type="float" office:value="30080" calcext:value-type="float">
            <text:p>30080</text:p>
          </table:table-cell>
          <table:table-cell table:number-columns-repeated="13"/>
        </table:table-row>
        <table:table-row table:style-name="ro1">
          <table:table-cell office:value-type="float" office:value="30144" calcext:value-type="float">
            <text:p>30144</text:p>
          </table:table-cell>
          <table:table-cell table:number-columns-repeated="13"/>
        </table:table-row>
        <table:table-row table:style-name="ro1">
          <table:table-cell office:value-type="float" office:value="30208" calcext:value-type="float">
            <text:p>30208</text:p>
          </table:table-cell>
          <table:table-cell table:number-columns-repeated="13"/>
        </table:table-row>
        <table:table-row table:style-name="ro1">
          <table:table-cell office:value-type="float" office:value="30272" calcext:value-type="float">
            <text:p>30272</text:p>
          </table:table-cell>
          <table:table-cell table:number-columns-repeated="13"/>
        </table:table-row>
        <table:table-row table:style-name="ro1">
          <table:table-cell office:value-type="float" office:value="30272" calcext:value-type="float">
            <text:p>30272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00" calcext:value-type="float">
            <text:p>30400</text:p>
          </table:table-cell>
          <table:table-cell table:number-columns-repeated="13"/>
        </table:table-row>
        <table:table-row table:style-name="ro1">
          <table:table-cell office:value-type="float" office:value="30464" calcext:value-type="float">
            <text:p>30464</text:p>
          </table:table-cell>
          <table:table-cell table:number-columns-repeated="13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592" calcext:value-type="float">
            <text:p>30592</text:p>
          </table:table-cell>
          <table:table-cell table:number-columns-repeated="13"/>
        </table:table-row>
        <table:table-row table:style-name="ro1">
          <table:table-cell office:value-type="float" office:value="30656" calcext:value-type="float">
            <text:p>30656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20" calcext:value-type="float">
            <text:p>30720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784" calcext:value-type="float">
            <text:p>30784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848" calcext:value-type="float">
            <text:p>30848</text:p>
          </table:table-cell>
          <table:table-cell table:number-columns-repeated="13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0976" calcext:value-type="float">
            <text:p>30976</text:p>
          </table:table-cell>
          <table:table-cell table:number-columns-repeated="13"/>
        </table:table-row>
        <table:table-row table:style-name="ro1">
          <table:table-cell office:value-type="float" office:value="31040" calcext:value-type="float">
            <text:p>31040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04" calcext:value-type="float">
            <text:p>31104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168" calcext:value-type="float">
            <text:p>31168</text:p>
          </table:table-cell>
          <table:table-cell table:number-columns-repeated="13"/>
        </table:table-row>
        <table:table-row table:style-name="ro1">
          <table:table-cell office:value-type="float" office:value="31296" calcext:value-type="float">
            <text:p>31296</text:p>
          </table:table-cell>
          <table:table-cell table:number-columns-repeated="13"/>
        </table:table-row>
        <table:table-row table:style-name="ro1">
          <table:table-cell office:value-type="float" office:value="31360" calcext:value-type="float">
            <text:p>31360</text:p>
          </table:table-cell>
          <table:table-cell table:number-columns-repeated="13"/>
        </table:table-row>
        <table:table-row table:style-name="ro1">
          <table:table-cell office:value-type="float" office:value="31488" calcext:value-type="float">
            <text:p>31488</text:p>
          </table:table-cell>
          <table:table-cell table:number-columns-repeated="13"/>
        </table:table-row>
        <table:table-row table:style-name="ro1">
          <table:table-cell office:value-type="float" office:value="31552" calcext:value-type="float">
            <text:p>31552</text:p>
          </table:table-cell>
          <table:table-cell table:number-columns-repeated="13"/>
        </table:table-row>
        <table:table-row table:style-name="ro1">
          <table:table-cell office:value-type="float" office:value="31680" calcext:value-type="float">
            <text:p>31680</text:p>
          </table:table-cell>
          <table:table-cell table:number-columns-repeated="13"/>
        </table:table-row>
        <table:table-row table:style-name="ro1">
          <table:table-cell office:value-type="float" office:value="31744" calcext:value-type="float">
            <text:p>31744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08" calcext:value-type="float">
            <text:p>31808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872" calcext:value-type="float">
            <text:p>31872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1936" calcext:value-type="float">
            <text:p>31936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064" calcext:value-type="float">
            <text:p>32064</text:p>
          </table:table-cell>
          <table:table-cell table:number-columns-repeated="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192" calcext:value-type="float">
            <text:p>32192</text:p>
          </table:table-cell>
          <table:table-cell table:number-columns-repeated="13"/>
        </table:table-row>
        <table:table-row table:style-name="ro1">
          <table:table-cell office:value-type="float" office:value="32256" calcext:value-type="float">
            <text:p>32256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20" calcext:value-type="float">
            <text:p>32320</text:p>
          </table:table-cell>
          <table:table-cell table:number-columns-repeated="13"/>
        </table:table-row>
        <table:table-row table:style-name="ro1">
          <table:table-cell office:value-type="float" office:value="32384" calcext:value-type="float">
            <text:p>32384</text:p>
          </table:table-cell>
          <table:table-cell table:number-columns-repeated="13"/>
        </table:table-row>
        <table:table-row table:style-name="ro1">
          <table:table-cell office:value-type="float" office:value="32448" calcext:value-type="float">
            <text:p>32448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12" calcext:value-type="float">
            <text:p>32512</text:p>
          </table:table-cell>
          <table:table-cell table:number-columns-repeated="13"/>
        </table:table-row>
        <table:table-row table:style-name="ro1">
          <table:table-cell office:value-type="float" office:value="32576" calcext:value-type="float">
            <text:p>32576</text:p>
          </table:table-cell>
          <table:table-cell table:number-columns-repeated="13"/>
        </table:table-row>
        <table:table-row table:style-name="ro1">
          <table:table-cell office:value-type="float" office:value="32640" calcext:value-type="float">
            <text:p>32640</text:p>
          </table:table-cell>
          <table:table-cell table:number-columns-repeated="13"/>
        </table:table-row>
        <table:table-row table:style-name="ro1">
          <table:table-cell office:value-type="float" office:value="32640" calcext:value-type="float">
            <text:p>32640</text:p>
          </table:table-cell>
          <table:table-cell table:number-columns-repeated="13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13"/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number-columns-repeated="13"/>
        </table:table-row>
        <table:table-row table:style-name="ro1">
          <table:table-cell office:value-type="float" office:value="32832" calcext:value-type="float">
            <text:p>32832</text:p>
          </table:table-cell>
          <table:table-cell table:number-columns-repeated="13"/>
        </table:table-row>
        <table:table-row table:style-name="ro1">
          <table:table-cell office:value-type="float" office:value="32896" calcext:value-type="float">
            <text:p>32896</text:p>
          </table:table-cell>
          <table:table-cell table:number-columns-repeated="13"/>
        </table:table-row>
        <table:table-row table:style-name="ro1">
          <table:table-cell office:value-type="float" office:value="32896" calcext:value-type="float">
            <text:p>32896</text:p>
          </table:table-cell>
          <table:table-cell table:number-columns-repeated="13"/>
        </table:table-row>
        <table:table-row table:style-name="ro1">
          <table:table-cell office:value-type="float" office:value="32960" calcext:value-type="float">
            <text:p>32960</text:p>
          </table:table-cell>
          <table:table-cell table:number-columns-repeated="13"/>
        </table:table-row>
        <table:table-row table:style-name="ro1">
          <table:table-cell office:value-type="float" office:value="33024" calcext:value-type="float">
            <text:p>33024</text:p>
          </table:table-cell>
          <table:table-cell table:number-columns-repeated="13"/>
        </table:table-row>
        <table:table-row table:style-name="ro1">
          <table:table-cell office:value-type="float" office:value="33152" calcext:value-type="float">
            <text:p>33152</text:p>
          </table:table-cell>
          <table:table-cell table:number-columns-repeated="13"/>
        </table:table-row>
        <table:table-row table:style-name="ro1">
          <table:table-cell office:value-type="float" office:value="33216" calcext:value-type="float">
            <text:p>33216</text:p>
          </table:table-cell>
          <table:table-cell table:number-columns-repeated="13"/>
        </table:table-row>
        <table:table-row table:style-name="ro1">
          <table:table-cell office:value-type="float" office:value="33280" calcext:value-type="float">
            <text:p>33280</text:p>
          </table:table-cell>
          <table:table-cell table:number-columns-repeated="13"/>
        </table:table-row>
        <table:table-row table:style-name="ro1">
          <table:table-cell office:value-type="float" office:value="33344" calcext:value-type="float">
            <text:p>33344</text:p>
          </table:table-cell>
          <table:table-cell table:number-columns-repeated="13"/>
        </table:table-row>
        <table:table-row table:style-name="ro1">
          <table:table-cell office:value-type="float" office:value="33472" calcext:value-type="float">
            <text:p>33472</text:p>
          </table:table-cell>
          <table:table-cell table:number-columns-repeated="13"/>
        </table:table-row>
        <table:table-row table:style-name="ro1">
          <table:table-cell office:value-type="float" office:value="33664" calcext:value-type="float">
            <text:p>33664</text:p>
          </table:table-cell>
          <table:table-cell table:number-columns-repeated="13"/>
        </table:table-row>
        <table:table-row table:style-name="ro1">
          <table:table-cell office:value-type="float" office:value="33792" calcext:value-type="float">
            <text:p>33792</text:p>
          </table:table-cell>
          <table:table-cell table:number-columns-repeated="13"/>
        </table:table-row>
        <table:table-row table:style-name="ro1">
          <table:table-cell office:value-type="float" office:value="33920" calcext:value-type="float">
            <text:p>33920</text:p>
          </table:table-cell>
          <table:table-cell table:number-columns-repeated="13"/>
        </table:table-row>
        <table:table-row table:style-name="ro1">
          <table:table-cell office:value-type="float" office:value="34112" calcext:value-type="float">
            <text:p>34112</text:p>
          </table:table-cell>
          <table:table-cell table:number-columns-repeated="13"/>
        </table:table-row>
        <table:table-row table:style-name="ro1">
          <table:table-cell office:value-type="float" office:value="34176" calcext:value-type="float">
            <text:p>34176</text:p>
          </table:table-cell>
          <table:table-cell table:number-columns-repeated="13"/>
        </table:table-row>
        <table:table-row table:style-name="ro1">
          <table:table-cell office:value-type="float" office:value="34368" calcext:value-type="float">
            <text:p>34368</text:p>
          </table:table-cell>
          <table:table-cell table:number-columns-repeated="13"/>
        </table:table-row>
        <table:table-row table:style-name="ro1">
          <table:table-cell office:value-type="float" office:value="34496" calcext:value-type="float">
            <text:p>34496</text:p>
          </table:table-cell>
          <table:table-cell table:number-columns-repeated="13"/>
        </table:table-row>
        <table:table-row table:style-name="ro1">
          <table:table-cell office:value-type="float" office:value="34688" calcext:value-type="float">
            <text:p>34688</text:p>
          </table:table-cell>
          <table:table-cell table:number-columns-repeated="13"/>
        </table:table-row>
        <table:table-row table:style-name="ro1">
          <table:table-cell office:value-type="float" office:value="34944" calcext:value-type="float">
            <text:p>34944</text:p>
          </table:table-cell>
          <table:table-cell table:number-columns-repeated="13"/>
        </table:table-row>
        <table:table-row table:style-name="ro1">
          <table:table-cell office:value-type="float" office:value="35136" calcext:value-type="float">
            <text:p>35136</text:p>
          </table:table-cell>
          <table:table-cell table:number-columns-repeated="13"/>
        </table:table-row>
        <table:table-row table:style-name="ro1">
          <table:table-cell office:value-type="float" office:value="35392" calcext:value-type="float">
            <text:p>35392</text:p>
          </table:table-cell>
          <table:table-cell table:number-columns-repeated="13"/>
        </table:table-row>
        <table:table-row table:style-name="ro1">
          <table:table-cell office:value-type="float" office:value="35648" calcext:value-type="float">
            <text:p>35648</text:p>
          </table:table-cell>
          <table:table-cell table:number-columns-repeated="13"/>
        </table:table-row>
        <table:table-row table:style-name="ro1">
          <table:table-cell office:value-type="float" office:value="35840" calcext:value-type="float">
            <text:p>35840</text:p>
          </table:table-cell>
          <table:table-cell table:number-columns-repeated="13"/>
        </table:table-row>
        <table:table-row table:style-name="ro1">
          <table:table-cell office:value-type="float" office:value="36160" calcext:value-type="float">
            <text:p>36160</text:p>
          </table:table-cell>
          <table:table-cell table:number-columns-repeated="13"/>
        </table:table-row>
        <table:table-row table:style-name="ro1">
          <table:table-cell office:value-type="float" office:value="36544" calcext:value-type="float">
            <text:p>36544</text:p>
          </table:table-cell>
          <table:table-cell table:number-columns-repeated="13"/>
        </table:table-row>
        <table:table-row table:style-name="ro1">
          <table:table-cell office:value-type="float" office:value="36928" calcext:value-type="float">
            <text:p>36928</text:p>
          </table:table-cell>
          <table:table-cell table:number-columns-repeated="13"/>
        </table:table-row>
        <table:table-row table:style-name="ro1">
          <table:table-cell office:value-type="float" office:value="37376" calcext:value-type="float">
            <text:p>37376</text:p>
          </table:table-cell>
          <table:table-cell table:number-columns-repeated="13"/>
        </table:table-row>
        <table:table-row table:style-name="ro1">
          <table:table-cell office:value-type="float" office:value="37888" calcext:value-type="float">
            <text:p>37888</text:p>
          </table:table-cell>
          <table:table-cell table:number-columns-repeated="13"/>
        </table:table-row>
        <table:table-row table:style-name="ro1">
          <table:table-cell office:value-type="float" office:value="38336" calcext:value-type="float">
            <text:p>38336</text:p>
          </table:table-cell>
          <table:table-cell table:number-columns-repeated="13"/>
        </table:table-row>
        <table:table-row table:style-name="ro1">
          <table:table-cell office:value-type="float" office:value="38528" calcext:value-type="float">
            <text:p>38528</text:p>
          </table:table-cell>
          <table:table-cell table:number-columns-repeated="13"/>
        </table:table-row>
        <table:table-row table:style-name="ro1">
          <table:table-cell office:value-type="float" office:value="38912" calcext:value-type="float">
            <text:p>38912</text:p>
          </table:table-cell>
          <table:table-cell table:number-columns-repeated="13"/>
        </table:table-row>
        <table:table-row table:style-name="ro1">
          <table:table-cell office:value-type="float" office:value="39232" calcext:value-type="float">
            <text:p>39232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680" calcext:value-type="float">
            <text:p>39680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360" calcext:value-type="float">
            <text:p>39360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24" calcext:value-type="float">
            <text:p>39424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488" calcext:value-type="float">
            <text:p>39488</text:p>
          </table:table-cell>
          <table:table-cell table:number-columns-repeated="13"/>
        </table:table-row>
        <table:table-row table:style-name="ro1">
          <table:table-cell office:value-type="float" office:value="39552" calcext:value-type="float">
            <text:p>39552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13"/>
        </table:table-row>
        <table:table-row table:style-name="ro1">
          <table:table-cell office:value-type="float" office:value="39680" calcext:value-type="float">
            <text:p>39680</text:p>
          </table:table-cell>
          <table:table-cell table:number-columns-repeated="13"/>
        </table:table-row>
        <table:table-row table:style-name="ro1">
          <table:table-cell office:value-type="float" office:value="39744" calcext:value-type="float">
            <text:p>39744</text:p>
          </table:table-cell>
          <table:table-cell table:number-columns-repeated="13"/>
        </table:table-row>
        <table:table-row table:style-name="ro1">
          <table:table-cell office:value-type="float" office:value="39808" calcext:value-type="float">
            <text:p>39808</text:p>
          </table:table-cell>
          <table:table-cell table:number-columns-repeated="13"/>
        </table:table-row>
        <table:table-row table:style-name="ro1">
          <table:table-cell office:value-type="float" office:value="39872" calcext:value-type="float">
            <text:p>39872</text:p>
          </table:table-cell>
          <table:table-cell table:number-columns-repeated="13"/>
        </table:table-row>
        <table:table-row table:style-name="ro1">
          <table:table-cell office:value-type="float" office:value="39936" calcext:value-type="float">
            <text:p>39936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064" calcext:value-type="float">
            <text:p>40064</text:p>
          </table:table-cell>
          <table:table-cell table:number-columns-repeated="13"/>
        </table:table-row>
        <table:table-row table:style-name="ro1">
          <table:table-cell office:value-type="float" office:value="40128" calcext:value-type="float">
            <text:p>40128</text:p>
          </table:table-cell>
          <table:table-cell table:number-columns-repeated="13"/>
        </table:table-row>
        <table:table-row table:style-name="ro1">
          <table:table-cell office:value-type="float" office:value="40192" calcext:value-type="float">
            <text:p>40192</text:p>
          </table:table-cell>
          <table:table-cell table:number-columns-repeated="13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number-columns-repeated="13"/>
        </table:table-row>
        <table:table-row table:style-name="ro1">
          <table:table-cell office:value-type="float" office:value="40256" calcext:value-type="float">
            <text:p>40256</text:p>
          </table:table-cell>
          <table:table-cell table:number-columns-repeated="13"/>
        </table:table-row>
        <table:table-row table:style-name="ro1">
          <table:table-cell office:value-type="float" office:value="40320" calcext:value-type="float">
            <text:p>40320</text:p>
          </table:table-cell>
          <table:table-cell table:number-columns-repeated="13"/>
        </table:table-row>
        <table:table-row table:style-name="ro1">
          <table:table-cell office:value-type="float" office:value="40384" calcext:value-type="float">
            <text:p>40384</text:p>
          </table:table-cell>
          <table:table-cell table:number-columns-repeated="13"/>
        </table:table-row>
        <table:table-row table:style-name="ro1">
          <table:table-cell office:value-type="float" office:value="40448" calcext:value-type="float">
            <text:p>40448</text:p>
          </table:table-cell>
          <table:table-cell table:number-columns-repeated="13"/>
        </table:table-row>
        <table:table-row table:style-name="ro1">
          <table:table-cell office:value-type="float" office:value="40448" calcext:value-type="float">
            <text:p>40448</text:p>
          </table:table-cell>
          <table:table-cell table:number-columns-repeated="13"/>
        </table:table-row>
        <table:table-row table:style-name="ro1">
          <table:table-cell office:value-type="float" office:value="40512" calcext:value-type="float">
            <text:p>40512</text:p>
          </table:table-cell>
          <table:table-cell table:number-columns-repeated="13"/>
        </table:table-row>
        <table:table-row table:style-name="ro1">
          <table:table-cell office:value-type="float" office:value="40576" calcext:value-type="float">
            <text:p>40576</text:p>
          </table:table-cell>
          <table:table-cell table:number-columns-repeated="13"/>
        </table:table-row>
        <table:table-row table:style-name="ro1">
          <table:table-cell office:value-type="float" office:value="40640" calcext:value-type="float">
            <text:p>40640</text:p>
          </table:table-cell>
          <table:table-cell table:number-columns-repeated="13"/>
        </table:table-row>
        <table:table-row table:style-name="ro1">
          <table:table-cell office:value-type="float" office:value="40704" calcext:value-type="float">
            <text:p>40704</text:p>
          </table:table-cell>
          <table:table-cell table:number-columns-repeated="13"/>
        </table:table-row>
        <table:table-row table:style-name="ro1">
          <table:table-cell office:value-type="float" office:value="40768" calcext:value-type="float">
            <text:p>40768</text:p>
          </table:table-cell>
          <table:table-cell table:number-columns-repeated="13"/>
        </table:table-row>
        <table:table-row table:style-name="ro1">
          <table:table-cell office:value-type="float" office:value="40832" calcext:value-type="float">
            <text:p>40832</text:p>
          </table:table-cell>
          <table:table-cell table:number-columns-repeated="13"/>
        </table:table-row>
        <table:table-row table:style-name="ro1">
          <table:table-cell office:value-type="float" office:value="40896" calcext:value-type="float">
            <text:p>40896</text:p>
          </table:table-cell>
          <table:table-cell table:number-columns-repeated="13"/>
        </table:table-row>
        <table:table-row table:style-name="ro1">
          <table:table-cell office:value-type="float" office:value="40896" calcext:value-type="float">
            <text:p>40896</text:p>
          </table:table-cell>
          <table:table-cell table:number-columns-repeated="13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number-columns-repeated="13"/>
        </table:table-row>
        <table:table-row table:style-name="ro1">
          <table:table-cell office:value-type="float" office:value="41024" calcext:value-type="float">
            <text:p>41024</text:p>
          </table:table-cell>
          <table:table-cell table:number-columns-repeated="13"/>
        </table:table-row>
        <table:table-row table:style-name="ro1">
          <table:table-cell office:value-type="float" office:value="41088" calcext:value-type="float">
            <text:p>41088</text:p>
          </table:table-cell>
          <table:table-cell table:number-columns-repeated="13"/>
        </table:table-row>
        <table:table-row table:style-name="ro1">
          <table:table-cell office:value-type="float" office:value="41152" calcext:value-type="float">
            <text:p>41152</text:p>
          </table:table-cell>
          <table:table-cell table:number-columns-repeated="13"/>
        </table:table-row>
        <table:table-row table:style-name="ro1">
          <table:table-cell office:value-type="float" office:value="41216" calcext:value-type="float">
            <text:p>41216</text:p>
          </table:table-cell>
          <table:table-cell table:number-columns-repeated="13"/>
        </table:table-row>
        <table:table-row table:style-name="ro1">
          <table:table-cell office:value-type="float" office:value="41280" calcext:value-type="float">
            <text:p>41280</text:p>
          </table:table-cell>
          <table:table-cell table:number-columns-repeated="13"/>
        </table:table-row>
        <table:table-row table:style-name="ro1">
          <table:table-cell office:value-type="float" office:value="41344" calcext:value-type="float">
            <text:p>41344</text:p>
          </table:table-cell>
          <table:table-cell table:number-columns-repeated="13"/>
        </table:table-row>
        <table:table-row table:style-name="ro1">
          <table:table-cell office:value-type="float" office:value="41408" calcext:value-type="float">
            <text:p>41408</text:p>
          </table:table-cell>
          <table:table-cell table:number-columns-repeated="13"/>
        </table:table-row>
        <table:table-row table:style-name="ro1">
          <table:table-cell office:value-type="float" office:value="41472" calcext:value-type="float">
            <text:p>41472</text:p>
          </table:table-cell>
          <table:table-cell table:number-columns-repeated="13"/>
        </table:table-row>
        <table:table-row table:style-name="ro1">
          <table:table-cell office:value-type="float" office:value="41536" calcext:value-type="float">
            <text:p>41536</text:p>
          </table:table-cell>
          <table:table-cell table:number-columns-repeated="13"/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number-columns-repeated="13"/>
        </table:table-row>
        <table:table-row table:style-name="ro1">
          <table:table-cell office:value-type="float" office:value="41600" calcext:value-type="float">
            <text:p>41600</text:p>
          </table:table-cell>
          <table:table-cell table:number-columns-repeated="13"/>
        </table:table-row>
        <table:table-row table:style-name="ro1">
          <table:table-cell office:value-type="float" office:value="41664" calcext:value-type="float">
            <text:p>41664</text:p>
          </table:table-cell>
          <table:table-cell table:number-columns-repeated="13"/>
        </table:table-row>
        <table:table-row table:style-name="ro1">
          <table:table-cell office:value-type="float" office:value="41792" calcext:value-type="float">
            <text:p>41792</text:p>
          </table:table-cell>
          <table:table-cell table:number-columns-repeated="13"/>
        </table:table-row>
        <table:table-row table:style-name="ro1">
          <table:table-cell office:value-type="float" office:value="41856" calcext:value-type="float">
            <text:p>41856</text:p>
          </table:table-cell>
          <table:table-cell table:number-columns-repeated="13"/>
        </table:table-row>
        <table:table-row table:style-name="ro1">
          <table:table-cell office:value-type="float" office:value="41920" calcext:value-type="float">
            <text:p>41920</text:p>
          </table:table-cell>
          <table:table-cell table:number-columns-repeated="13"/>
        </table:table-row>
        <table:table-row table:style-name="ro1">
          <table:table-cell office:value-type="float" office:value="41984" calcext:value-type="float">
            <text:p>41984</text:p>
          </table:table-cell>
          <table:table-cell table:number-columns-repeated="13"/>
        </table:table-row>
        <table:table-row table:style-name="ro1">
          <table:table-cell office:value-type="float" office:value="42048" calcext:value-type="float">
            <text:p>42048</text:p>
          </table:table-cell>
          <table:table-cell table:number-columns-repeated="13"/>
        </table:table-row>
        <table:table-row table:style-name="ro1">
          <table:table-cell office:value-type="float" office:value="42112" calcext:value-type="float">
            <text:p>42112</text:p>
          </table:table-cell>
          <table:table-cell table:number-columns-repeated="13"/>
        </table:table-row>
        <table:table-row table:style-name="ro1">
          <table:table-cell office:value-type="float" office:value="42112" calcext:value-type="float">
            <text:p>42112</text:p>
          </table:table-cell>
          <table:table-cell table:number-columns-repeated="13"/>
        </table:table-row>
        <table:table-row table:style-name="ro1">
          <table:table-cell office:value-type="float" office:value="42176" calcext:value-type="float">
            <text:p>42176</text:p>
          </table:table-cell>
          <table:table-cell table:number-columns-repeated="13"/>
        </table:table-row>
        <table:table-row table:style-name="ro1">
          <table:table-cell office:value-type="float" office:value="42240" calcext:value-type="float">
            <text:p>42240</text:p>
          </table:table-cell>
          <table:table-cell table:number-columns-repeated="13"/>
        </table:table-row>
        <table:table-row table:style-name="ro1">
          <table:table-cell office:value-type="float" office:value="42304" calcext:value-type="float">
            <text:p>42304</text:p>
          </table:table-cell>
          <table:table-cell table:number-columns-repeated="13"/>
        </table:table-row>
        <table:table-row table:style-name="ro1">
          <table:table-cell office:value-type="float" office:value="42432" calcext:value-type="float">
            <text:p>42432</text:p>
          </table:table-cell>
          <table:table-cell table:number-columns-repeated="13"/>
        </table:table-row>
        <table:table-row table:style-name="ro1">
          <table:table-cell office:value-type="float" office:value="42496" calcext:value-type="float">
            <text:p>42496</text:p>
          </table:table-cell>
          <table:table-cell table:number-columns-repeated="13"/>
        </table:table-row>
        <table:table-row table:style-name="ro1">
          <table:table-cell office:value-type="float" office:value="42624" calcext:value-type="float">
            <text:p>42624</text:p>
          </table:table-cell>
          <table:table-cell table:number-columns-repeated="13"/>
        </table:table-row>
        <table:table-row table:style-name="ro1">
          <table:table-cell office:value-type="float" office:value="42624" calcext:value-type="float">
            <text:p>42624</text:p>
          </table:table-cell>
          <table:table-cell table:number-columns-repeated="13"/>
        </table:table-row>
        <table:table-row table:style-name="ro1">
          <table:table-cell office:value-type="float" office:value="42688" calcext:value-type="float">
            <text:p>42688</text:p>
          </table:table-cell>
          <table:table-cell table:number-columns-repeated="13"/>
        </table:table-row>
        <table:table-row table:style-name="ro1">
          <table:table-cell office:value-type="float" office:value="42752" calcext:value-type="float">
            <text:p>42752</text:p>
          </table:table-cell>
          <table:table-cell table:number-columns-repeated="13"/>
        </table:table-row>
        <table:table-row table:style-name="ro1">
          <table:table-cell office:value-type="float" office:value="42816" calcext:value-type="float">
            <text:p>42816</text:p>
          </table:table-cell>
          <table:table-cell table:number-columns-repeated="13"/>
        </table:table-row>
        <table:table-row table:style-name="ro1">
          <table:table-cell office:value-type="float" office:value="42880" calcext:value-type="float">
            <text:p>42880</text:p>
          </table:table-cell>
          <table:table-cell table:number-columns-repeated="13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number-columns-repeated="13"/>
        </table:table-row>
        <table:table-row table:style-name="ro1">
          <table:table-cell office:value-type="float" office:value="42944" calcext:value-type="float">
            <text:p>42944</text:p>
          </table:table-cell>
          <table:table-cell table:number-columns-repeated="13"/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number-columns-repeated="13"/>
        </table:table-row>
        <table:table-row table:style-name="ro1">
          <table:table-cell office:value-type="float" office:value="43008" calcext:value-type="float">
            <text:p>43008</text:p>
          </table:table-cell>
          <table:table-cell table:number-columns-repeated="13"/>
        </table:table-row>
        <table:table-row table:style-name="ro1">
          <table:table-cell office:value-type="float" office:value="43072" calcext:value-type="float">
            <text:p>43072</text:p>
          </table:table-cell>
          <table:table-cell table:number-columns-repeated="13"/>
        </table:table-row>
        <table:table-row table:style-name="ro1">
          <table:table-cell office:value-type="float" office:value="43136" calcext:value-type="float">
            <text:p>43136</text:p>
          </table:table-cell>
          <table:table-cell table:number-columns-repeated="13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office:value-type="float" office:value="43200" calcext:value-type="float">
            <text:p>43200</text:p>
          </table:table-cell>
          <table:table-cell table:number-columns-repeated="13"/>
        </table:table-row>
        <table:table-row table:style-name="ro1">
          <table:table-cell office:value-type="float" office:value="43264" calcext:value-type="float">
            <text:p>43264</text:p>
          </table:table-cell>
          <table:table-cell table:number-columns-repeated="13"/>
        </table:table-row>
        <table:table-row table:style-name="ro1">
          <table:table-cell office:value-type="float" office:value="43328" calcext:value-type="float">
            <text:p>43328</text:p>
          </table:table-cell>
          <table:table-cell table:number-columns-repeated="13"/>
        </table:table-row>
        <table:table-row table:style-name="ro1">
          <table:table-cell office:value-type="float" office:value="43328" calcext:value-type="float">
            <text:p>43328</text:p>
          </table:table-cell>
          <table:table-cell table:number-columns-repeated="13"/>
        </table:table-row>
        <table:table-row table:style-name="ro1">
          <table:table-cell office:value-type="float" office:value="43392" calcext:value-type="float">
            <text:p>43392</text:p>
          </table:table-cell>
          <table:table-cell table:number-columns-repeated="13"/>
        </table:table-row>
        <table:table-row table:style-name="ro1">
          <table:table-cell office:value-type="float" office:value="43456" calcext:value-type="float">
            <text:p>43456</text:p>
          </table:table-cell>
          <table:table-cell table:number-columns-repeated="13"/>
        </table:table-row>
        <table:table-row table:style-name="ro1">
          <table:table-cell office:value-type="float" office:value="43456" calcext:value-type="float">
            <text:p>43456</text:p>
          </table:table-cell>
          <table:table-cell table:number-columns-repeated="13"/>
        </table:table-row>
        <table:table-row table:style-name="ro1">
          <table:table-cell office:value-type="float" office:value="43520" calcext:value-type="float">
            <text:p>43520</text:p>
          </table:table-cell>
          <table:table-cell table:number-columns-repeated="13"/>
        </table:table-row>
        <table:table-row table:style-name="ro1">
          <table:table-cell office:value-type="float" office:value="43584" calcext:value-type="float">
            <text:p>43584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648" calcext:value-type="float">
            <text:p>43648</text:p>
          </table:table-cell>
          <table:table-cell table:number-columns-repeated="13"/>
        </table:table-row>
        <table:table-row table:style-name="ro1">
          <table:table-cell office:value-type="float" office:value="43712" calcext:value-type="float">
            <text:p>43712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776" calcext:value-type="float">
            <text:p>43776</text:p>
          </table:table-cell>
          <table:table-cell table:number-columns-repeated="13"/>
        </table:table-row>
        <table:table-row table:style-name="ro1">
          <table:table-cell office:value-type="float" office:value="43840" calcext:value-type="float">
            <text:p>43840</text:p>
          </table:table-cell>
          <table:table-cell table:number-columns-repeated="13"/>
        </table:table-row>
        <table:table-row table:style-name="ro1">
          <table:table-cell office:value-type="float" office:value="43904" calcext:value-type="float">
            <text:p>43904</text:p>
          </table:table-cell>
          <table:table-cell table:number-columns-repeated="13"/>
        </table:table-row>
        <table:table-row table:style-name="ro1">
          <table:table-cell office:value-type="float" office:value="43904" calcext:value-type="float">
            <text:p>43904</text:p>
          </table:table-cell>
          <table:table-cell table:number-columns-repeated="13"/>
        </table:table-row>
        <table:table-row table:style-name="ro1">
          <table:table-cell office:value-type="float" office:value="43968" calcext:value-type="float">
            <text:p>43968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32" calcext:value-type="float">
            <text:p>44032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096" calcext:value-type="float">
            <text:p>44096</text:p>
          </table:table-cell>
          <table:table-cell table:number-columns-repeated="13"/>
        </table:table-row>
        <table:table-row table:style-name="ro1">
          <table:table-cell office:value-type="float" office:value="44160" calcext:value-type="float">
            <text:p>44160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24" calcext:value-type="float">
            <text:p>44224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288" calcext:value-type="float">
            <text:p>44288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352" calcext:value-type="float">
            <text:p>44352</text:p>
          </table:table-cell>
          <table:table-cell table:number-columns-repeated="13"/>
        </table:table-row>
        <table:table-row table:style-name="ro1">
          <table:table-cell office:value-type="float" office:value="44416" calcext:value-type="float">
            <text:p>44416</text:p>
          </table:table-cell>
          <table:table-cell table:number-columns-repeated="13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number-columns-repeated="13"/>
        </table:table-row>
        <table:table-row table:style-name="ro1">
          <table:table-cell office:value-type="float" office:value="44480" calcext:value-type="float">
            <text:p>44480</text:p>
          </table:table-cell>
          <table:table-cell table:number-columns-repeated="13"/>
        </table:table-row>
        <table:table-row table:style-name="ro1">
          <table:table-cell office:value-type="float" office:value="44544" calcext:value-type="float">
            <text:p>44544</text:p>
          </table:table-cell>
          <table:table-cell table:number-columns-repeated="13"/>
        </table:table-row>
        <table:table-row table:style-name="ro1">
          <table:table-cell office:value-type="float" office:value="44544" calcext:value-type="float">
            <text:p>44544</text:p>
          </table:table-cell>
          <table:table-cell table:number-columns-repeated="13"/>
        </table:table-row>
        <table:table-row table:style-name="ro1">
          <table:table-cell office:value-type="float" office:value="44608" calcext:value-type="float">
            <text:p>44608</text:p>
          </table:table-cell>
          <table:table-cell table:number-columns-repeated="13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number-columns-repeated="13"/>
        </table:table-row>
        <table:table-row table:style-name="ro1">
          <table:table-cell office:value-type="float" office:value="44672" calcext:value-type="float">
            <text:p>44672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736" calcext:value-type="float">
            <text:p>44736</text:p>
          </table:table-cell>
          <table:table-cell table:number-columns-repeated="13"/>
        </table:table-row>
        <table:table-row table:style-name="ro1">
          <table:table-cell office:value-type="float" office:value="44800" calcext:value-type="float">
            <text:p>44800</text:p>
          </table:table-cell>
          <table:table-cell table:number-columns-repeated="13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13"/>
        </table:table-row>
        <table:table-row table:style-name="ro1">
          <table:table-cell office:value-type="float" office:value="44928" calcext:value-type="float">
            <text:p>44928</text:p>
          </table:table-cell>
          <table:table-cell table:number-columns-repeated="13"/>
        </table:table-row>
        <table:table-row table:style-name="ro1">
          <table:table-cell office:value-type="float" office:value="44992" calcext:value-type="float">
            <text:p>44992</text:p>
          </table:table-cell>
          <table:table-cell table:number-columns-repeated="13"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number-columns-repeated="13"/>
        </table:table-row>
        <table:table-row table:style-name="ro1">
          <table:table-cell office:value-type="float" office:value="45184" calcext:value-type="float">
            <text:p>45184</text:p>
          </table:table-cell>
          <table:table-cell table:number-columns-repeated="13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number-columns-repeated="13"/>
        </table:table-row>
        <table:table-row table:style-name="ro1">
          <table:table-cell office:value-type="float" office:value="45312" calcext:value-type="float">
            <text:p>45312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376" calcext:value-type="float">
            <text:p>45376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440" calcext:value-type="float">
            <text:p>45440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04" calcext:value-type="float">
            <text:p>45504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568" calcext:value-type="float">
            <text:p>45568</text:p>
          </table:table-cell>
          <table:table-cell table:number-columns-repeated="13"/>
        </table:table-row>
        <table:table-row table:style-name="ro1">
          <table:table-cell office:value-type="float" office:value="45632" calcext:value-type="float">
            <text:p>45632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696" calcext:value-type="float">
            <text:p>45696</text:p>
          </table:table-cell>
          <table:table-cell table:number-columns-repeated="13"/>
        </table:table-row>
        <table:table-row table:style-name="ro1">
          <table:table-cell office:value-type="float" office:value="45760" calcext:value-type="float">
            <text:p>45760</text:p>
          </table:table-cell>
          <table:table-cell table:number-columns-repeated="13"/>
        </table:table-row>
        <table:table-row table:style-name="ro1">
          <table:table-cell office:value-type="float" office:value="45824" calcext:value-type="float">
            <text:p>45824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888" calcext:value-type="float">
            <text:p>45888</text:p>
          </table:table-cell>
          <table:table-cell table:number-columns-repeated="13"/>
        </table:table-row>
        <table:table-row table:style-name="ro1">
          <table:table-cell office:value-type="float" office:value="45952" calcext:value-type="float">
            <text:p>45952</text:p>
          </table:table-cell>
          <table:table-cell table:number-columns-repeated="13"/>
        </table:table-row>
        <table:table-row table:style-name="ro1">
          <table:table-cell office:value-type="float" office:value="46016" calcext:value-type="float">
            <text:p>46016</text:p>
          </table:table-cell>
          <table:table-cell table:number-columns-repeated="13"/>
        </table:table-row>
        <table:table-row table:style-name="ro1">
          <table:table-cell office:value-type="float" office:value="46080" calcext:value-type="float">
            <text:p>46080</text:p>
          </table:table-cell>
          <table:table-cell table:number-columns-repeated="13"/>
        </table:table-row>
        <table:table-row table:style-name="ro1">
          <table:table-cell office:value-type="float" office:value="46144" calcext:value-type="float">
            <text:p>46144</text:p>
          </table:table-cell>
          <table:table-cell table:number-columns-repeated="13"/>
        </table:table-row>
        <table:table-row table:style-name="ro1">
          <table:table-cell office:value-type="float" office:value="46208" calcext:value-type="float">
            <text:p>46208</text:p>
          </table:table-cell>
          <table:table-cell table:number-columns-repeated="13"/>
        </table:table-row>
        <table:table-row table:style-name="ro1">
          <table:table-cell office:value-type="float" office:value="46272" calcext:value-type="float">
            <text:p>46272</text:p>
          </table:table-cell>
          <table:table-cell table:number-columns-repeated="13"/>
        </table:table-row>
        <table:table-row table:style-name="ro1">
          <table:table-cell office:value-type="float" office:value="46400" calcext:value-type="float">
            <text:p>46400</text:p>
          </table:table-cell>
          <table:table-cell table:number-columns-repeated="13"/>
        </table:table-row>
        <table:table-row table:style-name="ro1">
          <table:table-cell office:value-type="float" office:value="46528" calcext:value-type="float">
            <text:p>46528</text:p>
          </table:table-cell>
          <table:table-cell table:number-columns-repeated="13"/>
        </table:table-row>
        <table:table-row table:style-name="ro1">
          <table:table-cell office:value-type="float" office:value="46592" calcext:value-type="float">
            <text:p>46592</text:p>
          </table:table-cell>
          <table:table-cell table:number-columns-repeated="13"/>
        </table:table-row>
        <table:table-row table:style-name="ro1">
          <table:table-cell office:value-type="float" office:value="46656" calcext:value-type="float">
            <text:p>46656</text:p>
          </table:table-cell>
          <table:table-cell table:number-columns-repeated="13"/>
        </table:table-row>
        <table:table-row table:style-name="ro1">
          <table:table-cell office:value-type="float" office:value="46784" calcext:value-type="float">
            <text:p>46784</text:p>
          </table:table-cell>
          <table:table-cell table:number-columns-repeated="13"/>
        </table:table-row>
        <table:table-row table:style-name="ro1">
          <table:table-cell office:value-type="float" office:value="46848" calcext:value-type="float">
            <text:p>46848</text:p>
          </table:table-cell>
          <table:table-cell table:number-columns-repeated="13"/>
        </table:table-row>
        <table:table-row table:style-name="ro1">
          <table:table-cell office:value-type="float" office:value="46976" calcext:value-type="float">
            <text:p>46976</text:p>
          </table:table-cell>
          <table:table-cell table:number-columns-repeated="13"/>
        </table:table-row>
        <table:table-row table:style-name="ro1">
          <table:table-cell office:value-type="float" office:value="47104" calcext:value-type="float">
            <text:p>47104</text:p>
          </table:table-cell>
          <table:table-cell table:number-columns-repeated="13"/>
        </table:table-row>
        <table:table-row table:style-name="ro1">
          <table:table-cell office:value-type="float" office:value="47168" calcext:value-type="float">
            <text:p>47168</text:p>
          </table:table-cell>
          <table:table-cell table:number-columns-repeated="13"/>
        </table:table-row>
        <table:table-row table:style-name="ro1">
          <table:table-cell office:value-type="float" office:value="47232" calcext:value-type="float">
            <text:p>47232</text:p>
          </table:table-cell>
          <table:table-cell table:number-columns-repeated="13"/>
        </table:table-row>
        <table:table-row table:style-name="ro1">
          <table:table-cell office:value-type="float" office:value="47296" calcext:value-type="float">
            <text:p>47296</text:p>
          </table:table-cell>
          <table:table-cell table:number-columns-repeated="13"/>
        </table:table-row>
        <table:table-row table:style-name="ro1">
          <table:table-cell office:value-type="float" office:value="47424" calcext:value-type="float">
            <text:p>47424</text:p>
          </table:table-cell>
          <table:table-cell table:number-columns-repeated="13"/>
        </table:table-row>
        <table:table-row table:style-name="ro1">
          <table:table-cell office:value-type="float" office:value="47552" calcext:value-type="float">
            <text:p>47552</text:p>
          </table:table-cell>
          <table:table-cell table:number-columns-repeated="13"/>
        </table:table-row>
        <table:table-row table:style-name="ro1">
          <table:table-cell office:value-type="float" office:value="47680" calcext:value-type="float">
            <text:p>47680</text:p>
          </table:table-cell>
          <table:table-cell table:number-columns-repeated="13"/>
        </table:table-row>
        <table:table-row table:style-name="ro1">
          <table:table-cell office:value-type="float" office:value="47808" calcext:value-type="float">
            <text:p>47808</text:p>
          </table:table-cell>
          <table:table-cell table:number-columns-repeated="13"/>
        </table:table-row>
        <table:table-row table:style-name="ro1">
          <table:table-cell office:value-type="float" office:value="47936" calcext:value-type="float">
            <text:p>47936</text:p>
          </table:table-cell>
          <table:table-cell table:number-columns-repeated="13"/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float" office:value="48192" calcext:value-type="float">
            <text:p>48192</text:p>
          </table:table-cell>
          <table:table-cell table:number-columns-repeated="13"/>
        </table:table-row>
        <table:table-row table:style-name="ro1">
          <table:table-cell office:value-type="float" office:value="48320" calcext:value-type="float">
            <text:p>48320</text:p>
          </table:table-cell>
          <table:table-cell table:number-columns-repeated="13"/>
        </table:table-row>
        <table:table-row table:style-name="ro1">
          <table:table-cell office:value-type="float" office:value="48576" calcext:value-type="float">
            <text:p>48576</text:p>
          </table:table-cell>
          <table:table-cell table:number-columns-repeated="13"/>
        </table:table-row>
        <table:table-row table:style-name="ro1">
          <table:table-cell office:value-type="float" office:value="48768" calcext:value-type="float">
            <text:p>48768</text:p>
          </table:table-cell>
          <table:table-cell table:number-columns-repeated="13"/>
        </table:table-row>
        <table:table-row table:style-name="ro1">
          <table:table-cell office:value-type="float" office:value="49088" calcext:value-type="float">
            <text:p>49088</text:p>
          </table:table-cell>
          <table:table-cell table:number-columns-repeated="13"/>
        </table:table-row>
        <table:table-row table:style-name="ro1">
          <table:table-cell office:value-type="float" office:value="49344" calcext:value-type="float">
            <text:p>49344</text:p>
          </table:table-cell>
          <table:table-cell table:number-columns-repeated="13"/>
        </table:table-row>
        <table:table-row table:style-name="ro1">
          <table:table-cell office:value-type="float" office:value="49728" calcext:value-type="float">
            <text:p>49728</text:p>
          </table:table-cell>
          <table:table-cell table:number-columns-repeated="13"/>
        </table:table-row>
        <table:table-row table:style-name="ro1">
          <table:table-cell office:value-type="float" office:value="49856" calcext:value-type="float">
            <text:p>49856</text:p>
          </table:table-cell>
          <table:table-cell table:number-columns-repeated="13"/>
        </table:table-row>
        <table:table-row table:style-name="ro1">
          <table:table-cell office:value-type="float" office:value="50240" calcext:value-type="float">
            <text:p>50240</text:p>
          </table:table-cell>
          <table:table-cell table:number-columns-repeated="13"/>
        </table:table-row>
        <table:table-row table:style-name="ro1">
          <table:table-cell office:value-type="float" office:value="50688" calcext:value-type="float">
            <text:p>50688</text:p>
          </table:table-cell>
          <table:table-cell table:number-columns-repeated="13"/>
        </table:table-row>
        <table:table-row table:style-name="ro1">
          <table:table-cell office:value-type="float" office:value="51136" calcext:value-type="float">
            <text:p>51136</text:p>
          </table:table-cell>
          <table:table-cell table:number-columns-repeated="13"/>
        </table:table-row>
        <table:table-row table:style-name="ro1">
          <table:table-cell office:value-type="float" office:value="51584" calcext:value-type="float">
            <text:p>51584</text:p>
          </table:table-cell>
          <table:table-cell table:number-columns-repeated="13"/>
        </table:table-row>
        <table:table-row table:style-name="ro1">
          <table:table-cell office:value-type="float" office:value="51968" calcext:value-type="float">
            <text:p>51968</text:p>
          </table:table-cell>
          <table:table-cell table:number-columns-repeated="13"/>
        </table:table-row>
        <table:table-row table:style-name="ro1">
          <table:table-cell office:value-type="float" office:value="52288" calcext:value-type="float">
            <text:p>52288</text:p>
          </table:table-cell>
          <table:table-cell table:number-columns-repeated="13"/>
        </table:table-row>
        <table:table-row table:style-name="ro1">
          <table:table-cell office:value-type="float" office:value="52480" calcext:value-type="float">
            <text:p>52480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608" calcext:value-type="float">
            <text:p>52608</text:p>
          </table:table-cell>
          <table:table-cell table:number-columns-repeated="13"/>
        </table:table-row>
        <table:table-row table:style-name="ro1">
          <table:table-cell office:value-type="float" office:value="52544" calcext:value-type="float">
            <text:p>52544</text:p>
          </table:table-cell>
          <table:table-cell table:number-columns-repeated="13"/>
        </table:table-row>
        <table:table-row table:style-name="ro1">
          <table:table-cell office:value-type="float" office:value="52544" calcext:value-type="float">
            <text:p>52544</text:p>
          </table:table-cell>
          <table:table-cell table:number-columns-repeated="13"/>
        </table:table-row>
        <table:table-row table:style-name="ro1">
          <table:table-cell office:value-type="float" office:value="52544" calcext:value-type="float">
            <text:p>52544</text:p>
          </table:table-cell>
          <table:table-cell table:number-columns-repeated="13"/>
        </table:table-row>
        <table:table-row table:style-name="ro1">
          <table:table-cell office:value-type="float" office:value="52608" calcext:value-type="float">
            <text:p>52608</text:p>
          </table:table-cell>
          <table:table-cell table:number-columns-repeated="13"/>
        </table:table-row>
        <table:table-row table:style-name="ro1">
          <table:table-cell office:value-type="float" office:value="52672" calcext:value-type="float">
            <text:p>52672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736" calcext:value-type="float">
            <text:p>52736</text:p>
          </table:table-cell>
          <table:table-cell table:number-columns-repeated="13"/>
        </table:table-row>
        <table:table-row table:style-name="ro1">
          <table:table-cell office:value-type="float" office:value="52800" calcext:value-type="float">
            <text:p>52800</text:p>
          </table:table-cell>
          <table:table-cell table:number-columns-repeated="13"/>
        </table:table-row>
        <table:table-row table:style-name="ro1">
          <table:table-cell office:value-type="float" office:value="52864" calcext:value-type="float">
            <text:p>52864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28" calcext:value-type="float">
            <text:p>52928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2992" calcext:value-type="float">
            <text:p>52992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056" calcext:value-type="float">
            <text:p>53056</text:p>
          </table:table-cell>
          <table:table-cell table:number-columns-repeated="13"/>
        </table:table-row>
        <table:table-row table:style-name="ro1">
          <table:table-cell office:value-type="float" office:value="53120" calcext:value-type="float">
            <text:p>53120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184" calcext:value-type="float">
            <text:p>53184</text:p>
          </table:table-cell>
          <table:table-cell table:number-columns-repeated="13"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number-columns-repeated="13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13"/>
        </table:table-row>
        <table:table-row table:style-name="ro1">
          <table:table-cell office:value-type="float" office:value="53376" calcext:value-type="float">
            <text:p>53376</text:p>
          </table:table-cell>
          <table:table-cell table:number-columns-repeated="13"/>
        </table:table-row>
        <table:table-row table:style-name="ro1">
          <table:table-cell office:value-type="float" office:value="53440" calcext:value-type="float">
            <text:p>53440</text:p>
          </table:table-cell>
          <table:table-cell table:number-columns-repeated="13"/>
        </table:table-row>
        <table:table-row table:style-name="ro1">
          <table:table-cell office:value-type="float" office:value="53568" calcext:value-type="float">
            <text:p>53568</text:p>
          </table:table-cell>
          <table:table-cell table:number-columns-repeated="13"/>
        </table:table-row>
        <table:table-row table:style-name="ro1">
          <table:table-cell office:value-type="float" office:value="53632" calcext:value-type="float">
            <text:p>53632</text:p>
          </table:table-cell>
          <table:table-cell table:number-columns-repeated="13"/>
        </table:table-row>
        <table:table-row table:style-name="ro1">
          <table:table-cell office:value-type="float" office:value="53696" calcext:value-type="float">
            <text:p>53696</text:p>
          </table:table-cell>
          <table:table-cell table:number-columns-repeated="13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number-columns-repeated="13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number-columns-repeated="13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number-columns-repeated="13"/>
        </table:table-row>
        <table:table-row table:style-name="ro1">
          <table:table-cell office:value-type="float" office:value="54016" calcext:value-type="float">
            <text:p>54016</text:p>
          </table:table-cell>
          <table:table-cell table:number-columns-repeated="13"/>
        </table:table-row>
        <table:table-row table:style-name="ro1">
          <table:table-cell office:value-type="float" office:value="54144" calcext:value-type="float">
            <text:p>54144</text:p>
          </table:table-cell>
          <table:table-cell table:number-columns-repeated="13"/>
        </table:table-row>
        <table:table-row table:style-name="ro1">
          <table:table-cell office:value-type="float" office:value="54208" calcext:value-type="float">
            <text:p>54208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336" calcext:value-type="float">
            <text:p>54336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464" calcext:value-type="float">
            <text:p>54464</text:p>
          </table:table-cell>
          <table:table-cell table:number-columns-repeated="13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13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13"/>
        </table:table-row>
        <table:table-row table:style-name="ro1">
          <table:table-cell office:value-type="float" office:value="54592" calcext:value-type="float">
            <text:p>54592</text:p>
          </table:table-cell>
          <table:table-cell table:number-columns-repeated="13"/>
        </table:table-row>
        <table:table-row table:style-name="ro1">
          <table:table-cell office:value-type="float" office:value="54720" calcext:value-type="float">
            <text:p>54720</text:p>
          </table:table-cell>
          <table:table-cell table:number-columns-repeated="13"/>
        </table:table-row>
        <table:table-row table:style-name="ro1">
          <table:table-cell office:value-type="float" office:value="54784" calcext:value-type="float">
            <text:p>54784</text:p>
          </table:table-cell>
          <table:table-cell table:number-columns-repeated="13"/>
        </table:table-row>
        <table:table-row table:style-name="ro1">
          <table:table-cell office:value-type="float" office:value="54912" calcext:value-type="float">
            <text:p>54912</text:p>
          </table:table-cell>
          <table:table-cell table:number-columns-repeated="13"/>
        </table:table-row>
        <table:table-row table:style-name="ro1">
          <table:table-cell office:value-type="float" office:value="54976" calcext:value-type="float">
            <text:p>54976</text:p>
          </table:table-cell>
          <table:table-cell table:number-columns-repeated="13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number-columns-repeated="13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13"/>
        </table:table-row>
        <table:table-row table:style-name="ro1">
          <table:table-cell office:value-type="float" office:value="55296" calcext:value-type="float">
            <text:p>55296</text:p>
          </table:table-cell>
          <table:table-cell table:number-columns-repeated="13"/>
        </table:table-row>
        <table:table-row table:style-name="ro1">
          <table:table-cell office:value-type="float" office:value="55424" calcext:value-type="float">
            <text:p>55424</text:p>
          </table:table-cell>
          <table:table-cell table:number-columns-repeated="13"/>
        </table:table-row>
        <table:table-row table:style-name="ro1">
          <table:table-cell office:value-type="float" office:value="55552" calcext:value-type="float">
            <text:p>55552</text:p>
          </table:table-cell>
          <table:table-cell table:number-columns-repeated="13"/>
        </table:table-row>
        <table:table-row table:style-name="ro1">
          <table:table-cell office:value-type="float" office:value="55680" calcext:value-type="float">
            <text:p>55680</text:p>
          </table:table-cell>
          <table:table-cell table:number-columns-repeated="13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number-columns-repeated="13"/>
        </table:table-row>
        <table:table-row table:style-name="ro1">
          <table:table-cell office:value-type="float" office:value="55936" calcext:value-type="float">
            <text:p>55936</text:p>
          </table:table-cell>
          <table:table-cell table:number-columns-repeated="13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13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number-columns-repeated="13"/>
        </table:table-row>
        <table:table-row table:style-name="ro1">
          <table:table-cell office:value-type="float" office:value="56128" calcext:value-type="float">
            <text:p>56128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13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13"/>
        </table:table-row>
        <table:table-row table:style-name="ro1">
          <table:table-cell office:value-type="float" office:value="56448" calcext:value-type="float">
            <text:p>56448</text:p>
          </table:table-cell>
          <table:table-cell table:number-columns-repeated="13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number-columns-repeated="13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13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13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13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13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13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number-columns-repeated="13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13"/>
        </table:table-row>
        <table:table-row table:style-name="ro1">
          <table:table-cell office:value-type="float" office:value="57088" calcext:value-type="float">
            <text:p>57088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13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13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number-columns-repeated="13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number-columns-repeated="13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13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13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number-columns-repeated="13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13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13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13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13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13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13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13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13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13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13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13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13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13"/>
        </table:table-row>
        <table:table-row table:style-name="ro1">
          <table:table-cell office:value-type="float" office:value="58944" calcext:value-type="float">
            <text:p>58944</text:p>
          </table:table-cell>
          <table:table-cell table:number-columns-repeated="13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number-columns-repeated="13"/>
        </table:table-row>
        <table:table-row table:style-name="ro1">
          <table:table-cell office:value-type="float" office:value="59136" calcext:value-type="float">
            <text:p>59136</text:p>
          </table:table-cell>
          <table:table-cell table:number-columns-repeated="13"/>
        </table:table-row>
        <table:table-row table:style-name="ro1">
          <table:table-cell office:value-type="float" office:value="59200" calcext:value-type="float">
            <text:p>59200</text:p>
          </table:table-cell>
          <table:table-cell table:number-columns-repeated="13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13"/>
        </table:table-row>
        <table:table-row table:style-name="ro1">
          <table:table-cell office:value-type="float" office:value="59392" calcext:value-type="float">
            <text:p>59392</text:p>
          </table:table-cell>
          <table:table-cell table:number-columns-repeated="13"/>
        </table:table-row>
        <table:table-row table:style-name="ro1">
          <table:table-cell office:value-type="float" office:value="59456" calcext:value-type="float">
            <text:p>59456</text:p>
          </table:table-cell>
          <table:table-cell table:number-columns-repeated="13"/>
        </table:table-row>
        <table:table-row table:style-name="ro1">
          <table:table-cell office:value-type="float" office:value="59520" calcext:value-type="float">
            <text:p>59520</text:p>
          </table:table-cell>
          <table:table-cell table:number-columns-repeated="13"/>
        </table:table-row>
        <table:table-row table:style-name="ro1">
          <table:table-cell office:value-type="float" office:value="59584" calcext:value-type="float">
            <text:p>59584</text:p>
          </table:table-cell>
          <table:table-cell table:number-columns-repeated="13"/>
        </table:table-row>
        <table:table-row table:style-name="ro1">
          <table:table-cell office:value-type="float" office:value="59648" calcext:value-type="float">
            <text:p>59648</text:p>
          </table:table-cell>
          <table:table-cell table:number-columns-repeated="13"/>
        </table:table-row>
        <table:table-row table:style-name="ro1">
          <table:table-cell office:value-type="float" office:value="59712" calcext:value-type="float">
            <text:p>59712</text:p>
          </table:table-cell>
          <table:table-cell table:number-columns-repeated="13"/>
        </table:table-row>
        <table:table-row table:style-name="ro1">
          <table:table-cell office:value-type="float" office:value="59712" calcext:value-type="float">
            <text:p>59712</text:p>
          </table:table-cell>
          <table:table-cell table:number-columns-repeated="13"/>
        </table:table-row>
        <table:table-row table:style-name="ro1">
          <table:table-cell office:value-type="float" office:value="59776" calcext:value-type="float">
            <text:p>59776</text:p>
          </table:table-cell>
          <table:table-cell table:number-columns-repeated="13"/>
        </table:table-row>
        <table:table-row table:style-name="ro1">
          <table:table-cell office:value-type="float" office:value="59776" calcext:value-type="float">
            <text:p>59776</text:p>
          </table:table-cell>
          <table:table-cell table:number-columns-repeated="13"/>
        </table:table-row>
        <table:table-row table:style-name="ro1">
          <table:table-cell office:value-type="float" office:value="59840" calcext:value-type="float">
            <text:p>59840</text:p>
          </table:table-cell>
          <table:table-cell table:number-columns-repeated="13"/>
        </table:table-row>
        <table:table-row table:style-name="ro1">
          <table:table-cell office:value-type="float" office:value="59904" calcext:value-type="float">
            <text:p>59904</text:p>
          </table:table-cell>
          <table:table-cell table:number-columns-repeated="13"/>
        </table:table-row>
        <table:table-row table:style-name="ro1">
          <table:table-cell office:value-type="float" office:value="59968" calcext:value-type="float">
            <text:p>59968</text:p>
          </table:table-cell>
          <table:table-cell table:number-columns-repeated="13"/>
        </table:table-row>
        <table:table-row table:style-name="ro1">
          <table:table-cell office:value-type="float" office:value="59968" calcext:value-type="float">
            <text:p>59968</text:p>
          </table:table-cell>
          <table:table-cell table:number-columns-repeated="13"/>
        </table:table-row>
        <table:table-row table:style-name="ro1">
          <table:table-cell office:value-type="float" office:value="60032" calcext:value-type="float">
            <text:p>60032</text:p>
          </table:table-cell>
          <table:table-cell table:number-columns-repeated="13"/>
        </table:table-row>
        <table:table-row table:style-name="ro1">
          <table:table-cell office:value-type="float" office:value="60160" calcext:value-type="float">
            <text:p>60160</text:p>
          </table:table-cell>
          <table:table-cell table:number-columns-repeated="13"/>
        </table:table-row>
        <table:table-row table:style-name="ro1">
          <table:table-cell office:value-type="float" office:value="60224" calcext:value-type="float">
            <text:p>60224</text:p>
          </table:table-cell>
          <table:table-cell table:number-columns-repeated="13"/>
        </table:table-row>
        <table:table-row table:style-name="ro1">
          <table:table-cell office:value-type="float" office:value="60352" calcext:value-type="float">
            <text:p>60352</text:p>
          </table:table-cell>
          <table:table-cell table:number-columns-repeated="13"/>
        </table:table-row>
        <table:table-row table:style-name="ro1">
          <table:table-cell office:value-type="float" office:value="60544" calcext:value-type="float">
            <text:p>60544</text:p>
          </table:table-cell>
          <table:table-cell table:number-columns-repeated="13"/>
        </table:table-row>
        <table:table-row table:style-name="ro1">
          <table:table-cell office:value-type="float" office:value="60672" calcext:value-type="float">
            <text:p>60672</text:p>
          </table:table-cell>
          <table:table-cell table:number-columns-repeated="13"/>
        </table:table-row>
        <table:table-row table:style-name="ro1">
          <table:table-cell office:value-type="float" office:value="60864" calcext:value-type="float">
            <text:p>60864</text:p>
          </table:table-cell>
          <table:table-cell table:number-columns-repeated="13"/>
        </table:table-row>
        <table:table-row table:style-name="ro1">
          <table:table-cell office:value-type="float" office:value="60928" calcext:value-type="float">
            <text:p>60928</text:p>
          </table:table-cell>
          <table:table-cell table:number-columns-repeated="13"/>
        </table:table-row>
        <table:table-row table:style-name="ro1">
          <table:table-cell office:value-type="float" office:value="61184" calcext:value-type="float">
            <text:p>61184</text:p>
          </table:table-cell>
          <table:table-cell table:number-columns-repeated="13"/>
        </table:table-row>
        <table:table-row table:style-name="ro1">
          <table:table-cell office:value-type="float" office:value="61376" calcext:value-type="float">
            <text:p>61376</text:p>
          </table:table-cell>
          <table:table-cell table:number-columns-repeated="13"/>
        </table:table-row>
        <table:table-row table:style-name="ro1">
          <table:table-cell office:value-type="float" office:value="61696" calcext:value-type="float">
            <text:p>61696</text:p>
          </table:table-cell>
          <table:table-cell table:number-columns-repeated="13"/>
        </table:table-row>
        <table:table-row table:style-name="ro1">
          <table:table-cell office:value-type="float" office:value="61952" calcext:value-type="float">
            <text:p>61952</text:p>
          </table:table-cell>
          <table:table-cell table:number-columns-repeated="13"/>
        </table:table-row>
        <table:table-row table:style-name="ro1">
          <table:table-cell office:value-type="float" office:value="62272" calcext:value-type="float">
            <text:p>62272</text:p>
          </table:table-cell>
          <table:table-cell table:number-columns-repeated="13"/>
        </table:table-row>
        <table:table-row table:style-name="ro1">
          <table:table-cell office:value-type="float" office:value="62656" calcext:value-type="float">
            <text:p>62656</text:p>
          </table:table-cell>
          <table:table-cell table:number-columns-repeated="13"/>
        </table:table-row>
        <table:table-row table:style-name="ro1">
          <table:table-cell office:value-type="float" office:value="63040" calcext:value-type="float">
            <text:p>63040</text:p>
          </table:table-cell>
          <table:table-cell table:number-columns-repeated="13"/>
        </table:table-row>
        <table:table-row table:style-name="ro1">
          <table:table-cell office:value-type="float" office:value="63232" calcext:value-type="float">
            <text:p>63232</text:p>
          </table:table-cell>
          <table:table-cell table:number-columns-repeated="13"/>
        </table:table-row>
        <table:table-row table:style-name="ro1">
          <table:table-cell office:value-type="float" office:value="63680" calcext:value-type="float">
            <text:p>63680</text:p>
          </table:table-cell>
          <table:table-cell table:number-columns-repeated="13"/>
        </table:table-row>
        <table:table-row table:style-name="ro1">
          <table:table-cell office:value-type="float" office:value="64192" calcext:value-type="float">
            <text:p>64192</text:p>
          </table:table-cell>
          <table:table-cell table:number-columns-repeated="13"/>
        </table:table-row>
        <table:table-row table:style-name="ro1">
          <table:table-cell office:value-type="float" office:value="64704" calcext:value-type="float">
            <text:p>64704</text:p>
          </table:table-cell>
          <table:table-cell table:number-columns-repeated="13"/>
        </table:table-row>
        <table:table-row table:style-name="ro1">
          <table:table-cell office:value-type="float" office:value="65280" calcext:value-type="float">
            <text:p>65280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1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1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1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1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1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1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1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1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1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1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1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1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1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1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1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1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1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1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1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1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1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1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1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1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1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1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1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1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3:37:58.718728315</meta:creation-date>
    <dc:date>2014-12-18T21:53:58.831826447</dc:date>
    <meta:editing-duration>PT4H38M31S</meta:editing-duration>
    <meta:editing-cycles>2</meta:editing-cycles>
    <meta:generator>LibreOffice/4.2.7.2$Linux_X86_64 LibreOffice_project/420m0$Build-2</meta:generator>
    <meta:document-statistic meta:table-count="1" meta:cell-count="8783" meta:object-count="0"/>
  </office:meta>
</office:document-meta>
</file>